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1.2772in"/>
    </style:style>
    <style:style style:name="co3" style:family="table-column">
      <style:table-column-properties fo:break-before="auto" style:column-width="1.2701in"/>
    </style:style>
    <style:style style:name="co4" style:family="table-column">
      <style:table-column-properties fo:break-before="auto" style:column-width="1.2634in"/>
    </style:style>
    <style:style style:name="co5" style:family="table-column">
      <style:table-column-properties fo:break-before="auto" style:column-width="1.2in"/>
    </style:style>
    <style:style style:name="co6" style:family="table-column">
      <style:table-column-properties fo:break-before="auto" style:column-width="1.2283in"/>
    </style:style>
    <style:style style:name="co7" style:family="table-column">
      <style:table-column-properties fo:break-before="auto" style:column-width="1.249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gent0_NNMembraneVoltageTrace1377914484" table:style-name="ta1">
        <table:shapes>
          <draw:frame draw:z-index="0" draw:style-name="gr1" draw:text-style-name="P1" svg:width="6.2988in" svg:height="3.5429in" svg:x="7.0417in" svg:y="1.085in">
            <draw:object draw:notify-on-update-of-ranges="agent0_NNMembraneVoltageTrace1377914484.A4:agent0_NNMembraneVoltageTrace1377914484.A4 agent0_NNMembraneVoltageTrace1377914484.B4:agent0_NNMembraneVoltageTrace1377914484.MM4 agent0_NNMembraneVoltageTrace1377914484.A5:agent0_NNMembraneVoltageTrace1377914484.A5 agent0_NNMembraneVoltageTrace1377914484.B5:agent0_NNMembraneVoltageTrace1377914484.MM5 agent0_NNMembraneVoltageTrace1377914484.A6:agent0_NNMembraneVoltageTrace1377914484.A6 agent0_NNMembraneVoltageTrace1377914484.B6:agent0_NNMembraneVoltageTrace1377914484.MM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in" svg:y="0.9996in">
            <draw:object draw:notify-on-update-of-ranges="agent0_NNMembraneVoltageTrace1377914484.A1:agent0_NNMembraneVoltageTrace1377914484.A1 agent0_NNMembraneVoltageTrace1377914484.B1:agent0_NNMembraneVoltageTrace1377914484.MM1 agent0_NNMembraneVoltageTrace1377914484.A2:agent0_NNMembraneVoltageTrace1377914484.A2 agent0_NNMembraneVoltageTrace1377914484.B2:agent0_NNMembraneVoltageTrace1377914484.MM2 agent0_NNMembraneVoltageTrace1377914484.A3:agent0_NNMembraneVoltageTrace1377914484.A3 agent0_NNMembraneVoltageTrace1377914484.B3:agent0_NNMembraneVoltageTrace1377914484.MM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6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6" table:number-columns-repeated="2" table:default-cell-style-name="Default"/>
        <table:table-column table:style-name="co2" table:number-columns-repeated="2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0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17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column table:style-name="co8" table:number-columns-repeated="673" table:default-cell-style-name="Default"/>
        <table:table-row table:style-name="ro1">
          <table:table-cell office:value-type="string" calcext:value-type="string">
            <text:p>Membrane Voltage (6.3 C)</text:p>
          </table:table-cell>
          <table:table-cell office:value-type="float" office:value="-66.329086030313" calcext:value-type="float">
            <text:p>-66.329086030313</text:p>
          </table:table-cell>
          <table:table-cell office:value-type="float" office:value="-66.112290752029" calcext:value-type="float">
            <text:p>-66.112290752029</text:p>
          </table:table-cell>
          <table:table-cell office:value-type="float" office:value="-65.89791793541" calcext:value-type="float">
            <text:p>-65.89791793541</text:p>
          </table:table-cell>
          <table:table-cell office:value-type="float" office:value="-65.685849143309" calcext:value-type="float">
            <text:p>-65.685849143309</text:p>
          </table:table-cell>
          <table:table-cell office:value-type="float" office:value="-65.475973325801" calcext:value-type="float">
            <text:p>-65.475973325801</text:p>
          </table:table-cell>
          <table:table-cell office:value-type="float" office:value="-65.268185210439" calcext:value-type="float">
            <text:p>-65.268185210439</text:p>
          </table:table-cell>
          <table:table-cell office:value-type="float" office:value="-65.062384003892" calcext:value-type="float">
            <text:p>-65.062384003892</text:p>
          </table:table-cell>
          <table:table-cell office:value-type="float" office:value="-64.858472334107" calcext:value-type="float">
            <text:p>-64.858472334107</text:p>
          </table:table-cell>
          <table:table-cell office:value-type="float" office:value="-64.656355379101" calcext:value-type="float">
            <text:p>-64.656355379101</text:p>
          </table:table-cell>
          <table:table-cell office:value-type="float" office:value="-64.455940141176" calcext:value-type="float">
            <text:p>-64.455940141176</text:p>
          </table:table-cell>
          <table:table-cell office:value-type="float" office:value="-64.257134834713" calcext:value-type="float">
            <text:p>-64.257134834713</text:p>
          </table:table-cell>
          <table:table-cell office:value-type="float" office:value="-64.059848362793" calcext:value-type="float">
            <text:p>-64.059848362793</text:p>
          </table:table-cell>
          <table:table-cell office:value-type="float" office:value="-63.863989863214" calcext:value-type="float">
            <text:p>-63.863989863214</text:p>
          </table:table-cell>
          <table:table-cell office:value-type="float" office:value="-63.669468308494" calcext:value-type="float">
            <text:p>-63.669468308494</text:p>
          </table:table-cell>
          <table:table-cell office:value-type="float" office:value="-63.476192147557" calcext:value-type="float">
            <text:p>-63.476192147557</text:p>
          </table:table-cell>
          <table:table-cell office:value-type="float" office:value="-63.284068979098" calcext:value-type="float">
            <text:p>-63.284068979098</text:p>
          </table:table-cell>
          <table:table-cell office:value-type="float" office:value="-63.09300524847" calcext:value-type="float">
            <text:p>-63.09300524847</text:p>
          </table:table-cell>
          <table:table-cell office:value-type="float" office:value="-62.902905961268" calcext:value-type="float">
            <text:p>-62.902905961268</text:p>
          </table:table-cell>
          <table:table-cell office:value-type="float" office:value="-62.713674407845" calcext:value-type="float">
            <text:p>-62.713674407845</text:p>
          </table:table-cell>
          <table:table-cell office:value-type="float" office:value="-62.525211893785" calcext:value-type="float">
            <text:p>-62.525211893785</text:p>
          </table:table-cell>
          <table:table-cell office:value-type="float" office:value="-62.337417471964" calcext:value-type="float">
            <text:p>-62.337417471964</text:p>
          </table:table-cell>
          <table:table-cell office:value-type="float" office:value="-62.150187672215" calcext:value-type="float">
            <text:p>-62.150187672215</text:p>
          </table:table-cell>
          <table:table-cell office:value-type="float" office:value="-61.963416224971" calcext:value-type="float">
            <text:p>-61.963416224971</text:p>
          </table:table-cell>
          <table:table-cell office:value-type="float" office:value="-61.776993775395" calcext:value-type="float">
            <text:p>-61.776993775395</text:p>
          </table:table-cell>
          <table:table-cell office:value-type="float" office:value="-61.590807584644" calcext:value-type="float">
            <text:p>-61.590807584644</text:p>
          </table:table-cell>
          <table:table-cell office:value-type="float" office:value="-61.404741214906" calcext:value-type="float">
            <text:p>-61.404741214906</text:p>
          </table:table-cell>
          <table:table-cell office:value-type="float" office:value="-61.21867419481" calcext:value-type="float">
            <text:p>-61.21867419481</text:p>
          </table:table-cell>
          <table:table-cell office:value-type="float" office:value="-61.032481661669" calcext:value-type="float">
            <text:p>-61.032481661669</text:p>
          </table:table-cell>
          <table:table-cell office:value-type="float" office:value="-60.846033976839" calcext:value-type="float">
            <text:p>-60.846033976839</text:p>
          </table:table-cell>
          <table:table-cell office:value-type="float" office:value="-60.659196310212" calcext:value-type="float">
            <text:p>-60.659196310212</text:p>
          </table:table-cell>
          <table:table-cell office:value-type="float" office:value="-60.471828189552" calcext:value-type="float">
            <text:p>-60.471828189552</text:p>
          </table:table-cell>
          <table:table-cell office:value-type="float" office:value="-60.28378300995" calcext:value-type="float">
            <text:p>-60.28378300995</text:p>
          </table:table-cell>
          <table:table-cell office:value-type="float" office:value="-60.09490749825" calcext:value-type="float">
            <text:p>-60.09490749825</text:p>
          </table:table-cell>
          <table:table-cell office:value-type="float" office:value="-59.905041126682" calcext:value-type="float">
            <text:p>-59.905041126682</text:p>
          </table:table-cell>
          <table:table-cell office:value-type="float" office:value="-59.714015469315" calcext:value-type="float">
            <text:p>-59.714015469315</text:p>
          </table:table-cell>
          <table:table-cell office:value-type="float" office:value="-59.521653494137" calcext:value-type="float">
            <text:p>-59.521653494137</text:p>
          </table:table-cell>
          <table:table-cell office:value-type="float" office:value="-59.3277687827" calcext:value-type="float">
            <text:p>-59.3277687827</text:p>
          </table:table-cell>
          <table:table-cell office:value-type="float" office:value="-59.132164668188" calcext:value-type="float">
            <text:p>-59.132164668188</text:p>
          </table:table-cell>
          <table:table-cell office:value-type="float" office:value="-58.934633281557" calcext:value-type="float">
            <text:p>-58.934633281557</text:p>
          </table:table-cell>
          <table:table-cell office:value-type="float" office:value="-58.734954493972" calcext:value-type="float">
            <text:p>-58.734954493972</text:p>
          </table:table-cell>
          <table:table-cell office:value-type="float" office:value="-58.532894742115" calcext:value-type="float">
            <text:p>-58.532894742115</text:p>
          </table:table-cell>
          <table:table-cell office:value-type="float" office:value="-58.32820572097" calcext:value-type="float">
            <text:p>-58.32820572097</text:p>
          </table:table-cell>
          <table:table-cell office:value-type="float" office:value="-58.120622926482" calcext:value-type="float">
            <text:p>-58.120622926482</text:p>
          </table:table-cell>
          <table:table-cell office:value-type="float" office:value="-57.90986402778" calcext:value-type="float">
            <text:p>-57.90986402778</text:p>
          </table:table-cell>
          <table:table-cell office:value-type="float" office:value="-57.695627045585" calcext:value-type="float">
            <text:p>-57.695627045585</text:p>
          </table:table-cell>
          <table:table-cell office:value-type="float" office:value="-57.477588309741" calcext:value-type="float">
            <text:p>-57.477588309741</text:p>
          </table:table-cell>
          <table:table-cell office:value-type="float" office:value="-57.255400164506" calcext:value-type="float">
            <text:p>-57.255400164506</text:p>
          </table:table-cell>
          <table:table-cell office:value-type="float" office:value="-57.028688385127" calcext:value-type="float">
            <text:p>-57.028688385127</text:p>
          </table:table-cell>
          <table:table-cell office:value-type="float" office:value="-56.797049263199" calcext:value-type="float">
            <text:p>-56.797049263199</text:p>
          </table:table-cell>
          <table:table-cell office:value-type="float" office:value="-56.560046311094" calcext:value-type="float">
            <text:p>-56.560046311094</text:p>
          </table:table-cell>
          <table:table-cell office:value-type="float" office:value="-56.536511166515" calcext:value-type="float">
            <text:p>-56.536511166515</text:p>
          </table:table-cell>
          <table:table-cell office:value-type="float" office:value="-56.504245148639" calcext:value-type="float">
            <text:p>-56.504245148639</text:p>
          </table:table-cell>
          <table:table-cell office:value-type="float" office:value="-56.463509465411" calcext:value-type="float">
            <text:p>-56.463509465411</text:p>
          </table:table-cell>
          <table:table-cell office:value-type="float" office:value="-56.414544041406" calcext:value-type="float">
            <text:p>-56.414544041406</text:p>
          </table:table-cell>
          <table:table-cell office:value-type="float" office:value="-56.357563446337" calcext:value-type="float">
            <text:p>-56.357563446337</text:p>
          </table:table-cell>
          <table:table-cell office:value-type="float" office:value="-56.292753634295" calcext:value-type="float">
            <text:p>-56.292753634295</text:p>
          </table:table-cell>
          <table:table-cell office:value-type="float" office:value="-56.220269337618" calcext:value-type="float">
            <text:p>-56.220269337618</text:p>
          </table:table-cell>
          <table:table-cell office:value-type="float" office:value="-56.140231970781" calcext:value-type="float">
            <text:p>-56.140231970781</text:p>
          </table:table-cell>
          <table:table-cell office:value-type="float" office:value="-56.052727912321" calcext:value-type="float">
            <text:p>-56.052727912321</text:p>
          </table:table-cell>
          <table:table-cell office:value-type="float" office:value="-55.957807045479" calcext:value-type="float">
            <text:p>-55.957807045479</text:p>
          </table:table-cell>
          <table:table-cell office:value-type="float" office:value="-55.85548145008" calcext:value-type="float">
            <text:p>-55.85548145008</text:p>
          </table:table-cell>
          <table:table-cell office:value-type="float" office:value="-55.745724148723" calcext:value-type="float">
            <text:p>-55.745724148723</text:p>
          </table:table-cell>
          <table:table-cell office:value-type="float" office:value="-55.628467819181" calcext:value-type="float">
            <text:p>-55.628467819181</text:p>
          </table:table-cell>
          <table:table-cell office:value-type="float" office:value="-55.503603391847" calcext:value-type="float">
            <text:p>-55.503603391847</text:p>
          </table:table-cell>
          <table:table-cell office:value-type="float" office:value="-55.370978455933" calcext:value-type="float">
            <text:p>-55.370978455933</text:p>
          </table:table-cell>
          <table:table-cell office:value-type="float" office:value="-55.230395400846" calcext:value-type="float">
            <text:p>-55.230395400846</text:p>
          </table:table-cell>
          <table:table-cell office:value-type="float" office:value="-55.081609219608" calcext:value-type="float">
            <text:p>-55.081609219608</text:p>
          </table:table-cell>
          <table:table-cell office:value-type="float" office:value="-54.924324899332" calcext:value-type="float">
            <text:p>-54.924324899332</text:p>
          </table:table-cell>
          <table:table-cell office:value-type="float" office:value="-54.758194319351" calcext:value-type="float">
            <text:p>-54.758194319351</text:p>
          </table:table-cell>
          <table:table-cell office:value-type="float" office:value="-54.582812570561" calcext:value-type="float">
            <text:p>-54.582812570561</text:p>
          </table:table-cell>
          <table:table-cell office:value-type="float" office:value="-54.397713599465" calcext:value-type="float">
            <text:p>-54.397713599465</text:p>
          </table:table-cell>
          <table:table-cell office:value-type="float" office:value="-54.202365067081" calcext:value-type="float">
            <text:p>-54.202365067081</text:p>
          </table:table-cell>
          <table:table-cell office:value-type="float" office:value="-53.996162295555" calcext:value-type="float">
            <text:p>-53.996162295555</text:p>
          </table:table-cell>
          <table:table-cell office:value-type="float" office:value="-53.778421153645" calcext:value-type="float">
            <text:p>-53.778421153645</text:p>
          </table:table-cell>
          <table:table-cell office:value-type="float" office:value="-53.548369704994" calcext:value-type="float">
            <text:p>-53.548369704994</text:p>
          </table:table-cell>
          <table:table-cell office:value-type="float" office:value="-53.305138409483" calcext:value-type="float">
            <text:p>-53.305138409483</text:p>
          </table:table-cell>
          <table:table-cell office:value-type="float" office:value="-53.047748626266" calcext:value-type="float">
            <text:p>-53.047748626266</text:p>
          </table:table-cell>
          <table:table-cell office:value-type="float" office:value="-52.775099115664" calcext:value-type="float">
            <text:p>-52.775099115664</text:p>
          </table:table-cell>
          <table:table-cell office:value-type="float" office:value="-52.485950173471" calcext:value-type="float">
            <text:p>-52.485950173471</text:p>
          </table:table-cell>
          <table:table-cell office:value-type="float" office:value="-52.178904952483" calcext:value-type="float">
            <text:p>-52.178904952483</text:p>
          </table:table-cell>
          <table:table-cell office:value-type="float" office:value="-51.852387428327" calcext:value-type="float">
            <text:p>-51.852387428327</text:p>
          </table:table-cell>
          <table:table-cell office:value-type="float" office:value="-51.504616345071" calcext:value-type="float">
            <text:p>-51.504616345071</text:p>
          </table:table-cell>
          <table:table-cell office:value-type="float" office:value="-51.133574324425" calcext:value-type="float">
            <text:p>-51.133574324425</text:p>
          </table:table-cell>
          <table:table-cell office:value-type="float" office:value="-50.736971132587" calcext:value-type="float">
            <text:p>-50.736971132587</text:p>
          </table:table-cell>
          <table:table-cell office:value-type="float" office:value="-50.312199860861" calcext:value-type="float">
            <text:p>-50.312199860861</text:p>
          </table:table-cell>
          <table:table-cell office:value-type="float" office:value="-49.856284477089" calcext:value-type="float">
            <text:p>-49.856284477089</text:p>
          </table:table-cell>
          <table:table-cell office:value-type="float" office:value="-49.365816828495" calcext:value-type="float">
            <text:p>-49.365816828495</text:p>
          </table:table-cell>
          <table:table-cell office:value-type="float" office:value="-48.836880702054" calcext:value-type="float">
            <text:p>-48.836880702054</text:p>
          </table:table-cell>
          <table:table-cell office:value-type="float" office:value="-48.264959950804" calcext:value-type="float">
            <text:p>-48.264959950804</text:p>
          </table:table-cell>
          <table:table-cell office:value-type="float" office:value="-47.644826942653" calcext:value-type="float">
            <text:p>-47.644826942653</text:p>
          </table:table-cell>
          <table:table-cell office:value-type="float" office:value="-46.970406646224" calcext:value-type="float">
            <text:p>-46.970406646224</text:p>
          </table:table-cell>
          <table:table-cell office:value-type="float" office:value="-46.234610496482" calcext:value-type="float">
            <text:p>-46.234610496482</text:p>
          </table:table-cell>
          <table:table-cell office:value-type="float" office:value="-45.429132742699" calcext:value-type="float">
            <text:p>-45.429132742699</text:p>
          </table:table-cell>
          <table:table-cell office:value-type="float" office:value="-44.544200246576" calcext:value-type="float">
            <text:p>-44.544200246576</text:p>
          </table:table-cell>
          <table:table-cell office:value-type="float" office:value="-43.568264677948" calcext:value-type="float">
            <text:p>-43.568264677948</text:p>
          </table:table-cell>
          <table:table-cell office:value-type="float" office:value="-42.487623839642" calcext:value-type="float">
            <text:p>-42.487623839642</text:p>
          </table:table-cell>
          <table:table-cell office:value-type="float" office:value="-41.28595670063" calcext:value-type="float">
            <text:p>-41.28595670063</text:p>
          </table:table-cell>
          <table:table-cell office:value-type="float" office:value="-39.943755220144" calcext:value-type="float">
            <text:p>-39.943755220144</text:p>
          </table:table-cell>
          <table:table-cell office:value-type="float" office:value="-38.437636435907" calcext:value-type="float">
            <text:p>-38.437636435907</text:p>
          </table:table-cell>
          <table:table-cell office:value-type="float" office:value="-36.7395229949" calcext:value-type="float">
            <text:p>-36.7395229949</text:p>
          </table:table-cell>
          <table:table-cell office:value-type="float" office:value="-34.815693968929" calcext:value-type="float">
            <text:p>-34.815693968929</text:p>
          </table:table-cell>
          <table:table-cell office:value-type="float" office:value="-32.625739131256" calcext:value-type="float">
            <text:p>-32.625739131256</text:p>
          </table:table-cell>
          <table:table-cell office:value-type="float" office:value="-30.121514990722" calcext:value-type="float">
            <text:p>-30.121514990722</text:p>
          </table:table-cell>
          <table:table-cell office:value-type="float" office:value="-27.246329057614" calcext:value-type="float">
            <text:p>-27.246329057614</text:p>
          </table:table-cell>
          <table:table-cell office:value-type="float" office:value="-23.934820992932" calcext:value-type="float">
            <text:p>-23.934820992932</text:p>
          </table:table-cell>
          <table:table-cell office:value-type="float" office:value="-20.114444673083" calcext:value-type="float">
            <text:p>-20.114444673083</text:p>
          </table:table-cell>
          <table:table-cell office:value-type="float" office:value="-15.710172384111" calcext:value-type="float">
            <text:p>-15.710172384111</text:p>
          </table:table-cell>
          <table:table-cell office:value-type="float" office:value="-10.655027260465" calcext:value-type="float">
            <text:p>-10.655027260465</text:p>
          </table:table-cell>
          <table:table-cell office:value-type="float" office:value="-4.909864629847" calcext:value-type="float">
            <text:p>-4.909864629847</text:p>
          </table:table-cell>
          <table:table-cell office:value-type="float" office:value="1.504953166528" calcext:value-type="float">
            <text:p>1.504953166528</text:p>
          </table:table-cell>
          <table:table-cell office:value-type="float" office:value="8.468397747859" calcext:value-type="float">
            <text:p>8.468397747859</text:p>
          </table:table-cell>
          <table:table-cell office:value-type="float" office:value="15.722192024833" calcext:value-type="float">
            <text:p>15.722192024833</text:p>
          </table:table-cell>
          <table:table-cell office:value-type="float" office:value="22.867571801807" calcext:value-type="float">
            <text:p>22.867571801807</text:p>
          </table:table-cell>
          <table:table-cell office:value-type="float" office:value="29.426308438024" calcext:value-type="float">
            <text:p>29.426308438024</text:p>
          </table:table-cell>
          <table:table-cell office:value-type="float" office:value="34.966475527691" calcext:value-type="float">
            <text:p>34.966475527691</text:p>
          </table:table-cell>
          <table:table-cell office:value-type="float" office:value="39.237883039935" calcext:value-type="float">
            <text:p>39.237883039935</text:p>
          </table:table-cell>
          <table:table-cell office:value-type="float" office:value="42.235045979546" calcext:value-type="float">
            <text:p>42.235045979546</text:p>
          </table:table-cell>
          <table:table-cell office:value-type="float" office:value="44.151525046662" calcext:value-type="float">
            <text:p>44.151525046662</text:p>
          </table:table-cell>
          <table:table-cell office:value-type="float" office:value="45.268963225248" calcext:value-type="float">
            <text:p>45.268963225248</text:p>
          </table:table-cell>
          <table:table-cell office:value-type="float" office:value="45.855283964831" calcext:value-type="float">
            <text:p>45.855283964831</text:p>
          </table:table-cell>
          <table:table-cell office:value-type="float" office:value="46.113276010674" calcext:value-type="float">
            <text:p>46.113276010674</text:p>
          </table:table-cell>
          <table:table-cell office:value-type="float" office:value="46.174954635665" calcext:value-type="float">
            <text:p>46.174954635665</text:p>
          </table:table-cell>
          <table:table-cell office:value-type="float" office:value="46.118032907299" calcext:value-type="float">
            <text:p>46.118032907299</text:p>
          </table:table-cell>
          <table:table-cell office:value-type="float" office:value="45.985639406721" calcext:value-type="float">
            <text:p>45.985639406721</text:p>
          </table:table-cell>
          <table:table-cell office:value-type="float" office:value="45.801258830963" calcext:value-type="float">
            <text:p>45.801258830963</text:p>
          </table:table-cell>
          <table:table-cell office:value-type="float" office:value="45.577941700292" calcext:value-type="float">
            <text:p>45.577941700292</text:p>
          </table:table-cell>
          <table:table-cell office:value-type="float" office:value="45.323348822464" calcext:value-type="float">
            <text:p>45.323348822464</text:p>
          </table:table-cell>
          <table:table-cell office:value-type="float" office:value="45.042335265101" calcext:value-type="float">
            <text:p>45.042335265101</text:p>
          </table:table-cell>
          <table:table-cell office:value-type="float" office:value="44.738236833444" calcext:value-type="float">
            <text:p>44.738236833444</text:p>
          </table:table-cell>
          <table:table-cell office:value-type="float" office:value="44.413513572584" calcext:value-type="float">
            <text:p>44.413513572584</text:p>
          </table:table-cell>
          <table:table-cell office:value-type="float" office:value="44.070082536558" calcext:value-type="float">
            <text:p>44.070082536558</text:p>
          </table:table-cell>
          <table:table-cell office:value-type="float" office:value="43.70949951455" calcext:value-type="float">
            <text:p>43.70949951455</text:p>
          </table:table-cell>
          <table:table-cell office:value-type="float" office:value="43.333064954301" calcext:value-type="float">
            <text:p>43.333064954301</text:p>
          </table:table-cell>
          <table:table-cell office:value-type="float" office:value="42.941889840909" calcext:value-type="float">
            <text:p>42.941889840909</text:p>
          </table:table-cell>
          <table:table-cell office:value-type="float" office:value="42.536939089551" calcext:value-type="float">
            <text:p>42.536939089551</text:p>
          </table:table-cell>
          <table:table-cell office:value-type="float" office:value="42.119061520275" calcext:value-type="float">
            <text:p>42.119061520275</text:p>
          </table:table-cell>
          <table:table-cell office:value-type="float" office:value="41.6890113853" calcext:value-type="float">
            <text:p>41.6890113853</text:p>
          </table:table-cell>
          <table:table-cell office:value-type="float" office:value="41.247464339643" calcext:value-type="float">
            <text:p>41.247464339643</text:p>
          </table:table-cell>
          <table:table-cell office:value-type="float" office:value="40.795029626387" calcext:value-type="float">
            <text:p>40.795029626387</text:p>
          </table:table-cell>
          <table:table-cell office:value-type="float" office:value="40.332259608802" calcext:value-type="float">
            <text:p>40.332259608802</text:p>
          </table:table-cell>
          <table:table-cell office:value-type="float" office:value="39.859657397038" calcext:value-type="float">
            <text:p>39.859657397038</text:p>
          </table:table-cell>
          <table:table-cell office:value-type="float" office:value="39.377683075877" calcext:value-type="float">
            <text:p>39.377683075877</text:p>
          </table:table-cell>
          <table:table-cell office:value-type="float" office:value="38.88675888349" calcext:value-type="float">
            <text:p>38.88675888349</text:p>
          </table:table-cell>
          <table:table-cell office:value-type="float" office:value="38.38727358723" calcext:value-type="float">
            <text:p>38.38727358723</text:p>
          </table:table-cell>
          <table:table-cell office:value-type="float" office:value="37.879586232043" calcext:value-type="float">
            <text:p>37.879586232043</text:p>
          </table:table-cell>
          <table:table-cell office:value-type="float" office:value="37.364029388781" calcext:value-type="float">
            <text:p>37.364029388781</text:p>
          </table:table-cell>
          <table:table-cell office:value-type="float" office:value="36.840911996123" calcext:value-type="float">
            <text:p>36.840911996123</text:p>
          </table:table-cell>
          <table:table-cell office:value-type="float" office:value="36.310521866229" calcext:value-type="float">
            <text:p>36.310521866229</text:p>
          </table:table-cell>
          <table:table-cell office:value-type="float" office:value="35.77312790758" calcext:value-type="float">
            <text:p>35.77312790758</text:p>
          </table:table-cell>
          <table:table-cell office:value-type="float" office:value="35.228982106482" calcext:value-type="float">
            <text:p>35.228982106482</text:p>
          </table:table-cell>
          <table:table-cell office:value-type="float" office:value="34.678321300075" calcext:value-type="float">
            <text:p>34.678321300075</text:p>
          </table:table-cell>
          <table:table-cell office:value-type="float" office:value="34.121368767308" calcext:value-type="float">
            <text:p>34.121368767308</text:p>
          </table:table-cell>
          <table:table-cell office:value-type="float" office:value="33.558335659646" calcext:value-type="float">
            <text:p>33.558335659646</text:p>
          </table:table-cell>
          <table:table-cell office:value-type="float" office:value="32.989422289676" calcext:value-type="float">
            <text:p>32.989422289676</text:p>
          </table:table-cell>
          <table:table-cell office:value-type="float" office:value="32.414819293014" calcext:value-type="float">
            <text:p>32.414819293014</text:p>
          </table:table-cell>
          <table:table-cell office:value-type="float" office:value="31.834708676746" calcext:value-type="float">
            <text:p>31.834708676746</text:p>
          </table:table-cell>
          <table:table-cell office:value-type="float" office:value="31.249264765905" calcext:value-type="float">
            <text:p>31.249264765905</text:p>
          </table:table-cell>
          <table:table-cell office:value-type="float" office:value="30.658655058013" calcext:value-type="float">
            <text:p>30.658655058013</text:p>
          </table:table-cell>
          <table:table-cell office:value-type="float" office:value="30.063040994584" calcext:value-type="float">
            <text:p>30.063040994584</text:p>
          </table:table-cell>
          <table:table-cell office:value-type="float" office:value="29.462578657417" calcext:value-type="float">
            <text:p>29.462578657417</text:p>
          </table:table-cell>
          <table:table-cell office:value-type="float" office:value="28.85741939669" calcext:value-type="float">
            <text:p>28.85741939669</text:p>
          </table:table-cell>
          <table:table-cell office:value-type="float" office:value="28.247710397074" calcext:value-type="float">
            <text:p>28.247710397074</text:p>
          </table:table-cell>
          <table:table-cell office:value-type="float" office:value="27.633595187463" calcext:value-type="float">
            <text:p>27.633595187463</text:p>
          </table:table-cell>
          <table:table-cell office:value-type="float" office:value="27.015214099314" calcext:value-type="float">
            <text:p>27.015214099314</text:p>
          </table:table-cell>
          <table:table-cell office:value-type="float" office:value="26.3927046781" calcext:value-type="float">
            <text:p>26.3927046781</text:p>
          </table:table-cell>
          <table:table-cell office:value-type="float" office:value="25.76620205191" calcext:value-type="float">
            <text:p>25.76620205191</text:p>
          </table:table-cell>
          <table:table-cell office:value-type="float" office:value="25.135839260849" calcext:value-type="float">
            <text:p>25.135839260849</text:p>
          </table:table-cell>
          <table:table-cell office:value-type="float" office:value="24.501747550532" calcext:value-type="float">
            <text:p>24.501747550532</text:p>
          </table:table-cell>
          <table:table-cell office:value-type="float" office:value="23.864056632639" calcext:value-type="float">
            <text:p>23.864056632639</text:p>
          </table:table-cell>
          <table:table-cell office:value-type="float" office:value="23.222894915253" calcext:value-type="float">
            <text:p>23.222894915253</text:p>
          </table:table-cell>
          <table:table-cell office:value-type="float" office:value="22.578389705426" calcext:value-type="float">
            <text:p>22.578389705426</text:p>
          </table:table-cell>
          <table:table-cell office:value-type="float" office:value="21.930667386227" calcext:value-type="float">
            <text:p>21.930667386227</text:p>
          </table:table-cell>
          <table:table-cell office:value-type="float" office:value="21.27985357032" calcext:value-type="float">
            <text:p>21.27985357032</text:p>
          </table:table-cell>
          <table:table-cell office:value-type="float" office:value="20.626073231972" calcext:value-type="float">
            <text:p>20.626073231972</text:p>
          </table:table-cell>
          <table:table-cell office:value-type="float" office:value="19.969450819221" calcext:value-type="float">
            <text:p>19.969450819221</text:p>
          </table:table-cell>
          <table:table-cell office:value-type="float" office:value="19.310110347837" calcext:value-type="float">
            <text:p>19.310110347837</text:p>
          </table:table-cell>
          <table:table-cell office:value-type="float" office:value="18.648175478554" calcext:value-type="float">
            <text:p>18.648175478554</text:p>
          </table:table-cell>
          <table:table-cell office:value-type="float" office:value="17.983769579003" calcext:value-type="float">
            <text:p>17.983769579003</text:p>
          </table:table-cell>
          <table:table-cell office:value-type="float" office:value="17.31701577164" calcext:value-type="float">
            <text:p>17.31701577164</text:p>
          </table:table-cell>
          <table:table-cell office:value-type="float" office:value="16.648036968916" calcext:value-type="float">
            <text:p>16.648036968916</text:p>
          </table:table-cell>
          <table:table-cell office:value-type="float" office:value="15.976955896865" calcext:value-type="float">
            <text:p>15.976955896865</text:p>
          </table:table-cell>
          <table:table-cell office:value-type="float" office:value="15.303895108205" calcext:value-type="float">
            <text:p>15.303895108205</text:p>
          </table:table-cell>
          <table:table-cell office:value-type="float" office:value="14.628976986007" calcext:value-type="float">
            <text:p>14.628976986007</text:p>
          </table:table-cell>
          <table:table-cell office:value-type="float" office:value="13.952323738943" calcext:value-type="float">
            <text:p>13.952323738943</text:p>
          </table:table-cell>
          <table:table-cell office:value-type="float" office:value="13.274057389046" calcext:value-type="float">
            <text:p>13.274057389046</text:p>
          </table:table-cell>
          <table:table-cell office:value-type="float" office:value="12.594299752907" calcext:value-type="float">
            <text:p>12.594299752907</text:p>
          </table:table-cell>
          <table:table-cell office:value-type="float" office:value="11.913172417153" calcext:value-type="float">
            <text:p>11.913172417153</text:p>
          </table:table-cell>
          <table:table-cell office:value-type="float" office:value="11.230796709043" calcext:value-type="float">
            <text:p>11.230796709043</text:p>
          </table:table-cell>
          <table:table-cell office:value-type="float" office:value="10.547293662941" calcext:value-type="float">
            <text:p>10.547293662941</text:p>
          </table:table-cell>
          <table:table-cell office:value-type="float" office:value="9.862783983404" calcext:value-type="float">
            <text:p>9.862783983404</text:p>
          </table:table-cell>
          <table:table-cell office:value-type="float" office:value="9.17738800557" calcext:value-type="float">
            <text:p>9.17738800557</text:p>
          </table:table-cell>
          <table:table-cell office:value-type="float" office:value="8.491225653475" calcext:value-type="float">
            <text:p>8.491225653475</text:p>
          </table:table-cell>
          <table:table-cell office:value-type="float" office:value="7.8044163969" calcext:value-type="float">
            <text:p>7.8044163969</text:p>
          </table:table-cell>
          <table:table-cell office:value-type="float" office:value="7.11707920725" calcext:value-type="float">
            <text:p>7.11707920725</text:p>
          </table:table-cell>
          <table:table-cell office:value-type="float" office:value="6.429332512973" calcext:value-type="float">
            <text:p>6.429332512973</text:p>
          </table:table-cell>
          <table:table-cell office:value-type="float" office:value="5.741294154903" calcext:value-type="float">
            <text:p>5.741294154903</text:p>
          </table:table-cell>
          <table:table-cell office:value-type="float" office:value="5.053081341873" calcext:value-type="float">
            <text:p>5.053081341873</text:p>
          </table:table-cell>
          <table:table-cell office:value-type="float" office:value="4.36481060689" calcext:value-type="float">
            <text:p>4.36481060689</text:p>
          </table:table-cell>
          <table:table-cell office:value-type="float" office:value="3.676597764037" calcext:value-type="float">
            <text:p>3.676597764037</text:p>
          </table:table-cell>
          <table:table-cell office:value-type="float" office:value="2.988557866238" calcext:value-type="float">
            <text:p>2.988557866238</text:p>
          </table:table-cell>
          <table:table-cell office:value-type="float" office:value="2.300805163898" calcext:value-type="float">
            <text:p>2.300805163898</text:p>
          </table:table-cell>
          <table:table-cell office:value-type="float" office:value="1.613453064345" calcext:value-type="float">
            <text:p>1.613453064345</text:p>
          </table:table-cell>
          <table:table-cell office:value-type="float" office:value="0.926614091924" calcext:value-type="float">
            <text:p>0.926614091924</text:p>
          </table:table-cell>
          <table:table-cell office:value-type="float" office:value="0.240399848439" calcext:value-type="float">
            <text:p>0.240399848439</text:p>
          </table:table-cell>
          <table:table-cell office:value-type="float" office:value="-0.44507902641" calcext:value-type="float">
            <text:p>-0.44507902641</text:p>
          </table:table-cell>
          <table:table-cell office:value-type="float" office:value="-1.129712895107" calcext:value-type="float">
            <text:p>-1.129712895107</text:p>
          </table:table-cell>
          <table:table-cell office:value-type="float" office:value="-1.813393163538" calcext:value-type="float">
            <text:p>-1.813393163538</text:p>
          </table:table-cell>
          <table:table-cell office:value-type="float" office:value="-2.496012324069" calcext:value-type="float">
            <text:p>-2.496012324069</text:p>
          </table:table-cell>
          <table:table-cell office:value-type="float" office:value="-3.17746400135" calcext:value-type="float">
            <text:p>-3.17746400135</text:p>
          </table:table-cell>
          <table:table-cell office:value-type="float" office:value="-3.857643001838" calcext:value-type="float">
            <text:p>-3.857643001838</text:p>
          </table:table-cell>
          <table:table-cell office:value-type="float" office:value="-4.536445368124" calcext:value-type="float">
            <text:p>-4.536445368124</text:p>
          </table:table-cell>
          <table:table-cell office:value-type="float" office:value="-5.213768439318" calcext:value-type="float">
            <text:p>-5.213768439318</text:p>
          </table:table-cell>
          <table:table-cell office:value-type="float" office:value="-5.889510918812" calcext:value-type="float">
            <text:p>-5.889510918812</text:p>
          </table:table-cell>
          <table:table-cell office:value-type="float" office:value="-6.563572950885" calcext:value-type="float">
            <text:p>-6.563572950885</text:p>
          </table:table-cell>
          <table:table-cell office:value-type="float" office:value="-7.235856207701" calcext:value-type="float">
            <text:p>-7.235856207701</text:p>
          </table:table-cell>
          <table:table-cell office:value-type="float" office:value="-7.906263988334" calcext:value-type="float">
            <text:p>-7.906263988334</text:p>
          </table:table-cell>
          <table:table-cell office:value-type="float" office:value="-8.574701331527" calcext:value-type="float">
            <text:p>-8.574701331527</text:p>
          </table:table-cell>
          <table:table-cell office:value-type="float" office:value="-9.241075143949" calcext:value-type="float">
            <text:p>-9.241075143949</text:p>
          </table:table-cell>
          <table:table-cell office:value-type="float" office:value="-9.90529434574" calcext:value-type="float">
            <text:p>-9.90529434574</text:p>
          </table:table-cell>
          <table:table-cell office:value-type="float" office:value="-10.567270035129" calcext:value-type="float">
            <text:p>-10.567270035129</text:p>
          </table:table-cell>
          <table:table-cell office:value-type="float" office:value="-11.226915673904" calcext:value-type="float">
            <text:p>-11.226915673904</text:p>
          </table:table-cell>
          <table:table-cell office:value-type="float" office:value="-11.884147295426" calcext:value-type="float">
            <text:p>-11.884147295426</text:p>
          </table:table-cell>
          <table:table-cell office:value-type="float" office:value="-12.53888373682" calcext:value-type="float">
            <text:p>-12.53888373682</text:p>
          </table:table-cell>
          <table:table-cell office:value-type="float" office:value="-13.191046896804" calcext:value-type="float">
            <text:p>-13.191046896804</text:p>
          </table:table-cell>
          <table:table-cell office:value-type="float" office:value="-13.840562020487" calcext:value-type="float">
            <text:p>-13.840562020487</text:p>
          </table:table-cell>
          <table:table-cell office:value-type="float" office:value="-14.487358012214" calcext:value-type="float">
            <text:p>-14.487358012214</text:p>
          </table:table-cell>
          <table:table-cell office:value-type="float" office:value="-15.131367777304" calcext:value-type="float">
            <text:p>-15.131367777304</text:p>
          </table:table-cell>
          <table:table-cell office:value-type="float" office:value="-15.772528593247" calcext:value-type="float">
            <text:p>-15.772528593247</text:p>
          </table:table-cell>
          <table:table-cell office:value-type="float" office:value="-16.410782510537" calcext:value-type="float">
            <text:p>-16.410782510537</text:p>
          </table:table-cell>
          <table:table-cell office:value-type="float" office:value="-17.046076783024" calcext:value-type="float">
            <text:p>-17.046076783024</text:p>
          </table:table-cell>
          <table:table-cell office:value-type="float" office:value="-17.67836432721" calcext:value-type="float">
            <text:p>-17.67836432721</text:p>
          </table:table-cell>
          <table:table-cell office:value-type="float" office:value="-18.307604209525" calcext:value-type="float">
            <text:p>-18.307604209525</text:p>
          </table:table-cell>
          <table:table-cell office:value-type="float" office:value="-18.933762160157" calcext:value-type="float">
            <text:p>-18.933762160157</text:p>
          </table:table-cell>
          <table:table-cell office:value-type="float" office:value="-19.556811111595" calcext:value-type="float">
            <text:p>-19.556811111595</text:p>
          </table:table-cell>
          <table:table-cell office:value-type="float" office:value="-20.17673175956" calcext:value-type="float">
            <text:p>-20.17673175956</text:p>
          </table:table-cell>
          <table:table-cell office:value-type="float" office:value="-20.793513143587" calcext:value-type="float">
            <text:p>-20.793513143587</text:p>
          </table:table-cell>
          <table:table-cell office:value-type="float" office:value="-21.407153244105" calcext:value-type="float">
            <text:p>-21.407153244105</text:p>
          </table:table-cell>
          <table:table-cell office:value-type="float" office:value="-22.017659592475" calcext:value-type="float">
            <text:p>-22.017659592475</text:p>
          </table:table-cell>
          <table:table-cell office:value-type="float" office:value="-22.625049890089" calcext:value-type="float">
            <text:p>-22.625049890089</text:p>
          </table:table-cell>
          <table:table-cell office:value-type="float" office:value="-23.229352632372" calcext:value-type="float">
            <text:p>-23.229352632372</text:p>
          </table:table-cell>
          <table:table-cell office:value-type="float" office:value="-23.83060773325" calcext:value-type="float">
            <text:p>-23.83060773325</text:p>
          </table:table-cell>
          <table:table-cell office:value-type="float" office:value="-24.428867145487" calcext:value-type="float">
            <text:p>-24.428867145487</text:p>
          </table:table-cell>
          <table:table-cell office:value-type="float" office:value="-25.024195472155" calcext:value-type="float">
            <text:p>-25.024195472155</text:p>
          </table:table-cell>
          <table:table-cell office:value-type="float" office:value="-25.616670564437" calcext:value-type="float">
            <text:p>-25.616670564437</text:p>
          </table:table-cell>
          <table:table-cell office:value-type="float" office:value="-26.206384100947" calcext:value-type="float">
            <text:p>-26.206384100947</text:p>
          </table:table-cell>
          <table:table-cell office:value-type="float" office:value="-26.793442143747" calcext:value-type="float">
            <text:p>-26.793442143747</text:p>
          </table:table-cell>
          <table:table-cell office:value-type="float" office:value="-27.377965666332" calcext:value-type="float">
            <text:p>-27.377965666332</text:p>
          </table:table-cell>
          <table:table-cell office:value-type="float" office:value="-27.960091048841" calcext:value-type="float">
            <text:p>-27.960091048841</text:p>
          </table:table-cell>
          <table:table-cell office:value-type="float" office:value="-28.539970535869" calcext:value-type="float">
            <text:p>-28.539970535869</text:p>
          </table:table-cell>
          <table:table-cell office:value-type="float" office:value="-29.117772652196" calcext:value-type="float">
            <text:p>-29.117772652196</text:p>
          </table:table-cell>
          <table:table-cell office:value-type="float" office:value="-29.693682571729" calcext:value-type="float">
            <text:p>-29.693682571729</text:p>
          </table:table-cell>
          <table:table-cell office:value-type="float" office:value="-30.267902434767" calcext:value-type="float">
            <text:p>-30.267902434767</text:p>
          </table:table-cell>
          <table:table-cell office:value-type="float" office:value="-30.840651608455" calcext:value-type="float">
            <text:p>-30.840651608455</text:p>
          </table:table-cell>
          <table:table-cell office:value-type="float" office:value="-31.412166884792" calcext:value-type="float">
            <text:p>-31.412166884792</text:p>
          </table:table-cell>
          <table:table-cell office:value-type="float" office:value="-31.982702609982" calcext:value-type="float">
            <text:p>-31.982702609982</text:p>
          </table:table-cell>
          <table:table-cell office:value-type="float" office:value="-32.552530737986" calcext:value-type="float">
            <text:p>-32.552530737986</text:p>
          </table:table-cell>
          <table:table-cell office:value-type="float" office:value="-33.121940800027" calcext:value-type="float">
            <text:p>-33.121940800027</text:p>
          </table:table-cell>
          <table:table-cell office:value-type="float" office:value="-33.691239780344" calcext:value-type="float">
            <text:p>-33.691239780344</text:p>
          </table:table-cell>
          <table:table-cell office:value-type="float" office:value="-34.260751886714" calcext:value-type="float">
            <text:p>-34.260751886714</text:p>
          </table:table-cell>
          <table:table-cell office:value-type="float" office:value="-34.830818202112" calcext:value-type="float">
            <text:p>-34.830818202112</text:p>
          </table:table-cell>
          <table:table-cell office:value-type="float" office:value="-35.401796201349" calcext:value-type="float">
            <text:p>-35.401796201349</text:p>
          </table:table-cell>
          <table:table-cell office:value-type="float" office:value="-35.974059113554" calcext:value-type="float">
            <text:p>-35.974059113554</text:p>
          </table:table-cell>
          <table:table-cell office:value-type="float" office:value="-36.547995107997" calcext:value-type="float">
            <text:p>-36.547995107997</text:p>
          </table:table-cell>
          <table:table-cell office:value-type="float" office:value="-37.124006276935" calcext:value-type="float">
            <text:p>-37.124006276935</text:p>
          </table:table-cell>
          <table:table-cell office:value-type="float" office:value="-37.702507384882" calcext:value-type="float">
            <text:p>-37.702507384882</text:p>
          </table:table-cell>
          <table:table-cell office:value-type="float" office:value="-38.28392434912" calcext:value-type="float">
            <text:p>-38.28392434912</text:p>
          </table:table-cell>
          <table:table-cell office:value-type="float" office:value="-38.868692411247" calcext:value-type="float">
            <text:p>-38.868692411247</text:p>
          </table:table-cell>
          <table:table-cell office:value-type="float" office:value="-39.457253954358" calcext:value-type="float">
            <text:p>-39.457253954358</text:p>
          </table:table-cell>
          <table:table-cell office:value-type="float" office:value="-40.050055915136" calcext:value-type="float">
            <text:p>-40.050055915136</text:p>
          </table:table-cell>
          <table:table-cell office:value-type="float" office:value="-40.647546734859" calcext:value-type="float">
            <text:p>-40.647546734859</text:p>
          </table:table-cell>
          <table:table-cell office:value-type="float" office:value="-41.250172788462" calcext:value-type="float">
            <text:p>-41.250172788462</text:p>
          </table:table-cell>
          <table:table-cell office:value-type="float" office:value="-41.858374226616" calcext:value-type="float">
            <text:p>-41.858374226616</text:p>
          </table:table-cell>
          <table:table-cell office:value-type="float" office:value="-42.472580162779" calcext:value-type="float">
            <text:p>-42.472580162779</text:p>
          </table:table-cell>
          <table:table-cell office:value-type="float" office:value="-43.093203135965" calcext:value-type="float">
            <text:p>-43.093203135965</text:p>
          </table:table-cell>
          <table:table-cell office:value-type="float" office:value="-43.720632781269" calcext:value-type="float">
            <text:p>-43.720632781269</text:p>
          </table:table-cell>
          <table:table-cell office:value-type="float" office:value="-44.355228644913" calcext:value-type="float">
            <text:p>-44.355228644913</text:p>
          </table:table-cell>
          <table:table-cell office:value-type="float" office:value="-44.99731208978" calcext:value-type="float">
            <text:p>-44.99731208978</text:p>
          </table:table-cell>
          <table:table-cell office:value-type="float" office:value="-45.647157252387" calcext:value-type="float">
            <text:p>-45.647157252387</text:p>
          </table:table-cell>
          <table:table-cell office:value-type="float" office:value="-46.304981034251" calcext:value-type="float">
            <text:p>-46.304981034251</text:p>
          </table:table-cell>
          <table:table-cell office:value-type="float" office:value="-46.970932141298" calcext:value-type="float">
            <text:p>-46.970932141298</text:p>
          </table:table-cell>
          <table:table-cell office:value-type="float" office:value="-47.645079225532" calcext:value-type="float">
            <text:p>-47.645079225532</text:p>
          </table:table-cell>
          <table:table-cell office:value-type="float" office:value="-48.327398235231" calcext:value-type="float">
            <text:p>-48.327398235231</text:p>
          </table:table-cell>
          <table:table-cell office:value-type="float" office:value="-49.017759144077" calcext:value-type="float">
            <text:p>-49.017759144077</text:p>
          </table:table-cell>
          <table:table-cell office:value-type="float" office:value="-49.715912306476" calcext:value-type="float">
            <text:p>-49.715912306476</text:p>
          </table:table-cell>
          <table:table-cell office:value-type="float" office:value="-50.421474774956" calcext:value-type="float">
            <text:p>-50.421474774956</text:p>
          </table:table-cell>
          <table:table-cell office:value-type="float" office:value="-51.13391701405" calcext:value-type="float">
            <text:p>-51.13391701405</text:p>
          </table:table-cell>
          <table:table-cell office:value-type="float" office:value="-51.852550549486" calcext:value-type="float">
            <text:p>-51.852550549486</text:p>
          </table:table-cell>
          <table:table-cell office:value-type="float" office:value="-52.576517195742" calcext:value-type="float">
            <text:p>-52.576517195742</text:p>
          </table:table-cell>
          <table:table-cell office:value-type="float" office:value="-53.304780600363" calcext:value-type="float">
            <text:p>-53.304780600363</text:p>
          </table:table-cell>
          <table:table-cell office:value-type="float" office:value="-54.036120918598" calcext:value-type="float">
            <text:p>-54.036120918598</text:p>
          </table:table-cell>
          <table:table-cell office:value-type="float" office:value="-54.769133473142" calcext:value-type="float">
            <text:p>-54.769133473142</text:p>
          </table:table-cell>
          <table:table-cell office:value-type="float" office:value="-55.502232246033" calcext:value-type="float">
            <text:p>-55.502232246033</text:p>
          </table:table-cell>
          <table:table-cell office:value-type="float" office:value="-56.233658977535" calcext:value-type="float">
            <text:p>-56.233658977535</text:p>
          </table:table-cell>
          <table:table-cell office:value-type="float" office:value="-56.961498497124" calcext:value-type="float">
            <text:p>-56.961498497124</text:p>
          </table:table-cell>
          <table:table-cell office:value-type="float" office:value="-57.683700675989" calcext:value-type="float">
            <text:p>-57.683700675989</text:p>
          </table:table-cell>
          <table:table-cell office:value-type="float" office:value="-58.398109068288" calcext:value-type="float">
            <text:p>-58.398109068288</text:p>
          </table:table-cell>
          <table:table-cell office:value-type="float" office:value="-59.102495910194" calcext:value-type="float">
            <text:p>-59.102495910194</text:p>
          </table:table-cell>
          <table:table-cell office:value-type="float" office:value="-59.794602694494" calcext:value-type="float">
            <text:p>-59.794602694494</text:p>
          </table:table-cell>
          <table:table-cell office:value-type="float" office:value="-60.472185070408" calcext:value-type="float">
            <text:p>-60.472185070408</text:p>
          </table:table-cell>
          <table:table-cell office:value-type="float" office:value="-61.133060380326" calcext:value-type="float">
            <text:p>-61.133060380326</text:p>
          </table:table-cell>
          <table:table-cell office:value-type="float" office:value="-61.775155790091" calcext:value-type="float">
            <text:p>-61.775155790091</text:p>
          </table:table-cell>
          <table:table-cell office:value-type="float" office:value="-62.396554748721" calcext:value-type="float">
            <text:p>-62.396554748721</text:p>
          </table:table-cell>
          <table:table-cell office:value-type="float" office:value="-62.995539468049" calcext:value-type="float">
            <text:p>-62.995539468049</text:p>
          </table:table-cell>
          <table:table-cell office:value-type="float" office:value="-63.570627264828" calcext:value-type="float">
            <text:p>-63.570627264828</text:p>
          </table:table-cell>
          <table:table-cell office:value-type="float" office:value="-64.120598954837" calcext:value-type="float">
            <text:p>-64.120598954837</text:p>
          </table:table-cell>
          <table:table-cell office:value-type="float" office:value="-64.644518000836" calcext:value-type="float">
            <text:p>-64.644518000836</text:p>
          </table:table-cell>
          <table:table-cell office:value-type="float" office:value="-65.141739740817" calcext:value-type="float">
            <text:p>-65.141739740817</text:p>
          </table:table-cell>
          <table:table-cell office:value-type="float" office:value="-65.611910691066" calcext:value-type="float">
            <text:p>-65.611910691066</text:p>
          </table:table-cell>
          <table:table-cell office:value-type="float" office:value="-66.054958556853" calcext:value-type="float">
            <text:p>-66.054958556853</text:p>
          </table:table-cell>
          <table:table-cell office:value-type="float" office:value="-66.471074126044" calcext:value-type="float">
            <text:p>-66.471074126044</text:p>
          </table:table-cell>
          <table:table-cell office:value-type="float" office:value="-66.860686618994" calcext:value-type="float">
            <text:p>-66.860686618994</text:p>
          </table:table-cell>
          <table:table-cell office:value-type="float" office:value="-67.224434296017" calcext:value-type="float">
            <text:p>-67.224434296017</text:p>
          </table:table-cell>
          <table:table-cell office:value-type="float" office:value="-67.56313218038" calcext:value-type="float">
            <text:p>-67.56313218038</text:p>
          </table:table-cell>
          <table:table-cell office:value-type="float" office:value="-67.877738659846" calcext:value-type="float">
            <text:p>-67.877738659846</text:p>
          </table:table-cell>
          <table:table-cell office:value-type="float" office:value="-68.169322517667" calcext:value-type="float">
            <text:p>-68.169322517667</text:p>
          </table:table-cell>
          <table:table-cell office:value-type="float" office:value="-68.439031656085" calcext:value-type="float">
            <text:p>-68.439031656085</text:p>
          </table:table-cell>
          <table:table-cell office:value-type="float" office:value="-68.688064453111" calcext:value-type="float">
            <text:p>-68.688064453111</text:p>
          </table:table-cell>
          <table:table-cell office:value-type="float" office:value="-68.917644372554" calcext:value-type="float">
            <text:p>-68.917644372554</text:p>
          </table:table-cell>
          <table:table-cell office:value-type="float" office:value="-69.128998154941" calcext:value-type="float">
            <text:p>-69.128998154941</text:p>
          </table:table-cell>
          <table:table-cell office:value-type="float" office:value="-69.32333767041" calcext:value-type="float">
            <text:p>-69.32333767041</text:p>
          </table:table-cell>
          <table:table-cell office:value-type="float" office:value="-69.501845321987" calcext:value-type="float">
            <text:p>-69.501845321987</text:p>
          </table:table-cell>
          <table:table-cell office:value-type="float" office:value="-69.665662749589" calcext:value-type="float">
            <text:p>-69.665662749589</text:p>
          </table:table-cell>
          <table:table-cell office:value-type="float" office:value="-69.815882496934" calcext:value-type="float">
            <text:p>-69.815882496934</text:p>
          </table:table-cell>
          <table:table-cell office:value-type="float" office:value="-69.95354225778" calcext:value-type="float">
            <text:p>-69.95354225778</text:p>
          </table:table-cell>
          <table:table-cell office:value-type="float" office:value="-70.079621305384" calcext:value-type="float">
            <text:p>-70.079621305384</text:p>
          </table:table-cell>
          <table:table-cell office:value-type="float" office:value="-70.195038720923" calcext:value-type="float">
            <text:p>-70.195038720923</text:p>
          </table:table-cell>
          <table:table-cell office:value-type="float" office:value="-70.300653064744" calcext:value-type="float">
            <text:p>-70.300653064744</text:p>
          </table:table-cell>
          <table:table-cell office:value-type="float" office:value="-70.397263172022" calcext:value-type="float">
            <text:p>-70.397263172022</text:p>
          </table:table-cell>
          <table:table-cell office:value-type="float" office:value="-70.485609796435" calcext:value-type="float">
            <text:p>-70.485609796435</text:p>
          </table:table-cell>
          <table:table-cell office:value-type="float" office:value="-70.566377868073" calcext:value-type="float">
            <text:p>-70.566377868073</text:p>
          </table:table-cell>
          <table:table-cell office:value-type="float" office:value="-70.640199172384" calcext:value-type="float">
            <text:p>-70.640199172384</text:p>
          </table:table-cell>
          <table:table-cell office:value-type="float" office:value="-70.707655293936" calcext:value-type="float">
            <text:p>-70.707655293936</text:p>
          </table:table-cell>
          <table:table-cell office:value-type="float" office:value="-70.769280701448" calcext:value-type="float">
            <text:p>-70.769280701448</text:p>
          </table:table-cell>
          <table:table-cell office:value-type="float" office:value="-70.825565878478" calcext:value-type="float">
            <text:p>-70.825565878478</text:p>
          </table:table-cell>
          <table:table-cell office:value-type="float" office:value="-70.876960427684" calcext:value-type="float">
            <text:p>-70.876960427684</text:p>
          </table:table-cell>
          <table:table-cell office:value-type="float" office:value="-70.923876095856" calcext:value-type="float">
            <text:p>-70.923876095856</text:p>
          </table:table-cell>
          <table:table-cell office:value-type="float" office:value="-70.966689682475" calcext:value-type="float">
            <text:p>-70.966689682475</text:p>
          </table:table-cell>
          <table:table-cell office:value-type="float" office:value="-71.005745806944" calcext:value-type="float">
            <text:p>-71.005745806944</text:p>
          </table:table-cell>
          <table:table-cell office:value-type="float" office:value="-71.041359519251" calcext:value-type="float">
            <text:p>-71.041359519251</text:p>
          </table:table-cell>
          <table:table-cell office:value-type="float" office:value="-71.073818746184" calcext:value-type="float">
            <text:p>-71.073818746184</text:p>
          </table:table-cell>
          <table:table-cell office:value-type="float" office:value="-71.103386570801" calcext:value-type="float">
            <text:p>-71.103386570801</text:p>
          </table:table-cell>
          <table:table-cell office:value-type="float" office:value="-71.13030334687" calcext:value-type="float">
            <text:p>-71.13030334687</text:p>
          </table:table-cell>
          <table:table-cell office:value-type="float" office:value="-71.154788652928" calcext:value-type="float">
            <text:p>-71.154788652928</text:p>
          </table:table-cell>
          <table:table-cell office:value-type="float" office:value="-71.177043092572" calcext:value-type="float">
            <text:p>-71.177043092572</text:p>
          </table:table-cell>
          <table:table-cell office:value-type="float" office:value="-71.197249948881" calcext:value-type="float">
            <text:p>-71.197249948881</text:p>
          </table:table-cell>
          <table:table-cell office:value-type="float" office:value="-71.215576701612" calcext:value-type="float">
            <text:p>-71.215576701612</text:p>
          </table:table-cell>
          <table:table-cell office:value-type="float" office:value="-71.232176416173" calcext:value-type="float">
            <text:p>-71.232176416173</text:p>
          </table:table-cell>
          <table:table-cell office:value-type="float" office:value="-71.247189013413" calcext:value-type="float">
            <text:p>-71.247189013413</text:p>
          </table:table-cell>
          <table:table-cell office:value-type="float" office:value="-71.260742429151" calcext:value-type="float">
            <text:p>-71.260742429151</text:p>
          </table:table-cell>
          <table:table-cell office:value-type="float" office:value="-71.272953672017" calcext:value-type="float">
            <text:p>-71.272953672017</text:p>
          </table:table-cell>
          <table:table-cell table:number-columns-repeated="673"/>
        </table:table-row>
        <table:table-row table:style-name="ro1">
          <table:table-cell office:value-type="string" calcext:value-type="string">
            <text:p>Membrane Voltage (16.3 C)</text:p>
          </table:table-cell>
          <table:table-cell office:value-type="float" office:value="-68.657597489801" calcext:value-type="float">
            <text:p>-68.657597489801</text:p>
          </table:table-cell>
          <table:table-cell office:value-type="float" office:value="-68.439936507571" calcext:value-type="float">
            <text:p>-68.439936507571</text:p>
          </table:table-cell>
          <table:table-cell office:value-type="float" office:value="-68.224248974873" calcext:value-type="float">
            <text:p>-68.224248974873</text:p>
          </table:table-cell>
          <table:table-cell office:value-type="float" office:value="-68.010417974515" calcext:value-type="float">
            <text:p>-68.010417974515</text:p>
          </table:table-cell>
          <table:table-cell office:value-type="float" office:value="-67.798346576077" calcext:value-type="float">
            <text:p>-67.798346576077</text:p>
          </table:table-cell>
          <table:table-cell office:value-type="float" office:value="-67.587951090452" calcext:value-type="float">
            <text:p>-67.587951090452</text:p>
          </table:table-cell>
          <table:table-cell office:value-type="float" office:value="-67.379156678763" calcext:value-type="float">
            <text:p>-67.379156678763</text:p>
          </table:table-cell>
          <table:table-cell office:value-type="float" office:value="-67.171894387941" calcext:value-type="float">
            <text:p>-67.171894387941</text:p>
          </table:table-cell>
          <table:table-cell office:value-type="float" office:value="-66.966099084753" calcext:value-type="float">
            <text:p>-66.966099084753</text:p>
          </table:table-cell>
          <table:table-cell office:value-type="float" office:value="-66.761707974583" calcext:value-type="float">
            <text:p>-66.761707974583</text:p>
          </table:table-cell>
          <table:table-cell office:value-type="float" office:value="-66.558659511171" calcext:value-type="float">
            <text:p>-66.558659511171</text:p>
          </table:table-cell>
          <table:table-cell office:value-type="float" office:value="-66.35689257319" calcext:value-type="float">
            <text:p>-66.35689257319</text:p>
          </table:table-cell>
          <table:table-cell office:value-type="float" office:value="-66.156345825631" calcext:value-type="float">
            <text:p>-66.156345825631</text:p>
          </table:table-cell>
          <table:table-cell office:value-type="float" office:value="-65.956957210232" calcext:value-type="float">
            <text:p>-65.956957210232</text:p>
          </table:table-cell>
          <table:table-cell office:value-type="float" office:value="-65.758663526088" calcext:value-type="float">
            <text:p>-65.758663526088</text:p>
          </table:table-cell>
          <table:table-cell office:value-type="float" office:value="-65.561400072777" calcext:value-type="float">
            <text:p>-65.561400072777</text:p>
          </table:table-cell>
          <table:table-cell office:value-type="float" office:value="-65.365100335885" calcext:value-type="float">
            <text:p>-65.365100335885</text:p>
          </table:table-cell>
          <table:table-cell office:value-type="float" office:value="-65.169695699951" calcext:value-type="float">
            <text:p>-65.169695699951</text:p>
          </table:table-cell>
          <table:table-cell office:value-type="float" office:value="-64.975115177452" calcext:value-type="float">
            <text:p>-64.975115177452</text:p>
          </table:table-cell>
          <table:table-cell office:value-type="float" office:value="-64.781285144923" calcext:value-type="float">
            <text:p>-64.781285144923</text:p>
          </table:table-cell>
          <table:table-cell office:value-type="float" office:value="-64.588129079002" calcext:value-type="float">
            <text:p>-64.588129079002</text:p>
          </table:table-cell>
          <table:table-cell office:value-type="float" office:value="-64.395567286358" calcext:value-type="float">
            <text:p>-64.395567286358</text:p>
          </table:table-cell>
          <table:table-cell office:value-type="float" office:value="-64.203516622208" calcext:value-type="float">
            <text:p>-64.203516622208</text:p>
          </table:table-cell>
          <table:table-cell office:value-type="float" office:value="-64.011890192569" calcext:value-type="float">
            <text:p>-64.011890192569</text:p>
          </table:table-cell>
          <table:table-cell office:value-type="float" office:value="-63.820597035603" calcext:value-type="float">
            <text:p>-63.820597035603</text:p>
          </table:table-cell>
          <table:table-cell office:value-type="float" office:value="-63.62954177741" calcext:value-type="float">
            <text:p>-63.62954177741</text:p>
          </table:table-cell>
          <table:table-cell office:value-type="float" office:value="-63.438624257484" calcext:value-type="float">
            <text:p>-63.438624257484</text:p>
          </table:table-cell>
          <table:table-cell office:value-type="float" office:value="-63.247739118729" calcext:value-type="float">
            <text:p>-63.247739118729</text:p>
          </table:table-cell>
          <table:table-cell office:value-type="float" office:value="-63.056775356503" calcext:value-type="float">
            <text:p>-63.056775356503</text:p>
          </table:table-cell>
          <table:table-cell office:value-type="float" office:value="-62.865615820535" calcext:value-type="float">
            <text:p>-62.865615820535</text:p>
          </table:table-cell>
          <table:table-cell office:value-type="float" office:value="-62.674136662874" calcext:value-type="float">
            <text:p>-62.674136662874</text:p>
          </table:table-cell>
          <table:table-cell office:value-type="float" office:value="-62.482206724057" calcext:value-type="float">
            <text:p>-62.482206724057</text:p>
          </table:table-cell>
          <table:table-cell office:value-type="float" office:value="-62.289686848645" calcext:value-type="float">
            <text:p>-62.289686848645</text:p>
          </table:table-cell>
          <table:table-cell office:value-type="float" office:value="-62.096429119919" calcext:value-type="float">
            <text:p>-62.096429119919</text:p>
          </table:table-cell>
          <table:table-cell office:value-type="float" office:value="-61.902276002004" calcext:value-type="float">
            <text:p>-61.902276002004</text:p>
          </table:table-cell>
          <table:table-cell office:value-type="float" office:value="-61.707059375761" calcext:value-type="float">
            <text:p>-61.707059375761</text:p>
          </table:table-cell>
          <table:table-cell office:value-type="float" office:value="-61.510599452618" calcext:value-type="float">
            <text:p>-61.510599452618</text:p>
          </table:table-cell>
          <table:table-cell office:value-type="float" office:value="-61.312703547783" calcext:value-type="float">
            <text:p>-61.312703547783</text:p>
          </table:table-cell>
          <table:table-cell office:value-type="float" office:value="-61.113164691102" calcext:value-type="float">
            <text:p>-61.113164691102</text:p>
          </table:table-cell>
          <table:table-cell office:value-type="float" office:value="-60.911760049964" calcext:value-type="float">
            <text:p>-60.911760049964</text:p>
          </table:table-cell>
          <table:table-cell office:value-type="float" office:value="-60.708249133999" calcext:value-type="float">
            <text:p>-60.708249133999</text:p>
          </table:table-cell>
          <table:table-cell office:value-type="float" office:value="-60.502371745682" calcext:value-type="float">
            <text:p>-60.502371745682</text:p>
          </table:table-cell>
          <table:table-cell office:value-type="float" office:value="-60.293845634084" calcext:value-type="float">
            <text:p>-60.293845634084</text:p>
          </table:table-cell>
          <table:table-cell office:value-type="float" office:value="-60.082363800679" calcext:value-type="float">
            <text:p>-60.082363800679</text:p>
          </table:table-cell>
          <table:table-cell office:value-type="float" office:value="-59.867591395804" calcext:value-type="float">
            <text:p>-59.867591395804</text:p>
          </table:table-cell>
          <table:table-cell office:value-type="float" office:value="-59.649162131785" calcext:value-type="float">
            <text:p>-59.649162131785</text:p>
          </table:table-cell>
          <table:table-cell office:value-type="float" office:value="-59.426674123062" calcext:value-type="float">
            <text:p>-59.426674123062</text:p>
          </table:table-cell>
          <table:table-cell office:value-type="float" office:value="-59.199685044202" calcext:value-type="float">
            <text:p>-59.199685044202</text:p>
          </table:table-cell>
          <table:table-cell office:value-type="float" office:value="-58.967706472374" calcext:value-type="float">
            <text:p>-58.967706472374</text:p>
          </table:table-cell>
          <table:table-cell office:value-type="float" office:value="-58.730197250291" calcext:value-type="float">
            <text:p>-58.730197250291</text:p>
          </table:table-cell>
          <table:table-cell office:value-type="float" office:value="-58.70609317365" calcext:value-type="float">
            <text:p>-58.70609317365</text:p>
          </table:table-cell>
          <table:table-cell office:value-type="float" office:value="-58.674420599884" calcext:value-type="float">
            <text:p>-58.674420599884</text:p>
          </table:table-cell>
          <table:table-cell office:value-type="float" office:value="-58.636488666636" calcext:value-type="float">
            <text:p>-58.636488666636</text:p>
          </table:table-cell>
          <table:table-cell office:value-type="float" office:value="-58.593365224307" calcext:value-type="float">
            <text:p>-58.593365224307</text:p>
          </table:table-cell>
          <table:table-cell office:value-type="float" office:value="-58.5459069148" calcext:value-type="float">
            <text:p>-58.5459069148</text:p>
          </table:table-cell>
          <table:table-cell office:value-type="float" office:value="-58.494790907569" calcext:value-type="float">
            <text:p>-58.494790907569</text:p>
          </table:table-cell>
          <table:table-cell office:value-type="float" office:value="-58.440544864459" calcext:value-type="float">
            <text:p>-58.440544864459</text:p>
          </table:table-cell>
          <table:table-cell office:value-type="float" office:value="-58.383573540906" calcext:value-type="float">
            <text:p>-58.383573540906</text:p>
          </table:table-cell>
          <table:table-cell office:value-type="float" office:value="-58.324181501868" calcext:value-type="float">
            <text:p>-58.324181501868</text:p>
          </table:table-cell>
          <table:table-cell office:value-type="float" office:value="-58.262592012732" calcext:value-type="float">
            <text:p>-58.262592012732</text:p>
          </table:table-cell>
          <table:table-cell office:value-type="float" office:value="-58.198962449116" calcext:value-type="float">
            <text:p>-58.198962449116</text:p>
          </table:table-cell>
          <table:table-cell office:value-type="float" office:value="-58.13339667979" calcext:value-type="float">
            <text:p>-58.13339667979</text:p>
          </table:table-cell>
          <table:table-cell office:value-type="float" office:value="-58.065954892003" calcext:value-type="float">
            <text:p>-58.065954892003</text:p>
          </table:table-cell>
          <table:table-cell office:value-type="float" office:value="-57.996661295521" calcext:value-type="float">
            <text:p>-57.996661295521</text:p>
          </table:table-cell>
          <table:table-cell office:value-type="float" office:value="-57.925510087948" calcext:value-type="float">
            <text:p>-57.925510087948</text:p>
          </table:table-cell>
          <table:table-cell office:value-type="float" office:value="-57.852470004681" calcext:value-type="float">
            <text:p>-57.852470004681</text:p>
          </table:table-cell>
          <table:table-cell office:value-type="float" office:value="-57.777487719709" calcext:value-type="float">
            <text:p>-57.777487719709</text:p>
          </table:table-cell>
          <table:table-cell office:value-type="float" office:value="-57.700490312211" calcext:value-type="float">
            <text:p>-57.700490312211</text:p>
          </table:table-cell>
          <table:table-cell office:value-type="float" office:value="-57.621386969504" calcext:value-type="float">
            <text:p>-57.621386969504</text:p>
          </table:table-cell>
          <table:table-cell office:value-type="float" office:value="-57.540070059369" calcext:value-type="float">
            <text:p>-57.540070059369</text:p>
          </table:table-cell>
          <table:table-cell office:value-type="float" office:value="-57.456415673497" calcext:value-type="float">
            <text:p>-57.456415673497</text:p>
          </table:table-cell>
          <table:table-cell office:value-type="float" office:value="-57.370283717719" calcext:value-type="float">
            <text:p>-57.370283717719</text:p>
          </table:table-cell>
          <table:table-cell office:value-type="float" office:value="-57.28151760298" calcext:value-type="float">
            <text:p>-57.28151760298</text:p>
          </table:table-cell>
          <table:table-cell office:value-type="float" office:value="-57.189943572692" calcext:value-type="float">
            <text:p>-57.189943572692</text:p>
          </table:table-cell>
          <table:table-cell office:value-type="float" office:value="-57.095369686346" calcext:value-type="float">
            <text:p>-57.095369686346</text:p>
          </table:table-cell>
          <table:table-cell office:value-type="float" office:value="-56.99758446531" calcext:value-type="float">
            <text:p>-56.99758446531</text:p>
          </table:table-cell>
          <table:table-cell office:value-type="float" office:value="-56.896355193914" calcext:value-type="float">
            <text:p>-56.896355193914</text:p>
          </table:table-cell>
          <table:table-cell office:value-type="float" office:value="-56.791425856619" calcext:value-type="float">
            <text:p>-56.791425856619</text:p>
          </table:table-cell>
          <table:table-cell office:value-type="float" office:value="-56.682514679626" calcext:value-type="float">
            <text:p>-56.682514679626</text:p>
          </table:table-cell>
          <table:table-cell office:value-type="float" office:value="-56.569311232137" calcext:value-type="float">
            <text:p>-56.569311232137</text:p>
          </table:table-cell>
          <table:table-cell office:value-type="float" office:value="-56.451473028024" calcext:value-type="float">
            <text:p>-56.451473028024</text:p>
          </table:table-cell>
          <table:table-cell office:value-type="float" office:value="-56.328621552022" calcext:value-type="float">
            <text:p>-56.328621552022</text:p>
          </table:table-cell>
          <table:table-cell office:value-type="float" office:value="-56.200337615155" calcext:value-type="float">
            <text:p>-56.200337615155</text:p>
          </table:table-cell>
          <table:table-cell office:value-type="float" office:value="-56.066155920598" calcext:value-type="float">
            <text:p>-56.066155920598</text:p>
          </table:table-cell>
          <table:table-cell office:value-type="float" office:value="-55.92555869257" calcext:value-type="float">
            <text:p>-55.92555869257</text:p>
          </table:table-cell>
          <table:table-cell office:value-type="float" office:value="-55.777968185314" calcext:value-type="float">
            <text:p>-55.777968185314</text:p>
          </table:table-cell>
          <table:table-cell office:value-type="float" office:value="-55.622737844762" calcext:value-type="float">
            <text:p>-55.622737844762</text:p>
          </table:table-cell>
          <table:table-cell office:value-type="float" office:value="-55.459141839202" calcext:value-type="float">
            <text:p>-55.459141839202</text:p>
          </table:table-cell>
          <table:table-cell office:value-type="float" office:value="-55.286362603576" calcext:value-type="float">
            <text:p>-55.286362603576</text:p>
          </table:table-cell>
          <table:table-cell office:value-type="float" office:value="-55.103475949884" calcext:value-type="float">
            <text:p>-55.103475949884</text:p>
          </table:table-cell>
          <table:table-cell office:value-type="float" office:value="-54.909433176806" calcext:value-type="float">
            <text:p>-54.909433176806</text:p>
          </table:table-cell>
          <table:table-cell office:value-type="float" office:value="-54.703039455987" calcext:value-type="float">
            <text:p>-54.703039455987</text:p>
          </table:table-cell>
          <table:table-cell office:value-type="float" office:value="-54.482927567639" calcext:value-type="float">
            <text:p>-54.482927567639</text:p>
          </table:table-cell>
          <table:table-cell office:value-type="float" office:value="-54.24752578664" calcext:value-type="float">
            <text:p>-54.24752578664</text:p>
          </table:table-cell>
          <table:table-cell office:value-type="float" office:value="-53.99501835744" calcext:value-type="float">
            <text:p>-53.99501835744</text:p>
          </table:table-cell>
          <table:table-cell office:value-type="float" office:value="-53.723296506696" calcext:value-type="float">
            <text:p>-53.723296506696</text:p>
          </table:table-cell>
          <table:table-cell office:value-type="float" office:value="-53.429897276625" calcext:value-type="float">
            <text:p>-53.429897276625</text:p>
          </table:table-cell>
          <table:table-cell office:value-type="float" office:value="-53.111926547237" calcext:value-type="float">
            <text:p>-53.111926547237</text:p>
          </table:table-cell>
          <table:table-cell office:value-type="float" office:value="-52.765961346315" calcext:value-type="float">
            <text:p>-52.765961346315</text:p>
          </table:table-cell>
          <table:table-cell office:value-type="float" office:value="-52.387924766772" calcext:value-type="float">
            <text:p>-52.387924766772</text:p>
          </table:table-cell>
          <table:table-cell office:value-type="float" office:value="-51.972924290159" calcext:value-type="float">
            <text:p>-51.972924290159</text:p>
          </table:table-cell>
          <table:table-cell office:value-type="float" office:value="-51.515040704179" calcext:value-type="float">
            <text:p>-51.515040704179</text:p>
          </table:table-cell>
          <table:table-cell office:value-type="float" office:value="-51.007049571468" calcext:value-type="float">
            <text:p>-51.007049571468</text:p>
          </table:table-cell>
          <table:table-cell office:value-type="float" office:value="-50.440049545064" calcext:value-type="float">
            <text:p>-50.440049545064</text:p>
          </table:table-cell>
          <table:table-cell office:value-type="float" office:value="-49.802960479382" calcext:value-type="float">
            <text:p>-49.802960479382</text:p>
          </table:table-cell>
          <table:table-cell office:value-type="float" office:value="-49.081837310839" calcext:value-type="float">
            <text:p>-49.081837310839</text:p>
          </table:table-cell>
          <table:table-cell office:value-type="float" office:value="-48.258920069435" calcext:value-type="float">
            <text:p>-48.258920069435</text:p>
          </table:table-cell>
          <table:table-cell office:value-type="float" office:value="-47.311301518967" calcext:value-type="float">
            <text:p>-47.311301518967</text:p>
          </table:table-cell>
          <table:table-cell office:value-type="float" office:value="-46.209034945817" calcext:value-type="float">
            <text:p>-46.209034945817</text:p>
          </table:table-cell>
          <table:table-cell office:value-type="float" office:value="-44.912416007812" calcext:value-type="float">
            <text:p>-44.912416007812</text:p>
          </table:table-cell>
          <table:table-cell office:value-type="float" office:value="-43.368043389055" calcext:value-type="float">
            <text:p>-43.368043389055</text:p>
          </table:table-cell>
          <table:table-cell office:value-type="float" office:value="-41.503088420692" calcext:value-type="float">
            <text:p>-41.503088420692</text:p>
          </table:table-cell>
          <table:table-cell office:value-type="float" office:value="-39.217012501737" calcext:value-type="float">
            <text:p>-39.217012501737</text:p>
          </table:table-cell>
          <table:table-cell office:value-type="float" office:value="-36.369911440497" calcext:value-type="float">
            <text:p>-36.369911440497</text:p>
          </table:table-cell>
          <table:table-cell office:value-type="float" office:value="-32.767250292754" calcext:value-type="float">
            <text:p>-32.767250292754</text:p>
          </table:table-cell>
          <table:table-cell office:value-type="float" office:value="-28.143488925772" calcext:value-type="float">
            <text:p>-28.143488925772</text:p>
          </table:table-cell>
          <table:table-cell office:value-type="float" office:value="-22.155928226831" calcext:value-type="float">
            <text:p>-22.155928226831</text:p>
          </table:table-cell>
          <table:table-cell office:value-type="float" office:value="-14.423697376388" calcext:value-type="float">
            <text:p>-14.423697376388</text:p>
          </table:table-cell>
          <table:table-cell office:value-type="float" office:value="-4.694071266897" calcext:value-type="float">
            <text:p>-4.694071266897</text:p>
          </table:table-cell>
          <table:table-cell office:value-type="float" office:value="6.760709011372" calcext:value-type="float">
            <text:p>6.760709011372</text:p>
          </table:table-cell>
          <table:table-cell office:value-type="float" office:value="18.669903809847" calcext:value-type="float">
            <text:p>18.669903809847</text:p>
          </table:table-cell>
          <table:table-cell office:value-type="float" office:value="28.982919760524" calcext:value-type="float">
            <text:p>28.982919760524</text:p>
          </table:table-cell>
          <table:table-cell office:value-type="float" office:value="36.170276430442" calcext:value-type="float">
            <text:p>36.170276430442</text:p>
          </table:table-cell>
          <table:table-cell office:value-type="float" office:value="40.152519935366" calcext:value-type="float">
            <text:p>40.152519935366</text:p>
          </table:table-cell>
          <table:table-cell office:value-type="float" office:value="41.785200918383" calcext:value-type="float">
            <text:p>41.785200918383</text:p>
          </table:table-cell>
          <table:table-cell office:value-type="float" office:value="41.979227428201" calcext:value-type="float">
            <text:p>41.979227428201</text:p>
          </table:table-cell>
          <table:table-cell office:value-type="float" office:value="41.352215342814" calcext:value-type="float">
            <text:p>41.352215342814</text:p>
          </table:table-cell>
          <table:table-cell office:value-type="float" office:value="40.25519049746" calcext:value-type="float">
            <text:p>40.25519049746</text:p>
          </table:table-cell>
          <table:table-cell office:value-type="float" office:value="38.87624815542" calcext:value-type="float">
            <text:p>38.87624815542</text:p>
          </table:table-cell>
          <table:table-cell office:value-type="float" office:value="37.316505632455" calcext:value-type="float">
            <text:p>37.316505632455</text:p>
          </table:table-cell>
          <table:table-cell office:value-type="float" office:value="35.632401807514" calcext:value-type="float">
            <text:p>35.632401807514</text:p>
          </table:table-cell>
          <table:table-cell office:value-type="float" office:value="33.857257302483" calcext:value-type="float">
            <text:p>33.857257302483</text:p>
          </table:table-cell>
          <table:table-cell office:value-type="float" office:value="32.01206885581" calcext:value-type="float">
            <text:p>32.01206885581</text:p>
          </table:table-cell>
          <table:table-cell office:value-type="float" office:value="30.110998172618" calcext:value-type="float">
            <text:p>30.110998172618</text:p>
          </table:table-cell>
          <table:table-cell office:value-type="float" office:value="28.164253800605" calcext:value-type="float">
            <text:p>28.164253800605</text:p>
          </table:table-cell>
          <table:table-cell office:value-type="float" office:value="26.179664768168" calcext:value-type="float">
            <text:p>26.179664768168</text:p>
          </table:table-cell>
          <table:table-cell office:value-type="float" office:value="24.163575401092" calcext:value-type="float">
            <text:p>24.163575401092</text:p>
          </table:table-cell>
          <table:table-cell office:value-type="float" office:value="22.121373734264" calcext:value-type="float">
            <text:p>22.121373734264</text:p>
          </table:table-cell>
          <table:table-cell office:value-type="float" office:value="20.057813763918" calcext:value-type="float">
            <text:p>20.057813763918</text:p>
          </table:table-cell>
          <table:table-cell office:value-type="float" office:value="17.977216869775" calcext:value-type="float">
            <text:p>17.977216869775</text:p>
          </table:table-cell>
          <table:table-cell office:value-type="float" office:value="15.8835996859" calcext:value-type="float">
            <text:p>15.8835996859</text:p>
          </table:table-cell>
          <table:table-cell office:value-type="float" office:value="13.780755709913" calcext:value-type="float">
            <text:p>13.780755709913</text:p>
          </table:table-cell>
          <table:table-cell office:value-type="float" office:value="11.672307069201" calcext:value-type="float">
            <text:p>11.672307069201</text:p>
          </table:table-cell>
          <table:table-cell office:value-type="float" office:value="9.561736736224" calcext:value-type="float">
            <text:p>9.561736736224</text:p>
          </table:table-cell>
          <table:table-cell office:value-type="float" office:value="7.452407895789" calcext:value-type="float">
            <text:p>7.452407895789</text:p>
          </table:table-cell>
          <table:table-cell office:value-type="float" office:value="5.347574964594" calcext:value-type="float">
            <text:p>5.347574964594</text:p>
          </table:table-cell>
          <table:table-cell office:value-type="float" office:value="3.250389327901" calcext:value-type="float">
            <text:p>3.250389327901</text:p>
          </table:table-cell>
          <table:table-cell office:value-type="float" office:value="1.163901846671" calcext:value-type="float">
            <text:p>1.163901846671</text:p>
          </table:table-cell>
          <table:table-cell office:value-type="float" office:value="-0.908936592671" calcext:value-type="float">
            <text:p>-0.908936592671</text:p>
          </table:table-cell>
          <table:table-cell office:value-type="float" office:value="-2.965275872983" calcext:value-type="float">
            <text:p>-2.965275872983</text:p>
          </table:table-cell>
          <table:table-cell office:value-type="float" office:value="-5.002368765597" calcext:value-type="float">
            <text:p>-5.002368765597</text:p>
          </table:table-cell>
          <table:table-cell office:value-type="float" office:value="-7.017574898372" calcext:value-type="float">
            <text:p>-7.017574898372</text:p>
          </table:table-cell>
          <table:table-cell office:value-type="float" office:value="-9.00836758145" calcext:value-type="float">
            <text:p>-9.00836758145</text:p>
          </table:table-cell>
          <table:table-cell office:value-type="float" office:value="-10.972344885798" calcext:value-type="float">
            <text:p>-10.972344885798</text:p>
          </table:table-cell>
          <table:table-cell office:value-type="float" office:value="-12.907246597402" calcext:value-type="float">
            <text:p>-12.907246597402</text:p>
          </table:table-cell>
          <table:table-cell office:value-type="float" office:value="-14.810978664432" calcext:value-type="float">
            <text:p>-14.810978664432</text:p>
          </table:table-cell>
          <table:table-cell office:value-type="float" office:value="-16.681646441388" calcext:value-type="float">
            <text:p>-16.681646441388</text:p>
          </table:table-cell>
          <table:table-cell office:value-type="float" office:value="-18.517597360467" calcext:value-type="float">
            <text:p>-18.517597360467</text:p>
          </table:table-cell>
          <table:table-cell office:value-type="float" office:value="-20.317472623046" calcext:value-type="float">
            <text:p>-20.317472623046</text:p>
          </table:table-cell>
          <table:table-cell office:value-type="float" office:value="-22.080266173497" calcext:value-type="float">
            <text:p>-22.080266173497</text:p>
          </table:table-cell>
          <table:table-cell office:value-type="float" office:value="-23.805387748821" calcext:value-type="float">
            <text:p>-23.805387748821</text:p>
          </table:table-cell>
          <table:table-cell office:value-type="float" office:value="-25.492725416383" calcext:value-type="float">
            <text:p>-25.492725416383</text:p>
          </table:table-cell>
          <table:table-cell office:value-type="float" office:value="-27.142701970031" calcext:value-type="float">
            <text:p>-27.142701970031</text:p>
          </table:table-cell>
          <table:table-cell office:value-type="float" office:value="-28.756319062419" calcext:value-type="float">
            <text:p>-28.756319062419</text:p>
          </table:table-cell>
          <table:table-cell office:value-type="float" office:value="-30.335183108574" calcext:value-type="float">
            <text:p>-30.335183108574</text:p>
          </table:table-cell>
          <table:table-cell office:value-type="float" office:value="-31.881507750685" calcext:value-type="float">
            <text:p>-31.881507750685</text:p>
          </table:table-cell>
          <table:table-cell office:value-type="float" office:value="-33.398088828501" calcext:value-type="float">
            <text:p>-33.398088828501</text:p>
          </table:table-cell>
          <table:table-cell office:value-type="float" office:value="-34.88824906666" calcext:value-type="float">
            <text:p>-34.88824906666</text:p>
          </table:table-cell>
          <table:table-cell office:value-type="float" office:value="-36.35575078543" calcext:value-type="float">
            <text:p>-36.35575078543</text:p>
          </table:table-cell>
          <table:table-cell office:value-type="float" office:value="-37.804675679444" calcext:value-type="float">
            <text:p>-37.804675679444</text:p>
          </table:table-cell>
          <table:table-cell office:value-type="float" office:value="-39.239271079094" calcext:value-type="float">
            <text:p>-39.239271079094</text:p>
          </table:table-cell>
          <table:table-cell office:value-type="float" office:value="-40.663762315891" calcext:value-type="float">
            <text:p>-40.663762315891</text:p>
          </table:table-cell>
          <table:table-cell office:value-type="float" office:value="-42.082131282373" calcext:value-type="float">
            <text:p>-42.082131282373</text:p>
          </table:table-cell>
          <table:table-cell office:value-type="float" office:value="-43.4978626288" calcext:value-type="float">
            <text:p>-43.4978626288</text:p>
          </table:table-cell>
          <table:table-cell office:value-type="float" office:value="-44.913662013394" calcext:value-type="float">
            <text:p>-44.913662013394</text:p>
          </table:table-cell>
          <table:table-cell office:value-type="float" office:value="-46.331156134721" calcext:value-type="float">
            <text:p>-46.331156134721</text:p>
          </table:table-cell>
          <table:table-cell office:value-type="float" office:value="-47.750592344057" calcext:value-type="float">
            <text:p>-47.750592344057</text:p>
          </table:table-cell>
          <table:table-cell office:value-type="float" office:value="-49.170566166131" calcext:value-type="float">
            <text:p>-49.170566166131</text:p>
          </table:table-cell>
          <table:table-cell office:value-type="float" office:value="-50.587816494252" calcext:value-type="float">
            <text:p>-50.587816494252</text:p>
          </table:table-cell>
          <table:table-cell office:value-type="float" office:value="-51.997137291252" calcext:value-type="float">
            <text:p>-51.997137291252</text:p>
          </table:table-cell>
          <table:table-cell office:value-type="float" office:value="-53.391456337518" calcext:value-type="float">
            <text:p>-53.391456337518</text:p>
          </table:table-cell>
          <table:table-cell office:value-type="float" office:value="-54.762120312722" calcext:value-type="float">
            <text:p>-54.762120312722</text:p>
          </table:table-cell>
          <table:table-cell office:value-type="float" office:value="-56.099397550886" calcext:value-type="float">
            <text:p>-56.099397550886</text:p>
          </table:table-cell>
          <table:table-cell office:value-type="float" office:value="-57.393166781249" calcext:value-type="float">
            <text:p>-57.393166781249</text:p>
          </table:table-cell>
          <table:table-cell office:value-type="float" office:value="-58.633711585553" calcext:value-type="float">
            <text:p>-58.633711585553</text:p>
          </table:table-cell>
          <table:table-cell office:value-type="float" office:value="-59.812502564594" calcext:value-type="float">
            <text:p>-59.812502564594</text:p>
          </table:table-cell>
          <table:table-cell office:value-type="float" office:value="-60.922839361891" calcext:value-type="float">
            <text:p>-60.922839361891</text:p>
          </table:table-cell>
          <table:table-cell office:value-type="float" office:value="-61.960251132335" calcext:value-type="float">
            <text:p>-61.960251132335</text:p>
          </table:table-cell>
          <table:table-cell office:value-type="float" office:value="-62.922609993408" calcext:value-type="float">
            <text:p>-62.922609993408</text:p>
          </table:table-cell>
          <table:table-cell office:value-type="float" office:value="-63.809977383188" calcext:value-type="float">
            <text:p>-63.809977383188</text:p>
          </table:table-cell>
          <table:table-cell office:value-type="float" office:value="-64.624254832359" calcext:value-type="float">
            <text:p>-64.624254832359</text:p>
          </table:table-cell>
          <table:table-cell office:value-type="float" office:value="-65.368733723323" calcext:value-type="float">
            <text:p>-65.368733723323</text:p>
          </table:table-cell>
          <table:table-cell office:value-type="float" office:value="-66.047632469171" calcext:value-type="float">
            <text:p>-66.047632469171</text:p>
          </table:table-cell>
          <table:table-cell office:value-type="float" office:value="-66.665684465362" calcext:value-type="float">
            <text:p>-66.665684465362</text:p>
          </table:table-cell>
          <table:table-cell office:value-type="float" office:value="-67.227809679868" calcext:value-type="float">
            <text:p>-67.227809679868</text:p>
          </table:table-cell>
          <table:table-cell office:value-type="float" office:value="-67.738877075353" calcext:value-type="float">
            <text:p>-67.738877075353</text:p>
          </table:table-cell>
          <table:table-cell office:value-type="float" office:value="-68.203548641024" calcext:value-type="float">
            <text:p>-68.203548641024</text:p>
          </table:table-cell>
          <table:table-cell office:value-type="float" office:value="-68.626188362641" calcext:value-type="float">
            <text:p>-68.626188362641</text:p>
          </table:table-cell>
          <table:table-cell office:value-type="float" office:value="-69.010818358169" calcext:value-type="float">
            <text:p>-69.010818358169</text:p>
          </table:table-cell>
          <table:table-cell office:value-type="float" office:value="-69.361106724773" calcext:value-type="float">
            <text:p>-69.361106724773</text:p>
          </table:table-cell>
          <table:table-cell office:value-type="float" office:value="-69.68037516911" calcext:value-type="float">
            <text:p>-69.68037516911</text:p>
          </table:table-cell>
          <table:table-cell office:value-type="float" office:value="-69.971617944803" calcext:value-type="float">
            <text:p>-69.971617944803</text:p>
          </table:table-cell>
          <table:table-cell office:value-type="float" office:value="-70.237526446293" calcext:value-type="float">
            <text:p>-70.237526446293</text:p>
          </table:table-cell>
          <table:table-cell office:value-type="float" office:value="-70.480515893444" calcext:value-type="float">
            <text:p>-70.480515893444</text:p>
          </table:table-cell>
          <table:table-cell office:value-type="float" office:value="-70.702751977078" calcext:value-type="float">
            <text:p>-70.702751977078</text:p>
          </table:table-cell>
          <table:table-cell office:value-type="float" office:value="-70.906176275334" calcext:value-type="float">
            <text:p>-70.906176275334</text:p>
          </table:table-cell>
          <table:table-cell office:value-type="float" office:value="-71.092529841184" calcext:value-type="float">
            <text:p>-71.092529841184</text:p>
          </table:table-cell>
          <table:table-cell office:value-type="float" office:value="-71.263374718969" calcext:value-type="float">
            <text:p>-71.263374718969</text:p>
          </table:table-cell>
          <table:table-cell office:value-type="float" office:value="-71.420113355938" calcext:value-type="float">
            <text:p>-71.420113355938</text:p>
          </table:table-cell>
          <table:table-cell office:value-type="float" office:value="-71.564005989698" calcext:value-type="float">
            <text:p>-71.564005989698</text:p>
          </table:table-cell>
          <table:table-cell office:value-type="float" office:value="-71.696186150871" calcext:value-type="float">
            <text:p>-71.696186150871</text:p>
          </table:table-cell>
          <table:table-cell office:value-type="float" office:value="-71.817674445024" calcext:value-type="float">
            <text:p>-71.817674445024</text:p>
          </table:table-cell>
          <table:table-cell office:value-type="float" office:value="-71.929390783409" calcext:value-type="float">
            <text:p>-71.929390783409</text:p>
          </table:table-cell>
          <table:table-cell office:value-type="float" office:value="-72.032165226812" calcext:value-type="float">
            <text:p>-72.032165226812</text:p>
          </table:table-cell>
          <table:table-cell office:value-type="float" office:value="-72.126747596103" calcext:value-type="float">
            <text:p>-72.126747596103</text:p>
          </table:table-cell>
          <table:table-cell office:value-type="float" office:value="-72.213815989938" calcext:value-type="float">
            <text:p>-72.213815989938</text:p>
          </table:table-cell>
          <table:table-cell office:value-type="float" office:value="-72.293984336205" calcext:value-type="float">
            <text:p>-72.293984336205</text:p>
          </table:table-cell>
          <table:table-cell office:value-type="float" office:value="-72.367809090328" calcext:value-type="float">
            <text:p>-72.367809090328</text:p>
          </table:table-cell>
          <table:table-cell office:value-type="float" office:value="-72.435795180809" calcext:value-type="float">
            <text:p>-72.435795180809</text:p>
          </table:table-cell>
          <table:table-cell office:value-type="float" office:value="-72.498401290746" calcext:value-type="float">
            <text:p>-72.498401290746</text:p>
          </table:table-cell>
          <table:table-cell office:value-type="float" office:value="-72.556044553575" calcext:value-type="float">
            <text:p>-72.556044553575</text:p>
          </table:table-cell>
          <table:table-cell office:value-type="float" office:value="-72.609104731867" calcext:value-type="float">
            <text:p>-72.609104731867</text:p>
          </table:table-cell>
          <table:table-cell office:value-type="float" office:value="-72.657927939701" calcext:value-type="float">
            <text:p>-72.657927939701</text:p>
          </table:table-cell>
          <table:table-cell office:value-type="float" office:value="-72.702829961801" calcext:value-type="float">
            <text:p>-72.702829961801</text:p>
          </table:table-cell>
          <table:table-cell office:value-type="float" office:value="-72.744099216119" calcext:value-type="float">
            <text:p>-72.744099216119</text:p>
          </table:table-cell>
          <table:table-cell office:value-type="float" office:value="-72.781999400924" calcext:value-type="float">
            <text:p>-72.781999400924</text:p>
          </table:table-cell>
          <table:table-cell office:value-type="float" office:value="-72.816771862446" calcext:value-type="float">
            <text:p>-72.816771862446</text:p>
          </table:table-cell>
          <table:table-cell office:value-type="float" office:value="-72.848637714785" calcext:value-type="float">
            <text:p>-72.848637714785</text:p>
          </table:table-cell>
          <table:table-cell office:value-type="float" office:value="-72.877799739999" calcext:value-type="float">
            <text:p>-72.877799739999</text:p>
          </table:table-cell>
          <table:table-cell office:value-type="float" office:value="-72.904444092917" calcext:value-type="float">
            <text:p>-72.904444092917</text:p>
          </table:table-cell>
          <table:table-cell office:value-type="float" office:value="-72.928741832337" calcext:value-type="float">
            <text:p>-72.928741832337</text:p>
          </table:table-cell>
          <table:table-cell office:value-type="float" office:value="-72.950850297698" calcext:value-type="float">
            <text:p>-72.950850297698</text:p>
          </table:table-cell>
          <table:table-cell office:value-type="float" office:value="-72.97091434807" calcext:value-type="float">
            <text:p>-72.97091434807</text:p>
          </table:table-cell>
          <table:table-cell office:value-type="float" office:value="-72.989067478361" calcext:value-type="float">
            <text:p>-72.989067478361</text:p>
          </table:table-cell>
          <table:table-cell office:value-type="float" office:value="-73.005432825908" calcext:value-type="float">
            <text:p>-73.005432825908</text:p>
          </table:table-cell>
          <table:table-cell office:value-type="float" office:value="-73.020124079099" calcext:value-type="float">
            <text:p>-73.020124079099</text:p>
          </table:table-cell>
          <table:table-cell office:value-type="float" office:value="-73.033246298371" calcext:value-type="float">
            <text:p>-73.033246298371</text:p>
          </table:table-cell>
          <table:table-cell office:value-type="float" office:value="-73.044896658739" calcext:value-type="float">
            <text:p>-73.044896658739</text:p>
          </table:table-cell>
          <table:table-cell office:value-type="float" office:value="-73.055165121985" calcext:value-type="float">
            <text:p>-73.055165121985</text:p>
          </table:table-cell>
          <table:table-cell office:value-type="float" office:value="-73.064135045751" calcext:value-type="float">
            <text:p>-73.064135045751</text:p>
          </table:table-cell>
          <table:table-cell office:value-type="float" office:value="-73.071883735954" calcext:value-type="float">
            <text:p>-73.071883735954</text:p>
          </table:table-cell>
          <table:table-cell office:value-type="float" office:value="-73.078482948261" calcext:value-type="float">
            <text:p>-73.078482948261</text:p>
          </table:table-cell>
          <table:table-cell office:value-type="float" office:value="-73.083999343721" calcext:value-type="float">
            <text:p>-73.083999343721</text:p>
          </table:table-cell>
          <table:table-cell office:value-type="float" office:value="-73.088494903122" calcext:value-type="float">
            <text:p>-73.088494903122</text:p>
          </table:table-cell>
          <table:table-cell office:value-type="float" office:value="-73.092027304118" calcext:value-type="float">
            <text:p>-73.092027304118</text:p>
          </table:table-cell>
          <table:table-cell office:value-type="float" office:value="-73.094650264794" calcext:value-type="float">
            <text:p>-73.094650264794</text:p>
          </table:table-cell>
          <table:table-cell office:value-type="float" office:value="-73.096413856894" calcext:value-type="float">
            <text:p>-73.096413856894</text:p>
          </table:table-cell>
          <table:table-cell office:value-type="float" office:value="-73.097364791641" calcext:value-type="float">
            <text:p>-73.097364791641</text:p>
          </table:table-cell>
          <table:table-cell office:value-type="float" office:value="-73.097546680765" calcext:value-type="float">
            <text:p>-73.097546680765</text:p>
          </table:table-cell>
          <table:table-cell office:value-type="float" office:value="-73.097000275069" calcext:value-type="float">
            <text:p>-73.097000275069</text:p>
          </table:table-cell>
          <table:table-cell office:value-type="float" office:value="-73.095763682651" calcext:value-type="float">
            <text:p>-73.095763682651</text:p>
          </table:table-cell>
          <table:table-cell office:value-type="float" office:value="-73.093872568666" calcext:value-type="float">
            <text:p>-73.093872568666</text:p>
          </table:table-cell>
          <table:table-cell office:value-type="float" office:value="-73.091360338336" calcext:value-type="float">
            <text:p>-73.091360338336</text:p>
          </table:table-cell>
          <table:table-cell office:value-type="float" office:value="-73.088258304741" calcext:value-type="float">
            <text:p>-73.088258304741</text:p>
          </table:table-cell>
          <table:table-cell office:value-type="float" office:value="-73.084595842758" calcext:value-type="float">
            <text:p>-73.084595842758</text:p>
          </table:table-cell>
          <table:table-cell office:value-type="float" office:value="-73.080400530422" calcext:value-type="float">
            <text:p>-73.080400530422</text:p>
          </table:table-cell>
          <table:table-cell office:value-type="float" office:value="-73.075698278806" calcext:value-type="float">
            <text:p>-73.075698278806</text:p>
          </table:table-cell>
          <table:table-cell office:value-type="float" office:value="-73.070513451448" calcext:value-type="float">
            <text:p>-73.070513451448</text:p>
          </table:table-cell>
          <table:table-cell office:value-type="float" office:value="-73.064868974253" calcext:value-type="float">
            <text:p>-73.064868974253</text:p>
          </table:table-cell>
          <table:table-cell office:value-type="float" office:value="-73.058786436681" calcext:value-type="float">
            <text:p>-73.058786436681</text:p>
          </table:table-cell>
          <table:table-cell office:value-type="float" office:value="-73.052286184988" calcext:value-type="float">
            <text:p>-73.052286184988</text:p>
          </table:table-cell>
          <table:table-cell office:value-type="float" office:value="-73.045387408207" calcext:value-type="float">
            <text:p>-73.045387408207</text:p>
          </table:table-cell>
          <table:table-cell office:value-type="float" office:value="-73.038108217473" calcext:value-type="float">
            <text:p>-73.038108217473</text:p>
          </table:table-cell>
          <table:table-cell office:value-type="float" office:value="-73.030465719263" calcext:value-type="float">
            <text:p>-73.030465719263</text:p>
          </table:table-cell>
          <table:table-cell office:value-type="float" office:value="-73.022476083062" calcext:value-type="float">
            <text:p>-73.022476083062</text:p>
          </table:table-cell>
          <table:table-cell office:value-type="float" office:value="-73.014154603923" calcext:value-type="float">
            <text:p>-73.014154603923</text:p>
          </table:table-cell>
          <table:table-cell office:value-type="float" office:value="-73.005515760325" calcext:value-type="float">
            <text:p>-73.005515760325</text:p>
          </table:table-cell>
          <table:table-cell office:value-type="float" office:value="-72.996573267744" calcext:value-type="float">
            <text:p>-72.996573267744</text:p>
          </table:table-cell>
          <table:table-cell office:value-type="float" office:value="-72.987340128254" calcext:value-type="float">
            <text:p>-72.987340128254</text:p>
          </table:table-cell>
          <table:table-cell office:value-type="float" office:value="-72.977828676507" calcext:value-type="float">
            <text:p>-72.977828676507</text:p>
          </table:table-cell>
          <table:table-cell office:value-type="float" office:value="-72.968050622361" calcext:value-type="float">
            <text:p>-72.968050622361</text:p>
          </table:table-cell>
          <table:table-cell office:value-type="float" office:value="-72.958017090434" calcext:value-type="float">
            <text:p>-72.958017090434</text:p>
          </table:table-cell>
          <table:table-cell office:value-type="float" office:value="-72.947738656829" calcext:value-type="float">
            <text:p>-72.947738656829</text:p>
          </table:table-cell>
          <table:table-cell office:value-type="float" office:value="-72.937225383242" calcext:value-type="float">
            <text:p>-72.937225383242</text:p>
          </table:table-cell>
          <table:table-cell office:value-type="float" office:value="-72.926486848665" calcext:value-type="float">
            <text:p>-72.926486848665</text:p>
          </table:table-cell>
          <table:table-cell office:value-type="float" office:value="-72.915532178869" calcext:value-type="float">
            <text:p>-72.915532178869</text:p>
          </table:table-cell>
          <table:table-cell office:value-type="float" office:value="-72.904370073832" calcext:value-type="float">
            <text:p>-72.904370073832</text:p>
          </table:table-cell>
          <table:table-cell office:value-type="float" office:value="-72.893008833279" calcext:value-type="float">
            <text:p>-72.893008833279</text:p>
          </table:table-cell>
          <table:table-cell office:value-type="float" office:value="-72.881456380464" calcext:value-type="float">
            <text:p>-72.881456380464</text:p>
          </table:table-cell>
          <table:table-cell office:value-type="float" office:value="-72.86972028434" calcext:value-type="float">
            <text:p>-72.86972028434</text:p>
          </table:table-cell>
          <table:table-cell office:value-type="float" office:value="-72.857807780225" calcext:value-type="float">
            <text:p>-72.857807780225</text:p>
          </table:table-cell>
          <table:table-cell office:value-type="float" office:value="-72.845725789084" calcext:value-type="float">
            <text:p>-72.845725789084</text:p>
          </table:table-cell>
          <table:table-cell office:value-type="float" office:value="-72.833480935526" calcext:value-type="float">
            <text:p>-72.833480935526</text:p>
          </table:table-cell>
          <table:table-cell office:value-type="float" office:value="-72.821079564607" calcext:value-type="float">
            <text:p>-72.821079564607</text:p>
          </table:table-cell>
          <table:table-cell office:value-type="float" office:value="-72.808527757537" calcext:value-type="float">
            <text:p>-72.808527757537</text:p>
          </table:table-cell>
          <table:table-cell office:value-type="float" office:value="-72.795831346349" calcext:value-type="float">
            <text:p>-72.795831346349</text:p>
          </table:table-cell>
          <table:table-cell office:value-type="float" office:value="-72.782995927633" calcext:value-type="float">
            <text:p>-72.782995927633</text:p>
          </table:table-cell>
          <table:table-cell office:value-type="float" office:value="-72.77002687537" calcext:value-type="float">
            <text:p>-72.77002687537</text:p>
          </table:table-cell>
          <table:table-cell office:value-type="float" office:value="-72.756929352963" calcext:value-type="float">
            <text:p>-72.756929352963</text:p>
          </table:table-cell>
          <table:table-cell office:value-type="float" office:value="-72.743708324487" calcext:value-type="float">
            <text:p>-72.743708324487</text:p>
          </table:table-cell>
          <table:table-cell office:value-type="float" office:value="-72.730368565246" calcext:value-type="float">
            <text:p>-72.730368565246</text:p>
          </table:table-cell>
          <table:table-cell office:value-type="float" office:value="-72.716914671656" calcext:value-type="float">
            <text:p>-72.716914671656</text:p>
          </table:table-cell>
          <table:table-cell office:value-type="float" office:value="-72.703351070521" calcext:value-type="float">
            <text:p>-72.703351070521</text:p>
          </table:table-cell>
          <table:table-cell office:value-type="float" office:value="-72.689682027738" calcext:value-type="float">
            <text:p>-72.689682027738</text:p>
          </table:table-cell>
          <table:table-cell office:value-type="float" office:value="-72.675911656459" calcext:value-type="float">
            <text:p>-72.675911656459</text:p>
          </table:table-cell>
          <table:table-cell office:value-type="float" office:value="-72.662043924763" calcext:value-type="float">
            <text:p>-72.662043924763</text:p>
          </table:table-cell>
          <table:table-cell office:value-type="float" office:value="-72.648082662866" calcext:value-type="float">
            <text:p>-72.648082662866</text:p>
          </table:table-cell>
          <table:table-cell office:value-type="float" office:value="-72.634031569891" calcext:value-type="float">
            <text:p>-72.634031569891</text:p>
          </table:table-cell>
          <table:table-cell office:value-type="float" office:value="-72.619894220239" calcext:value-type="float">
            <text:p>-72.619894220239</text:p>
          </table:table-cell>
          <table:table-cell office:value-type="float" office:value="-72.605674069578" calcext:value-type="float">
            <text:p>-72.605674069578</text:p>
          </table:table-cell>
          <table:table-cell office:value-type="float" office:value="-72.591374460488" calcext:value-type="float">
            <text:p>-72.591374460488</text:p>
          </table:table-cell>
          <table:table-cell office:value-type="float" office:value="-72.576998627765" calcext:value-type="float">
            <text:p>-72.576998627765</text:p>
          </table:table-cell>
          <table:table-cell office:value-type="float" office:value="-72.562549703427" calcext:value-type="float">
            <text:p>-72.562549703427</text:p>
          </table:table-cell>
          <table:table-cell office:value-type="float" office:value="-72.548030721425" calcext:value-type="float">
            <text:p>-72.548030721425</text:p>
          </table:table-cell>
          <table:table-cell office:value-type="float" office:value="-72.533444622087" calcext:value-type="float">
            <text:p>-72.533444622087</text:p>
          </table:table-cell>
          <table:table-cell office:value-type="float" office:value="-72.518794256311" calcext:value-type="float">
            <text:p>-72.518794256311</text:p>
          </table:table-cell>
          <table:table-cell office:value-type="float" office:value="-72.504082389515" calcext:value-type="float">
            <text:p>-72.504082389515</text:p>
          </table:table-cell>
          <table:table-cell office:value-type="float" office:value="-72.489311705377" calcext:value-type="float">
            <text:p>-72.489311705377</text:p>
          </table:table-cell>
          <table:table-cell office:value-type="float" office:value="-72.474484809354" calcext:value-type="float">
            <text:p>-72.474484809354</text:p>
          </table:table-cell>
          <table:table-cell office:value-type="float" office:value="-72.459604232017" calcext:value-type="float">
            <text:p>-72.459604232017</text:p>
          </table:table-cell>
          <table:table-cell office:value-type="float" office:value="-72.444672432195" calcext:value-type="float">
            <text:p>-72.444672432195</text:p>
          </table:table-cell>
          <table:table-cell office:value-type="float" office:value="-72.429691799957" calcext:value-type="float">
            <text:p>-72.429691799957</text:p>
          </table:table-cell>
          <table:table-cell office:value-type="float" office:value="-72.414664659423" calcext:value-type="float">
            <text:p>-72.414664659423</text:p>
          </table:table-cell>
          <table:table-cell office:value-type="float" office:value="-72.399593271433" calcext:value-type="float">
            <text:p>-72.399593271433</text:p>
          </table:table-cell>
          <table:table-cell office:value-type="float" office:value="-72.384479836066" calcext:value-type="float">
            <text:p>-72.384479836066</text:p>
          </table:table-cell>
          <table:table-cell office:value-type="float" office:value="-72.369326495033" calcext:value-type="float">
            <text:p>-72.369326495033</text:p>
          </table:table-cell>
          <table:table-cell office:value-type="float" office:value="-72.35413533394" calcext:value-type="float">
            <text:p>-72.35413533394</text:p>
          </table:table-cell>
          <table:table-cell office:value-type="float" office:value="-72.338908384436" calcext:value-type="float">
            <text:p>-72.338908384436</text:p>
          </table:table-cell>
          <table:table-cell office:value-type="float" office:value="-72.323647626248" calcext:value-type="float">
            <text:p>-72.323647626248</text:p>
          </table:table-cell>
          <table:table-cell office:value-type="float" office:value="-72.308354989112" calcext:value-type="float">
            <text:p>-72.308354989112</text:p>
          </table:table-cell>
          <table:table-cell office:value-type="float" office:value="-72.29303235461" calcext:value-type="float">
            <text:p>-72.29303235461</text:p>
          </table:table-cell>
          <table:table-cell office:value-type="float" office:value="-72.277681557908" calcext:value-type="float">
            <text:p>-72.277681557908</text:p>
          </table:table-cell>
          <table:table-cell office:value-type="float" office:value="-72.262304389411" calcext:value-type="float">
            <text:p>-72.262304389411</text:p>
          </table:table-cell>
          <table:table-cell office:value-type="float" office:value="-72.246902596338" calcext:value-type="float">
            <text:p>-72.246902596338</text:p>
          </table:table-cell>
          <table:table-cell office:value-type="float" office:value="-72.231477884211" calcext:value-type="float">
            <text:p>-72.231477884211</text:p>
          </table:table-cell>
          <table:table-cell office:value-type="float" office:value="-72.216031918288" calcext:value-type="float">
            <text:p>-72.216031918288</text:p>
          </table:table-cell>
          <table:table-cell office:value-type="float" office:value="-72.200566324904" calcext:value-type="float">
            <text:p>-72.200566324904</text:p>
          </table:table-cell>
          <table:table-cell office:value-type="float" office:value="-72.185082692772" calcext:value-type="float">
            <text:p>-72.185082692772</text:p>
          </table:table-cell>
          <table:table-cell office:value-type="float" office:value="-72.169582574201" calcext:value-type="float">
            <text:p>-72.169582574201</text:p>
          </table:table-cell>
          <table:table-cell office:value-type="float" office:value="-72.154067486274" calcext:value-type="float">
            <text:p>-72.154067486274</text:p>
          </table:table-cell>
          <table:table-cell office:value-type="float" office:value="-72.138538911959" calcext:value-type="float">
            <text:p>-72.138538911959</text:p>
          </table:table-cell>
          <table:table-cell office:value-type="float" office:value="-72.122998301174" calcext:value-type="float">
            <text:p>-72.122998301174</text:p>
          </table:table-cell>
          <table:table-cell office:value-type="float" office:value="-72.107447071806" calcext:value-type="float">
            <text:p>-72.107447071806</text:p>
          </table:table-cell>
          <table:table-cell office:value-type="float" office:value="-72.091886610676" calcext:value-type="float">
            <text:p>-72.091886610676</text:p>
          </table:table-cell>
          <table:table-cell office:value-type="float" office:value="-72.07631827447" calcext:value-type="float">
            <text:p>-72.07631827447</text:p>
          </table:table-cell>
          <table:table-cell office:value-type="float" office:value="-72.06074339062" calcext:value-type="float">
            <text:p>-72.06074339062</text:p>
          </table:table-cell>
          <table:table-cell office:value-type="float" office:value="-72.045163258155" calcext:value-type="float">
            <text:p>-72.045163258155</text:p>
          </table:table-cell>
          <table:table-cell office:value-type="float" office:value="-72.029579148509" calcext:value-type="float">
            <text:p>-72.029579148509</text:p>
          </table:table-cell>
          <table:table-cell office:value-type="float" office:value="-72.013992306293" calcext:value-type="float">
            <text:p>-72.013992306293</text:p>
          </table:table-cell>
          <table:table-cell office:value-type="float" office:value="-71.998403950043" calcext:value-type="float">
            <text:p>-71.998403950043</text:p>
          </table:table-cell>
          <table:table-cell office:value-type="float" office:value="-71.982815272925" calcext:value-type="float">
            <text:p>-71.982815272925</text:p>
          </table:table-cell>
          <table:table-cell office:value-type="float" office:value="-71.967227443421" calcext:value-type="float">
            <text:p>-71.967227443421</text:p>
          </table:table-cell>
          <table:table-cell office:value-type="float" office:value="-71.95164160598" calcext:value-type="float">
            <text:p>-71.95164160598</text:p>
          </table:table-cell>
          <table:table-cell office:value-type="float" office:value="-71.936058881643" calcext:value-type="float">
            <text:p>-71.936058881643</text:p>
          </table:table-cell>
          <table:table-cell office:value-type="float" office:value="-71.920480368651" calcext:value-type="float">
            <text:p>-71.920480368651</text:p>
          </table:table-cell>
          <table:table-cell office:value-type="float" office:value="-71.904907143014" calcext:value-type="float">
            <text:p>-71.904907143014</text:p>
          </table:table-cell>
          <table:table-cell office:value-type="float" office:value="-71.889340259074" calcext:value-type="float">
            <text:p>-71.889340259074</text:p>
          </table:table-cell>
          <table:table-cell office:value-type="float" office:value="-71.873780750033" calcext:value-type="float">
            <text:p>-71.873780750033</text:p>
          </table:table-cell>
          <table:table-cell office:value-type="float" office:value="-71.858229628469" calcext:value-type="float">
            <text:p>-71.858229628469</text:p>
          </table:table-cell>
          <table:table-cell office:value-type="float" office:value="-71.842687886829" calcext:value-type="float">
            <text:p>-71.842687886829</text:p>
          </table:table-cell>
          <table:table-cell table:number-columns-repeated="673"/>
        </table:table-row>
        <table:table-row table:style-name="ro2">
          <table:table-cell table:style-name="Default" office:value-type="string" calcext:value-type="string">
            <text:p>Threshold Voltage</text:p>
          </table:table-cell>
          <table:table-cell table:number-columns-repeated="1023"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Membrane Voltage (6.3 C)</text:p>
          </table:table-cell>
          <table:table-cell office:value-type="float" office:value="-59.293954180222" calcext:value-type="float">
            <text:p>-59.293954180222</text:p>
          </table:table-cell>
          <table:table-cell office:value-type="float" office:value="-59.265657504405" calcext:value-type="float">
            <text:p>-59.265657504405</text:p>
          </table:table-cell>
          <table:table-cell office:value-type="float" office:value="-59.236694876311" calcext:value-type="float">
            <text:p>-59.236694876311</text:p>
          </table:table-cell>
          <table:table-cell office:value-type="float" office:value="-59.207076811871" calcext:value-type="float">
            <text:p>-59.207076811871</text:p>
          </table:table-cell>
          <table:table-cell office:value-type="float" office:value="-59.176811239205" calcext:value-type="float">
            <text:p>-59.176811239205</text:p>
          </table:table-cell>
          <table:table-cell office:value-type="float" office:value="-59.145903665686" calcext:value-type="float">
            <text:p>-59.145903665686</text:p>
          </table:table-cell>
          <table:table-cell office:value-type="float" office:value="-59.114357327982" calcext:value-type="float">
            <text:p>-59.114357327982</text:p>
          </table:table-cell>
          <table:table-cell office:value-type="float" office:value="-59.082173326169" calcext:value-type="float">
            <text:p>-59.082173326169</text:p>
          </table:table-cell>
          <table:table-cell office:value-type="float" office:value="-59.049350742921" calcext:value-type="float">
            <text:p>-59.049350742921</text:p>
          </table:table-cell>
          <table:table-cell office:value-type="float" office:value="-59.015886748752" calcext:value-type="float">
            <text:p>-59.015886748752</text:p>
          </table:table-cell>
          <table:table-cell office:value-type="float" office:value="-58.981776694191" calcext:value-type="float">
            <text:p>-58.981776694191</text:p>
          </table:table-cell>
          <table:table-cell office:value-type="float" office:value="-58.947014189721" calcext:value-type="float">
            <text:p>-58.947014189721</text:p>
          </table:table-cell>
          <table:table-cell office:value-type="float" office:value="-58.91159117422" calcext:value-type="float">
            <text:p>-58.91159117422</text:p>
          </table:table-cell>
          <table:table-cell office:value-type="float" office:value="-58.875497972619" calcext:value-type="float">
            <text:p>-58.875497972619</text:p>
          </table:table-cell>
          <table:table-cell office:value-type="float" office:value="-58.838723343362" calcext:value-type="float">
            <text:p>-58.838723343362</text:p>
          </table:table-cell>
          <table:table-cell office:value-type="float" office:value="-58.801254516249" calcext:value-type="float">
            <text:p>-58.801254516249</text:p>
          </table:table-cell>
          <table:table-cell office:value-type="float" office:value="-58.763077221123" calcext:value-type="float">
            <text:p>-58.763077221123</text:p>
          </table:table-cell>
          <table:table-cell office:value-type="float" office:value="-58.724175707852" calcext:value-type="float">
            <text:p>-58.724175707852</text:p>
          </table:table-cell>
          <table:table-cell office:value-type="float" office:value="-58.684532757949" calcext:value-type="float">
            <text:p>-58.684532757949</text:p>
          </table:table-cell>
          <table:table-cell office:value-type="float" office:value="-58.64412968814" calcext:value-type="float">
            <text:p>-58.64412968814</text:p>
          </table:table-cell>
          <table:table-cell office:value-type="float" office:value="-58.602946346137" calcext:value-type="float">
            <text:p>-58.602946346137</text:p>
          </table:table-cell>
          <table:table-cell office:value-type="float" office:value="-58.560961098782" calcext:value-type="float">
            <text:p>-58.560961098782</text:p>
          </table:table-cell>
          <table:table-cell office:value-type="float" office:value="-58.518150812725" calcext:value-type="float">
            <text:p>-58.518150812725</text:p>
          </table:table-cell>
          <table:table-cell office:value-type="float" office:value="-58.474490827689" calcext:value-type="float">
            <text:p>-58.474490827689</text:p>
          </table:table-cell>
          <table:table-cell office:value-type="float" office:value="-58.429954922356" calcext:value-type="float">
            <text:p>-58.429954922356</text:p>
          </table:table-cell>
          <table:table-cell office:value-type="float" office:value="-58.384515272852" calcext:value-type="float">
            <text:p>-58.384515272852</text:p>
          </table:table-cell>
          <table:table-cell office:value-type="float" office:value="-58.338142403725" calcext:value-type="float">
            <text:p>-58.338142403725</text:p>
          </table:table-cell>
          <table:table-cell office:value-type="float" office:value="-58.290805131296" calcext:value-type="float">
            <text:p>-58.290805131296</text:p>
          </table:table-cell>
          <table:table-cell office:value-type="float" office:value="-58.242470499159" calcext:value-type="float">
            <text:p>-58.242470499159</text:p>
          </table:table-cell>
          <table:table-cell office:value-type="float" office:value="-58.193103705596" calcext:value-type="float">
            <text:p>-58.193103705596</text:p>
          </table:table-cell>
          <table:table-cell office:value-type="float" office:value="-58.142668022561" calcext:value-type="float">
            <text:p>-58.142668022561</text:p>
          </table:table-cell>
          <table:table-cell office:value-type="float" office:value="-58.091124705867" calcext:value-type="float">
            <text:p>-58.091124705867</text:p>
          </table:table-cell>
          <table:table-cell office:value-type="float" office:value="-58.038432896103" calcext:value-type="float">
            <text:p>-58.038432896103</text:p>
          </table:table-cell>
          <table:table-cell office:value-type="float" office:value="-57.984549509759" calcext:value-type="float">
            <text:p>-57.984549509759</text:p>
          </table:table-cell>
          <table:table-cell office:value-type="float" office:value="-57.929429119955" calcext:value-type="float">
            <text:p>-57.929429119955</text:p>
          </table:table-cell>
          <table:table-cell office:value-type="float" office:value="-57.873023826065" calcext:value-type="float">
            <text:p>-57.873023826065</text:p>
          </table:table-cell>
          <table:table-cell office:value-type="float" office:value="-57.81528311146" calcext:value-type="float">
            <text:p>-57.81528311146</text:p>
          </table:table-cell>
          <table:table-cell office:value-type="float" office:value="-57.756153688477" calcext:value-type="float">
            <text:p>-57.756153688477</text:p>
          </table:table-cell>
          <table:table-cell office:value-type="float" office:value="-57.69557932961" calcext:value-type="float">
            <text:p>-57.69557932961</text:p>
          </table:table-cell>
          <table:table-cell office:value-type="float" office:value="-57.633500683805" calcext:value-type="float">
            <text:p>-57.633500683805</text:p>
          </table:table-cell>
          <table:table-cell office:value-type="float" office:value="-57.569855076588" calcext:value-type="float">
            <text:p>-57.569855076588</text:p>
          </table:table-cell>
          <table:table-cell office:value-type="float" office:value="-57.504576292628" calcext:value-type="float">
            <text:p>-57.504576292628</text:p>
          </table:table-cell>
          <table:table-cell office:value-type="float" office:value="-57.437594339146" calcext:value-type="float">
            <text:p>-57.437594339146</text:p>
          </table:table-cell>
          <table:table-cell office:value-type="float" office:value="-57.368835188403" calcext:value-type="float">
            <text:p>-57.368835188403</text:p>
          </table:table-cell>
          <table:table-cell office:value-type="float" office:value="-57.298220497294" calcext:value-type="float">
            <text:p>-57.298220497294</text:p>
          </table:table-cell>
          <table:table-cell office:value-type="float" office:value="-57.225667301827" calcext:value-type="float">
            <text:p>-57.225667301827</text:p>
          </table:table-cell>
          <table:table-cell office:value-type="float" office:value="-57.151087684012" calcext:value-type="float">
            <text:p>-57.151087684012</text:p>
          </table:table-cell>
          <table:table-cell office:value-type="float" office:value="-57.074388408371" calcext:value-type="float">
            <text:p>-57.074388408371</text:p>
          </table:table-cell>
          <table:table-cell office:value-type="float" office:value="-56.995470524954" calcext:value-type="float">
            <text:p>-56.995470524954</text:p>
          </table:table-cell>
          <table:table-cell office:value-type="float" office:value="-56.91422893536" calcext:value-type="float">
            <text:p>-56.91422893536</text:p>
          </table:table-cell>
          <table:table-cell office:value-type="float" office:value="-56.830551917802" calcext:value-type="float">
            <text:p>-56.830551917802</text:p>
          </table:table-cell>
          <table:table-cell office:value-type="float" office:value="-56.744320606805" calcext:value-type="float">
            <text:p>-56.744320606805</text:p>
          </table:table-cell>
          <table:table-cell office:value-type="float" office:value="-56.6554084225" calcext:value-type="float">
            <text:p>-56.6554084225</text:p>
          </table:table-cell>
          <table:table-cell office:value-type="float" office:value="-56.56368044389" calcext:value-type="float">
            <text:p>-56.56368044389</text:p>
          </table:table-cell>
          <table:table-cell office:value-type="float" office:value="-56.468992719669" calcext:value-type="float">
            <text:p>-56.468992719669</text:p>
          </table:table-cell>
          <table:table-cell office:value-type="float" office:value="-56.371191509368" calcext:value-type="float">
            <text:p>-56.371191509368</text:p>
          </table:table-cell>
          <table:table-cell office:value-type="float" office:value="-56.270112446599" calcext:value-type="float">
            <text:p>-56.270112446599</text:p>
          </table:table-cell>
          <table:table-cell office:value-type="float" office:value="-56.165579615055" calcext:value-type="float">
            <text:p>-56.165579615055</text:p>
          </table:table-cell>
          <table:table-cell office:value-type="float" office:value="-56.057404526621" calcext:value-type="float">
            <text:p>-56.057404526621</text:p>
          </table:table-cell>
          <table:table-cell office:value-type="float" office:value="-55.945384989446" calcext:value-type="float">
            <text:p>-55.945384989446</text:p>
          </table:table-cell>
          <table:table-cell office:value-type="float" office:value="-55.829303852105" calcext:value-type="float">
            <text:p>-55.829303852105</text:p>
          </table:table-cell>
          <table:table-cell office:value-type="float" office:value="-55.708927607914" calcext:value-type="float">
            <text:p>-55.708927607914</text:p>
          </table:table-cell>
          <table:table-cell office:value-type="float" office:value="-55.584004841164" calcext:value-type="float">
            <text:p>-55.584004841164</text:p>
          </table:table-cell>
          <table:table-cell office:value-type="float" office:value="-55.454264494231" calcext:value-type="float">
            <text:p>-55.454264494231</text:p>
          </table:table-cell>
          <table:table-cell office:value-type="float" office:value="-55.319413931346" calcext:value-type="float">
            <text:p>-55.319413931346</text:p>
          </table:table-cell>
          <table:table-cell office:value-type="float" office:value="-55.179136771002" calcext:value-type="float">
            <text:p>-55.179136771002</text:p>
          </table:table-cell>
          <table:table-cell office:value-type="float" office:value="-55.033090454566" calcext:value-type="float">
            <text:p>-55.033090454566</text:p>
          </table:table-cell>
          <table:table-cell office:value-type="float" office:value="-54.880903513401" calcext:value-type="float">
            <text:p>-54.880903513401</text:p>
          </table:table-cell>
          <table:table-cell office:value-type="float" office:value="-54.722172490626" calcext:value-type="float">
            <text:p>-54.722172490626</text:p>
          </table:table-cell>
          <table:table-cell office:value-type="float" office:value="-54.55645846633" calcext:value-type="float">
            <text:p>-54.55645846633</text:p>
          </table:table-cell>
          <table:table-cell office:value-type="float" office:value="-54.383283126298" calcext:value-type="float">
            <text:p>-54.383283126298</text:p>
          </table:table-cell>
          <table:table-cell office:value-type="float" office:value="-54.202124303955" calcext:value-type="float">
            <text:p>-54.202124303955</text:p>
          </table:table-cell>
          <table:table-cell office:value-type="float" office:value="-54.012410912783" calcext:value-type="float">
            <text:p>-54.012410912783</text:p>
          </table:table-cell>
          <table:table-cell office:value-type="float" office:value="-53.813517171601" calcext:value-type="float">
            <text:p>-53.813517171601</text:p>
          </table:table-cell>
          <table:table-cell office:value-type="float" office:value="-53.604756007172" calcext:value-type="float">
            <text:p>-53.604756007172</text:p>
          </table:table-cell>
          <table:table-cell office:value-type="float" office:value="-53.385371497011" calcext:value-type="float">
            <text:p>-53.385371497011</text:p>
          </table:table-cell>
          <table:table-cell office:value-type="float" office:value="-53.154530189141" calcext:value-type="float">
            <text:p>-53.154530189141</text:p>
          </table:table-cell>
          <table:table-cell office:value-type="float" office:value="-52.911311103812" calcext:value-type="float">
            <text:p>-52.911311103812</text:p>
          </table:table-cell>
          <table:table-cell office:value-type="float" office:value="-52.654694183621" calcext:value-type="float">
            <text:p>-52.654694183621</text:p>
          </table:table-cell>
          <table:table-cell office:value-type="float" office:value="-52.383546911281" calcext:value-type="float">
            <text:p>-52.383546911281</text:p>
          </table:table-cell>
          <table:table-cell office:value-type="float" office:value="-52.096608756553" calcext:value-type="float">
            <text:p>-52.096608756553</text:p>
          </table:table-cell>
          <table:table-cell office:value-type="float" office:value="-51.792473042847" calcext:value-type="float">
            <text:p>-51.792473042847</text:p>
          </table:table-cell>
          <table:table-cell office:value-type="float" office:value="-51.469565736509" calcext:value-type="float">
            <text:p>-51.469565736509</text:p>
          </table:table-cell>
          <table:table-cell office:value-type="float" office:value="-51.126120553651" calcext:value-type="float">
            <text:p>-51.126120553651</text:p>
          </table:table-cell>
          <table:table-cell office:value-type="float" office:value="-50.760149645298" calcext:value-type="float">
            <text:p>-50.760149645298</text:p>
          </table:table-cell>
          <table:table-cell office:value-type="float" office:value="-50.369408955062" calcext:value-type="float">
            <text:p>-50.369408955062</text:p>
          </table:table-cell>
          <table:table-cell office:value-type="float" office:value="-49.951357136055" calcext:value-type="float">
            <text:p>-49.951357136055</text:p>
          </table:table-cell>
          <table:table-cell office:value-type="float" office:value="-49.503106655025" calcext:value-type="float">
            <text:p>-49.503106655025</text:p>
          </table:table-cell>
          <table:table-cell office:value-type="float" office:value="-49.021365388597" calcext:value-type="float">
            <text:p>-49.021365388597</text:p>
          </table:table-cell>
          <table:table-cell office:value-type="float" office:value="-48.50236661311" calcext:value-type="float">
            <text:p>-48.50236661311</text:p>
          </table:table-cell>
          <table:table-cell office:value-type="float" office:value="-47.94178478638" calcext:value-type="float">
            <text:p>-47.94178478638</text:p>
          </table:table-cell>
          <table:table-cell office:value-type="float" office:value="-47.334633894157" calcext:value-type="float">
            <text:p>-47.334633894157</text:p>
          </table:table-cell>
          <table:table-cell office:value-type="float" office:value="-46.675144360437" calcext:value-type="float">
            <text:p>-46.675144360437</text:p>
          </table:table-cell>
          <table:table-cell office:value-type="float" office:value="-45.956613573132" calcext:value-type="float">
            <text:p>-45.956613573132</text:p>
          </table:table-cell>
          <table:table-cell office:value-type="float" office:value="-45.171223933294" calcext:value-type="float">
            <text:p>-45.171223933294</text:p>
          </table:table-cell>
          <table:table-cell office:value-type="float" office:value="-44.309820990395" calcext:value-type="float">
            <text:p>-44.309820990395</text:p>
          </table:table-cell>
          <table:table-cell office:value-type="float" office:value="-43.361642707147" calcext:value-type="float">
            <text:p>-43.361642707147</text:p>
          </table:table-cell>
          <table:table-cell office:value-type="float" office:value="-42.313989308547" calcext:value-type="float">
            <text:p>-42.313989308547</text:p>
          </table:table-cell>
          <table:table-cell office:value-type="float" office:value="-41.151821761123" calcext:value-type="float">
            <text:p>-41.151821761123</text:p>
          </table:table-cell>
          <table:table-cell office:value-type="float" office:value="-39.857276226519" calcext:value-type="float">
            <text:p>-39.857276226519</text:p>
          </table:table-cell>
          <table:table-cell office:value-type="float" office:value="-38.409082874399" calcext:value-type="float">
            <text:p>-38.409082874399</text:p>
          </table:table-cell>
          <table:table-cell office:value-type="float" office:value="-36.781882181353" calcext:value-type="float">
            <text:p>-36.781882181353</text:p>
          </table:table-cell>
          <table:table-cell office:value-type="float" office:value="-34.945443892562" calcext:value-type="float">
            <text:p>-34.945443892562</text:p>
          </table:table-cell>
          <table:table-cell office:value-type="float" office:value="-32.863819715127" calcext:value-type="float">
            <text:p>-32.863819715127</text:p>
          </table:table-cell>
          <table:table-cell office:value-type="float" office:value="-30.494512221736" calcext:value-type="float">
            <text:p>-30.494512221736</text:p>
          </table:table-cell>
          <table:table-cell office:value-type="float" office:value="-27.787839862554" calcext:value-type="float">
            <text:p>-27.787839862554</text:p>
          </table:table-cell>
          <table:table-cell office:value-type="float" office:value="-24.686855944266" calcext:value-type="float">
            <text:p>-24.686855944266</text:p>
          </table:table-cell>
          <table:table-cell office:value-type="float" office:value="-21.128490301248" calcext:value-type="float">
            <text:p>-21.128490301248</text:p>
          </table:table-cell>
          <table:table-cell office:value-type="float" office:value="-17.047084720483" calcext:value-type="float">
            <text:p>-17.047084720483</text:p>
          </table:table-cell>
          <table:table-cell office:value-type="float" office:value="-12.382185148882" calcext:value-type="float">
            <text:p>-12.382185148882</text:p>
          </table:table-cell>
          <table:table-cell office:value-type="float" office:value="-7.093082267434" calcext:value-type="float">
            <text:p>-7.093082267434</text:p>
          </table:table-cell>
          <table:table-cell office:value-type="float" office:value="-1.182308935512" calcext:value-type="float">
            <text:p>-1.182308935512</text:p>
          </table:table-cell>
          <table:table-cell office:value-type="float" office:value="5.27258225389" calcext:value-type="float">
            <text:p>5.27258225389</text:p>
          </table:table-cell>
          <table:table-cell office:value-type="float" office:value="12.086929705628" calcext:value-type="float">
            <text:p>12.086929705628</text:p>
          </table:table-cell>
          <table:table-cell office:value-type="float" office:value="18.955184177344" calcext:value-type="float">
            <text:p>18.955184177344</text:p>
          </table:table-cell>
          <table:table-cell office:value-type="float" office:value="25.479835202174" calcext:value-type="float">
            <text:p>25.479835202174</text:p>
          </table:table-cell>
          <table:table-cell office:value-type="float" office:value="31.254238063482" calcext:value-type="float">
            <text:p>31.254238063482</text:p>
          </table:table-cell>
          <table:table-cell office:value-type="float" office:value="35.974590437341" calcext:value-type="float">
            <text:p>35.974590437341</text:p>
          </table:table-cell>
          <table:table-cell office:value-type="float" office:value="39.523470640141" calcext:value-type="float">
            <text:p>39.523470640141</text:p>
          </table:table-cell>
          <table:table-cell office:value-type="float" office:value="41.976880285954" calcext:value-type="float">
            <text:p>41.976880285954</text:p>
          </table:table-cell>
          <table:table-cell office:value-type="float" office:value="43.538736263985" calcext:value-type="float">
            <text:p>43.538736263985</text:p>
          </table:table-cell>
          <table:table-cell office:value-type="float" office:value="44.451229029188" calcext:value-type="float">
            <text:p>44.451229029188</text:p>
          </table:table-cell>
          <table:table-cell office:value-type="float" office:value="44.928309034162" calcext:value-type="float">
            <text:p>44.928309034162</text:p>
          </table:table-cell>
          <table:table-cell office:value-type="float" office:value="45.128174468844" calcext:value-type="float">
            <text:p>45.128174468844</text:p>
          </table:table-cell>
          <table:table-cell office:value-type="float" office:value="45.154645596587" calcext:value-type="float">
            <text:p>45.154645596587</text:p>
          </table:table-cell>
          <table:table-cell office:value-type="float" office:value="45.07074119702" calcext:value-type="float">
            <text:p>45.07074119702</text:p>
          </table:table-cell>
          <table:table-cell office:value-type="float" office:value="44.913109752362" calcext:value-type="float">
            <text:p>44.913109752362</text:p>
          </table:table-cell>
          <table:table-cell office:value-type="float" office:value="44.70285782583" calcext:value-type="float">
            <text:p>44.70285782583</text:p>
          </table:table-cell>
          <table:table-cell office:value-type="float" office:value="44.45240442061" calcext:value-type="float">
            <text:p>44.45240442061</text:p>
          </table:table-cell>
          <table:table-cell office:value-type="float" office:value="44.16941202451" calcext:value-type="float">
            <text:p>44.16941202451</text:p>
          </table:table-cell>
          <table:table-cell office:value-type="float" office:value="43.85891841107" calcext:value-type="float">
            <text:p>43.85891841107</text:p>
          </table:table-cell>
          <table:table-cell office:value-type="float" office:value="43.524465175488" calcext:value-type="float">
            <text:p>43.524465175488</text:p>
          </table:table-cell>
          <table:table-cell office:value-type="float" office:value="43.16869662784" calcext:value-type="float">
            <text:p>43.16869662784</text:p>
          </table:table-cell>
          <table:table-cell office:value-type="float" office:value="42.793685620655" calcext:value-type="float">
            <text:p>42.793685620655</text:p>
          </table:table-cell>
          <table:table-cell office:value-type="float" office:value="42.40111842403" calcext:value-type="float">
            <text:p>42.40111842403</text:p>
          </table:table-cell>
          <table:table-cell office:value-type="float" office:value="41.992405242088" calcext:value-type="float">
            <text:p>41.992405242088</text:p>
          </table:table-cell>
          <table:table-cell office:value-type="float" office:value="41.568750003381" calcext:value-type="float">
            <text:p>41.568750003381</text:p>
          </table:table-cell>
          <table:table-cell office:value-type="float" office:value="41.131196770568" calcext:value-type="float">
            <text:p>41.131196770568</text:p>
          </table:table-cell>
          <table:table-cell office:value-type="float" office:value="40.680662038724" calcext:value-type="float">
            <text:p>40.680662038724</text:p>
          </table:table-cell>
          <table:table-cell office:value-type="float" office:value="40.217958102006" calcext:value-type="float">
            <text:p>40.217958102006</text:p>
          </table:table-cell>
          <table:table-cell office:value-type="float" office:value="39.743810524453" calcext:value-type="float">
            <text:p>39.743810524453</text:p>
          </table:table-cell>
          <table:table-cell office:value-type="float" office:value="39.258871576804" calcext:value-type="float">
            <text:p>39.258871576804</text:p>
          </table:table-cell>
          <table:table-cell office:value-type="float" office:value="38.763730827758" calcext:value-type="float">
            <text:p>38.763730827758</text:p>
          </table:table-cell>
          <table:table-cell office:value-type="float" office:value="38.25892367398" calcext:value-type="float">
            <text:p>38.25892367398</text:p>
          </table:table-cell>
          <table:table-cell office:value-type="float" office:value="37.744938340894" calcext:value-type="float">
            <text:p>37.744938340894</text:p>
          </table:table-cell>
          <table:table-cell office:value-type="float" office:value="37.22222172355" calcext:value-type="float">
            <text:p>37.22222172355</text:p>
          </table:table-cell>
          <table:table-cell office:value-type="float" office:value="36.691184329014" calcext:value-type="float">
            <text:p>36.691184329014</text:p>
          </table:table-cell>
          <table:table-cell office:value-type="float" office:value="36.152204508804" calcext:value-type="float">
            <text:p>36.152204508804</text:p>
          </table:table-cell>
          <table:table-cell office:value-type="float" office:value="35.605632119663" calcext:value-type="float">
            <text:p>35.605632119663</text:p>
          </table:table-cell>
          <table:table-cell office:value-type="float" office:value="35.051791715925" calcext:value-type="float">
            <text:p>35.051791715925</text:p>
          </table:table-cell>
          <table:table-cell office:value-type="float" office:value="34.490985351919" calcext:value-type="float">
            <text:p>34.490985351919</text:p>
          </table:table-cell>
          <table:table-cell office:value-type="float" office:value="33.923495055097" calcext:value-type="float">
            <text:p>33.923495055097</text:p>
          </table:table-cell>
          <table:table-cell office:value-type="float" office:value="33.34958501769" calcext:value-type="float">
            <text:p>33.34958501769</text:p>
          </table:table-cell>
          <table:table-cell office:value-type="float" office:value="32.769503545216" calcext:value-type="float">
            <text:p>32.769503545216</text:p>
          </table:table-cell>
          <table:table-cell office:value-type="float" office:value="32.183484793091" calcext:value-type="float">
            <text:p>32.183484793091</text:p>
          </table:table-cell>
          <table:table-cell office:value-type="float" office:value="31.591750317248" calcext:value-type="float">
            <text:p>31.591750317248</text:p>
          </table:table-cell>
          <table:table-cell office:value-type="float" office:value="30.994510460508" calcext:value-type="float">
            <text:p>30.994510460508</text:p>
          </table:table-cell>
          <table:table-cell office:value-type="float" office:value="30.39196559323" calcext:value-type="float">
            <text:p>30.39196559323</text:p>
          </table:table-cell>
          <table:table-cell office:value-type="float" office:value="29.784307224151" calcext:value-type="float">
            <text:p>29.784307224151</text:p>
          </table:table-cell>
          <table:table-cell office:value-type="float" office:value="29.171718995229" calcext:value-type="float">
            <text:p>29.171718995229</text:p>
          </table:table-cell>
          <table:table-cell office:value-type="float" office:value="28.554377572555" calcext:value-type="float">
            <text:p>28.554377572555</text:p>
          </table:table-cell>
          <table:table-cell office:value-type="float" office:value="27.932453443932" calcext:value-type="float">
            <text:p>27.932453443932</text:p>
          </table:table-cell>
          <table:table-cell office:value-type="float" office:value="27.306111632506" calcext:value-type="float">
            <text:p>27.306111632506</text:p>
          </table:table-cell>
          <table:table-cell office:value-type="float" office:value="26.675512334715" calcext:value-type="float">
            <text:p>26.675512334715</text:p>
          </table:table-cell>
          <table:table-cell office:value-type="float" office:value="26.040811489973" calcext:value-type="float">
            <text:p>26.040811489973</text:p>
          </table:table-cell>
          <table:table-cell office:value-type="float" office:value="25.402161288634" calcext:value-type="float">
            <text:p>25.402161288634</text:p>
          </table:table-cell>
          <table:table-cell office:value-type="float" office:value="24.759710624135" calcext:value-type="float">
            <text:p>24.759710624135</text:p>
          </table:table-cell>
          <table:table-cell office:value-type="float" office:value="24.113605494571" calcext:value-type="float">
            <text:p>24.113605494571</text:p>
          </table:table-cell>
          <table:table-cell office:value-type="float" office:value="23.46398935843" calcext:value-type="float">
            <text:p>23.46398935843</text:p>
          </table:table-cell>
          <table:table-cell office:value-type="float" office:value="22.811003448718" calcext:value-type="float">
            <text:p>22.811003448718</text:p>
          </table:table-cell>
          <table:table-cell office:value-type="float" office:value="22.15478704933" calcext:value-type="float">
            <text:p>22.15478704933</text:p>
          </table:table-cell>
          <table:table-cell office:value-type="float" office:value="21.495477737088" calcext:value-type="float">
            <text:p>21.495477737088</text:p>
          </table:table-cell>
          <table:table-cell office:value-type="float" office:value="20.83321159261" calcext:value-type="float">
            <text:p>20.83321159261</text:p>
          </table:table-cell>
          <table:table-cell office:value-type="float" office:value="20.168123382826" calcext:value-type="float">
            <text:p>20.168123382826</text:p>
          </table:table-cell>
          <table:table-cell office:value-type="float" office:value="19.500346717751" calcext:value-type="float">
            <text:p>19.500346717751</text:p>
          </table:table-cell>
          <table:table-cell office:value-type="float" office:value="18.830014183874" calcext:value-type="float">
            <text:p>18.830014183874</text:p>
          </table:table-cell>
          <table:table-cell office:value-type="float" office:value="18.157257456328" calcext:value-type="float">
            <text:p>18.157257456328</text:p>
          </table:table-cell>
          <table:table-cell office:value-type="float" office:value="17.482207391855" calcext:value-type="float">
            <text:p>17.482207391855</text:p>
          </table:table-cell>
          <table:table-cell office:value-type="float" office:value="16.804994104379" calcext:value-type="float">
            <text:p>16.804994104379</text:p>
          </table:table-cell>
          <table:table-cell office:value-type="float" office:value="16.125747024928" calcext:value-type="float">
            <text:p>16.125747024928</text:p>
          </table:table-cell>
          <table:table-cell office:value-type="float" office:value="15.444594947451" calcext:value-type="float">
            <text:p>15.444594947451</text:p>
          </table:table-cell>
          <table:table-cell office:value-type="float" office:value="14.761666062042" calcext:value-type="float">
            <text:p>14.761666062042</text:p>
          </table:table-cell>
          <table:table-cell office:value-type="float" office:value="14.077087976905" calcext:value-type="float">
            <text:p>14.077087976905</text:p>
          </table:table-cell>
          <table:table-cell office:value-type="float" office:value="13.390987730387" calcext:value-type="float">
            <text:p>13.390987730387</text:p>
          </table:table-cell>
          <table:table-cell office:value-type="float" office:value="12.703491794243" calcext:value-type="float">
            <text:p>12.703491794243</text:p>
          </table:table-cell>
          <table:table-cell office:value-type="float" office:value="12.01472606929" calcext:value-type="float">
            <text:p>12.01472606929</text:p>
          </table:table-cell>
          <table:table-cell office:value-type="float" office:value="11.324815874475" calcext:value-type="float">
            <text:p>11.324815874475</text:p>
          </table:table-cell>
          <table:table-cell office:value-type="float" office:value="10.633885930356" calcext:value-type="float">
            <text:p>10.633885930356</text:p>
          </table:table-cell>
          <table:table-cell office:value-type="float" office:value="9.942060337905" calcext:value-type="float">
            <text:p>9.942060337905</text:p>
          </table:table-cell>
          <table:table-cell office:value-type="float" office:value="9.249462553476" calcext:value-type="float">
            <text:p>9.249462553476</text:p>
          </table:table-cell>
          <table:table-cell office:value-type="float" office:value="8.556215360713" calcext:value-type="float">
            <text:p>8.556215360713</text:p>
          </table:table-cell>
          <table:table-cell office:value-type="float" office:value="7.862440840125" calcext:value-type="float">
            <text:p>7.862440840125</text:p>
          </table:table-cell>
          <table:table-cell office:value-type="float" office:value="7.168260336948" calcext:value-type="float">
            <text:p>7.168260336948</text:p>
          </table:table-cell>
          <table:table-cell office:value-type="float" office:value="6.473794427869" calcext:value-type="float">
            <text:p>6.473794427869</text:p>
          </table:table-cell>
          <table:table-cell office:value-type="float" office:value="5.779162887112" calcext:value-type="float">
            <text:p>5.779162887112</text:p>
          </table:table-cell>
          <table:table-cell office:value-type="float" office:value="5.084484652287" calcext:value-type="float">
            <text:p>5.084484652287</text:p>
          </table:table-cell>
          <table:table-cell office:value-type="float" office:value="4.389877790336" calcext:value-type="float">
            <text:p>4.389877790336</text:p>
          </table:table-cell>
          <table:table-cell office:value-type="float" office:value="3.695459463829" calcext:value-type="float">
            <text:p>3.695459463829</text:p>
          </table:table-cell>
          <table:table-cell office:value-type="float" office:value="3.001345897734" calcext:value-type="float">
            <text:p>3.001345897734</text:p>
          </table:table-cell>
          <table:table-cell office:value-type="float" office:value="2.307652346745" calcext:value-type="float">
            <text:p>2.307652346745</text:p>
          </table:table-cell>
          <table:table-cell office:value-type="float" office:value="1.614493063099" calcext:value-type="float">
            <text:p>1.614493063099</text:p>
          </table:table-cell>
          <table:table-cell office:value-type="float" office:value="0.921981264727" calcext:value-type="float">
            <text:p>0.921981264727</text:p>
          </table:table-cell>
          <table:table-cell office:value-type="float" office:value="0.23022910348" calcext:value-type="float">
            <text:p>0.23022910348</text:p>
          </table:table-cell>
          <table:table-cell office:value-type="float" office:value="-0.460652366965" calcext:value-type="float">
            <text:p>-0.460652366965</text:p>
          </table:table-cell>
          <table:table-cell office:value-type="float" office:value="-1.150553224024" calcext:value-type="float">
            <text:p>-1.150553224024</text:p>
          </table:table-cell>
          <table:table-cell office:value-type="float" office:value="-1.839364710571" calcext:value-type="float">
            <text:p>-1.839364710571</text:p>
          </table:table-cell>
          <table:table-cell office:value-type="float" office:value="-2.526979271518" calcext:value-type="float">
            <text:p>-2.526979271518</text:p>
          </table:table-cell>
          <table:table-cell office:value-type="float" office:value="-3.213290593493" calcext:value-type="float">
            <text:p>-3.213290593493</text:p>
          </table:table-cell>
          <table:table-cell office:value-type="float" office:value="-3.898193648618" calcext:value-type="float">
            <text:p>-3.898193648618</text:p>
          </table:table-cell>
          <table:table-cell office:value-type="float" office:value="-4.58158474355" calcext:value-type="float">
            <text:p>-4.58158474355</text:p>
          </table:table-cell>
          <table:table-cell office:value-type="float" office:value="-5.263361575024" calcext:value-type="float">
            <text:p>-5.263361575024</text:p>
          </table:table-cell>
          <table:table-cell office:value-type="float" office:value="-5.943423293305" calcext:value-type="float">
            <text:p>-5.943423293305</text:p>
          </table:table-cell>
          <table:table-cell office:value-type="float" office:value="-6.621670575022" calcext:value-type="float">
            <text:p>-6.621670575022</text:p>
          </table:table-cell>
          <table:table-cell office:value-type="float" office:value="-7.298005706989" calcext:value-type="float">
            <text:p>-7.298005706989</text:p>
          </table:table-cell>
          <table:table-cell office:value-type="float" office:value="-7.972332682682" calcext:value-type="float">
            <text:p>-7.972332682682</text:p>
          </table:table-cell>
          <table:table-cell office:value-type="float" office:value="-8.644557313127" calcext:value-type="float">
            <text:p>-8.644557313127</text:p>
          </table:table-cell>
          <table:table-cell office:value-type="float" office:value="-9.314587353986" calcext:value-type="float">
            <text:p>-9.314587353986</text:p>
          </table:table-cell>
          <table:table-cell office:value-type="float" office:value="-9.982332650662" calcext:value-type="float">
            <text:p>-9.982332650662</text:p>
          </table:table-cell>
          <table:table-cell office:value-type="float" office:value="-10.647705303242" calcext:value-type="float">
            <text:p>-10.647705303242</text:p>
          </table:table-cell>
          <table:table-cell office:value-type="float" office:value="-11.310619853054" calcext:value-type="float">
            <text:p>-11.310619853054</text:p>
          </table:table-cell>
          <table:table-cell office:value-type="float" office:value="-11.970993492562" calcext:value-type="float">
            <text:p>-11.970993492562</text:p>
          </table:table-cell>
          <table:table-cell office:value-type="float" office:value="-12.628746300191" calcext:value-type="float">
            <text:p>-12.628746300191</text:p>
          </table:table-cell>
          <table:table-cell office:value-type="float" office:value="-13.283801501559" calcext:value-type="float">
            <text:p>-13.283801501559</text:p>
          </table:table-cell>
          <table:table-cell office:value-type="float" office:value="-13.936085758392" calcext:value-type="float">
            <text:p>-13.936085758392</text:p>
          </table:table-cell>
          <table:table-cell office:value-type="float" office:value="-14.585529486164" calcext:value-type="float">
            <text:p>-14.585529486164</text:p>
          </table:table-cell>
          <table:table-cell office:value-type="float" office:value="-15.232067201246" calcext:value-type="float">
            <text:p>-15.232067201246</text:p>
          </table:table-cell>
          <table:table-cell office:value-type="float" office:value="-15.875637898031" calcext:value-type="float">
            <text:p>-15.875637898031</text:p>
          </table:table-cell>
          <table:table-cell office:value-type="float" office:value="-16.516185456152" calcext:value-type="float">
            <text:p>-16.516185456152</text:p>
          </table:table-cell>
          <table:table-cell office:value-type="float" office:value="-17.153659077529" calcext:value-type="float">
            <text:p>-17.153659077529</text:p>
          </table:table-cell>
          <table:table-cell office:value-type="float" office:value="-17.788013752559" calcext:value-type="float">
            <text:p>-17.788013752559</text:p>
          </table:table-cell>
          <table:table-cell office:value-type="float" office:value="-18.419210754338" calcext:value-type="float">
            <text:p>-18.419210754338</text:p>
          </table:table-cell>
          <table:table-cell office:value-type="float" office:value="-19.047218159347" calcext:value-type="float">
            <text:p>-19.047218159347</text:p>
          </table:table-cell>
          <table:table-cell office:value-type="float" office:value="-19.672011392572" calcext:value-type="float">
            <text:p>-19.672011392572</text:p>
          </table:table-cell>
          <table:table-cell office:value-type="float" office:value="-20.293573794583" calcext:value-type="float">
            <text:p>-20.293573794583</text:p>
          </table:table-cell>
          <table:table-cell office:value-type="float" office:value="-20.911897207658" calcext:value-type="float">
            <text:p>-20.911897207658</text:p>
          </table:table-cell>
          <table:table-cell office:value-type="float" office:value="-21.52698257761" calcext:value-type="float">
            <text:p>-21.52698257761</text:p>
          </table:table-cell>
          <table:table-cell office:value-type="float" office:value="-22.138840567613" calcext:value-type="float">
            <text:p>-22.138840567613</text:p>
          </table:table-cell>
          <table:table-cell office:value-type="float" office:value="-22.74749217997" calcext:value-type="float">
            <text:p>-22.74749217997</text:p>
          </table:table-cell>
          <table:table-cell office:value-type="float" office:value="-23.352969381504" calcext:value-type="float">
            <text:p>-23.352969381504</text:p>
          </table:table-cell>
          <table:table-cell office:value-type="float" office:value="-23.95531572799" calcext:value-type="float">
            <text:p>-23.95531572799</text:p>
          </table:table-cell>
          <table:table-cell office:value-type="float" office:value="-24.554586982914" calcext:value-type="float">
            <text:p>-24.554586982914</text:p>
          </table:table-cell>
          <table:table-cell office:value-type="float" office:value="-25.150851725721" calcext:value-type="float">
            <text:p>-25.150851725721</text:p>
          </table:table-cell>
          <table:table-cell office:value-type="float" office:value="-25.744191944654" calcext:value-type="float">
            <text:p>-25.744191944654</text:p>
          </table:table-cell>
          <table:table-cell office:value-type="float" office:value="-26.33470360931" calcext:value-type="float">
            <text:p>-26.33470360931</text:p>
          </table:table-cell>
          <table:table-cell office:value-type="float" office:value="-26.92249721806" calcext:value-type="float">
            <text:p>-26.92249721806</text:p>
          </table:table-cell>
          <table:table-cell office:value-type="float" office:value="-27.507698315538" calcext:value-type="float">
            <text:p>-27.507698315538</text:p>
          </table:table-cell>
          <table:table-cell office:value-type="float" office:value="-28.090447975494" calcext:value-type="float">
            <text:p>-28.090447975494</text:p>
          </table:table-cell>
          <table:table-cell office:value-type="float" office:value="-28.670903244341" calcext:value-type="float">
            <text:p>-28.670903244341</text:p>
          </table:table-cell>
          <table:table-cell office:value-type="float" office:value="-29.249237540732" calcext:value-type="float">
            <text:p>-29.249237540732</text:p>
          </table:table-cell>
          <table:table-cell office:value-type="float" office:value="-29.825641006457" calcext:value-type="float">
            <text:p>-29.825641006457</text:p>
          </table:table-cell>
          <table:table-cell office:value-type="float" office:value="-30.400320803774" calcext:value-type="float">
            <text:p>-30.400320803774</text:p>
          </table:table-cell>
          <table:table-cell office:value-type="float" office:value="-30.973501353995" calcext:value-type="float">
            <text:p>-30.973501353995</text:p>
          </table:table-cell>
          <table:table-cell office:value-type="float" office:value="-31.545424511674" calcext:value-type="float">
            <text:p>-31.545424511674</text:p>
          </table:table-cell>
          <table:table-cell office:value-type="float" office:value="-32.116349668075" calcext:value-type="float">
            <text:p>-32.116349668075</text:p>
          </table:table-cell>
          <table:table-cell office:value-type="float" office:value="-32.686553776702" calcext:value-type="float">
            <text:p>-32.686553776702</text:p>
          </table:table-cell>
          <table:table-cell office:value-type="float" office:value="-33.256331292445" calcext:value-type="float">
            <text:p>-33.256331292445</text:p>
          </table:table-cell>
          <table:table-cell office:value-type="float" office:value="-33.825994014444" calcext:value-type="float">
            <text:p>-33.825994014444</text:p>
          </table:table-cell>
          <table:table-cell office:value-type="float" office:value="-34.395870820919" calcext:value-type="float">
            <text:p>-34.395870820919</text:p>
          </table:table-cell>
          <table:table-cell office:value-type="float" office:value="-34.966307281991" calcext:value-type="float">
            <text:p>-34.966307281991</text:p>
          </table:table-cell>
          <table:table-cell office:value-type="float" office:value="-35.53766513394" calcext:value-type="float">
            <text:p>-35.53766513394</text:p>
          </table:table-cell>
          <table:table-cell office:value-type="float" office:value="-36.110321595309" calcext:value-type="float">
            <text:p>-36.110321595309</text:p>
          </table:table-cell>
          <table:table-cell office:value-type="float" office:value="-36.684668501826" calcext:value-type="float">
            <text:p>-36.684668501826</text:p>
          </table:table-cell>
          <table:table-cell office:value-type="float" office:value="-37.26111123323" calcext:value-type="float">
            <text:p>-37.26111123323</text:p>
          </table:table-cell>
          <table:table-cell office:value-type="float" office:value="-37.840067400815" calcext:value-type="float">
            <text:p>-37.840067400815</text:p>
          </table:table-cell>
          <table:table-cell office:value-type="float" office:value="-38.421965259827" calcext:value-type="float">
            <text:p>-38.421965259827</text:p>
          </table:table-cell>
          <table:table-cell office:value-type="float" office:value="-39.007241805884" calcext:value-type="float">
            <text:p>-39.007241805884</text:p>
          </table:table-cell>
          <table:table-cell office:value-type="float" office:value="-39.596340509401" calcext:value-type="float">
            <text:p>-39.596340509401</text:p>
          </table:table-cell>
          <table:table-cell office:value-type="float" office:value="-40.189708636747" calcext:value-type="float">
            <text:p>-40.189708636747</text:p>
          </table:table-cell>
          <table:table-cell office:value-type="float" office:value="-40.787794101755" calcext:value-type="float">
            <text:p>-40.787794101755</text:p>
          </table:table-cell>
          <table:table-cell office:value-type="float" office:value="-41.391041786531" calcext:value-type="float">
            <text:p>-41.391041786531</text:p>
          </table:table-cell>
          <table:table-cell office:value-type="float" office:value="-41.999889266643" calcext:value-type="float">
            <text:p>-41.999889266643</text:p>
          </table:table-cell>
          <table:table-cell office:value-type="float" office:value="-42.614761873174" calcext:value-type="float">
            <text:p>-42.614761873174</text:p>
          </table:table-cell>
          <table:table-cell office:value-type="float" office:value="-43.236067023471" calcext:value-type="float">
            <text:p>-43.236067023471</text:p>
          </table:table-cell>
          <table:table-cell office:value-type="float" office:value="-43.864187754438" calcext:value-type="float">
            <text:p>-43.864187754438</text:p>
          </table:table-cell>
          <table:table-cell office:value-type="float" office:value="-44.499475397807" calcext:value-type="float">
            <text:p>-44.499475397807</text:p>
          </table:table-cell>
          <table:table-cell office:value-type="float" office:value="-45.14224134717" calcext:value-type="float">
            <text:p>-45.14224134717</text:p>
          </table:table-cell>
          <table:table-cell office:value-type="float" office:value="-45.792747882774" calcext:value-type="float">
            <text:p>-45.792747882774</text:p>
          </table:table-cell>
          <table:table-cell office:value-type="float" office:value="-46.451198043674" calcext:value-type="float">
            <text:p>-46.451198043674</text:p>
          </table:table-cell>
          <table:table-cell office:value-type="float" office:value="-47.117724569155" calcext:value-type="float">
            <text:p>-47.117724569155</text:p>
          </table:table-cell>
          <table:table-cell office:value-type="float" office:value="-47.792377973808" calcext:value-type="float">
            <text:p>-47.792377973808</text:p>
          </table:table-cell>
          <table:table-cell office:value-type="float" office:value="-48.475113874506" calcext:value-type="float">
            <text:p>-48.475113874506</text:p>
          </table:table-cell>
          <table:table-cell office:value-type="float" office:value="-49.165779753512" calcext:value-type="float">
            <text:p>-49.165779753512</text:p>
          </table:table-cell>
          <table:table-cell office:value-type="float" office:value="-49.864101420251" calcext:value-type="float">
            <text:p>-49.864101420251</text:p>
          </table:table-cell>
          <table:table-cell office:value-type="float" office:value="-50.569669523878" calcext:value-type="float">
            <text:p>-50.569669523878</text:p>
          </table:table-cell>
          <table:table-cell office:value-type="float" office:value="-51.281926567356" calcext:value-type="float">
            <text:p>-51.281926567356</text:p>
          </table:table-cell>
          <table:table-cell office:value-type="float" office:value="-52.000154976936" calcext:value-type="float">
            <text:p>-52.000154976936</text:p>
          </table:table-cell>
          <table:table-cell office:value-type="float" office:value="-52.723466882341" calcext:value-type="float">
            <text:p>-52.723466882341</text:p>
          </table:table-cell>
          <table:table-cell office:value-type="float" office:value="-53.450796353273" calcext:value-type="float">
            <text:p>-53.450796353273</text:p>
          </table:table-cell>
          <table:table-cell office:value-type="float" office:value="-54.180894905706" calcext:value-type="float">
            <text:p>-54.180894905706</text:p>
          </table:table-cell>
          <table:table-cell office:value-type="float" office:value="-54.912331122806" calcext:value-type="float">
            <text:p>-54.912331122806</text:p>
          </table:table-cell>
          <table:table-cell office:value-type="float" office:value="-55.643495215295" calcext:value-type="float">
            <text:p>-55.643495215295</text:p>
          </table:table-cell>
          <table:table-cell office:value-type="float" office:value="-56.372609259873" calcext:value-type="float">
            <text:p>-56.372609259873</text:p>
          </table:table-cell>
          <table:table-cell office:value-type="float" office:value="-57.097743689796" calcext:value-type="float">
            <text:p>-57.097743689796</text:p>
          </table:table-cell>
          <table:table-cell office:value-type="float" office:value="-57.816840361995" calcext:value-type="float">
            <text:p>-57.816840361995</text:p>
          </table:table-cell>
          <table:table-cell office:value-type="float" office:value="-58.527742191807" calcext:value-type="float">
            <text:p>-58.527742191807</text:p>
          </table:table-cell>
          <table:table-cell office:value-type="float" office:value="-59.228228942071" calcext:value-type="float">
            <text:p>-59.228228942071</text:p>
          </table:table-cell>
          <table:table-cell office:value-type="float" office:value="-59.916058303267" calcext:value-type="float">
            <text:p>-59.916058303267</text:p>
          </table:table-cell>
          <table:table-cell office:value-type="float" office:value="-60.589010943356" calcext:value-type="float">
            <text:p>-60.589010943356</text:p>
          </table:table-cell>
          <table:table-cell office:value-type="float" office:value="-61.244937787644" calcext:value-type="float">
            <text:p>-61.244937787644</text:p>
          </table:table-cell>
          <table:table-cell office:value-type="float" office:value="-61.881807462343" calcext:value-type="float">
            <text:p>-61.881807462343</text:p>
          </table:table-cell>
          <table:table-cell office:value-type="float" office:value="-62.497751649558" calcext:value-type="float">
            <text:p>-62.497751649558</text:p>
          </table:table-cell>
          <table:table-cell office:value-type="float" office:value="-63.091106093285" calcext:value-type="float">
            <text:p>-63.091106093285</text:p>
          </table:table-cell>
          <table:table-cell office:value-type="float" office:value="-63.660445183086" calcext:value-type="float">
            <text:p>-63.660445183086</text:p>
          </table:table-cell>
          <table:table-cell office:value-type="float" office:value="-64.204608416714" calcext:value-type="float">
            <text:p>-64.204608416714</text:p>
          </table:table-cell>
          <table:table-cell office:value-type="float" office:value="-64.722717571518" calcext:value-type="float">
            <text:p>-64.722717571518</text:p>
          </table:table-cell>
          <table:table-cell office:value-type="float" office:value="-65.214184041374" calcext:value-type="float">
            <text:p>-65.214184041374</text:p>
          </table:table-cell>
          <table:table-cell office:value-type="float" office:value="-65.678706452136" calcext:value-type="float">
            <text:p>-65.678706452136</text:p>
          </table:table-cell>
          <table:table-cell office:value-type="float" office:value="-66.116259283018" calcext:value-type="float">
            <text:p>-66.116259283018</text:p>
          </table:table-cell>
          <table:table-cell office:value-type="float" office:value="-66.527073731729" calcext:value-type="float">
            <text:p>-66.527073731729</text:p>
          </table:table-cell>
          <table:table-cell office:value-type="float" office:value="-66.911612423719" calcext:value-type="float">
            <text:p>-66.911612423719</text:p>
          </table:table-cell>
          <table:table-cell office:value-type="float" office:value="-67.270539759798" calcext:value-type="float">
            <text:p>-67.270539759798</text:p>
          </table:table-cell>
          <table:table-cell office:value-type="float" office:value="-67.604689724419" calcext:value-type="float">
            <text:p>-67.604689724419</text:p>
          </table:table-cell>
          <table:table-cell office:value-type="float" office:value="-67.915032861308" calcext:value-type="float">
            <text:p>-67.915032861308</text:p>
          </table:table-cell>
          <table:table-cell office:value-type="float" office:value="-68.202643899306" calcext:value-type="float">
            <text:p>-68.202643899306</text:p>
          </table:table-cell>
          <table:table-cell office:value-type="float" office:value="-68.468671220202" calcext:value-type="float">
            <text:p>-68.468671220202</text:p>
          </table:table-cell>
          <table:table-cell office:value-type="float" office:value="-68.714309041885" calcext:value-type="float">
            <text:p>-68.714309041885</text:p>
          </table:table-cell>
          <table:table-cell office:value-type="float" office:value="-68.940772878043" calcext:value-type="float">
            <text:p>-68.940772878043</text:p>
          </table:table-cell>
          <table:table-cell office:value-type="float" office:value="-69.14927855492" calcext:value-type="float">
            <text:p>-69.14927855492</text:p>
          </table:table-cell>
          <table:table-cell office:value-type="float" office:value="-69.341024831608" calcext:value-type="float">
            <text:p>-69.341024831608</text:p>
          </table:table-cell>
          <table:table-cell office:value-type="float" office:value="-69.517179489657" calcext:value-type="float">
            <text:p>-69.517179489657</text:p>
          </table:table-cell>
          <table:table-cell office:value-type="float" office:value="-69.678868630164" calcext:value-type="float">
            <text:p>-69.678868630164</text:p>
          </table:table-cell>
          <table:table-cell office:value-type="float" office:value="-69.827168836866" calcext:value-type="float">
            <text:p>-69.827168836866</text:p>
          </table:table-cell>
          <table:table-cell office:value-type="float" office:value="-69.963101824273" calcext:value-type="float">
            <text:p>-69.963101824273</text:p>
          </table:table-cell>
          <table:table-cell office:value-type="float" office:value="-70.087631181681" calcext:value-type="float">
            <text:p>-70.087631181681</text:p>
          </table:table-cell>
          <table:table-cell office:value-type="float" office:value="-70.201660838333" calcext:value-type="float">
            <text:p>-70.201660838333</text:p>
          </table:table-cell>
          <table:table-cell office:value-type="float" office:value="-70.30603490435" calcext:value-type="float">
            <text:p>-70.30603490435</text:p>
          </table:table-cell>
          <table:table-cell office:value-type="float" office:value="-70.401538579891" calcext:value-type="float">
            <text:p>-70.401538579891</text:p>
          </table:table-cell>
          <table:table-cell office:value-type="float" office:value="-70.488899866609" calcext:value-type="float">
            <text:p>-70.488899866609</text:p>
          </table:table-cell>
          <table:table-cell office:value-type="float" office:value="-70.568791857049" calcext:value-type="float">
            <text:p>-70.568791857049</text:p>
          </table:table-cell>
          <table:table-cell office:value-type="float" office:value="-70.641835417128" calcext:value-type="float">
            <text:p>-70.641835417128</text:p>
          </table:table-cell>
          <table:table-cell office:value-type="float" office:value="-70.70860211254" calcext:value-type="float">
            <text:p>-70.70860211254</text:p>
          </table:table-cell>
          <table:table-cell office:value-type="float" office:value="-70.769617261394" calcext:value-type="float">
            <text:p>-70.769617261394</text:p>
          </table:table-cell>
          <table:table-cell office:value-type="float" office:value="-70.825363022255" calcext:value-type="float">
            <text:p>-70.825363022255</text:p>
          </table:table-cell>
          <table:table-cell office:value-type="float" office:value="-70.876281449263" calcext:value-type="float">
            <text:p>-70.876281449263</text:p>
          </table:table-cell>
          <table:table-cell office:value-type="float" office:value="-70.922777464448" calcext:value-type="float">
            <text:p>-70.922777464448</text:p>
          </table:table-cell>
          <table:table-cell office:value-type="float" office:value="-70.965221712235" calcext:value-type="float">
            <text:p>-70.965221712235</text:p>
          </table:table-cell>
          <table:table-cell office:value-type="float" office:value="-71.003953272898" calcext:value-type="float">
            <text:p>-71.003953272898</text:p>
          </table:table-cell>
          <table:table-cell office:value-type="float" office:value="-71.039282220901" calcext:value-type="float">
            <text:p>-71.039282220901</text:p>
          </table:table-cell>
          <table:table-cell office:value-type="float" office:value="-71.071492021065" calcext:value-type="float">
            <text:p>-71.071492021065</text:p>
          </table:table-cell>
          <table:table-cell office:value-type="float" office:value="-71.100841760747" calcext:value-type="float">
            <text:p>-71.100841760747</text:p>
          </table:table-cell>
          <table:table-cell office:value-type="float" office:value="-71.127568220074" calcext:value-type="float">
            <text:p>-71.127568220074</text:p>
          </table:table-cell>
          <table:table-cell office:value-type="float" office:value="-71.15188778501" calcext:value-type="float">
            <text:p>-71.15188778501</text:p>
          </table:table-cell>
          <table:table-cell office:value-type="float" office:value="-71.173998209876" calcext:value-type="float">
            <text:p>-71.173998209876</text:p>
          </table:table-cell>
          <table:table-cell office:value-type="float" office:value="-71.194080237178" calcext:value-type="float">
            <text:p>-71.194080237178</text:p>
          </table:table-cell>
          <table:table-cell office:value-type="float" office:value="-71.212299083243" calcext:value-type="float">
            <text:p>-71.212299083243</text:p>
          </table:table-cell>
          <table:table-cell office:value-type="float" office:value="-71.228805798525" calcext:value-type="float">
            <text:p>-71.228805798525</text:p>
          </table:table-cell>
          <table:table-cell office:value-type="float" office:value="-71.243738511425" calcext:value-type="float">
            <text:p>-71.243738511425</text:p>
          </table:table-cell>
          <table:table-cell office:value-type="float" office:value="-71.257223564353" calcext:value-type="float">
            <text:p>-71.257223564353</text:p>
          </table:table-cell>
          <table:table-cell office:value-type="float" office:value="-71.269376550434" calcext:value-type="float">
            <text:p>-71.269376550434</text:p>
          </table:table-cell>
          <table:table-cell office:value-type="float" office:value="-71.28030325886" calcext:value-type="float">
            <text:p>-71.28030325886</text:p>
          </table:table-cell>
          <table:table-cell table:number-columns-repeated="673"/>
        </table:table-row>
        <table:table-row table:style-name="ro1">
          <table:table-cell office:value-type="string" calcext:value-type="string">
            <text:p>Membrane Voltage (16.3 C)</text:p>
          </table:table-cell>
          <table:table-cell office:value-type="float" office:value="-67.486872237583" calcext:value-type="float">
            <text:p>-67.486872237583</text:p>
          </table:table-cell>
          <table:table-cell office:value-type="float" office:value="-67.500720670415" calcext:value-type="float">
            <text:p>-67.500720670415</text:p>
          </table:table-cell>
          <table:table-cell office:value-type="float" office:value="-67.514502350959" calcext:value-type="float">
            <text:p>-67.514502350959</text:p>
          </table:table-cell>
          <table:table-cell office:value-type="float" office:value="-67.528216347588" calcext:value-type="float">
            <text:p>-67.528216347588</text:p>
          </table:table-cell>
          <table:table-cell office:value-type="float" office:value="-67.541861760194" calcext:value-type="float">
            <text:p>-67.541861760194</text:p>
          </table:table-cell>
          <table:table-cell office:value-type="float" office:value="-67.555437719794" calcext:value-type="float">
            <text:p>-67.555437719794</text:p>
          </table:table-cell>
          <table:table-cell office:value-type="float" office:value="-67.568943388136" calcext:value-type="float">
            <text:p>-67.568943388136</text:p>
          </table:table-cell>
          <table:table-cell office:value-type="float" office:value="-67.582377957293" calcext:value-type="float">
            <text:p>-67.582377957293</text:p>
          </table:table-cell>
          <table:table-cell office:value-type="float" office:value="-67.595740649261" calcext:value-type="float">
            <text:p>-67.595740649261</text:p>
          </table:table-cell>
          <table:table-cell office:value-type="float" office:value="-67.609030715547" calcext:value-type="float">
            <text:p>-67.609030715547</text:p>
          </table:table-cell>
          <table:table-cell office:value-type="float" office:value="-67.622247436761" calcext:value-type="float">
            <text:p>-67.622247436761</text:p>
          </table:table-cell>
          <table:table-cell office:value-type="float" office:value="-67.635390122197" calcext:value-type="float">
            <text:p>-67.635390122197</text:p>
          </table:table-cell>
          <table:table-cell office:value-type="float" office:value="-67.648458109418" calcext:value-type="float">
            <text:p>-67.648458109418</text:p>
          </table:table-cell>
          <table:table-cell office:value-type="float" office:value="-67.661450763837" calcext:value-type="float">
            <text:p>-67.661450763837</text:p>
          </table:table-cell>
          <table:table-cell office:value-type="float" office:value="-67.674367478299" calcext:value-type="float">
            <text:p>-67.674367478299</text:p>
          </table:table-cell>
          <table:table-cell office:value-type="float" office:value="-67.687207672652" calcext:value-type="float">
            <text:p>-67.687207672652</text:p>
          </table:table-cell>
          <table:table-cell office:value-type="float" office:value="-67.699970793333" calcext:value-type="float">
            <text:p>-67.699970793333</text:p>
          </table:table-cell>
          <table:table-cell office:value-type="float" office:value="-67.712656312937" calcext:value-type="float">
            <text:p>-67.712656312937</text:p>
          </table:table-cell>
          <table:table-cell office:value-type="float" office:value="-67.725263729796" calcext:value-type="float">
            <text:p>-67.725263729796</text:p>
          </table:table-cell>
          <table:table-cell office:value-type="float" office:value="-67.737792567556" calcext:value-type="float">
            <text:p>-67.737792567556</text:p>
          </table:table-cell>
          <table:table-cell office:value-type="float" office:value="-67.750242374752" calcext:value-type="float">
            <text:p>-67.750242374752</text:p>
          </table:table-cell>
          <table:table-cell office:value-type="float" office:value="-67.762612724382" calcext:value-type="float">
            <text:p>-67.762612724382</text:p>
          </table:table-cell>
          <table:table-cell office:value-type="float" office:value="-67.774903213489" calcext:value-type="float">
            <text:p>-67.774903213489</text:p>
          </table:table-cell>
          <table:table-cell office:value-type="float" office:value="-67.787113462733" calcext:value-type="float">
            <text:p>-67.787113462733</text:p>
          </table:table-cell>
          <table:table-cell office:value-type="float" office:value="-67.799243115977" calcext:value-type="float">
            <text:p>-67.799243115977</text:p>
          </table:table-cell>
          <table:table-cell office:value-type="float" office:value="-67.811291839861" calcext:value-type="float">
            <text:p>-67.811291839861</text:p>
          </table:table-cell>
          <table:table-cell office:value-type="float" office:value="-67.823259323389" calcext:value-type="float">
            <text:p>-67.823259323389</text:p>
          </table:table-cell>
          <table:table-cell office:value-type="float" office:value="-67.835145277508" calcext:value-type="float">
            <text:p>-67.835145277508</text:p>
          </table:table-cell>
          <table:table-cell office:value-type="float" office:value="-67.8469494347" calcext:value-type="float">
            <text:p>-67.8469494347</text:p>
          </table:table-cell>
          <table:table-cell office:value-type="float" office:value="-67.858671548563" calcext:value-type="float">
            <text:p>-67.858671548563</text:p>
          </table:table-cell>
          <table:table-cell office:value-type="float" office:value="-67.870311393408" calcext:value-type="float">
            <text:p>-67.870311393408</text:p>
          </table:table-cell>
          <table:table-cell office:value-type="float" office:value="-67.881868763847" calcext:value-type="float">
            <text:p>-67.881868763847</text:p>
          </table:table-cell>
          <table:table-cell office:value-type="float" office:value="-67.893343474389" calcext:value-type="float">
            <text:p>-67.893343474389</text:p>
          </table:table-cell>
          <table:table-cell office:value-type="float" office:value="-67.904735359042" calcext:value-type="float">
            <text:p>-67.904735359042</text:p>
          </table:table-cell>
          <table:table-cell office:value-type="float" office:value="-67.916044270911" calcext:value-type="float">
            <text:p>-67.916044270911</text:p>
          </table:table-cell>
          <table:table-cell office:value-type="float" office:value="-67.927270081802" calcext:value-type="float">
            <text:p>-67.927270081802</text:p>
          </table:table-cell>
          <table:table-cell office:value-type="float" office:value="-67.938412681831" calcext:value-type="float">
            <text:p>-67.938412681831</text:p>
          </table:table-cell>
          <table:table-cell office:value-type="float" office:value="-67.949471979035" calcext:value-type="float">
            <text:p>-67.949471979035</text:p>
          </table:table-cell>
          <table:table-cell office:value-type="float" office:value="-67.960447898986" calcext:value-type="float">
            <text:p>-67.960447898986</text:p>
          </table:table-cell>
          <table:table-cell office:value-type="float" office:value="-67.971340384409" calcext:value-type="float">
            <text:p>-67.971340384409</text:p>
          </table:table-cell>
          <table:table-cell office:value-type="float" office:value="-67.982149394805" calcext:value-type="float">
            <text:p>-67.982149394805</text:p>
          </table:table-cell>
          <table:table-cell office:value-type="float" office:value="-67.992874906071" calcext:value-type="float">
            <text:p>-67.992874906071</text:p>
          </table:table-cell>
          <table:table-cell office:value-type="float" office:value="-68.003516910138" calcext:value-type="float">
            <text:p>-68.003516910138</text:p>
          </table:table-cell>
          <table:table-cell office:value-type="float" office:value="-68.014075414596" calcext:value-type="float">
            <text:p>-68.014075414596</text:p>
          </table:table-cell>
          <table:table-cell office:value-type="float" office:value="-68.024550442338" calcext:value-type="float">
            <text:p>-68.024550442338</text:p>
          </table:table-cell>
          <table:table-cell office:value-type="float" office:value="-68.034942031196" calcext:value-type="float">
            <text:p>-68.034942031196</text:p>
          </table:table-cell>
          <table:table-cell office:value-type="float" office:value="-68.045250233588" calcext:value-type="float">
            <text:p>-68.045250233588</text:p>
          </table:table-cell>
          <table:table-cell office:value-type="float" office:value="-68.055475116169" calcext:value-type="float">
            <text:p>-68.055475116169</text:p>
          </table:table-cell>
          <table:table-cell office:value-type="float" office:value="-68.065616759484" calcext:value-type="float">
            <text:p>-68.065616759484</text:p>
          </table:table-cell>
          <table:table-cell office:value-type="float" office:value="-68.075675257627" calcext:value-type="float">
            <text:p>-68.075675257627</text:p>
          </table:table-cell>
          <table:table-cell office:value-type="float" office:value="-68.0856507179" calcext:value-type="float">
            <text:p>-68.0856507179</text:p>
          </table:table-cell>
          <table:table-cell office:value-type="float" office:value="-68.095543260485" calcext:value-type="float">
            <text:p>-68.095543260485</text:p>
          </table:table-cell>
          <table:table-cell office:value-type="float" office:value="-68.105353018113" calcext:value-type="float">
            <text:p>-68.105353018113</text:p>
          </table:table-cell>
          <table:table-cell office:value-type="float" office:value="-68.115080135737" calcext:value-type="float">
            <text:p>-68.115080135737</text:p>
          </table:table-cell>
          <table:table-cell office:value-type="float" office:value="-68.124724770218" calcext:value-type="float">
            <text:p>-68.124724770218</text:p>
          </table:table-cell>
          <table:table-cell office:value-type="float" office:value="-68.134287090004" calcext:value-type="float">
            <text:p>-68.134287090004</text:p>
          </table:table-cell>
          <table:table-cell office:value-type="float" office:value="-68.143767274823" calcext:value-type="float">
            <text:p>-68.143767274823</text:p>
          </table:table-cell>
          <table:table-cell office:value-type="float" office:value="-68.153165515375" calcext:value-type="float">
            <text:p>-68.153165515375</text:p>
          </table:table-cell>
          <table:table-cell office:value-type="float" office:value="-68.162482013032" calcext:value-type="float">
            <text:p>-68.162482013032</text:p>
          </table:table-cell>
          <table:table-cell office:value-type="float" office:value="-68.171716979536" calcext:value-type="float">
            <text:p>-68.171716979536</text:p>
          </table:table-cell>
          <table:table-cell office:value-type="float" office:value="-68.180870636715" calcext:value-type="float">
            <text:p>-68.180870636715</text:p>
          </table:table-cell>
          <table:table-cell office:value-type="float" office:value="-68.189943216183" calcext:value-type="float">
            <text:p>-68.189943216183</text:p>
          </table:table-cell>
          <table:table-cell office:value-type="float" office:value="-68.19893495907" calcext:value-type="float">
            <text:p>-68.19893495907</text:p>
          </table:table-cell>
          <table:table-cell office:value-type="float" office:value="-68.207846115729" calcext:value-type="float">
            <text:p>-68.207846115729</text:p>
          </table:table-cell>
          <table:table-cell office:value-type="float" office:value="-68.216676945473" calcext:value-type="float">
            <text:p>-68.216676945473</text:p>
          </table:table-cell>
          <table:table-cell office:value-type="float" office:value="-68.225427716297" calcext:value-type="float">
            <text:p>-68.225427716297</text:p>
          </table:table-cell>
          <table:table-cell office:value-type="float" office:value="-68.234098704618" calcext:value-type="float">
            <text:p>-68.234098704618</text:p>
          </table:table-cell>
          <table:table-cell office:value-type="float" office:value="-68.242690195008" calcext:value-type="float">
            <text:p>-68.242690195008</text:p>
          </table:table-cell>
          <table:table-cell office:value-type="float" office:value="-68.251202479943" calcext:value-type="float">
            <text:p>-68.251202479943</text:p>
          </table:table-cell>
          <table:table-cell office:value-type="float" office:value="-68.259635859546" calcext:value-type="float">
            <text:p>-68.259635859546</text:p>
          </table:table-cell>
          <table:table-cell office:value-type="float" office:value="-68.267990641343" calcext:value-type="float">
            <text:p>-68.267990641343</text:p>
          </table:table-cell>
          <table:table-cell office:value-type="float" office:value="-68.276267140016" calcext:value-type="float">
            <text:p>-68.276267140016</text:p>
          </table:table-cell>
          <table:table-cell office:value-type="float" office:value="-68.284465677166" calcext:value-type="float">
            <text:p>-68.284465677166</text:p>
          </table:table-cell>
          <table:table-cell office:value-type="float" office:value="-68.292586581077" calcext:value-type="float">
            <text:p>-68.292586581077</text:p>
          </table:table-cell>
          <table:table-cell office:value-type="float" office:value="-68.300630186486" calcext:value-type="float">
            <text:p>-68.300630186486</text:p>
          </table:table-cell>
          <table:table-cell office:value-type="float" office:value="-68.308596834356" calcext:value-type="float">
            <text:p>-68.308596834356</text:p>
          </table:table-cell>
          <table:table-cell office:value-type="float" office:value="-68.316486871655" calcext:value-type="float">
            <text:p>-68.316486871655</text:p>
          </table:table-cell>
          <table:table-cell office:value-type="float" office:value="-68.324300651135" calcext:value-type="float">
            <text:p>-68.324300651135</text:p>
          </table:table-cell>
          <table:table-cell office:value-type="float" office:value="-68.332038531123" calcext:value-type="float">
            <text:p>-68.332038531123</text:p>
          </table:table-cell>
          <table:table-cell office:value-type="float" office:value="-68.339700875307" calcext:value-type="float">
            <text:p>-68.339700875307</text:p>
          </table:table-cell>
          <table:table-cell office:value-type="float" office:value="-68.347288052533" calcext:value-type="float">
            <text:p>-68.347288052533</text:p>
          </table:table-cell>
          <table:table-cell office:value-type="float" office:value="-68.3548004366" calcext:value-type="float">
            <text:p>-68.3548004366</text:p>
          </table:table-cell>
          <table:table-cell office:value-type="float" office:value="-68.362238406066" calcext:value-type="float">
            <text:p>-68.362238406066</text:p>
          </table:table-cell>
          <table:table-cell office:value-type="float" office:value="-68.369602344053" calcext:value-type="float">
            <text:p>-68.369602344053</text:p>
          </table:table-cell>
          <table:table-cell office:value-type="float" office:value="-68.376892638056" calcext:value-type="float">
            <text:p>-68.376892638056</text:p>
          </table:table-cell>
          <table:table-cell office:value-type="float" office:value="-68.384109679759" calcext:value-type="float">
            <text:p>-68.384109679759</text:p>
          </table:table-cell>
          <table:table-cell office:value-type="float" office:value="-68.391253864851" calcext:value-type="float">
            <text:p>-68.391253864851</text:p>
          </table:table-cell>
          <table:table-cell office:value-type="float" office:value="-68.398325592848" calcext:value-type="float">
            <text:p>-68.398325592848</text:p>
          </table:table-cell>
          <table:table-cell office:value-type="float" office:value="-68.405325266919" calcext:value-type="float">
            <text:p>-68.405325266919</text:p>
          </table:table-cell>
          <table:table-cell office:value-type="float" office:value="-68.412253293714" calcext:value-type="float">
            <text:p>-68.412253293714</text:p>
          </table:table-cell>
          <table:table-cell office:value-type="float" office:value="-68.4191100832" calcext:value-type="float">
            <text:p>-68.4191100832</text:p>
          </table:table-cell>
          <table:table-cell office:value-type="float" office:value="-68.425896048489" calcext:value-type="float">
            <text:p>-68.425896048489</text:p>
          </table:table-cell>
          <table:table-cell office:value-type="float" office:value="-68.432611605688" calcext:value-type="float">
            <text:p>-68.432611605688</text:p>
          </table:table-cell>
          <table:table-cell office:value-type="float" office:value="-68.439257173735" calcext:value-type="float">
            <text:p>-68.439257173735</text:p>
          </table:table-cell>
          <table:table-cell office:value-type="float" office:value="-68.445833174249" calcext:value-type="float">
            <text:p>-68.445833174249</text:p>
          </table:table-cell>
          <table:table-cell office:value-type="float" office:value="-68.452340031377" calcext:value-type="float">
            <text:p>-68.452340031377</text:p>
          </table:table-cell>
          <table:table-cell office:value-type="float" office:value="-68.458778171652" calcext:value-type="float">
            <text:p>-68.458778171652</text:p>
          </table:table-cell>
          <table:table-cell office:value-type="float" office:value="-68.465148023845" calcext:value-type="float">
            <text:p>-68.465148023845</text:p>
          </table:table-cell>
          <table:table-cell office:value-type="float" office:value="-68.471450018828" calcext:value-type="float">
            <text:p>-68.471450018828</text:p>
          </table:table-cell>
          <table:table-cell office:value-type="float" office:value="-68.477684589435" calcext:value-type="float">
            <text:p>-68.477684589435</text:p>
          </table:table-cell>
          <table:table-cell office:value-type="float" office:value="-68.483852170331" calcext:value-type="float">
            <text:p>-68.483852170331</text:p>
          </table:table-cell>
          <table:table-cell office:value-type="float" office:value="-68.489953197879" calcext:value-type="float">
            <text:p>-68.489953197879</text:p>
          </table:table-cell>
          <table:table-cell office:value-type="float" office:value="-68.495988110013" calcext:value-type="float">
            <text:p>-68.495988110013</text:p>
          </table:table-cell>
          <table:table-cell office:value-type="float" office:value="-68.501957346112" calcext:value-type="float">
            <text:p>-68.501957346112</text:p>
          </table:table-cell>
          <table:table-cell office:value-type="float" office:value="-68.507861346884" calcext:value-type="float">
            <text:p>-68.507861346884</text:p>
          </table:table-cell>
          <table:table-cell office:value-type="float" office:value="-68.513700554241" calcext:value-type="float">
            <text:p>-68.513700554241</text:p>
          </table:table-cell>
          <table:table-cell office:value-type="float" office:value="-68.519475411184" calcext:value-type="float">
            <text:p>-68.519475411184</text:p>
          </table:table-cell>
          <table:table-cell office:value-type="float" office:value="-68.525186361695" calcext:value-type="float">
            <text:p>-68.525186361695</text:p>
          </table:table-cell>
          <table:table-cell office:value-type="float" office:value="-68.530833850622" calcext:value-type="float">
            <text:p>-68.530833850622</text:p>
          </table:table-cell>
          <table:table-cell office:value-type="float" office:value="-68.536418323571" calcext:value-type="float">
            <text:p>-68.536418323571</text:p>
          </table:table-cell>
          <table:table-cell office:value-type="float" office:value="-68.541940226807" calcext:value-type="float">
            <text:p>-68.541940226807</text:p>
          </table:table-cell>
          <table:table-cell office:value-type="float" office:value="-68.547400007146" calcext:value-type="float">
            <text:p>-68.547400007146</text:p>
          </table:table-cell>
          <table:table-cell office:value-type="float" office:value="-68.552798111855" calcext:value-type="float">
            <text:p>-68.552798111855</text:p>
          </table:table-cell>
          <table:table-cell office:value-type="float" office:value="-68.558134988562" calcext:value-type="float">
            <text:p>-68.558134988562</text:p>
          </table:table-cell>
          <table:table-cell office:value-type="float" office:value="-68.563411085155" calcext:value-type="float">
            <text:p>-68.563411085155</text:p>
          </table:table-cell>
          <table:table-cell office:value-type="float" office:value="-68.56862684969" calcext:value-type="float">
            <text:p>-68.56862684969</text:p>
          </table:table-cell>
          <table:table-cell office:value-type="float" office:value="-68.573782730305" calcext:value-type="float">
            <text:p>-68.573782730305</text:p>
          </table:table-cell>
          <table:table-cell office:value-type="float" office:value="-68.578879175132" calcext:value-type="float">
            <text:p>-68.578879175132</text:p>
          </table:table-cell>
          <table:table-cell office:value-type="float" office:value="-68.583916632209" calcext:value-type="float">
            <text:p>-68.583916632209</text:p>
          </table:table-cell>
          <table:table-cell office:value-type="float" office:value="-68.588895549401" calcext:value-type="float">
            <text:p>-68.588895549401</text:p>
          </table:table-cell>
          <table:table-cell office:value-type="float" office:value="-68.593816374316" calcext:value-type="float">
            <text:p>-68.593816374316</text:p>
          </table:table-cell>
          <table:table-cell office:value-type="float" office:value="-68.598679554229" calcext:value-type="float">
            <text:p>-68.598679554229</text:p>
          </table:table-cell>
          <table:table-cell office:value-type="float" office:value="-68.603485536008" calcext:value-type="float">
            <text:p>-68.603485536008</text:p>
          </table:table-cell>
          <table:table-cell office:value-type="float" office:value="-68.608234766036" calcext:value-type="float">
            <text:p>-68.608234766036</text:p>
          </table:table-cell>
          <table:table-cell office:value-type="float" office:value="-68.61292769014" calcext:value-type="float">
            <text:p>-68.61292769014</text:p>
          </table:table-cell>
          <table:table-cell office:value-type="float" office:value="-68.617564753523" calcext:value-type="float">
            <text:p>-68.617564753523</text:p>
          </table:table-cell>
          <table:table-cell office:value-type="float" office:value="-68.622146400695" calcext:value-type="float">
            <text:p>-68.622146400695</text:p>
          </table:table-cell>
          <table:table-cell office:value-type="float" office:value="-68.626673075408" calcext:value-type="float">
            <text:p>-68.626673075408</text:p>
          </table:table-cell>
          <table:table-cell office:value-type="float" office:value="-68.63114522059" calcext:value-type="float">
            <text:p>-68.63114522059</text:p>
          </table:table-cell>
          <table:table-cell office:value-type="float" office:value="-68.635563278286" calcext:value-type="float">
            <text:p>-68.635563278286</text:p>
          </table:table-cell>
          <table:table-cell office:value-type="float" office:value="-68.639927689594" calcext:value-type="float">
            <text:p>-68.639927689594</text:p>
          </table:table-cell>
          <table:table-cell office:value-type="float" office:value="-68.64423889461" calcext:value-type="float">
            <text:p>-68.64423889461</text:p>
          </table:table-cell>
          <table:table-cell office:value-type="float" office:value="-68.648497332371" calcext:value-type="float">
            <text:p>-68.648497332371</text:p>
          </table:table-cell>
          <table:table-cell office:value-type="float" office:value="-68.652703440797" calcext:value-type="float">
            <text:p>-68.652703440797</text:p>
          </table:table-cell>
          <table:table-cell office:value-type="float" office:value="-68.656857656641" calcext:value-type="float">
            <text:p>-68.656857656641</text:p>
          </table:table-cell>
          <table:table-cell office:value-type="float" office:value="-68.660960415436" calcext:value-type="float">
            <text:p>-68.660960415436</text:p>
          </table:table-cell>
          <table:table-cell office:value-type="float" office:value="-68.665012151446" calcext:value-type="float">
            <text:p>-68.665012151446</text:p>
          </table:table-cell>
          <table:table-cell office:value-type="float" office:value="-68.669013297617" calcext:value-type="float">
            <text:p>-68.669013297617</text:p>
          </table:table-cell>
          <table:table-cell office:value-type="float" office:value="-68.67296428553" calcext:value-type="float">
            <text:p>-68.67296428553</text:p>
          </table:table-cell>
          <table:table-cell office:value-type="float" office:value="-68.676865545357" calcext:value-type="float">
            <text:p>-68.676865545357</text:p>
          </table:table-cell>
          <table:table-cell office:value-type="float" office:value="-68.680717505817" calcext:value-type="float">
            <text:p>-68.680717505817</text:p>
          </table:table-cell>
          <table:table-cell office:value-type="float" office:value="-68.684520594131" calcext:value-type="float">
            <text:p>-68.684520594131</text:p>
          </table:table-cell>
          <table:table-cell office:value-type="float" office:value="-68.688275235985" calcext:value-type="float">
            <text:p>-68.688275235985</text:p>
          </table:table-cell>
          <table:table-cell office:value-type="float" office:value="-68.691981855489" calcext:value-type="float">
            <text:p>-68.691981855489</text:p>
          </table:table-cell>
          <table:table-cell office:value-type="float" office:value="-68.695640875139" calcext:value-type="float">
            <text:p>-68.695640875139</text:p>
          </table:table-cell>
          <table:table-cell office:value-type="float" office:value="-68.699252715781" calcext:value-type="float">
            <text:p>-68.699252715781</text:p>
          </table:table-cell>
          <table:table-cell office:value-type="float" office:value="-68.702817796573" calcext:value-type="float">
            <text:p>-68.702817796573</text:p>
          </table:table-cell>
          <table:table-cell office:value-type="float" office:value="-68.706336534954" calcext:value-type="float">
            <text:p>-68.706336534954</text:p>
          </table:table-cell>
          <table:table-cell office:value-type="float" office:value="-68.709809346611" calcext:value-type="float">
            <text:p>-68.709809346611</text:p>
          </table:table-cell>
          <table:table-cell office:value-type="float" office:value="-68.713236645444" calcext:value-type="float">
            <text:p>-68.713236645444</text:p>
          </table:table-cell>
          <table:table-cell office:value-type="float" office:value="-68.716618843541" calcext:value-type="float">
            <text:p>-68.716618843541</text:p>
          </table:table-cell>
          <table:table-cell office:value-type="float" office:value="-68.719956351142" calcext:value-type="float">
            <text:p>-68.719956351142</text:p>
          </table:table-cell>
          <table:table-cell office:value-type="float" office:value="-68.723249576619" calcext:value-type="float">
            <text:p>-68.723249576619</text:p>
          </table:table-cell>
          <table:table-cell office:value-type="float" office:value="-68.726498926442" calcext:value-type="float">
            <text:p>-68.726498926442</text:p>
          </table:table-cell>
          <table:table-cell office:value-type="float" office:value="-68.729704805155" calcext:value-type="float">
            <text:p>-68.729704805155</text:p>
          </table:table-cell>
          <table:table-cell office:value-type="float" office:value="-68.732867615356" calcext:value-type="float">
            <text:p>-68.732867615356</text:p>
          </table:table-cell>
          <table:table-cell office:value-type="float" office:value="-68.735987757664" calcext:value-type="float">
            <text:p>-68.735987757664</text:p>
          </table:table-cell>
          <table:table-cell office:value-type="float" office:value="-68.739065630707" calcext:value-type="float">
            <text:p>-68.739065630707</text:p>
          </table:table-cell>
          <table:table-cell office:value-type="float" office:value="-68.74210163109" calcext:value-type="float">
            <text:p>-68.74210163109</text:p>
          </table:table-cell>
          <table:table-cell office:value-type="float" office:value="-68.745096153383" calcext:value-type="float">
            <text:p>-68.745096153383</text:p>
          </table:table-cell>
          <table:table-cell office:value-type="float" office:value="-68.748049590095" calcext:value-type="float">
            <text:p>-68.748049590095</text:p>
          </table:table-cell>
          <table:table-cell office:value-type="float" office:value="-68.750962331657" calcext:value-type="float">
            <text:p>-68.750962331657</text:p>
          </table:table-cell>
          <table:table-cell office:value-type="float" office:value="-68.753834766407" calcext:value-type="float">
            <text:p>-68.753834766407</text:p>
          </table:table-cell>
          <table:table-cell office:value-type="float" office:value="-68.756667280568" calcext:value-type="float">
            <text:p>-68.756667280568</text:p>
          </table:table-cell>
          <table:table-cell office:value-type="float" office:value="-68.759460258235" calcext:value-type="float">
            <text:p>-68.759460258235</text:p>
          </table:table-cell>
          <table:table-cell office:value-type="float" office:value="-68.762214081358" calcext:value-type="float">
            <text:p>-68.762214081358</text:p>
          </table:table-cell>
          <table:table-cell office:value-type="float" office:value="-68.76492912973" calcext:value-type="float">
            <text:p>-68.76492912973</text:p>
          </table:table-cell>
          <table:table-cell office:value-type="float" office:value="-68.767605780969" calcext:value-type="float">
            <text:p>-68.767605780969</text:p>
          </table:table-cell>
          <table:table-cell office:value-type="float" office:value="-68.77024441051" calcext:value-type="float">
            <text:p>-68.77024441051</text:p>
          </table:table-cell>
          <table:table-cell office:value-type="float" office:value="-68.772845391588" calcext:value-type="float">
            <text:p>-68.772845391588</text:p>
          </table:table-cell>
          <table:table-cell office:value-type="float" office:value="-68.775409095229" calcext:value-type="float">
            <text:p>-68.775409095229</text:p>
          </table:table-cell>
          <table:table-cell office:value-type="float" office:value="-68.777935890241" calcext:value-type="float">
            <text:p>-68.777935890241</text:p>
          </table:table-cell>
          <table:table-cell office:value-type="float" office:value="-68.780426143199" calcext:value-type="float">
            <text:p>-68.780426143199</text:p>
          </table:table-cell>
          <table:table-cell office:value-type="float" office:value="-68.782880218442" calcext:value-type="float">
            <text:p>-68.782880218442</text:p>
          </table:table-cell>
          <table:table-cell office:value-type="float" office:value="-68.785298478057" calcext:value-type="float">
            <text:p>-68.785298478057</text:p>
          </table:table-cell>
          <table:table-cell office:value-type="float" office:value="-68.787681281879" calcext:value-type="float">
            <text:p>-68.787681281879</text:p>
          </table:table-cell>
          <table:table-cell office:value-type="float" office:value="-68.790028987476" calcext:value-type="float">
            <text:p>-68.790028987476</text:p>
          </table:table-cell>
          <table:table-cell office:value-type="float" office:value="-68.792341950148" calcext:value-type="float">
            <text:p>-68.792341950148</text:p>
          </table:table-cell>
          <table:table-cell office:value-type="float" office:value="-68.794620522917" calcext:value-type="float">
            <text:p>-68.794620522917</text:p>
          </table:table-cell>
          <table:table-cell office:value-type="float" office:value="-68.796865056525" calcext:value-type="float">
            <text:p>-68.796865056525</text:p>
          </table:table-cell>
          <table:table-cell office:value-type="float" office:value="-68.799075899424" calcext:value-type="float">
            <text:p>-68.799075899424</text:p>
          </table:table-cell>
          <table:table-cell office:value-type="float" office:value="-68.801253397777" calcext:value-type="float">
            <text:p>-68.801253397777</text:p>
          </table:table-cell>
          <table:table-cell office:value-type="float" office:value="-68.803397895451" calcext:value-type="float">
            <text:p>-68.803397895451</text:p>
          </table:table-cell>
          <table:table-cell office:value-type="float" office:value="-68.805509734014" calcext:value-type="float">
            <text:p>-68.805509734014</text:p>
          </table:table-cell>
          <table:table-cell office:value-type="float" office:value="-68.807589252733" calcext:value-type="float">
            <text:p>-68.807589252733</text:p>
          </table:table-cell>
          <table:table-cell office:value-type="float" office:value="-68.80963678857" calcext:value-type="float">
            <text:p>-68.80963678857</text:p>
          </table:table-cell>
          <table:table-cell office:value-type="float" office:value="-68.811652676181" calcext:value-type="float">
            <text:p>-68.811652676181</text:p>
          </table:table-cell>
          <table:table-cell office:value-type="float" office:value="-68.813637247916" calcext:value-type="float">
            <text:p>-68.813637247916</text:p>
          </table:table-cell>
          <table:table-cell office:value-type="float" office:value="-68.815590833816" calcext:value-type="float">
            <text:p>-68.815590833816</text:p>
          </table:table-cell>
          <table:table-cell office:value-type="float" office:value="-68.817513761614" calcext:value-type="float">
            <text:p>-68.817513761614</text:p>
          </table:table-cell>
          <table:table-cell office:value-type="float" office:value="-68.819406356732" calcext:value-type="float">
            <text:p>-68.819406356732</text:p>
          </table:table-cell>
          <table:table-cell office:value-type="float" office:value="-68.821268942288" calcext:value-type="float">
            <text:p>-68.821268942288</text:p>
          </table:table-cell>
          <table:table-cell office:value-type="float" office:value="-68.823101839087" calcext:value-type="float">
            <text:p>-68.823101839087</text:p>
          </table:table-cell>
          <table:table-cell office:value-type="float" office:value="-68.824905365632" calcext:value-type="float">
            <text:p>-68.824905365632</text:p>
          </table:table-cell>
          <table:table-cell office:value-type="float" office:value="-68.826679838118" calcext:value-type="float">
            <text:p>-68.826679838118</text:p>
          </table:table-cell>
          <table:table-cell office:value-type="float" office:value="-68.828425570439" calcext:value-type="float">
            <text:p>-68.828425570439</text:p>
          </table:table-cell>
          <table:table-cell office:value-type="float" office:value="-68.830142874188" calcext:value-type="float">
            <text:p>-68.830142874188</text:p>
          </table:table-cell>
          <table:table-cell office:value-type="float" office:value="-68.831832058659" calcext:value-type="float">
            <text:p>-68.831832058659</text:p>
          </table:table-cell>
          <table:table-cell office:value-type="float" office:value="-68.833493430851" calcext:value-type="float">
            <text:p>-68.833493430851</text:p>
          </table:table-cell>
          <table:table-cell office:value-type="float" office:value="-68.835127295473" calcext:value-type="float">
            <text:p>-68.835127295473</text:p>
          </table:table-cell>
          <table:table-cell office:value-type="float" office:value="-68.836733954944" calcext:value-type="float">
            <text:p>-68.836733954944</text:p>
          </table:table-cell>
          <table:table-cell office:value-type="float" office:value="-68.838313709401" calcext:value-type="float">
            <text:p>-68.838313709401</text:p>
          </table:table-cell>
          <table:table-cell office:value-type="float" office:value="-68.839866856698" calcext:value-type="float">
            <text:p>-68.839866856698</text:p>
          </table:table-cell>
          <table:table-cell office:value-type="float" office:value="-68.841393692418" calcext:value-type="float">
            <text:p>-68.841393692418</text:p>
          </table:table-cell>
          <table:table-cell office:value-type="float" office:value="-68.842894509869" calcext:value-type="float">
            <text:p>-68.842894509869</text:p>
          </table:table-cell>
          <table:table-cell office:value-type="float" office:value="-68.844369600098" calcext:value-type="float">
            <text:p>-68.844369600098</text:p>
          </table:table-cell>
          <table:table-cell office:value-type="float" office:value="-68.845819251888" calcext:value-type="float">
            <text:p>-68.845819251888</text:p>
          </table:table-cell>
          <table:table-cell office:value-type="float" office:value="-68.847243751773" calcext:value-type="float">
            <text:p>-68.847243751773</text:p>
          </table:table-cell>
          <table:table-cell office:value-type="float" office:value="-68.848643384033" calcext:value-type="float">
            <text:p>-68.848643384033</text:p>
          </table:table-cell>
          <table:table-cell office:value-type="float" office:value="-68.850018430709" calcext:value-type="float">
            <text:p>-68.850018430709</text:p>
          </table:table-cell>
          <table:table-cell office:value-type="float" office:value="-68.851369171607" calcext:value-type="float">
            <text:p>-68.851369171607</text:p>
          </table:table-cell>
          <table:table-cell office:value-type="float" office:value="-68.852695884302" calcext:value-type="float">
            <text:p>-68.852695884302</text:p>
          </table:table-cell>
          <table:table-cell office:value-type="float" office:value="-68.853998844146" calcext:value-type="float">
            <text:p>-68.853998844146</text:p>
          </table:table-cell>
          <table:table-cell office:value-type="float" office:value="-68.855278324279" calcext:value-type="float">
            <text:p>-68.855278324279</text:p>
          </table:table-cell>
          <table:table-cell office:value-type="float" office:value="-68.856534595629" calcext:value-type="float">
            <text:p>-68.856534595629</text:p>
          </table:table-cell>
          <table:table-cell office:value-type="float" office:value="-68.857767926926" calcext:value-type="float">
            <text:p>-68.857767926926</text:p>
          </table:table-cell>
          <table:table-cell office:value-type="float" office:value="-68.858978584706" calcext:value-type="float">
            <text:p>-68.858978584706</text:p>
          </table:table-cell>
          <table:table-cell office:value-type="float" office:value="-68.860166833322" calcext:value-type="float">
            <text:p>-68.860166833322</text:p>
          </table:table-cell>
          <table:table-cell office:value-type="float" office:value="-68.861332934945" calcext:value-type="float">
            <text:p>-68.861332934945</text:p>
          </table:table-cell>
          <table:table-cell office:value-type="float" office:value="-68.862477149582" calcext:value-type="float">
            <text:p>-68.862477149582</text:p>
          </table:table-cell>
          <table:table-cell office:value-type="float" office:value="-68.863599735077" calcext:value-type="float">
            <text:p>-68.863599735077</text:p>
          </table:table-cell>
          <table:table-cell office:value-type="float" office:value="-68.864700947123" calcext:value-type="float">
            <text:p>-68.864700947123</text:p>
          </table:table-cell>
          <table:table-cell office:value-type="float" office:value="-68.865781039267" calcext:value-type="float">
            <text:p>-68.865781039267</text:p>
          </table:table-cell>
          <table:table-cell office:value-type="float" office:value="-68.866840262924" calcext:value-type="float">
            <text:p>-68.866840262924</text:p>
          </table:table-cell>
          <table:table-cell office:value-type="float" office:value="-68.867878867381" calcext:value-type="float">
            <text:p>-68.867878867381</text:p>
          </table:table-cell>
          <table:table-cell office:value-type="float" office:value="-68.868897099811" calcext:value-type="float">
            <text:p>-68.868897099811</text:p>
          </table:table-cell>
          <table:table-cell office:value-type="float" office:value="-68.869895205278" calcext:value-type="float">
            <text:p>-68.869895205278</text:p>
          </table:table-cell>
          <table:table-cell office:value-type="float" office:value="-68.870873426746" calcext:value-type="float">
            <text:p>-68.870873426746</text:p>
          </table:table-cell>
          <table:table-cell office:value-type="float" office:value="-68.871832005093" calcext:value-type="float">
            <text:p>-68.871832005093</text:p>
          </table:table-cell>
          <table:table-cell office:value-type="float" office:value="-68.872771179117" calcext:value-type="float">
            <text:p>-68.872771179117</text:p>
          </table:table-cell>
          <table:table-cell office:value-type="float" office:value="-68.873691185546" calcext:value-type="float">
            <text:p>-68.873691185546</text:p>
          </table:table-cell>
          <table:table-cell office:value-type="float" office:value="-68.874592259048" calcext:value-type="float">
            <text:p>-68.874592259048</text:p>
          </table:table-cell>
          <table:table-cell office:value-type="float" office:value="-68.875474632241" calcext:value-type="float">
            <text:p>-68.875474632241</text:p>
          </table:table-cell>
          <table:table-cell office:value-type="float" office:value="-68.876338535705" calcext:value-type="float">
            <text:p>-68.876338535705</text:p>
          </table:table-cell>
          <table:table-cell office:value-type="float" office:value="-68.877184197988" calcext:value-type="float">
            <text:p>-68.877184197988</text:p>
          </table:table-cell>
          <table:table-cell office:value-type="float" office:value="-68.878011845618" calcext:value-type="float">
            <text:p>-68.878011845618</text:p>
          </table:table-cell>
          <table:table-cell office:value-type="float" office:value="-68.878821703116" calcext:value-type="float">
            <text:p>-68.878821703116</text:p>
          </table:table-cell>
          <table:table-cell office:value-type="float" office:value="-68.879613993001" calcext:value-type="float">
            <text:p>-68.879613993001</text:p>
          </table:table-cell>
          <table:table-cell office:value-type="float" office:value="-68.880388935806" calcext:value-type="float">
            <text:p>-68.880388935806</text:p>
          </table:table-cell>
          <table:table-cell office:value-type="float" office:value="-68.881146750082" calcext:value-type="float">
            <text:p>-68.881146750082</text:p>
          </table:table-cell>
          <table:table-cell office:value-type="float" office:value="-68.881887652416" calcext:value-type="float">
            <text:p>-68.881887652416</text:p>
          </table:table-cell>
          <table:table-cell office:value-type="float" office:value="-68.882611857435" calcext:value-type="float">
            <text:p>-68.882611857435</text:p>
          </table:table-cell>
          <table:table-cell office:value-type="float" office:value="-68.883319577821" calcext:value-type="float">
            <text:p>-68.883319577821</text:p>
          </table:table-cell>
          <table:table-cell office:value-type="float" office:value="-68.884011024319" calcext:value-type="float">
            <text:p>-68.884011024319</text:p>
          </table:table-cell>
          <table:table-cell office:value-type="float" office:value="-68.88468640575" calcext:value-type="float">
            <text:p>-68.88468640575</text:p>
          </table:table-cell>
          <table:table-cell office:value-type="float" office:value="-68.88534592902" calcext:value-type="float">
            <text:p>-68.88534592902</text:p>
          </table:table-cell>
          <table:table-cell office:value-type="float" office:value="-68.885989799131" calcext:value-type="float">
            <text:p>-68.885989799131</text:p>
          </table:table-cell>
          <table:table-cell office:value-type="float" office:value="-68.886618219192" calcext:value-type="float">
            <text:p>-68.886618219192</text:p>
          </table:table-cell>
          <table:table-cell office:value-type="float" office:value="-68.887231390433" calcext:value-type="float">
            <text:p>-68.887231390433</text:p>
          </table:table-cell>
          <table:table-cell office:value-type="float" office:value="-68.887829512211" calcext:value-type="float">
            <text:p>-68.887829512211</text:p>
          </table:table-cell>
          <table:table-cell office:value-type="float" office:value="-68.888412782022" calcext:value-type="float">
            <text:p>-68.888412782022</text:p>
          </table:table-cell>
          <table:table-cell office:value-type="float" office:value="-68.888981395518" calcext:value-type="float">
            <text:p>-68.888981395518</text:p>
          </table:table-cell>
          <table:table-cell office:value-type="float" office:value="-68.889535546508" calcext:value-type="float">
            <text:p>-68.889535546508</text:p>
          </table:table-cell>
          <table:table-cell office:value-type="float" office:value="-68.890075426979" calcext:value-type="float">
            <text:p>-68.890075426979</text:p>
          </table:table-cell>
          <table:table-cell office:value-type="float" office:value="-68.890601227099" calcext:value-type="float">
            <text:p>-68.890601227099</text:p>
          </table:table-cell>
          <table:table-cell office:value-type="float" office:value="-68.891113135235" calcext:value-type="float">
            <text:p>-68.891113135235</text:p>
          </table:table-cell>
          <table:table-cell office:value-type="float" office:value="-68.891611337957" calcext:value-type="float">
            <text:p>-68.891611337957</text:p>
          </table:table-cell>
          <table:table-cell office:value-type="float" office:value="-68.892096020057" calcext:value-type="float">
            <text:p>-68.892096020057</text:p>
          </table:table-cell>
          <table:table-cell office:value-type="float" office:value="-68.892567364554" calcext:value-type="float">
            <text:p>-68.892567364554</text:p>
          </table:table-cell>
          <table:table-cell office:value-type="float" office:value="-68.893025552708" calcext:value-type="float">
            <text:p>-68.893025552708</text:p>
          </table:table-cell>
          <table:table-cell office:value-type="float" office:value="-68.89347076403" calcext:value-type="float">
            <text:p>-68.89347076403</text:p>
          </table:table-cell>
          <table:table-cell office:value-type="float" office:value="-68.893903176296" calcext:value-type="float">
            <text:p>-68.893903176296</text:p>
          </table:table-cell>
          <table:table-cell office:value-type="float" office:value="-68.894322965552" calcext:value-type="float">
            <text:p>-68.894322965552</text:p>
          </table:table-cell>
          <table:table-cell office:value-type="float" office:value="-68.894730306134" calcext:value-type="float">
            <text:p>-68.894730306134</text:p>
          </table:table-cell>
          <table:table-cell office:value-type="float" office:value="-68.895125370671" calcext:value-type="float">
            <text:p>-68.895125370671</text:p>
          </table:table-cell>
          <table:table-cell office:value-type="float" office:value="-68.895508330101" calcext:value-type="float">
            <text:p>-68.895508330101</text:p>
          </table:table-cell>
          <table:table-cell office:value-type="float" office:value="-68.895879353682" calcext:value-type="float">
            <text:p>-68.895879353682</text:p>
          </table:table-cell>
          <table:table-cell office:value-type="float" office:value="-68.896238608999" calcext:value-type="float">
            <text:p>-68.896238608999</text:p>
          </table:table-cell>
          <table:table-cell office:value-type="float" office:value="-68.896586261983" calcext:value-type="float">
            <text:p>-68.896586261983</text:p>
          </table:table-cell>
          <table:table-cell office:value-type="float" office:value="-68.896922476912" calcext:value-type="float">
            <text:p>-68.896922476912</text:p>
          </table:table-cell>
          <table:table-cell office:value-type="float" office:value="-68.897247416433" calcext:value-type="float">
            <text:p>-68.897247416433</text:p>
          </table:table-cell>
          <table:table-cell office:value-type="float" office:value="-68.897561241564" calcext:value-type="float">
            <text:p>-68.897561241564</text:p>
          </table:table-cell>
          <table:table-cell office:value-type="float" office:value="-68.897864111712" calcext:value-type="float">
            <text:p>-68.897864111712</text:p>
          </table:table-cell>
          <table:table-cell office:value-type="float" office:value="-68.898156184679" calcext:value-type="float">
            <text:p>-68.898156184679</text:p>
          </table:table-cell>
          <table:table-cell office:value-type="float" office:value="-68.898437616676" calcext:value-type="float">
            <text:p>-68.898437616676</text:p>
          </table:table-cell>
          <table:table-cell office:value-type="float" office:value="-68.898708562334" calcext:value-type="float">
            <text:p>-68.898708562334</text:p>
          </table:table-cell>
          <table:table-cell office:value-type="float" office:value="-68.898969174714" calcext:value-type="float">
            <text:p>-68.898969174714</text:p>
          </table:table-cell>
          <table:table-cell office:value-type="float" office:value="-68.89921960532" calcext:value-type="float">
            <text:p>-68.89921960532</text:p>
          </table:table-cell>
          <table:table-cell office:value-type="float" office:value="-68.899460004106" calcext:value-type="float">
            <text:p>-68.899460004106</text:p>
          </table:table-cell>
          <table:table-cell office:value-type="float" office:value="-68.899690519492" calcext:value-type="float">
            <text:p>-68.899690519492</text:p>
          </table:table-cell>
          <table:table-cell office:value-type="float" office:value="-68.899911298372" calcext:value-type="float">
            <text:p>-68.899911298372</text:p>
          </table:table-cell>
          <table:table-cell office:value-type="float" office:value="-68.900122486126" calcext:value-type="float">
            <text:p>-68.900122486126</text:p>
          </table:table-cell>
          <table:table-cell office:value-type="float" office:value="-68.90032422663" calcext:value-type="float">
            <text:p>-68.90032422663</text:p>
          </table:table-cell>
          <table:table-cell office:value-type="float" office:value="-68.900516662269" calcext:value-type="float">
            <text:p>-68.900516662269</text:p>
          </table:table-cell>
          <table:table-cell office:value-type="float" office:value="-68.900699933946" calcext:value-type="float">
            <text:p>-68.900699933946</text:p>
          </table:table-cell>
          <table:table-cell office:value-type="float" office:value="-68.900874181092" calcext:value-type="float">
            <text:p>-68.900874181092</text:p>
          </table:table-cell>
          <table:table-cell office:value-type="float" office:value="-68.90103954168" calcext:value-type="float">
            <text:p>-68.90103954168</text:p>
          </table:table-cell>
          <table:table-cell office:value-type="float" office:value="-68.901196152233" calcext:value-type="float">
            <text:p>-68.901196152233</text:p>
          </table:table-cell>
          <table:table-cell office:value-type="float" office:value="-68.901344147837" calcext:value-type="float">
            <text:p>-68.901344147837</text:p>
          </table:table-cell>
          <table:table-cell office:value-type="float" office:value="-68.90148366215" calcext:value-type="float">
            <text:p>-68.90148366215</text:p>
          </table:table-cell>
          <table:table-cell office:value-type="float" office:value="-68.901614827412" calcext:value-type="float">
            <text:p>-68.901614827412</text:p>
          </table:table-cell>
          <table:table-cell office:value-type="float" office:value="-68.901737774461" calcext:value-type="float">
            <text:p>-68.901737774461</text:p>
          </table:table-cell>
          <table:table-cell office:value-type="float" office:value="-68.901852632734" calcext:value-type="float">
            <text:p>-68.901852632734</text:p>
          </table:table-cell>
          <table:table-cell office:value-type="float" office:value="-68.901959530289" calcext:value-type="float">
            <text:p>-68.901959530289</text:p>
          </table:table-cell>
          <table:table-cell office:value-type="float" office:value="-68.902058593806" calcext:value-type="float">
            <text:p>-68.902058593806</text:p>
          </table:table-cell>
          <table:table-cell office:value-type="float" office:value="-68.902149948603" calcext:value-type="float">
            <text:p>-68.902149948603</text:p>
          </table:table-cell>
          <table:table-cell office:value-type="float" office:value="-68.902233718644" calcext:value-type="float">
            <text:p>-68.902233718644</text:p>
          </table:table-cell>
          <table:table-cell office:value-type="float" office:value="-68.902310026552" calcext:value-type="float">
            <text:p>-68.902310026552</text:p>
          </table:table-cell>
          <table:table-cell office:value-type="float" office:value="-68.902378993615" calcext:value-type="float">
            <text:p>-68.902378993615</text:p>
          </table:table-cell>
          <table:table-cell office:value-type="float" office:value="-68.902440739803" calcext:value-type="float">
            <text:p>-68.902440739803</text:p>
          </table:table-cell>
          <table:table-cell office:value-type="float" office:value="-68.902495383771" calcext:value-type="float">
            <text:p>-68.902495383771</text:p>
          </table:table-cell>
          <table:table-cell office:value-type="float" office:value="-68.902543042875" calcext:value-type="float">
            <text:p>-68.902543042875</text:p>
          </table:table-cell>
          <table:table-cell office:value-type="float" office:value="-68.90258383318" calcext:value-type="float">
            <text:p>-68.90258383318</text:p>
          </table:table-cell>
          <table:table-cell office:value-type="float" office:value="-68.902617869468" calcext:value-type="float">
            <text:p>-68.902617869468</text:p>
          </table:table-cell>
          <table:table-cell office:value-type="float" office:value="-68.902645265254" calcext:value-type="float">
            <text:p>-68.902645265254</text:p>
          </table:table-cell>
          <table:table-cell office:value-type="float" office:value="-68.902666132791" calcext:value-type="float">
            <text:p>-68.902666132791</text:p>
          </table:table-cell>
          <table:table-cell office:value-type="float" office:value="-68.90268058308" calcext:value-type="float">
            <text:p>-68.90268058308</text:p>
          </table:table-cell>
          <table:table-cell office:value-type="float" office:value="-68.902688725884" calcext:value-type="float">
            <text:p>-68.902688725884</text:p>
          </table:table-cell>
          <table:table-cell office:value-type="float" office:value="-68.902690669735" calcext:value-type="float">
            <text:p>-68.902690669735</text:p>
          </table:table-cell>
          <table:table-cell office:value-type="float" office:value="-68.902686521946" calcext:value-type="float">
            <text:p>-68.902686521946</text:p>
          </table:table-cell>
          <table:table-cell office:value-type="float" office:value="-68.902676388617" calcext:value-type="float">
            <text:p>-68.902676388617</text:p>
          </table:table-cell>
          <table:table-cell office:value-type="float" office:value="-68.90266037465" calcext:value-type="float">
            <text:p>-68.90266037465</text:p>
          </table:table-cell>
          <table:table-cell office:value-type="float" office:value="-68.902638583755" calcext:value-type="float">
            <text:p>-68.902638583755</text:p>
          </table:table-cell>
          <table:table-cell office:value-type="float" office:value="-68.902611118461" calcext:value-type="float">
            <text:p>-68.902611118461</text:p>
          </table:table-cell>
          <table:table-cell office:value-type="float" office:value="-68.902578080126" calcext:value-type="float">
            <text:p>-68.902578080126</text:p>
          </table:table-cell>
          <table:table-cell office:value-type="float" office:value="-68.902539568948" calcext:value-type="float">
            <text:p>-68.902539568948</text:p>
          </table:table-cell>
          <table:table-cell office:value-type="float" office:value="-68.90249568397" calcext:value-type="float">
            <text:p>-68.90249568397</text:p>
          </table:table-cell>
          <table:table-cell office:value-type="float" office:value="-68.902446523097" calcext:value-type="float">
            <text:p>-68.902446523097</text:p>
          </table:table-cell>
          <table:table-cell office:value-type="float" office:value="-68.902392183096" calcext:value-type="float">
            <text:p>-68.902392183096</text:p>
          </table:table-cell>
          <table:table-cell office:value-type="float" office:value="-68.902332759616" calcext:value-type="float">
            <text:p>-68.902332759616</text:p>
          </table:table-cell>
          <table:table-cell office:value-type="float" office:value="-68.902268347188" calcext:value-type="float">
            <text:p>-68.902268347188</text:p>
          </table:table-cell>
          <table:table-cell office:value-type="float" office:value="-68.90219903924" calcext:value-type="float">
            <text:p>-68.90219903924</text:p>
          </table:table-cell>
          <table:table-cell office:value-type="float" office:value="-68.902124928107" calcext:value-type="float">
            <text:p>-68.902124928107</text:p>
          </table:table-cell>
          <table:table-cell office:value-type="float" office:value="-68.902046105036" calcext:value-type="float">
            <text:p>-68.902046105036</text:p>
          </table:table-cell>
          <table:table-cell office:value-type="float" office:value="-68.901962660196" calcext:value-type="float">
            <text:p>-68.901962660196</text:p>
          </table:table-cell>
          <table:table-cell office:value-type="float" office:value="-68.901874682693" calcext:value-type="float">
            <text:p>-68.901874682693</text:p>
          </table:table-cell>
          <table:table-cell office:value-type="float" office:value="-68.901782260571" calcext:value-type="float">
            <text:p>-68.901782260571</text:p>
          </table:table-cell>
          <table:table-cell office:value-type="float" office:value="-68.901685480826" calcext:value-type="float">
            <text:p>-68.901685480826</text:p>
          </table:table-cell>
          <table:table-cell office:value-type="float" office:value="-68.901584429415" calcext:value-type="float">
            <text:p>-68.901584429415</text:p>
          </table:table-cell>
          <table:table-cell office:value-type="float" office:value="-68.901479191262" calcext:value-type="float">
            <text:p>-68.901479191262</text:p>
          </table:table-cell>
          <table:table-cell office:value-type="float" office:value="-68.901369850272" calcext:value-type="float">
            <text:p>-68.901369850272</text:p>
          </table:table-cell>
          <table:table-cell office:value-type="float" office:value="-68.901256489333" calcext:value-type="float">
            <text:p>-68.901256489333</text:p>
          </table:table-cell>
          <table:table-cell office:value-type="float" office:value="-68.901139190331" calcext:value-type="float">
            <text:p>-68.901139190331</text:p>
          </table:table-cell>
          <table:table-cell office:value-type="float" office:value="-68.901018034156" calcext:value-type="float">
            <text:p>-68.901018034156</text:p>
          </table:table-cell>
          <table:table-cell office:value-type="float" office:value="-68.900893100711" calcext:value-type="float">
            <text:p>-68.900893100711</text:p>
          </table:table-cell>
          <table:table-cell office:value-type="float" office:value="-68.900764468922" calcext:value-type="float">
            <text:p>-68.900764468922</text:p>
          </table:table-cell>
          <table:table-cell office:value-type="float" office:value="-68.900632216743" calcext:value-type="float">
            <text:p>-68.900632216743</text:p>
          </table:table-cell>
          <table:table-cell office:value-type="float" office:value="-68.90049642117" calcext:value-type="float">
            <text:p>-68.90049642117</text:p>
          </table:table-cell>
          <table:table-cell office:value-type="float" office:value="-68.900357158244" calcext:value-type="float">
            <text:p>-68.900357158244</text:p>
          </table:table-cell>
          <table:table-cell office:value-type="float" office:value="-68.900214503065" calcext:value-type="float">
            <text:p>-68.900214503065</text:p>
          </table:table-cell>
          <table:table-cell office:value-type="float" office:value="-68.900068529795" calcext:value-type="float">
            <text:p>-68.900068529795</text:p>
          </table:table-cell>
          <table:table-cell office:value-type="float" office:value="-68.899919311671" calcext:value-type="float">
            <text:p>-68.899919311671</text:p>
          </table:table-cell>
          <table:table-cell office:value-type="float" office:value="-68.899766921011" calcext:value-type="float">
            <text:p>-68.899766921011</text:p>
          </table:table-cell>
          <table:table-cell office:value-type="float" office:value="-68.899611429221" calcext:value-type="float">
            <text:p>-68.899611429221</text:p>
          </table:table-cell>
          <table:table-cell office:value-type="float" office:value="-68.899452906808" calcext:value-type="float">
            <text:p>-68.899452906808</text:p>
          </table:table-cell>
          <table:table-cell office:value-type="float" office:value="-68.899291423382" calcext:value-type="float">
            <text:p>-68.899291423382</text:p>
          </table:table-cell>
          <table:table-cell office:value-type="float" office:value="-68.899127047668" calcext:value-type="float">
            <text:p>-68.899127047668</text:p>
          </table:table-cell>
          <table:table-cell office:value-type="float" office:value="-68.898959847516" calcext:value-type="float">
            <text:p>-68.898959847516</text:p>
          </table:table-cell>
          <table:table-cell office:value-type="float" office:value="-68.898789889903" calcext:value-type="float">
            <text:p>-68.898789889903</text:p>
          </table:table-cell>
          <table:table-cell office:value-type="float" office:value="-68.898617240945" calcext:value-type="float">
            <text:p>-68.898617240945</text:p>
          </table:table-cell>
          <table:table-cell table:number-columns-repeated="673"/>
        </table:table-row>
        <table:table-row table:style-name="ro2">
          <table:table-cell table:style-name="Default" office:value-type="string" calcext:value-type="string">
            <text:p>Threshold Voltage</text:p>
          </table:table-cell>
          <table:table-cell table:number-columns-repeated="1023" office:value-type="float" office:value="-55" calcext:value-type="float">
            <text:p>-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30T19:43:54.529000000</dc:date>
    <meta:editing-duration>PT11M53S</meta:editing-duration>
    <meta:editing-cycles>1</meta:editing-cycles>
    <meta:generator>LibreOffice/7.3.4.2$Windows_X86_64 LibreOffice_project/728fec16bd5f605073805c3c9e7c4212a0120dc5</meta:generator>
    <meta:document-statistic meta:table-count="1" meta:cell-count="3452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7bc65" draw:fill-color="#77bc65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ong_20_Dash" svg:stroke-width="0.08cm" svg:stroke-color="#cccccc" draw:fill-color="#ccccc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482cm" svg:y="3.715cm" style:legend-expansion="high" chart:style-name="ch2"/>
        <chart:plot-area chart:style-name="ch3" table:cell-range-address="agent0_NNMembraneVoltageTrace1377914484.A4:agent0_NNMembraneVoltageTrace1377914484.MM6" chart:data-source-has-labels="column" svg:x="1.314cm" svg:y="0.18cm" svg:width="7.848cm" svg:height="7.676cm">
          <chart:coordinate-region svg:x="2.077cm" svg:y="0.375cm" svg:width="7.085cm" svg:height="7.286cm"/>
          <chart:axis chart:dimension="x" chart:name="primary-x" chart:style-name="ch4">
            <chart:title svg:x="4.828cm" svg:y="8.037cm" chart:style-name="ch5">
              <text:p>Time</text:p>
            </chart:title>
          </chart:axis>
          <chart:axis chart:dimension="y" chart:name="primary-y" chart:style-name="ch6">
            <chart:title svg:x="0.451cm" svg:y="5.804cm" chart:style-name="ch7">
              <text:p>Membrane Voltage (mV)</text:p>
            </chart:title>
            <chart:grid chart:style-name="ch8" chart:class="major"/>
          </chart:axis>
          <chart:series chart:style-name="ch9" chart:values-cell-range-address="agent0_NNMembraneVoltageTrace1377914484.B4:agent0_NNMembraneVoltageTrace1377914484.MM4" chart:label-cell-address="agent0_NNMembraneVoltageTrace1377914484.A4:agent0_NNMembraneVoltageTrace1377914484.A4" chart:class="chart:line">
            <chart:data-point chart:repeated="350"/>
          </chart:series>
          <chart:series chart:style-name="ch10" chart:values-cell-range-address="agent0_NNMembraneVoltageTrace1377914484.B5:agent0_NNMembraneVoltageTrace1377914484.MM5" chart:label-cell-address="agent0_NNMembraneVoltageTrace1377914484.A5:agent0_NNMembraneVoltageTrace1377914484.A5" chart:class="chart:line">
            <chart:data-point chart:repeated="350"/>
          </chart:series>
          <chart:series chart:style-name="ch11" chart:values-cell-range-address="agent0_NNMembraneVoltageTrace1377914484.B6:agent0_NNMembraneVoltageTrace1377914484.MM6" chart:label-cell-address="agent0_NNMembraneVoltageTrace1377914484.A6:agent0_NNMembraneVoltageTrace1377914484.A6" chart:class="chart:line">
            <chart:data-point chart:repeated="3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</table:table-row>
          </table:table-header-rows>
          <table:table-rows>
            <table:table-row>
              <table:table-cell office:value-type="string">
                <text:p>Membrane Voltage (6.3 C)</text:p>
                <draw:g>
                  <svg:desc>agent0_NNMembraneVoltageTrace1377914484.A4:agent0_NNMembraneVoltageTrace1377914484.A4</svg:desc>
                </draw:g>
              </table:table-cell>
              <table:table-cell office:value-type="float" office:value="-59.293954180222">
                <text:p>-59.293954180222</text:p>
                <draw:g>
                  <svg:desc>agent0_NNMembraneVoltageTrace1377914484.B4:agent0_NNMembraneVoltageTrace1377914484.MM4</svg:desc>
                </draw:g>
              </table:table-cell>
              <table:table-cell office:value-type="float" office:value="-59.265657504405">
                <text:p>-59.265657504405</text:p>
              </table:table-cell>
              <table:table-cell office:value-type="float" office:value="-59.236694876311">
                <text:p>-59.236694876311</text:p>
              </table:table-cell>
              <table:table-cell office:value-type="float" office:value="-59.207076811871">
                <text:p>-59.207076811871</text:p>
              </table:table-cell>
              <table:table-cell office:value-type="float" office:value="-59.176811239205">
                <text:p>-59.176811239205</text:p>
              </table:table-cell>
              <table:table-cell office:value-type="float" office:value="-59.145903665686">
                <text:p>-59.145903665686</text:p>
              </table:table-cell>
              <table:table-cell office:value-type="float" office:value="-59.114357327982">
                <text:p>-59.114357327982</text:p>
              </table:table-cell>
              <table:table-cell office:value-type="float" office:value="-59.082173326169">
                <text:p>-59.082173326169</text:p>
              </table:table-cell>
              <table:table-cell office:value-type="float" office:value="-59.049350742921">
                <text:p>-59.049350742921</text:p>
              </table:table-cell>
              <table:table-cell office:value-type="float" office:value="-59.015886748752">
                <text:p>-59.015886748752</text:p>
              </table:table-cell>
              <table:table-cell office:value-type="float" office:value="-58.981776694191">
                <text:p>-58.981776694191</text:p>
              </table:table-cell>
              <table:table-cell office:value-type="float" office:value="-58.947014189721">
                <text:p>-58.947014189721</text:p>
              </table:table-cell>
              <table:table-cell office:value-type="float" office:value="-58.91159117422">
                <text:p>-58.91159117422</text:p>
              </table:table-cell>
              <table:table-cell office:value-type="float" office:value="-58.875497972619">
                <text:p>-58.875497972619</text:p>
              </table:table-cell>
              <table:table-cell office:value-type="float" office:value="-58.838723343362">
                <text:p>-58.838723343362</text:p>
              </table:table-cell>
              <table:table-cell office:value-type="float" office:value="-58.801254516249">
                <text:p>-58.801254516249</text:p>
              </table:table-cell>
              <table:table-cell office:value-type="float" office:value="-58.763077221123">
                <text:p>-58.763077221123</text:p>
              </table:table-cell>
              <table:table-cell office:value-type="float" office:value="-58.724175707852">
                <text:p>-58.724175707852</text:p>
              </table:table-cell>
              <table:table-cell office:value-type="float" office:value="-58.684532757949">
                <text:p>-58.684532757949</text:p>
              </table:table-cell>
              <table:table-cell office:value-type="float" office:value="-58.64412968814">
                <text:p>-58.64412968814</text:p>
              </table:table-cell>
              <table:table-cell office:value-type="float" office:value="-58.602946346137">
                <text:p>-58.602946346137</text:p>
              </table:table-cell>
              <table:table-cell office:value-type="float" office:value="-58.560961098782">
                <text:p>-58.560961098782</text:p>
              </table:table-cell>
              <table:table-cell office:value-type="float" office:value="-58.518150812725">
                <text:p>-58.518150812725</text:p>
              </table:table-cell>
              <table:table-cell office:value-type="float" office:value="-58.474490827689">
                <text:p>-58.474490827689</text:p>
              </table:table-cell>
              <table:table-cell office:value-type="float" office:value="-58.429954922356">
                <text:p>-58.429954922356</text:p>
              </table:table-cell>
              <table:table-cell office:value-type="float" office:value="-58.384515272852">
                <text:p>-58.384515272852</text:p>
              </table:table-cell>
              <table:table-cell office:value-type="float" office:value="-58.338142403725">
                <text:p>-58.338142403725</text:p>
              </table:table-cell>
              <table:table-cell office:value-type="float" office:value="-58.290805131296">
                <text:p>-58.290805131296</text:p>
              </table:table-cell>
              <table:table-cell office:value-type="float" office:value="-58.242470499159">
                <text:p>-58.242470499159</text:p>
              </table:table-cell>
              <table:table-cell office:value-type="float" office:value="-58.193103705596">
                <text:p>-58.193103705596</text:p>
              </table:table-cell>
              <table:table-cell office:value-type="float" office:value="-58.142668022561">
                <text:p>-58.142668022561</text:p>
              </table:table-cell>
              <table:table-cell office:value-type="float" office:value="-58.091124705867">
                <text:p>-58.091124705867</text:p>
              </table:table-cell>
              <table:table-cell office:value-type="float" office:value="-58.038432896103">
                <text:p>-58.038432896103</text:p>
              </table:table-cell>
              <table:table-cell office:value-type="float" office:value="-57.984549509759">
                <text:p>-57.984549509759</text:p>
              </table:table-cell>
              <table:table-cell office:value-type="float" office:value="-57.929429119955">
                <text:p>-57.929429119955</text:p>
              </table:table-cell>
              <table:table-cell office:value-type="float" office:value="-57.873023826065">
                <text:p>-57.873023826065</text:p>
              </table:table-cell>
              <table:table-cell office:value-type="float" office:value="-57.81528311146">
                <text:p>-57.81528311146</text:p>
              </table:table-cell>
              <table:table-cell office:value-type="float" office:value="-57.756153688477">
                <text:p>-57.756153688477</text:p>
              </table:table-cell>
              <table:table-cell office:value-type="float" office:value="-57.69557932961">
                <text:p>-57.69557932961</text:p>
              </table:table-cell>
              <table:table-cell office:value-type="float" office:value="-57.633500683805">
                <text:p>-57.633500683805</text:p>
              </table:table-cell>
              <table:table-cell office:value-type="float" office:value="-57.569855076588">
                <text:p>-57.569855076588</text:p>
              </table:table-cell>
              <table:table-cell office:value-type="float" office:value="-57.504576292628">
                <text:p>-57.504576292628</text:p>
              </table:table-cell>
              <table:table-cell office:value-type="float" office:value="-57.437594339146">
                <text:p>-57.437594339146</text:p>
              </table:table-cell>
              <table:table-cell office:value-type="float" office:value="-57.368835188403">
                <text:p>-57.368835188403</text:p>
              </table:table-cell>
              <table:table-cell office:value-type="float" office:value="-57.298220497294">
                <text:p>-57.298220497294</text:p>
              </table:table-cell>
              <table:table-cell office:value-type="float" office:value="-57.225667301827">
                <text:p>-57.225667301827</text:p>
              </table:table-cell>
              <table:table-cell office:value-type="float" office:value="-57.151087684012">
                <text:p>-57.151087684012</text:p>
              </table:table-cell>
              <table:table-cell office:value-type="float" office:value="-57.074388408371">
                <text:p>-57.074388408371</text:p>
              </table:table-cell>
              <table:table-cell office:value-type="float" office:value="-56.995470524954">
                <text:p>-56.995470524954</text:p>
              </table:table-cell>
              <table:table-cell office:value-type="float" office:value="-56.91422893536">
                <text:p>-56.91422893536</text:p>
              </table:table-cell>
              <table:table-cell office:value-type="float" office:value="-56.830551917802">
                <text:p>-56.830551917802</text:p>
              </table:table-cell>
              <table:table-cell office:value-type="float" office:value="-56.744320606805">
                <text:p>-56.744320606805</text:p>
              </table:table-cell>
              <table:table-cell office:value-type="float" office:value="-56.6554084225">
                <text:p>-56.6554084225</text:p>
              </table:table-cell>
              <table:table-cell office:value-type="float" office:value="-56.56368044389">
                <text:p>-56.56368044389</text:p>
              </table:table-cell>
              <table:table-cell office:value-type="float" office:value="-56.468992719669">
                <text:p>-56.468992719669</text:p>
              </table:table-cell>
              <table:table-cell office:value-type="float" office:value="-56.371191509368">
                <text:p>-56.371191509368</text:p>
              </table:table-cell>
              <table:table-cell office:value-type="float" office:value="-56.270112446599">
                <text:p>-56.270112446599</text:p>
              </table:table-cell>
              <table:table-cell office:value-type="float" office:value="-56.165579615055">
                <text:p>-56.165579615055</text:p>
              </table:table-cell>
              <table:table-cell office:value-type="float" office:value="-56.057404526621">
                <text:p>-56.057404526621</text:p>
              </table:table-cell>
              <table:table-cell office:value-type="float" office:value="-55.945384989446">
                <text:p>-55.945384989446</text:p>
              </table:table-cell>
              <table:table-cell office:value-type="float" office:value="-55.829303852105">
                <text:p>-55.829303852105</text:p>
              </table:table-cell>
              <table:table-cell office:value-type="float" office:value="-55.708927607914">
                <text:p>-55.708927607914</text:p>
              </table:table-cell>
              <table:table-cell office:value-type="float" office:value="-55.584004841164">
                <text:p>-55.584004841164</text:p>
              </table:table-cell>
              <table:table-cell office:value-type="float" office:value="-55.454264494231">
                <text:p>-55.454264494231</text:p>
              </table:table-cell>
              <table:table-cell office:value-type="float" office:value="-55.319413931346">
                <text:p>-55.319413931346</text:p>
              </table:table-cell>
              <table:table-cell office:value-type="float" office:value="-55.179136771002">
                <text:p>-55.179136771002</text:p>
              </table:table-cell>
              <table:table-cell office:value-type="float" office:value="-55.033090454566">
                <text:p>-55.033090454566</text:p>
              </table:table-cell>
              <table:table-cell office:value-type="float" office:value="-54.880903513401">
                <text:p>-54.880903513401</text:p>
              </table:table-cell>
              <table:table-cell office:value-type="float" office:value="-54.722172490626">
                <text:p>-54.722172490626</text:p>
              </table:table-cell>
              <table:table-cell office:value-type="float" office:value="-54.55645846633">
                <text:p>-54.55645846633</text:p>
              </table:table-cell>
              <table:table-cell office:value-type="float" office:value="-54.383283126298">
                <text:p>-54.383283126298</text:p>
              </table:table-cell>
              <table:table-cell office:value-type="float" office:value="-54.202124303955">
                <text:p>-54.202124303955</text:p>
              </table:table-cell>
              <table:table-cell office:value-type="float" office:value="-54.012410912783">
                <text:p>-54.012410912783</text:p>
              </table:table-cell>
              <table:table-cell office:value-type="float" office:value="-53.813517171601">
                <text:p>-53.813517171601</text:p>
              </table:table-cell>
              <table:table-cell office:value-type="float" office:value="-53.604756007172">
                <text:p>-53.604756007172</text:p>
              </table:table-cell>
              <table:table-cell office:value-type="float" office:value="-53.385371497011">
                <text:p>-53.385371497011</text:p>
              </table:table-cell>
              <table:table-cell office:value-type="float" office:value="-53.154530189141">
                <text:p>-53.154530189141</text:p>
              </table:table-cell>
              <table:table-cell office:value-type="float" office:value="-52.911311103812">
                <text:p>-52.911311103812</text:p>
              </table:table-cell>
              <table:table-cell office:value-type="float" office:value="-52.654694183621">
                <text:p>-52.654694183621</text:p>
              </table:table-cell>
              <table:table-cell office:value-type="float" office:value="-52.383546911281">
                <text:p>-52.383546911281</text:p>
              </table:table-cell>
              <table:table-cell office:value-type="float" office:value="-52.096608756553">
                <text:p>-52.096608756553</text:p>
              </table:table-cell>
              <table:table-cell office:value-type="float" office:value="-51.792473042847">
                <text:p>-51.792473042847</text:p>
              </table:table-cell>
              <table:table-cell office:value-type="float" office:value="-51.469565736509">
                <text:p>-51.469565736509</text:p>
              </table:table-cell>
              <table:table-cell office:value-type="float" office:value="-51.126120553651">
                <text:p>-51.126120553651</text:p>
              </table:table-cell>
              <table:table-cell office:value-type="float" office:value="-50.760149645298">
                <text:p>-50.760149645298</text:p>
              </table:table-cell>
              <table:table-cell office:value-type="float" office:value="-50.369408955062">
                <text:p>-50.369408955062</text:p>
              </table:table-cell>
              <table:table-cell office:value-type="float" office:value="-49.951357136055">
                <text:p>-49.951357136055</text:p>
              </table:table-cell>
              <table:table-cell office:value-type="float" office:value="-49.503106655025">
                <text:p>-49.503106655025</text:p>
              </table:table-cell>
              <table:table-cell office:value-type="float" office:value="-49.021365388597">
                <text:p>-49.021365388597</text:p>
              </table:table-cell>
              <table:table-cell office:value-type="float" office:value="-48.50236661311">
                <text:p>-48.50236661311</text:p>
              </table:table-cell>
              <table:table-cell office:value-type="float" office:value="-47.94178478638">
                <text:p>-47.94178478638</text:p>
              </table:table-cell>
              <table:table-cell office:value-type="float" office:value="-47.334633894157">
                <text:p>-47.334633894157</text:p>
              </table:table-cell>
              <table:table-cell office:value-type="float" office:value="-46.675144360437">
                <text:p>-46.675144360437</text:p>
              </table:table-cell>
              <table:table-cell office:value-type="float" office:value="-45.956613573132">
                <text:p>-45.956613573132</text:p>
              </table:table-cell>
              <table:table-cell office:value-type="float" office:value="-45.171223933294">
                <text:p>-45.171223933294</text:p>
              </table:table-cell>
              <table:table-cell office:value-type="float" office:value="-44.309820990395">
                <text:p>-44.309820990395</text:p>
              </table:table-cell>
              <table:table-cell office:value-type="float" office:value="-43.361642707147">
                <text:p>-43.361642707147</text:p>
              </table:table-cell>
              <table:table-cell office:value-type="float" office:value="-42.313989308547">
                <text:p>-42.313989308547</text:p>
              </table:table-cell>
              <table:table-cell office:value-type="float" office:value="-41.151821761123">
                <text:p>-41.151821761123</text:p>
              </table:table-cell>
              <table:table-cell office:value-type="float" office:value="-39.857276226519">
                <text:p>-39.857276226519</text:p>
              </table:table-cell>
              <table:table-cell office:value-type="float" office:value="-38.409082874399">
                <text:p>-38.409082874399</text:p>
              </table:table-cell>
              <table:table-cell office:value-type="float" office:value="-36.781882181353">
                <text:p>-36.781882181353</text:p>
              </table:table-cell>
              <table:table-cell office:value-type="float" office:value="-34.945443892562">
                <text:p>-34.945443892562</text:p>
              </table:table-cell>
              <table:table-cell office:value-type="float" office:value="-32.863819715127">
                <text:p>-32.863819715127</text:p>
              </table:table-cell>
              <table:table-cell office:value-type="float" office:value="-30.494512221736">
                <text:p>-30.494512221736</text:p>
              </table:table-cell>
              <table:table-cell office:value-type="float" office:value="-27.787839862554">
                <text:p>-27.787839862554</text:p>
              </table:table-cell>
              <table:table-cell office:value-type="float" office:value="-24.686855944266">
                <text:p>-24.686855944266</text:p>
              </table:table-cell>
              <table:table-cell office:value-type="float" office:value="-21.128490301248">
                <text:p>-21.128490301248</text:p>
              </table:table-cell>
              <table:table-cell office:value-type="float" office:value="-17.047084720483">
                <text:p>-17.047084720483</text:p>
              </table:table-cell>
              <table:table-cell office:value-type="float" office:value="-12.382185148882">
                <text:p>-12.382185148882</text:p>
              </table:table-cell>
              <table:table-cell office:value-type="float" office:value="-7.093082267434">
                <text:p>-7.093082267434</text:p>
              </table:table-cell>
              <table:table-cell office:value-type="float" office:value="-1.182308935512">
                <text:p>-1.182308935512</text:p>
              </table:table-cell>
              <table:table-cell office:value-type="float" office:value="5.27258225389">
                <text:p>5.27258225389</text:p>
              </table:table-cell>
              <table:table-cell office:value-type="float" office:value="12.086929705628">
                <text:p>12.086929705628</text:p>
              </table:table-cell>
              <table:table-cell office:value-type="float" office:value="18.955184177344">
                <text:p>18.955184177344</text:p>
              </table:table-cell>
              <table:table-cell office:value-type="float" office:value="25.479835202174">
                <text:p>25.479835202174</text:p>
              </table:table-cell>
              <table:table-cell office:value-type="float" office:value="31.254238063482">
                <text:p>31.254238063482</text:p>
              </table:table-cell>
              <table:table-cell office:value-type="float" office:value="35.974590437341">
                <text:p>35.974590437341</text:p>
              </table:table-cell>
              <table:table-cell office:value-type="float" office:value="39.523470640141">
                <text:p>39.523470640141</text:p>
              </table:table-cell>
              <table:table-cell office:value-type="float" office:value="41.976880285954">
                <text:p>41.976880285954</text:p>
              </table:table-cell>
              <table:table-cell office:value-type="float" office:value="43.538736263985">
                <text:p>43.538736263985</text:p>
              </table:table-cell>
              <table:table-cell office:value-type="float" office:value="44.451229029188">
                <text:p>44.451229029188</text:p>
              </table:table-cell>
              <table:table-cell office:value-type="float" office:value="44.928309034162">
                <text:p>44.928309034162</text:p>
              </table:table-cell>
              <table:table-cell office:value-type="float" office:value="45.128174468844">
                <text:p>45.128174468844</text:p>
              </table:table-cell>
              <table:table-cell office:value-type="float" office:value="45.154645596587">
                <text:p>45.154645596587</text:p>
              </table:table-cell>
              <table:table-cell office:value-type="float" office:value="45.07074119702">
                <text:p>45.07074119702</text:p>
              </table:table-cell>
              <table:table-cell office:value-type="float" office:value="44.913109752362">
                <text:p>44.913109752362</text:p>
              </table:table-cell>
              <table:table-cell office:value-type="float" office:value="44.70285782583">
                <text:p>44.70285782583</text:p>
              </table:table-cell>
              <table:table-cell office:value-type="float" office:value="44.45240442061">
                <text:p>44.45240442061</text:p>
              </table:table-cell>
              <table:table-cell office:value-type="float" office:value="44.16941202451">
                <text:p>44.16941202451</text:p>
              </table:table-cell>
              <table:table-cell office:value-type="float" office:value="43.85891841107">
                <text:p>43.85891841107</text:p>
              </table:table-cell>
              <table:table-cell office:value-type="float" office:value="43.524465175488">
                <text:p>43.524465175488</text:p>
              </table:table-cell>
              <table:table-cell office:value-type="float" office:value="43.16869662784">
                <text:p>43.16869662784</text:p>
              </table:table-cell>
              <table:table-cell office:value-type="float" office:value="42.793685620655">
                <text:p>42.793685620655</text:p>
              </table:table-cell>
              <table:table-cell office:value-type="float" office:value="42.40111842403">
                <text:p>42.40111842403</text:p>
              </table:table-cell>
              <table:table-cell office:value-type="float" office:value="41.992405242088">
                <text:p>41.992405242088</text:p>
              </table:table-cell>
              <table:table-cell office:value-type="float" office:value="41.568750003381">
                <text:p>41.568750003381</text:p>
              </table:table-cell>
              <table:table-cell office:value-type="float" office:value="41.131196770568">
                <text:p>41.131196770568</text:p>
              </table:table-cell>
              <table:table-cell office:value-type="float" office:value="40.680662038724">
                <text:p>40.680662038724</text:p>
              </table:table-cell>
              <table:table-cell office:value-type="float" office:value="40.217958102006">
                <text:p>40.217958102006</text:p>
              </table:table-cell>
              <table:table-cell office:value-type="float" office:value="39.743810524453">
                <text:p>39.743810524453</text:p>
              </table:table-cell>
              <table:table-cell office:value-type="float" office:value="39.258871576804">
                <text:p>39.258871576804</text:p>
              </table:table-cell>
              <table:table-cell office:value-type="float" office:value="38.763730827758">
                <text:p>38.763730827758</text:p>
              </table:table-cell>
              <table:table-cell office:value-type="float" office:value="38.25892367398">
                <text:p>38.25892367398</text:p>
              </table:table-cell>
              <table:table-cell office:value-type="float" office:value="37.744938340894">
                <text:p>37.744938340894</text:p>
              </table:table-cell>
              <table:table-cell office:value-type="float" office:value="37.22222172355">
                <text:p>37.22222172355</text:p>
              </table:table-cell>
              <table:table-cell office:value-type="float" office:value="36.691184329014">
                <text:p>36.691184329014</text:p>
              </table:table-cell>
              <table:table-cell office:value-type="float" office:value="36.152204508804">
                <text:p>36.152204508804</text:p>
              </table:table-cell>
              <table:table-cell office:value-type="float" office:value="35.605632119663">
                <text:p>35.605632119663</text:p>
              </table:table-cell>
              <table:table-cell office:value-type="float" office:value="35.051791715925">
                <text:p>35.051791715925</text:p>
              </table:table-cell>
              <table:table-cell office:value-type="float" office:value="34.490985351919">
                <text:p>34.490985351919</text:p>
              </table:table-cell>
              <table:table-cell office:value-type="float" office:value="33.923495055097">
                <text:p>33.923495055097</text:p>
              </table:table-cell>
              <table:table-cell office:value-type="float" office:value="33.34958501769">
                <text:p>33.34958501769</text:p>
              </table:table-cell>
              <table:table-cell office:value-type="float" office:value="32.769503545216">
                <text:p>32.769503545216</text:p>
              </table:table-cell>
              <table:table-cell office:value-type="float" office:value="32.183484793091">
                <text:p>32.183484793091</text:p>
              </table:table-cell>
              <table:table-cell office:value-type="float" office:value="31.591750317248">
                <text:p>31.591750317248</text:p>
              </table:table-cell>
              <table:table-cell office:value-type="float" office:value="30.994510460508">
                <text:p>30.994510460508</text:p>
              </table:table-cell>
              <table:table-cell office:value-type="float" office:value="30.39196559323">
                <text:p>30.39196559323</text:p>
              </table:table-cell>
              <table:table-cell office:value-type="float" office:value="29.784307224151">
                <text:p>29.784307224151</text:p>
              </table:table-cell>
              <table:table-cell office:value-type="float" office:value="29.171718995229">
                <text:p>29.171718995229</text:p>
              </table:table-cell>
              <table:table-cell office:value-type="float" office:value="28.554377572555">
                <text:p>28.554377572555</text:p>
              </table:table-cell>
              <table:table-cell office:value-type="float" office:value="27.932453443932">
                <text:p>27.932453443932</text:p>
              </table:table-cell>
              <table:table-cell office:value-type="float" office:value="27.306111632506">
                <text:p>27.306111632506</text:p>
              </table:table-cell>
              <table:table-cell office:value-type="float" office:value="26.675512334715">
                <text:p>26.675512334715</text:p>
              </table:table-cell>
              <table:table-cell office:value-type="float" office:value="26.040811489973">
                <text:p>26.040811489973</text:p>
              </table:table-cell>
              <table:table-cell office:value-type="float" office:value="25.402161288634">
                <text:p>25.402161288634</text:p>
              </table:table-cell>
              <table:table-cell office:value-type="float" office:value="24.759710624135">
                <text:p>24.759710624135</text:p>
              </table:table-cell>
              <table:table-cell office:value-type="float" office:value="24.113605494571">
                <text:p>24.113605494571</text:p>
              </table:table-cell>
              <table:table-cell office:value-type="float" office:value="23.46398935843">
                <text:p>23.46398935843</text:p>
              </table:table-cell>
              <table:table-cell office:value-type="float" office:value="22.811003448718">
                <text:p>22.811003448718</text:p>
              </table:table-cell>
              <table:table-cell office:value-type="float" office:value="22.15478704933">
                <text:p>22.15478704933</text:p>
              </table:table-cell>
              <table:table-cell office:value-type="float" office:value="21.495477737088">
                <text:p>21.495477737088</text:p>
              </table:table-cell>
              <table:table-cell office:value-type="float" office:value="20.83321159261">
                <text:p>20.83321159261</text:p>
              </table:table-cell>
              <table:table-cell office:value-type="float" office:value="20.168123382826">
                <text:p>20.168123382826</text:p>
              </table:table-cell>
              <table:table-cell office:value-type="float" office:value="19.500346717751">
                <text:p>19.500346717751</text:p>
              </table:table-cell>
              <table:table-cell office:value-type="float" office:value="18.830014183874">
                <text:p>18.830014183874</text:p>
              </table:table-cell>
              <table:table-cell office:value-type="float" office:value="18.157257456328">
                <text:p>18.157257456328</text:p>
              </table:table-cell>
              <table:table-cell office:value-type="float" office:value="17.482207391855">
                <text:p>17.482207391855</text:p>
              </table:table-cell>
              <table:table-cell office:value-type="float" office:value="16.804994104379">
                <text:p>16.804994104379</text:p>
              </table:table-cell>
              <table:table-cell office:value-type="float" office:value="16.125747024928">
                <text:p>16.125747024928</text:p>
              </table:table-cell>
              <table:table-cell office:value-type="float" office:value="15.444594947451">
                <text:p>15.444594947451</text:p>
              </table:table-cell>
              <table:table-cell office:value-type="float" office:value="14.761666062042">
                <text:p>14.761666062042</text:p>
              </table:table-cell>
              <table:table-cell office:value-type="float" office:value="14.077087976905">
                <text:p>14.077087976905</text:p>
              </table:table-cell>
              <table:table-cell office:value-type="float" office:value="13.390987730387">
                <text:p>13.390987730387</text:p>
              </table:table-cell>
              <table:table-cell office:value-type="float" office:value="12.703491794243">
                <text:p>12.703491794243</text:p>
              </table:table-cell>
              <table:table-cell office:value-type="float" office:value="12.01472606929">
                <text:p>12.01472606929</text:p>
              </table:table-cell>
              <table:table-cell office:value-type="float" office:value="11.324815874475">
                <text:p>11.324815874475</text:p>
              </table:table-cell>
              <table:table-cell office:value-type="float" office:value="10.633885930356">
                <text:p>10.633885930356</text:p>
              </table:table-cell>
              <table:table-cell office:value-type="float" office:value="9.942060337905">
                <text:p>9.942060337905</text:p>
              </table:table-cell>
              <table:table-cell office:value-type="float" office:value="9.249462553476">
                <text:p>9.249462553476</text:p>
              </table:table-cell>
              <table:table-cell office:value-type="float" office:value="8.556215360713">
                <text:p>8.556215360713</text:p>
              </table:table-cell>
              <table:table-cell office:value-type="float" office:value="7.862440840125">
                <text:p>7.862440840125</text:p>
              </table:table-cell>
              <table:table-cell office:value-type="float" office:value="7.168260336948">
                <text:p>7.168260336948</text:p>
              </table:table-cell>
              <table:table-cell office:value-type="float" office:value="6.473794427869">
                <text:p>6.473794427869</text:p>
              </table:table-cell>
              <table:table-cell office:value-type="float" office:value="5.779162887112">
                <text:p>5.779162887112</text:p>
              </table:table-cell>
              <table:table-cell office:value-type="float" office:value="5.084484652287">
                <text:p>5.084484652287</text:p>
              </table:table-cell>
              <table:table-cell office:value-type="float" office:value="4.389877790336">
                <text:p>4.389877790336</text:p>
              </table:table-cell>
              <table:table-cell office:value-type="float" office:value="3.695459463829">
                <text:p>3.695459463829</text:p>
              </table:table-cell>
              <table:table-cell office:value-type="float" office:value="3.001345897734">
                <text:p>3.001345897734</text:p>
              </table:table-cell>
              <table:table-cell office:value-type="float" office:value="2.307652346745">
                <text:p>2.307652346745</text:p>
              </table:table-cell>
              <table:table-cell office:value-type="float" office:value="1.614493063099">
                <text:p>1.614493063099</text:p>
              </table:table-cell>
              <table:table-cell office:value-type="float" office:value="0.921981264727">
                <text:p>0.921981264727</text:p>
              </table:table-cell>
              <table:table-cell office:value-type="float" office:value="0.23022910348">
                <text:p>0.23022910348</text:p>
              </table:table-cell>
              <table:table-cell office:value-type="float" office:value="-0.460652366965">
                <text:p>-0.460652366965</text:p>
              </table:table-cell>
              <table:table-cell office:value-type="float" office:value="-1.150553224024">
                <text:p>-1.150553224024</text:p>
              </table:table-cell>
              <table:table-cell office:value-type="float" office:value="-1.839364710571">
                <text:p>-1.839364710571</text:p>
              </table:table-cell>
              <table:table-cell office:value-type="float" office:value="-2.526979271518">
                <text:p>-2.526979271518</text:p>
              </table:table-cell>
              <table:table-cell office:value-type="float" office:value="-3.213290593493">
                <text:p>-3.213290593493</text:p>
              </table:table-cell>
              <table:table-cell office:value-type="float" office:value="-3.898193648618">
                <text:p>-3.898193648618</text:p>
              </table:table-cell>
              <table:table-cell office:value-type="float" office:value="-4.58158474355">
                <text:p>-4.58158474355</text:p>
              </table:table-cell>
              <table:table-cell office:value-type="float" office:value="-5.263361575024">
                <text:p>-5.263361575024</text:p>
              </table:table-cell>
              <table:table-cell office:value-type="float" office:value="-5.943423293305">
                <text:p>-5.943423293305</text:p>
              </table:table-cell>
              <table:table-cell office:value-type="float" office:value="-6.621670575022">
                <text:p>-6.621670575022</text:p>
              </table:table-cell>
              <table:table-cell office:value-type="float" office:value="-7.298005706989">
                <text:p>-7.298005706989</text:p>
              </table:table-cell>
              <table:table-cell office:value-type="float" office:value="-7.972332682682">
                <text:p>-7.972332682682</text:p>
              </table:table-cell>
              <table:table-cell office:value-type="float" office:value="-8.644557313127">
                <text:p>-8.644557313127</text:p>
              </table:table-cell>
              <table:table-cell office:value-type="float" office:value="-9.314587353986">
                <text:p>-9.314587353986</text:p>
              </table:table-cell>
              <table:table-cell office:value-type="float" office:value="-9.982332650662">
                <text:p>-9.982332650662</text:p>
              </table:table-cell>
              <table:table-cell office:value-type="float" office:value="-10.647705303242">
                <text:p>-10.647705303242</text:p>
              </table:table-cell>
              <table:table-cell office:value-type="float" office:value="-11.310619853054">
                <text:p>-11.310619853054</text:p>
              </table:table-cell>
              <table:table-cell office:value-type="float" office:value="-11.970993492562">
                <text:p>-11.970993492562</text:p>
              </table:table-cell>
              <table:table-cell office:value-type="float" office:value="-12.628746300191">
                <text:p>-12.628746300191</text:p>
              </table:table-cell>
              <table:table-cell office:value-type="float" office:value="-13.283801501559">
                <text:p>-13.283801501559</text:p>
              </table:table-cell>
              <table:table-cell office:value-type="float" office:value="-13.936085758392">
                <text:p>-13.936085758392</text:p>
              </table:table-cell>
              <table:table-cell office:value-type="float" office:value="-14.585529486164">
                <text:p>-14.585529486164</text:p>
              </table:table-cell>
              <table:table-cell office:value-type="float" office:value="-15.232067201246">
                <text:p>-15.232067201246</text:p>
              </table:table-cell>
              <table:table-cell office:value-type="float" office:value="-15.875637898031">
                <text:p>-15.875637898031</text:p>
              </table:table-cell>
              <table:table-cell office:value-type="float" office:value="-16.516185456152">
                <text:p>-16.516185456152</text:p>
              </table:table-cell>
              <table:table-cell office:value-type="float" office:value="-17.153659077529">
                <text:p>-17.153659077529</text:p>
              </table:table-cell>
              <table:table-cell office:value-type="float" office:value="-17.788013752559">
                <text:p>-17.788013752559</text:p>
              </table:table-cell>
              <table:table-cell office:value-type="float" office:value="-18.419210754338">
                <text:p>-18.419210754338</text:p>
              </table:table-cell>
              <table:table-cell office:value-type="float" office:value="-19.047218159347">
                <text:p>-19.047218159347</text:p>
              </table:table-cell>
              <table:table-cell office:value-type="float" office:value="-19.672011392572">
                <text:p>-19.672011392572</text:p>
              </table:table-cell>
              <table:table-cell office:value-type="float" office:value="-20.293573794583">
                <text:p>-20.293573794583</text:p>
              </table:table-cell>
              <table:table-cell office:value-type="float" office:value="-20.911897207658">
                <text:p>-20.911897207658</text:p>
              </table:table-cell>
              <table:table-cell office:value-type="float" office:value="-21.52698257761">
                <text:p>-21.52698257761</text:p>
              </table:table-cell>
              <table:table-cell office:value-type="float" office:value="-22.138840567613">
                <text:p>-22.138840567613</text:p>
              </table:table-cell>
              <table:table-cell office:value-type="float" office:value="-22.74749217997">
                <text:p>-22.74749217997</text:p>
              </table:table-cell>
              <table:table-cell office:value-type="float" office:value="-23.352969381504">
                <text:p>-23.352969381504</text:p>
              </table:table-cell>
              <table:table-cell office:value-type="float" office:value="-23.95531572799">
                <text:p>-23.95531572799</text:p>
              </table:table-cell>
              <table:table-cell office:value-type="float" office:value="-24.554586982914">
                <text:p>-24.554586982914</text:p>
              </table:table-cell>
              <table:table-cell office:value-type="float" office:value="-25.150851725721">
                <text:p>-25.150851725721</text:p>
              </table:table-cell>
              <table:table-cell office:value-type="float" office:value="-25.744191944654">
                <text:p>-25.744191944654</text:p>
              </table:table-cell>
              <table:table-cell office:value-type="float" office:value="-26.33470360931">
                <text:p>-26.33470360931</text:p>
              </table:table-cell>
              <table:table-cell office:value-type="float" office:value="-26.92249721806">
                <text:p>-26.92249721806</text:p>
              </table:table-cell>
              <table:table-cell office:value-type="float" office:value="-27.507698315538">
                <text:p>-27.507698315538</text:p>
              </table:table-cell>
              <table:table-cell office:value-type="float" office:value="-28.090447975494">
                <text:p>-28.090447975494</text:p>
              </table:table-cell>
              <table:table-cell office:value-type="float" office:value="-28.670903244341">
                <text:p>-28.670903244341</text:p>
              </table:table-cell>
              <table:table-cell office:value-type="float" office:value="-29.249237540732">
                <text:p>-29.249237540732</text:p>
              </table:table-cell>
              <table:table-cell office:value-type="float" office:value="-29.825641006457">
                <text:p>-29.825641006457</text:p>
              </table:table-cell>
              <table:table-cell office:value-type="float" office:value="-30.400320803774">
                <text:p>-30.400320803774</text:p>
              </table:table-cell>
              <table:table-cell office:value-type="float" office:value="-30.973501353995">
                <text:p>-30.973501353995</text:p>
              </table:table-cell>
              <table:table-cell office:value-type="float" office:value="-31.545424511674">
                <text:p>-31.545424511674</text:p>
              </table:table-cell>
              <table:table-cell office:value-type="float" office:value="-32.116349668075">
                <text:p>-32.116349668075</text:p>
              </table:table-cell>
              <table:table-cell office:value-type="float" office:value="-32.686553776702">
                <text:p>-32.686553776702</text:p>
              </table:table-cell>
              <table:table-cell office:value-type="float" office:value="-33.256331292445">
                <text:p>-33.256331292445</text:p>
              </table:table-cell>
              <table:table-cell office:value-type="float" office:value="-33.825994014444">
                <text:p>-33.825994014444</text:p>
              </table:table-cell>
              <table:table-cell office:value-type="float" office:value="-34.395870820919">
                <text:p>-34.395870820919</text:p>
              </table:table-cell>
              <table:table-cell office:value-type="float" office:value="-34.966307281991">
                <text:p>-34.966307281991</text:p>
              </table:table-cell>
              <table:table-cell office:value-type="float" office:value="-35.53766513394">
                <text:p>-35.53766513394</text:p>
              </table:table-cell>
              <table:table-cell office:value-type="float" office:value="-36.110321595309">
                <text:p>-36.110321595309</text:p>
              </table:table-cell>
              <table:table-cell office:value-type="float" office:value="-36.684668501826">
                <text:p>-36.684668501826</text:p>
              </table:table-cell>
              <table:table-cell office:value-type="float" office:value="-37.26111123323">
                <text:p>-37.26111123323</text:p>
              </table:table-cell>
              <table:table-cell office:value-type="float" office:value="-37.840067400815">
                <text:p>-37.840067400815</text:p>
              </table:table-cell>
              <table:table-cell office:value-type="float" office:value="-38.421965259827">
                <text:p>-38.421965259827</text:p>
              </table:table-cell>
              <table:table-cell office:value-type="float" office:value="-39.007241805884">
                <text:p>-39.007241805884</text:p>
              </table:table-cell>
              <table:table-cell office:value-type="float" office:value="-39.596340509401">
                <text:p>-39.596340509401</text:p>
              </table:table-cell>
              <table:table-cell office:value-type="float" office:value="-40.189708636747">
                <text:p>-40.189708636747</text:p>
              </table:table-cell>
              <table:table-cell office:value-type="float" office:value="-40.787794101755">
                <text:p>-40.787794101755</text:p>
              </table:table-cell>
              <table:table-cell office:value-type="float" office:value="-41.391041786531">
                <text:p>-41.391041786531</text:p>
              </table:table-cell>
              <table:table-cell office:value-type="float" office:value="-41.999889266643">
                <text:p>-41.999889266643</text:p>
              </table:table-cell>
              <table:table-cell office:value-type="float" office:value="-42.614761873174">
                <text:p>-42.614761873174</text:p>
              </table:table-cell>
              <table:table-cell office:value-type="float" office:value="-43.236067023471">
                <text:p>-43.236067023471</text:p>
              </table:table-cell>
              <table:table-cell office:value-type="float" office:value="-43.864187754438">
                <text:p>-43.864187754438</text:p>
              </table:table-cell>
              <table:table-cell office:value-type="float" office:value="-44.499475397807">
                <text:p>-44.499475397807</text:p>
              </table:table-cell>
              <table:table-cell office:value-type="float" office:value="-45.14224134717">
                <text:p>-45.14224134717</text:p>
              </table:table-cell>
              <table:table-cell office:value-type="float" office:value="-45.792747882774">
                <text:p>-45.792747882774</text:p>
              </table:table-cell>
              <table:table-cell office:value-type="float" office:value="-46.451198043674">
                <text:p>-46.451198043674</text:p>
              </table:table-cell>
              <table:table-cell office:value-type="float" office:value="-47.117724569155">
                <text:p>-47.117724569155</text:p>
              </table:table-cell>
              <table:table-cell office:value-type="float" office:value="-47.792377973808">
                <text:p>-47.792377973808</text:p>
              </table:table-cell>
              <table:table-cell office:value-type="float" office:value="-48.475113874506">
                <text:p>-48.475113874506</text:p>
              </table:table-cell>
              <table:table-cell office:value-type="float" office:value="-49.165779753512">
                <text:p>-49.165779753512</text:p>
              </table:table-cell>
              <table:table-cell office:value-type="float" office:value="-49.864101420251">
                <text:p>-49.864101420251</text:p>
              </table:table-cell>
              <table:table-cell office:value-type="float" office:value="-50.569669523878">
                <text:p>-50.569669523878</text:p>
              </table:table-cell>
              <table:table-cell office:value-type="float" office:value="-51.281926567356">
                <text:p>-51.281926567356</text:p>
              </table:table-cell>
              <table:table-cell office:value-type="float" office:value="-52.000154976936">
                <text:p>-52.000154976936</text:p>
              </table:table-cell>
              <table:table-cell office:value-type="float" office:value="-52.723466882341">
                <text:p>-52.723466882341</text:p>
              </table:table-cell>
              <table:table-cell office:value-type="float" office:value="-53.450796353273">
                <text:p>-53.450796353273</text:p>
              </table:table-cell>
              <table:table-cell office:value-type="float" office:value="-54.180894905706">
                <text:p>-54.180894905706</text:p>
              </table:table-cell>
              <table:table-cell office:value-type="float" office:value="-54.912331122806">
                <text:p>-54.912331122806</text:p>
              </table:table-cell>
              <table:table-cell office:value-type="float" office:value="-55.643495215295">
                <text:p>-55.643495215295</text:p>
              </table:table-cell>
              <table:table-cell office:value-type="float" office:value="-56.372609259873">
                <text:p>-56.372609259873</text:p>
              </table:table-cell>
              <table:table-cell office:value-type="float" office:value="-57.097743689796">
                <text:p>-57.097743689796</text:p>
              </table:table-cell>
              <table:table-cell office:value-type="float" office:value="-57.816840361995">
                <text:p>-57.816840361995</text:p>
              </table:table-cell>
              <table:table-cell office:value-type="float" office:value="-58.527742191807">
                <text:p>-58.527742191807</text:p>
              </table:table-cell>
              <table:table-cell office:value-type="float" office:value="-59.228228942071">
                <text:p>-59.228228942071</text:p>
              </table:table-cell>
              <table:table-cell office:value-type="float" office:value="-59.916058303267">
                <text:p>-59.916058303267</text:p>
              </table:table-cell>
              <table:table-cell office:value-type="float" office:value="-60.589010943356">
                <text:p>-60.589010943356</text:p>
              </table:table-cell>
              <table:table-cell office:value-type="float" office:value="-61.244937787644">
                <text:p>-61.244937787644</text:p>
              </table:table-cell>
              <table:table-cell office:value-type="float" office:value="-61.881807462343">
                <text:p>-61.881807462343</text:p>
              </table:table-cell>
              <table:table-cell office:value-type="float" office:value="-62.497751649558">
                <text:p>-62.497751649558</text:p>
              </table:table-cell>
              <table:table-cell office:value-type="float" office:value="-63.091106093285">
                <text:p>-63.091106093285</text:p>
              </table:table-cell>
              <table:table-cell office:value-type="float" office:value="-63.660445183086">
                <text:p>-63.660445183086</text:p>
              </table:table-cell>
              <table:table-cell office:value-type="float" office:value="-64.204608416714">
                <text:p>-64.204608416714</text:p>
              </table:table-cell>
              <table:table-cell office:value-type="float" office:value="-64.722717571518">
                <text:p>-64.722717571518</text:p>
              </table:table-cell>
              <table:table-cell office:value-type="float" office:value="-65.214184041374">
                <text:p>-65.214184041374</text:p>
              </table:table-cell>
              <table:table-cell office:value-type="float" office:value="-65.678706452136">
                <text:p>-65.678706452136</text:p>
              </table:table-cell>
              <table:table-cell office:value-type="float" office:value="-66.116259283018">
                <text:p>-66.116259283018</text:p>
              </table:table-cell>
              <table:table-cell office:value-type="float" office:value="-66.527073731729">
                <text:p>-66.527073731729</text:p>
              </table:table-cell>
              <table:table-cell office:value-type="float" office:value="-66.911612423719">
                <text:p>-66.911612423719</text:p>
              </table:table-cell>
              <table:table-cell office:value-type="float" office:value="-67.270539759798">
                <text:p>-67.270539759798</text:p>
              </table:table-cell>
              <table:table-cell office:value-type="float" office:value="-67.604689724419">
                <text:p>-67.604689724419</text:p>
              </table:table-cell>
              <table:table-cell office:value-type="float" office:value="-67.915032861308">
                <text:p>-67.915032861308</text:p>
              </table:table-cell>
              <table:table-cell office:value-type="float" office:value="-68.202643899306">
                <text:p>-68.202643899306</text:p>
              </table:table-cell>
              <table:table-cell office:value-type="float" office:value="-68.468671220202">
                <text:p>-68.468671220202</text:p>
              </table:table-cell>
              <table:table-cell office:value-type="float" office:value="-68.714309041885">
                <text:p>-68.714309041885</text:p>
              </table:table-cell>
              <table:table-cell office:value-type="float" office:value="-68.940772878043">
                <text:p>-68.940772878043</text:p>
              </table:table-cell>
              <table:table-cell office:value-type="float" office:value="-69.14927855492">
                <text:p>-69.14927855492</text:p>
              </table:table-cell>
              <table:table-cell office:value-type="float" office:value="-69.341024831608">
                <text:p>-69.341024831608</text:p>
              </table:table-cell>
              <table:table-cell office:value-type="float" office:value="-69.517179489657">
                <text:p>-69.517179489657</text:p>
              </table:table-cell>
              <table:table-cell office:value-type="float" office:value="-69.678868630164">
                <text:p>-69.678868630164</text:p>
              </table:table-cell>
              <table:table-cell office:value-type="float" office:value="-69.827168836866">
                <text:p>-69.827168836866</text:p>
              </table:table-cell>
              <table:table-cell office:value-type="float" office:value="-69.963101824273">
                <text:p>-69.963101824273</text:p>
              </table:table-cell>
              <table:table-cell office:value-type="float" office:value="-70.087631181681">
                <text:p>-70.087631181681</text:p>
              </table:table-cell>
              <table:table-cell office:value-type="float" office:value="-70.201660838333">
                <text:p>-70.201660838333</text:p>
              </table:table-cell>
              <table:table-cell office:value-type="float" office:value="-70.30603490435">
                <text:p>-70.30603490435</text:p>
              </table:table-cell>
              <table:table-cell office:value-type="float" office:value="-70.401538579891">
                <text:p>-70.401538579891</text:p>
              </table:table-cell>
              <table:table-cell office:value-type="float" office:value="-70.488899866609">
                <text:p>-70.488899866609</text:p>
              </table:table-cell>
              <table:table-cell office:value-type="float" office:value="-70.568791857049">
                <text:p>-70.568791857049</text:p>
              </table:table-cell>
              <table:table-cell office:value-type="float" office:value="-70.641835417128">
                <text:p>-70.641835417128</text:p>
              </table:table-cell>
              <table:table-cell office:value-type="float" office:value="-70.70860211254">
                <text:p>-70.70860211254</text:p>
              </table:table-cell>
              <table:table-cell office:value-type="float" office:value="-70.769617261394">
                <text:p>-70.769617261394</text:p>
              </table:table-cell>
              <table:table-cell office:value-type="float" office:value="-70.825363022255">
                <text:p>-70.825363022255</text:p>
              </table:table-cell>
              <table:table-cell office:value-type="float" office:value="-70.876281449263">
                <text:p>-70.876281449263</text:p>
              </table:table-cell>
              <table:table-cell office:value-type="float" office:value="-70.922777464448">
                <text:p>-70.922777464448</text:p>
              </table:table-cell>
              <table:table-cell office:value-type="float" office:value="-70.965221712235">
                <text:p>-70.965221712235</text:p>
              </table:table-cell>
              <table:table-cell office:value-type="float" office:value="-71.003953272898">
                <text:p>-71.003953272898</text:p>
              </table:table-cell>
              <table:table-cell office:value-type="float" office:value="-71.039282220901">
                <text:p>-71.039282220901</text:p>
              </table:table-cell>
              <table:table-cell office:value-type="float" office:value="-71.071492021065">
                <text:p>-71.071492021065</text:p>
              </table:table-cell>
              <table:table-cell office:value-type="float" office:value="-71.100841760747">
                <text:p>-71.100841760747</text:p>
              </table:table-cell>
              <table:table-cell office:value-type="float" office:value="-71.127568220074">
                <text:p>-71.127568220074</text:p>
              </table:table-cell>
              <table:table-cell office:value-type="float" office:value="-71.15188778501">
                <text:p>-71.15188778501</text:p>
              </table:table-cell>
              <table:table-cell office:value-type="float" office:value="-71.173998209876">
                <text:p>-71.173998209876</text:p>
              </table:table-cell>
              <table:table-cell office:value-type="float" office:value="-71.194080237178">
                <text:p>-71.194080237178</text:p>
              </table:table-cell>
              <table:table-cell office:value-type="float" office:value="-71.212299083243">
                <text:p>-71.212299083243</text:p>
              </table:table-cell>
              <table:table-cell office:value-type="float" office:value="-71.228805798525">
                <text:p>-71.228805798525</text:p>
              </table:table-cell>
              <table:table-cell office:value-type="float" office:value="-71.243738511425">
                <text:p>-71.243738511425</text:p>
              </table:table-cell>
              <table:table-cell office:value-type="float" office:value="-71.257223564353">
                <text:p>-71.257223564353</text:p>
              </table:table-cell>
              <table:table-cell office:value-type="float" office:value="-71.269376550434">
                <text:p>-71.269376550434</text:p>
              </table:table-cell>
              <table:table-cell office:value-type="float" office:value="-71.28030325886">
                <text:p>-71.28030325886</text:p>
              </table:table-cell>
            </table:table-row>
            <table:table-row>
              <table:table-cell office:value-type="string">
                <text:p>Membrane Voltage (16.3 C)</text:p>
                <draw:g>
                  <svg:desc>agent0_NNMembraneVoltageTrace1377914484.A5:agent0_NNMembraneVoltageTrace1377914484.A5</svg:desc>
                </draw:g>
              </table:table-cell>
              <table:table-cell office:value-type="float" office:value="-67.486872237583">
                <text:p>-67.486872237583</text:p>
                <draw:g>
                  <svg:desc>agent0_NNMembraneVoltageTrace1377914484.B5:agent0_NNMembraneVoltageTrace1377914484.MM5</svg:desc>
                </draw:g>
              </table:table-cell>
              <table:table-cell office:value-type="float" office:value="-67.500720670415">
                <text:p>-67.500720670415</text:p>
              </table:table-cell>
              <table:table-cell office:value-type="float" office:value="-67.514502350959">
                <text:p>-67.514502350959</text:p>
              </table:table-cell>
              <table:table-cell office:value-type="float" office:value="-67.528216347588">
                <text:p>-67.528216347588</text:p>
              </table:table-cell>
              <table:table-cell office:value-type="float" office:value="-67.541861760194">
                <text:p>-67.541861760194</text:p>
              </table:table-cell>
              <table:table-cell office:value-type="float" office:value="-67.555437719794">
                <text:p>-67.555437719794</text:p>
              </table:table-cell>
              <table:table-cell office:value-type="float" office:value="-67.568943388136">
                <text:p>-67.568943388136</text:p>
              </table:table-cell>
              <table:table-cell office:value-type="float" office:value="-67.582377957293">
                <text:p>-67.582377957293</text:p>
              </table:table-cell>
              <table:table-cell office:value-type="float" office:value="-67.595740649261">
                <text:p>-67.595740649261</text:p>
              </table:table-cell>
              <table:table-cell office:value-type="float" office:value="-67.609030715547">
                <text:p>-67.609030715547</text:p>
              </table:table-cell>
              <table:table-cell office:value-type="float" office:value="-67.622247436761">
                <text:p>-67.622247436761</text:p>
              </table:table-cell>
              <table:table-cell office:value-type="float" office:value="-67.635390122197">
                <text:p>-67.635390122197</text:p>
              </table:table-cell>
              <table:table-cell office:value-type="float" office:value="-67.648458109418">
                <text:p>-67.648458109418</text:p>
              </table:table-cell>
              <table:table-cell office:value-type="float" office:value="-67.661450763837">
                <text:p>-67.661450763837</text:p>
              </table:table-cell>
              <table:table-cell office:value-type="float" office:value="-67.674367478299">
                <text:p>-67.674367478299</text:p>
              </table:table-cell>
              <table:table-cell office:value-type="float" office:value="-67.687207672652">
                <text:p>-67.687207672652</text:p>
              </table:table-cell>
              <table:table-cell office:value-type="float" office:value="-67.699970793333">
                <text:p>-67.699970793333</text:p>
              </table:table-cell>
              <table:table-cell office:value-type="float" office:value="-67.712656312937">
                <text:p>-67.712656312937</text:p>
              </table:table-cell>
              <table:table-cell office:value-type="float" office:value="-67.725263729796">
                <text:p>-67.725263729796</text:p>
              </table:table-cell>
              <table:table-cell office:value-type="float" office:value="-67.737792567556">
                <text:p>-67.737792567556</text:p>
              </table:table-cell>
              <table:table-cell office:value-type="float" office:value="-67.750242374752">
                <text:p>-67.750242374752</text:p>
              </table:table-cell>
              <table:table-cell office:value-type="float" office:value="-67.762612724382">
                <text:p>-67.762612724382</text:p>
              </table:table-cell>
              <table:table-cell office:value-type="float" office:value="-67.774903213489">
                <text:p>-67.774903213489</text:p>
              </table:table-cell>
              <table:table-cell office:value-type="float" office:value="-67.787113462733">
                <text:p>-67.787113462733</text:p>
              </table:table-cell>
              <table:table-cell office:value-type="float" office:value="-67.799243115977">
                <text:p>-67.799243115977</text:p>
              </table:table-cell>
              <table:table-cell office:value-type="float" office:value="-67.811291839861">
                <text:p>-67.811291839861</text:p>
              </table:table-cell>
              <table:table-cell office:value-type="float" office:value="-67.823259323389">
                <text:p>-67.823259323389</text:p>
              </table:table-cell>
              <table:table-cell office:value-type="float" office:value="-67.835145277508">
                <text:p>-67.835145277508</text:p>
              </table:table-cell>
              <table:table-cell office:value-type="float" office:value="-67.8469494347">
                <text:p>-67.8469494347</text:p>
              </table:table-cell>
              <table:table-cell office:value-type="float" office:value="-67.858671548563">
                <text:p>-67.858671548563</text:p>
              </table:table-cell>
              <table:table-cell office:value-type="float" office:value="-67.870311393408">
                <text:p>-67.870311393408</text:p>
              </table:table-cell>
              <table:table-cell office:value-type="float" office:value="-67.881868763847">
                <text:p>-67.881868763847</text:p>
              </table:table-cell>
              <table:table-cell office:value-type="float" office:value="-67.893343474389">
                <text:p>-67.893343474389</text:p>
              </table:table-cell>
              <table:table-cell office:value-type="float" office:value="-67.904735359042">
                <text:p>-67.904735359042</text:p>
              </table:table-cell>
              <table:table-cell office:value-type="float" office:value="-67.916044270911">
                <text:p>-67.916044270911</text:p>
              </table:table-cell>
              <table:table-cell office:value-type="float" office:value="-67.927270081802">
                <text:p>-67.927270081802</text:p>
              </table:table-cell>
              <table:table-cell office:value-type="float" office:value="-67.938412681831">
                <text:p>-67.938412681831</text:p>
              </table:table-cell>
              <table:table-cell office:value-type="float" office:value="-67.949471979035">
                <text:p>-67.949471979035</text:p>
              </table:table-cell>
              <table:table-cell office:value-type="float" office:value="-67.960447898986">
                <text:p>-67.960447898986</text:p>
              </table:table-cell>
              <table:table-cell office:value-type="float" office:value="-67.971340384409">
                <text:p>-67.971340384409</text:p>
              </table:table-cell>
              <table:table-cell office:value-type="float" office:value="-67.982149394805">
                <text:p>-67.982149394805</text:p>
              </table:table-cell>
              <table:table-cell office:value-type="float" office:value="-67.992874906071">
                <text:p>-67.992874906071</text:p>
              </table:table-cell>
              <table:table-cell office:value-type="float" office:value="-68.003516910138">
                <text:p>-68.003516910138</text:p>
              </table:table-cell>
              <table:table-cell office:value-type="float" office:value="-68.014075414596">
                <text:p>-68.014075414596</text:p>
              </table:table-cell>
              <table:table-cell office:value-type="float" office:value="-68.024550442338">
                <text:p>-68.024550442338</text:p>
              </table:table-cell>
              <table:table-cell office:value-type="float" office:value="-68.034942031196">
                <text:p>-68.034942031196</text:p>
              </table:table-cell>
              <table:table-cell office:value-type="float" office:value="-68.045250233588">
                <text:p>-68.045250233588</text:p>
              </table:table-cell>
              <table:table-cell office:value-type="float" office:value="-68.055475116169">
                <text:p>-68.055475116169</text:p>
              </table:table-cell>
              <table:table-cell office:value-type="float" office:value="-68.065616759484">
                <text:p>-68.065616759484</text:p>
              </table:table-cell>
              <table:table-cell office:value-type="float" office:value="-68.075675257627">
                <text:p>-68.075675257627</text:p>
              </table:table-cell>
              <table:table-cell office:value-type="float" office:value="-68.0856507179">
                <text:p>-68.0856507179</text:p>
              </table:table-cell>
              <table:table-cell office:value-type="float" office:value="-68.095543260485">
                <text:p>-68.095543260485</text:p>
              </table:table-cell>
              <table:table-cell office:value-type="float" office:value="-68.105353018113">
                <text:p>-68.105353018113</text:p>
              </table:table-cell>
              <table:table-cell office:value-type="float" office:value="-68.115080135737">
                <text:p>-68.115080135737</text:p>
              </table:table-cell>
              <table:table-cell office:value-type="float" office:value="-68.124724770218">
                <text:p>-68.124724770218</text:p>
              </table:table-cell>
              <table:table-cell office:value-type="float" office:value="-68.134287090004">
                <text:p>-68.134287090004</text:p>
              </table:table-cell>
              <table:table-cell office:value-type="float" office:value="-68.143767274823">
                <text:p>-68.143767274823</text:p>
              </table:table-cell>
              <table:table-cell office:value-type="float" office:value="-68.153165515375">
                <text:p>-68.153165515375</text:p>
              </table:table-cell>
              <table:table-cell office:value-type="float" office:value="-68.162482013032">
                <text:p>-68.162482013032</text:p>
              </table:table-cell>
              <table:table-cell office:value-type="float" office:value="-68.171716979536">
                <text:p>-68.171716979536</text:p>
              </table:table-cell>
              <table:table-cell office:value-type="float" office:value="-68.180870636715">
                <text:p>-68.180870636715</text:p>
              </table:table-cell>
              <table:table-cell office:value-type="float" office:value="-68.189943216183">
                <text:p>-68.189943216183</text:p>
              </table:table-cell>
              <table:table-cell office:value-type="float" office:value="-68.19893495907">
                <text:p>-68.19893495907</text:p>
              </table:table-cell>
              <table:table-cell office:value-type="float" office:value="-68.207846115729">
                <text:p>-68.207846115729</text:p>
              </table:table-cell>
              <table:table-cell office:value-type="float" office:value="-68.216676945473">
                <text:p>-68.216676945473</text:p>
              </table:table-cell>
              <table:table-cell office:value-type="float" office:value="-68.225427716297">
                <text:p>-68.225427716297</text:p>
              </table:table-cell>
              <table:table-cell office:value-type="float" office:value="-68.234098704618">
                <text:p>-68.234098704618</text:p>
              </table:table-cell>
              <table:table-cell office:value-type="float" office:value="-68.242690195008">
                <text:p>-68.242690195008</text:p>
              </table:table-cell>
              <table:table-cell office:value-type="float" office:value="-68.251202479943">
                <text:p>-68.251202479943</text:p>
              </table:table-cell>
              <table:table-cell office:value-type="float" office:value="-68.259635859546">
                <text:p>-68.259635859546</text:p>
              </table:table-cell>
              <table:table-cell office:value-type="float" office:value="-68.267990641343">
                <text:p>-68.267990641343</text:p>
              </table:table-cell>
              <table:table-cell office:value-type="float" office:value="-68.276267140016">
                <text:p>-68.276267140016</text:p>
              </table:table-cell>
              <table:table-cell office:value-type="float" office:value="-68.284465677166">
                <text:p>-68.284465677166</text:p>
              </table:table-cell>
              <table:table-cell office:value-type="float" office:value="-68.292586581077">
                <text:p>-68.292586581077</text:p>
              </table:table-cell>
              <table:table-cell office:value-type="float" office:value="-68.300630186486">
                <text:p>-68.300630186486</text:p>
              </table:table-cell>
              <table:table-cell office:value-type="float" office:value="-68.308596834356">
                <text:p>-68.308596834356</text:p>
              </table:table-cell>
              <table:table-cell office:value-type="float" office:value="-68.316486871655">
                <text:p>-68.316486871655</text:p>
              </table:table-cell>
              <table:table-cell office:value-type="float" office:value="-68.324300651135">
                <text:p>-68.324300651135</text:p>
              </table:table-cell>
              <table:table-cell office:value-type="float" office:value="-68.332038531123">
                <text:p>-68.332038531123</text:p>
              </table:table-cell>
              <table:table-cell office:value-type="float" office:value="-68.339700875307">
                <text:p>-68.339700875307</text:p>
              </table:table-cell>
              <table:table-cell office:value-type="float" office:value="-68.347288052533">
                <text:p>-68.347288052533</text:p>
              </table:table-cell>
              <table:table-cell office:value-type="float" office:value="-68.3548004366">
                <text:p>-68.3548004366</text:p>
              </table:table-cell>
              <table:table-cell office:value-type="float" office:value="-68.362238406066">
                <text:p>-68.362238406066</text:p>
              </table:table-cell>
              <table:table-cell office:value-type="float" office:value="-68.369602344053">
                <text:p>-68.369602344053</text:p>
              </table:table-cell>
              <table:table-cell office:value-type="float" office:value="-68.376892638056">
                <text:p>-68.376892638056</text:p>
              </table:table-cell>
              <table:table-cell office:value-type="float" office:value="-68.384109679759">
                <text:p>-68.384109679759</text:p>
              </table:table-cell>
              <table:table-cell office:value-type="float" office:value="-68.391253864851">
                <text:p>-68.391253864851</text:p>
              </table:table-cell>
              <table:table-cell office:value-type="float" office:value="-68.398325592848">
                <text:p>-68.398325592848</text:p>
              </table:table-cell>
              <table:table-cell office:value-type="float" office:value="-68.405325266919">
                <text:p>-68.405325266919</text:p>
              </table:table-cell>
              <table:table-cell office:value-type="float" office:value="-68.412253293714">
                <text:p>-68.412253293714</text:p>
              </table:table-cell>
              <table:table-cell office:value-type="float" office:value="-68.4191100832">
                <text:p>-68.4191100832</text:p>
              </table:table-cell>
              <table:table-cell office:value-type="float" office:value="-68.425896048489">
                <text:p>-68.425896048489</text:p>
              </table:table-cell>
              <table:table-cell office:value-type="float" office:value="-68.432611605688">
                <text:p>-68.432611605688</text:p>
              </table:table-cell>
              <table:table-cell office:value-type="float" office:value="-68.439257173735">
                <text:p>-68.439257173735</text:p>
              </table:table-cell>
              <table:table-cell office:value-type="float" office:value="-68.445833174249">
                <text:p>-68.445833174249</text:p>
              </table:table-cell>
              <table:table-cell office:value-type="float" office:value="-68.452340031377">
                <text:p>-68.452340031377</text:p>
              </table:table-cell>
              <table:table-cell office:value-type="float" office:value="-68.458778171652">
                <text:p>-68.458778171652</text:p>
              </table:table-cell>
              <table:table-cell office:value-type="float" office:value="-68.465148023845">
                <text:p>-68.465148023845</text:p>
              </table:table-cell>
              <table:table-cell office:value-type="float" office:value="-68.471450018828">
                <text:p>-68.471450018828</text:p>
              </table:table-cell>
              <table:table-cell office:value-type="float" office:value="-68.477684589435">
                <text:p>-68.477684589435</text:p>
              </table:table-cell>
              <table:table-cell office:value-type="float" office:value="-68.483852170331">
                <text:p>-68.483852170331</text:p>
              </table:table-cell>
              <table:table-cell office:value-type="float" office:value="-68.489953197879">
                <text:p>-68.489953197879</text:p>
              </table:table-cell>
              <table:table-cell office:value-type="float" office:value="-68.495988110013">
                <text:p>-68.495988110013</text:p>
              </table:table-cell>
              <table:table-cell office:value-type="float" office:value="-68.501957346112">
                <text:p>-68.501957346112</text:p>
              </table:table-cell>
              <table:table-cell office:value-type="float" office:value="-68.507861346884">
                <text:p>-68.507861346884</text:p>
              </table:table-cell>
              <table:table-cell office:value-type="float" office:value="-68.513700554241">
                <text:p>-68.513700554241</text:p>
              </table:table-cell>
              <table:table-cell office:value-type="float" office:value="-68.519475411184">
                <text:p>-68.519475411184</text:p>
              </table:table-cell>
              <table:table-cell office:value-type="float" office:value="-68.525186361695">
                <text:p>-68.525186361695</text:p>
              </table:table-cell>
              <table:table-cell office:value-type="float" office:value="-68.530833850622">
                <text:p>-68.530833850622</text:p>
              </table:table-cell>
              <table:table-cell office:value-type="float" office:value="-68.536418323571">
                <text:p>-68.536418323571</text:p>
              </table:table-cell>
              <table:table-cell office:value-type="float" office:value="-68.541940226807">
                <text:p>-68.541940226807</text:p>
              </table:table-cell>
              <table:table-cell office:value-type="float" office:value="-68.547400007146">
                <text:p>-68.547400007146</text:p>
              </table:table-cell>
              <table:table-cell office:value-type="float" office:value="-68.552798111855">
                <text:p>-68.552798111855</text:p>
              </table:table-cell>
              <table:table-cell office:value-type="float" office:value="-68.558134988562">
                <text:p>-68.558134988562</text:p>
              </table:table-cell>
              <table:table-cell office:value-type="float" office:value="-68.563411085155">
                <text:p>-68.563411085155</text:p>
              </table:table-cell>
              <table:table-cell office:value-type="float" office:value="-68.56862684969">
                <text:p>-68.56862684969</text:p>
              </table:table-cell>
              <table:table-cell office:value-type="float" office:value="-68.573782730305">
                <text:p>-68.573782730305</text:p>
              </table:table-cell>
              <table:table-cell office:value-type="float" office:value="-68.578879175132">
                <text:p>-68.578879175132</text:p>
              </table:table-cell>
              <table:table-cell office:value-type="float" office:value="-68.583916632209">
                <text:p>-68.583916632209</text:p>
              </table:table-cell>
              <table:table-cell office:value-type="float" office:value="-68.588895549401">
                <text:p>-68.588895549401</text:p>
              </table:table-cell>
              <table:table-cell office:value-type="float" office:value="-68.593816374316">
                <text:p>-68.593816374316</text:p>
              </table:table-cell>
              <table:table-cell office:value-type="float" office:value="-68.598679554229">
                <text:p>-68.598679554229</text:p>
              </table:table-cell>
              <table:table-cell office:value-type="float" office:value="-68.603485536008">
                <text:p>-68.603485536008</text:p>
              </table:table-cell>
              <table:table-cell office:value-type="float" office:value="-68.608234766036">
                <text:p>-68.608234766036</text:p>
              </table:table-cell>
              <table:table-cell office:value-type="float" office:value="-68.61292769014">
                <text:p>-68.61292769014</text:p>
              </table:table-cell>
              <table:table-cell office:value-type="float" office:value="-68.617564753523">
                <text:p>-68.617564753523</text:p>
              </table:table-cell>
              <table:table-cell office:value-type="float" office:value="-68.622146400695">
                <text:p>-68.622146400695</text:p>
              </table:table-cell>
              <table:table-cell office:value-type="float" office:value="-68.626673075408">
                <text:p>-68.626673075408</text:p>
              </table:table-cell>
              <table:table-cell office:value-type="float" office:value="-68.63114522059">
                <text:p>-68.63114522059</text:p>
              </table:table-cell>
              <table:table-cell office:value-type="float" office:value="-68.635563278286">
                <text:p>-68.635563278286</text:p>
              </table:table-cell>
              <table:table-cell office:value-type="float" office:value="-68.639927689594">
                <text:p>-68.639927689594</text:p>
              </table:table-cell>
              <table:table-cell office:value-type="float" office:value="-68.64423889461">
                <text:p>-68.64423889461</text:p>
              </table:table-cell>
              <table:table-cell office:value-type="float" office:value="-68.648497332371">
                <text:p>-68.648497332371</text:p>
              </table:table-cell>
              <table:table-cell office:value-type="float" office:value="-68.652703440797">
                <text:p>-68.652703440797</text:p>
              </table:table-cell>
              <table:table-cell office:value-type="float" office:value="-68.656857656641">
                <text:p>-68.656857656641</text:p>
              </table:table-cell>
              <table:table-cell office:value-type="float" office:value="-68.660960415436">
                <text:p>-68.660960415436</text:p>
              </table:table-cell>
              <table:table-cell office:value-type="float" office:value="-68.665012151446">
                <text:p>-68.665012151446</text:p>
              </table:table-cell>
              <table:table-cell office:value-type="float" office:value="-68.669013297617">
                <text:p>-68.669013297617</text:p>
              </table:table-cell>
              <table:table-cell office:value-type="float" office:value="-68.67296428553">
                <text:p>-68.67296428553</text:p>
              </table:table-cell>
              <table:table-cell office:value-type="float" office:value="-68.676865545357">
                <text:p>-68.676865545357</text:p>
              </table:table-cell>
              <table:table-cell office:value-type="float" office:value="-68.680717505817">
                <text:p>-68.680717505817</text:p>
              </table:table-cell>
              <table:table-cell office:value-type="float" office:value="-68.684520594131">
                <text:p>-68.684520594131</text:p>
              </table:table-cell>
              <table:table-cell office:value-type="float" office:value="-68.688275235985">
                <text:p>-68.688275235985</text:p>
              </table:table-cell>
              <table:table-cell office:value-type="float" office:value="-68.691981855489">
                <text:p>-68.691981855489</text:p>
              </table:table-cell>
              <table:table-cell office:value-type="float" office:value="-68.695640875139">
                <text:p>-68.695640875139</text:p>
              </table:table-cell>
              <table:table-cell office:value-type="float" office:value="-68.699252715781">
                <text:p>-68.699252715781</text:p>
              </table:table-cell>
              <table:table-cell office:value-type="float" office:value="-68.702817796573">
                <text:p>-68.702817796573</text:p>
              </table:table-cell>
              <table:table-cell office:value-type="float" office:value="-68.706336534954">
                <text:p>-68.706336534954</text:p>
              </table:table-cell>
              <table:table-cell office:value-type="float" office:value="-68.709809346611">
                <text:p>-68.709809346611</text:p>
              </table:table-cell>
              <table:table-cell office:value-type="float" office:value="-68.713236645444">
                <text:p>-68.713236645444</text:p>
              </table:table-cell>
              <table:table-cell office:value-type="float" office:value="-68.716618843541">
                <text:p>-68.716618843541</text:p>
              </table:table-cell>
              <table:table-cell office:value-type="float" office:value="-68.719956351142">
                <text:p>-68.719956351142</text:p>
              </table:table-cell>
              <table:table-cell office:value-type="float" office:value="-68.723249576619">
                <text:p>-68.723249576619</text:p>
              </table:table-cell>
              <table:table-cell office:value-type="float" office:value="-68.726498926442">
                <text:p>-68.726498926442</text:p>
              </table:table-cell>
              <table:table-cell office:value-type="float" office:value="-68.729704805155">
                <text:p>-68.729704805155</text:p>
              </table:table-cell>
              <table:table-cell office:value-type="float" office:value="-68.732867615356">
                <text:p>-68.732867615356</text:p>
              </table:table-cell>
              <table:table-cell office:value-type="float" office:value="-68.735987757664">
                <text:p>-68.735987757664</text:p>
              </table:table-cell>
              <table:table-cell office:value-type="float" office:value="-68.739065630707">
                <text:p>-68.739065630707</text:p>
              </table:table-cell>
              <table:table-cell office:value-type="float" office:value="-68.74210163109">
                <text:p>-68.74210163109</text:p>
              </table:table-cell>
              <table:table-cell office:value-type="float" office:value="-68.745096153383">
                <text:p>-68.745096153383</text:p>
              </table:table-cell>
              <table:table-cell office:value-type="float" office:value="-68.748049590095">
                <text:p>-68.748049590095</text:p>
              </table:table-cell>
              <table:table-cell office:value-type="float" office:value="-68.750962331657">
                <text:p>-68.750962331657</text:p>
              </table:table-cell>
              <table:table-cell office:value-type="float" office:value="-68.753834766407">
                <text:p>-68.753834766407</text:p>
              </table:table-cell>
              <table:table-cell office:value-type="float" office:value="-68.756667280568">
                <text:p>-68.756667280568</text:p>
              </table:table-cell>
              <table:table-cell office:value-type="float" office:value="-68.759460258235">
                <text:p>-68.759460258235</text:p>
              </table:table-cell>
              <table:table-cell office:value-type="float" office:value="-68.762214081358">
                <text:p>-68.762214081358</text:p>
              </table:table-cell>
              <table:table-cell office:value-type="float" office:value="-68.76492912973">
                <text:p>-68.76492912973</text:p>
              </table:table-cell>
              <table:table-cell office:value-type="float" office:value="-68.767605780969">
                <text:p>-68.767605780969</text:p>
              </table:table-cell>
              <table:table-cell office:value-type="float" office:value="-68.77024441051">
                <text:p>-68.77024441051</text:p>
              </table:table-cell>
              <table:table-cell office:value-type="float" office:value="-68.772845391588">
                <text:p>-68.772845391588</text:p>
              </table:table-cell>
              <table:table-cell office:value-type="float" office:value="-68.775409095229">
                <text:p>-68.775409095229</text:p>
              </table:table-cell>
              <table:table-cell office:value-type="float" office:value="-68.777935890241">
                <text:p>-68.777935890241</text:p>
              </table:table-cell>
              <table:table-cell office:value-type="float" office:value="-68.780426143199">
                <text:p>-68.780426143199</text:p>
              </table:table-cell>
              <table:table-cell office:value-type="float" office:value="-68.782880218442">
                <text:p>-68.782880218442</text:p>
              </table:table-cell>
              <table:table-cell office:value-type="float" office:value="-68.785298478057">
                <text:p>-68.785298478057</text:p>
              </table:table-cell>
              <table:table-cell office:value-type="float" office:value="-68.787681281879">
                <text:p>-68.787681281879</text:p>
              </table:table-cell>
              <table:table-cell office:value-type="float" office:value="-68.790028987476">
                <text:p>-68.790028987476</text:p>
              </table:table-cell>
              <table:table-cell office:value-type="float" office:value="-68.792341950148">
                <text:p>-68.792341950148</text:p>
              </table:table-cell>
              <table:table-cell office:value-type="float" office:value="-68.794620522917">
                <text:p>-68.794620522917</text:p>
              </table:table-cell>
              <table:table-cell office:value-type="float" office:value="-68.796865056525">
                <text:p>-68.796865056525</text:p>
              </table:table-cell>
              <table:table-cell office:value-type="float" office:value="-68.799075899424">
                <text:p>-68.799075899424</text:p>
              </table:table-cell>
              <table:table-cell office:value-type="float" office:value="-68.801253397777">
                <text:p>-68.801253397777</text:p>
              </table:table-cell>
              <table:table-cell office:value-type="float" office:value="-68.803397895451">
                <text:p>-68.803397895451</text:p>
              </table:table-cell>
              <table:table-cell office:value-type="float" office:value="-68.805509734014">
                <text:p>-68.805509734014</text:p>
              </table:table-cell>
              <table:table-cell office:value-type="float" office:value="-68.807589252733">
                <text:p>-68.807589252733</text:p>
              </table:table-cell>
              <table:table-cell office:value-type="float" office:value="-68.80963678857">
                <text:p>-68.80963678857</text:p>
              </table:table-cell>
              <table:table-cell office:value-type="float" office:value="-68.811652676181">
                <text:p>-68.811652676181</text:p>
              </table:table-cell>
              <table:table-cell office:value-type="float" office:value="-68.813637247916">
                <text:p>-68.813637247916</text:p>
              </table:table-cell>
              <table:table-cell office:value-type="float" office:value="-68.815590833816">
                <text:p>-68.815590833816</text:p>
              </table:table-cell>
              <table:table-cell office:value-type="float" office:value="-68.817513761614">
                <text:p>-68.817513761614</text:p>
              </table:table-cell>
              <table:table-cell office:value-type="float" office:value="-68.819406356732">
                <text:p>-68.819406356732</text:p>
              </table:table-cell>
              <table:table-cell office:value-type="float" office:value="-68.821268942288">
                <text:p>-68.821268942288</text:p>
              </table:table-cell>
              <table:table-cell office:value-type="float" office:value="-68.823101839087">
                <text:p>-68.823101839087</text:p>
              </table:table-cell>
              <table:table-cell office:value-type="float" office:value="-68.824905365632">
                <text:p>-68.824905365632</text:p>
              </table:table-cell>
              <table:table-cell office:value-type="float" office:value="-68.826679838118">
                <text:p>-68.826679838118</text:p>
              </table:table-cell>
              <table:table-cell office:value-type="float" office:value="-68.828425570439">
                <text:p>-68.828425570439</text:p>
              </table:table-cell>
              <table:table-cell office:value-type="float" office:value="-68.830142874188">
                <text:p>-68.830142874188</text:p>
              </table:table-cell>
              <table:table-cell office:value-type="float" office:value="-68.831832058659">
                <text:p>-68.831832058659</text:p>
              </table:table-cell>
              <table:table-cell office:value-type="float" office:value="-68.833493430851">
                <text:p>-68.833493430851</text:p>
              </table:table-cell>
              <table:table-cell office:value-type="float" office:value="-68.835127295473">
                <text:p>-68.835127295473</text:p>
              </table:table-cell>
              <table:table-cell office:value-type="float" office:value="-68.836733954944">
                <text:p>-68.836733954944</text:p>
              </table:table-cell>
              <table:table-cell office:value-type="float" office:value="-68.838313709401">
                <text:p>-68.838313709401</text:p>
              </table:table-cell>
              <table:table-cell office:value-type="float" office:value="-68.839866856698">
                <text:p>-68.839866856698</text:p>
              </table:table-cell>
              <table:table-cell office:value-type="float" office:value="-68.841393692418">
                <text:p>-68.841393692418</text:p>
              </table:table-cell>
              <table:table-cell office:value-type="float" office:value="-68.842894509869">
                <text:p>-68.842894509869</text:p>
              </table:table-cell>
              <table:table-cell office:value-type="float" office:value="-68.844369600098">
                <text:p>-68.844369600098</text:p>
              </table:table-cell>
              <table:table-cell office:value-type="float" office:value="-68.845819251888">
                <text:p>-68.845819251888</text:p>
              </table:table-cell>
              <table:table-cell office:value-type="float" office:value="-68.847243751773">
                <text:p>-68.847243751773</text:p>
              </table:table-cell>
              <table:table-cell office:value-type="float" office:value="-68.848643384033">
                <text:p>-68.848643384033</text:p>
              </table:table-cell>
              <table:table-cell office:value-type="float" office:value="-68.850018430709">
                <text:p>-68.850018430709</text:p>
              </table:table-cell>
              <table:table-cell office:value-type="float" office:value="-68.851369171607">
                <text:p>-68.851369171607</text:p>
              </table:table-cell>
              <table:table-cell office:value-type="float" office:value="-68.852695884302">
                <text:p>-68.852695884302</text:p>
              </table:table-cell>
              <table:table-cell office:value-type="float" office:value="-68.853998844146">
                <text:p>-68.853998844146</text:p>
              </table:table-cell>
              <table:table-cell office:value-type="float" office:value="-68.855278324279">
                <text:p>-68.855278324279</text:p>
              </table:table-cell>
              <table:table-cell office:value-type="float" office:value="-68.856534595629">
                <text:p>-68.856534595629</text:p>
              </table:table-cell>
              <table:table-cell office:value-type="float" office:value="-68.857767926926">
                <text:p>-68.857767926926</text:p>
              </table:table-cell>
              <table:table-cell office:value-type="float" office:value="-68.858978584706">
                <text:p>-68.858978584706</text:p>
              </table:table-cell>
              <table:table-cell office:value-type="float" office:value="-68.860166833322">
                <text:p>-68.860166833322</text:p>
              </table:table-cell>
              <table:table-cell office:value-type="float" office:value="-68.861332934945">
                <text:p>-68.861332934945</text:p>
              </table:table-cell>
              <table:table-cell office:value-type="float" office:value="-68.862477149582">
                <text:p>-68.862477149582</text:p>
              </table:table-cell>
              <table:table-cell office:value-type="float" office:value="-68.863599735077">
                <text:p>-68.863599735077</text:p>
              </table:table-cell>
              <table:table-cell office:value-type="float" office:value="-68.864700947123">
                <text:p>-68.864700947123</text:p>
              </table:table-cell>
              <table:table-cell office:value-type="float" office:value="-68.865781039267">
                <text:p>-68.865781039267</text:p>
              </table:table-cell>
              <table:table-cell office:value-type="float" office:value="-68.866840262924">
                <text:p>-68.866840262924</text:p>
              </table:table-cell>
              <table:table-cell office:value-type="float" office:value="-68.867878867381">
                <text:p>-68.867878867381</text:p>
              </table:table-cell>
              <table:table-cell office:value-type="float" office:value="-68.868897099811">
                <text:p>-68.868897099811</text:p>
              </table:table-cell>
              <table:table-cell office:value-type="float" office:value="-68.869895205278">
                <text:p>-68.869895205278</text:p>
              </table:table-cell>
              <table:table-cell office:value-type="float" office:value="-68.870873426746">
                <text:p>-68.870873426746</text:p>
              </table:table-cell>
              <table:table-cell office:value-type="float" office:value="-68.871832005093">
                <text:p>-68.871832005093</text:p>
              </table:table-cell>
              <table:table-cell office:value-type="float" office:value="-68.872771179117">
                <text:p>-68.872771179117</text:p>
              </table:table-cell>
              <table:table-cell office:value-type="float" office:value="-68.873691185546">
                <text:p>-68.873691185546</text:p>
              </table:table-cell>
              <table:table-cell office:value-type="float" office:value="-68.874592259048">
                <text:p>-68.874592259048</text:p>
              </table:table-cell>
              <table:table-cell office:value-type="float" office:value="-68.875474632241">
                <text:p>-68.875474632241</text:p>
              </table:table-cell>
              <table:table-cell office:value-type="float" office:value="-68.876338535705">
                <text:p>-68.876338535705</text:p>
              </table:table-cell>
              <table:table-cell office:value-type="float" office:value="-68.877184197988">
                <text:p>-68.877184197988</text:p>
              </table:table-cell>
              <table:table-cell office:value-type="float" office:value="-68.878011845618">
                <text:p>-68.878011845618</text:p>
              </table:table-cell>
              <table:table-cell office:value-type="float" office:value="-68.878821703116">
                <text:p>-68.878821703116</text:p>
              </table:table-cell>
              <table:table-cell office:value-type="float" office:value="-68.879613993001">
                <text:p>-68.879613993001</text:p>
              </table:table-cell>
              <table:table-cell office:value-type="float" office:value="-68.880388935806">
                <text:p>-68.880388935806</text:p>
              </table:table-cell>
              <table:table-cell office:value-type="float" office:value="-68.881146750082">
                <text:p>-68.881146750082</text:p>
              </table:table-cell>
              <table:table-cell office:value-type="float" office:value="-68.881887652416">
                <text:p>-68.881887652416</text:p>
              </table:table-cell>
              <table:table-cell office:value-type="float" office:value="-68.882611857435">
                <text:p>-68.882611857435</text:p>
              </table:table-cell>
              <table:table-cell office:value-type="float" office:value="-68.883319577821">
                <text:p>-68.883319577821</text:p>
              </table:table-cell>
              <table:table-cell office:value-type="float" office:value="-68.884011024319">
                <text:p>-68.884011024319</text:p>
              </table:table-cell>
              <table:table-cell office:value-type="float" office:value="-68.88468640575">
                <text:p>-68.88468640575</text:p>
              </table:table-cell>
              <table:table-cell office:value-type="float" office:value="-68.88534592902">
                <text:p>-68.88534592902</text:p>
              </table:table-cell>
              <table:table-cell office:value-type="float" office:value="-68.885989799131">
                <text:p>-68.885989799131</text:p>
              </table:table-cell>
              <table:table-cell office:value-type="float" office:value="-68.886618219192">
                <text:p>-68.886618219192</text:p>
              </table:table-cell>
              <table:table-cell office:value-type="float" office:value="-68.887231390433">
                <text:p>-68.887231390433</text:p>
              </table:table-cell>
              <table:table-cell office:value-type="float" office:value="-68.887829512211">
                <text:p>-68.887829512211</text:p>
              </table:table-cell>
              <table:table-cell office:value-type="float" office:value="-68.888412782022">
                <text:p>-68.888412782022</text:p>
              </table:table-cell>
              <table:table-cell office:value-type="float" office:value="-68.888981395518">
                <text:p>-68.888981395518</text:p>
              </table:table-cell>
              <table:table-cell office:value-type="float" office:value="-68.889535546508">
                <text:p>-68.889535546508</text:p>
              </table:table-cell>
              <table:table-cell office:value-type="float" office:value="-68.890075426979">
                <text:p>-68.890075426979</text:p>
              </table:table-cell>
              <table:table-cell office:value-type="float" office:value="-68.890601227099">
                <text:p>-68.890601227099</text:p>
              </table:table-cell>
              <table:table-cell office:value-type="float" office:value="-68.891113135235">
                <text:p>-68.891113135235</text:p>
              </table:table-cell>
              <table:table-cell office:value-type="float" office:value="-68.891611337957">
                <text:p>-68.891611337957</text:p>
              </table:table-cell>
              <table:table-cell office:value-type="float" office:value="-68.892096020057">
                <text:p>-68.892096020057</text:p>
              </table:table-cell>
              <table:table-cell office:value-type="float" office:value="-68.892567364554">
                <text:p>-68.892567364554</text:p>
              </table:table-cell>
              <table:table-cell office:value-type="float" office:value="-68.893025552708">
                <text:p>-68.893025552708</text:p>
              </table:table-cell>
              <table:table-cell office:value-type="float" office:value="-68.89347076403">
                <text:p>-68.89347076403</text:p>
              </table:table-cell>
              <table:table-cell office:value-type="float" office:value="-68.893903176296">
                <text:p>-68.893903176296</text:p>
              </table:table-cell>
              <table:table-cell office:value-type="float" office:value="-68.894322965552">
                <text:p>-68.894322965552</text:p>
              </table:table-cell>
              <table:table-cell office:value-type="float" office:value="-68.894730306134">
                <text:p>-68.894730306134</text:p>
              </table:table-cell>
              <table:table-cell office:value-type="float" office:value="-68.895125370671">
                <text:p>-68.895125370671</text:p>
              </table:table-cell>
              <table:table-cell office:value-type="float" office:value="-68.895508330101">
                <text:p>-68.895508330101</text:p>
              </table:table-cell>
              <table:table-cell office:value-type="float" office:value="-68.895879353682">
                <text:p>-68.895879353682</text:p>
              </table:table-cell>
              <table:table-cell office:value-type="float" office:value="-68.896238608999">
                <text:p>-68.896238608999</text:p>
              </table:table-cell>
              <table:table-cell office:value-type="float" office:value="-68.896586261983">
                <text:p>-68.896586261983</text:p>
              </table:table-cell>
              <table:table-cell office:value-type="float" office:value="-68.896922476912">
                <text:p>-68.896922476912</text:p>
              </table:table-cell>
              <table:table-cell office:value-type="float" office:value="-68.897247416433">
                <text:p>-68.897247416433</text:p>
              </table:table-cell>
              <table:table-cell office:value-type="float" office:value="-68.897561241564">
                <text:p>-68.897561241564</text:p>
              </table:table-cell>
              <table:table-cell office:value-type="float" office:value="-68.897864111712">
                <text:p>-68.897864111712</text:p>
              </table:table-cell>
              <table:table-cell office:value-type="float" office:value="-68.898156184679">
                <text:p>-68.898156184679</text:p>
              </table:table-cell>
              <table:table-cell office:value-type="float" office:value="-68.898437616676">
                <text:p>-68.898437616676</text:p>
              </table:table-cell>
              <table:table-cell office:value-type="float" office:value="-68.898708562334">
                <text:p>-68.898708562334</text:p>
              </table:table-cell>
              <table:table-cell office:value-type="float" office:value="-68.898969174714">
                <text:p>-68.898969174714</text:p>
              </table:table-cell>
              <table:table-cell office:value-type="float" office:value="-68.89921960532">
                <text:p>-68.89921960532</text:p>
              </table:table-cell>
              <table:table-cell office:value-type="float" office:value="-68.899460004106">
                <text:p>-68.899460004106</text:p>
              </table:table-cell>
              <table:table-cell office:value-type="float" office:value="-68.899690519492">
                <text:p>-68.899690519492</text:p>
              </table:table-cell>
              <table:table-cell office:value-type="float" office:value="-68.899911298372">
                <text:p>-68.899911298372</text:p>
              </table:table-cell>
              <table:table-cell office:value-type="float" office:value="-68.900122486126">
                <text:p>-68.900122486126</text:p>
              </table:table-cell>
              <table:table-cell office:value-type="float" office:value="-68.90032422663">
                <text:p>-68.90032422663</text:p>
              </table:table-cell>
              <table:table-cell office:value-type="float" office:value="-68.900516662269">
                <text:p>-68.900516662269</text:p>
              </table:table-cell>
              <table:table-cell office:value-type="float" office:value="-68.900699933946">
                <text:p>-68.900699933946</text:p>
              </table:table-cell>
              <table:table-cell office:value-type="float" office:value="-68.900874181092">
                <text:p>-68.900874181092</text:p>
              </table:table-cell>
              <table:table-cell office:value-type="float" office:value="-68.90103954168">
                <text:p>-68.90103954168</text:p>
              </table:table-cell>
              <table:table-cell office:value-type="float" office:value="-68.901196152233">
                <text:p>-68.901196152233</text:p>
              </table:table-cell>
              <table:table-cell office:value-type="float" office:value="-68.901344147837">
                <text:p>-68.901344147837</text:p>
              </table:table-cell>
              <table:table-cell office:value-type="float" office:value="-68.90148366215">
                <text:p>-68.90148366215</text:p>
              </table:table-cell>
              <table:table-cell office:value-type="float" office:value="-68.901614827412">
                <text:p>-68.901614827412</text:p>
              </table:table-cell>
              <table:table-cell office:value-type="float" office:value="-68.901737774461">
                <text:p>-68.901737774461</text:p>
              </table:table-cell>
              <table:table-cell office:value-type="float" office:value="-68.901852632734">
                <text:p>-68.901852632734</text:p>
              </table:table-cell>
              <table:table-cell office:value-type="float" office:value="-68.901959530289">
                <text:p>-68.901959530289</text:p>
              </table:table-cell>
              <table:table-cell office:value-type="float" office:value="-68.902058593806">
                <text:p>-68.902058593806</text:p>
              </table:table-cell>
              <table:table-cell office:value-type="float" office:value="-68.902149948603">
                <text:p>-68.902149948603</text:p>
              </table:table-cell>
              <table:table-cell office:value-type="float" office:value="-68.902233718644">
                <text:p>-68.902233718644</text:p>
              </table:table-cell>
              <table:table-cell office:value-type="float" office:value="-68.902310026552">
                <text:p>-68.902310026552</text:p>
              </table:table-cell>
              <table:table-cell office:value-type="float" office:value="-68.902378993615">
                <text:p>-68.902378993615</text:p>
              </table:table-cell>
              <table:table-cell office:value-type="float" office:value="-68.902440739803">
                <text:p>-68.902440739803</text:p>
              </table:table-cell>
              <table:table-cell office:value-type="float" office:value="-68.902495383771">
                <text:p>-68.902495383771</text:p>
              </table:table-cell>
              <table:table-cell office:value-type="float" office:value="-68.902543042875">
                <text:p>-68.902543042875</text:p>
              </table:table-cell>
              <table:table-cell office:value-type="float" office:value="-68.90258383318">
                <text:p>-68.90258383318</text:p>
              </table:table-cell>
              <table:table-cell office:value-type="float" office:value="-68.902617869468">
                <text:p>-68.902617869468</text:p>
              </table:table-cell>
              <table:table-cell office:value-type="float" office:value="-68.902645265254">
                <text:p>-68.902645265254</text:p>
              </table:table-cell>
              <table:table-cell office:value-type="float" office:value="-68.902666132791">
                <text:p>-68.902666132791</text:p>
              </table:table-cell>
              <table:table-cell office:value-type="float" office:value="-68.90268058308">
                <text:p>-68.90268058308</text:p>
              </table:table-cell>
              <table:table-cell office:value-type="float" office:value="-68.902688725884">
                <text:p>-68.902688725884</text:p>
              </table:table-cell>
              <table:table-cell office:value-type="float" office:value="-68.902690669735">
                <text:p>-68.902690669735</text:p>
              </table:table-cell>
              <table:table-cell office:value-type="float" office:value="-68.902686521946">
                <text:p>-68.902686521946</text:p>
              </table:table-cell>
              <table:table-cell office:value-type="float" office:value="-68.902676388617">
                <text:p>-68.902676388617</text:p>
              </table:table-cell>
              <table:table-cell office:value-type="float" office:value="-68.90266037465">
                <text:p>-68.90266037465</text:p>
              </table:table-cell>
              <table:table-cell office:value-type="float" office:value="-68.902638583755">
                <text:p>-68.902638583755</text:p>
              </table:table-cell>
              <table:table-cell office:value-type="float" office:value="-68.902611118461">
                <text:p>-68.902611118461</text:p>
              </table:table-cell>
              <table:table-cell office:value-type="float" office:value="-68.902578080126">
                <text:p>-68.902578080126</text:p>
              </table:table-cell>
              <table:table-cell office:value-type="float" office:value="-68.902539568948">
                <text:p>-68.902539568948</text:p>
              </table:table-cell>
              <table:table-cell office:value-type="float" office:value="-68.90249568397">
                <text:p>-68.90249568397</text:p>
              </table:table-cell>
              <table:table-cell office:value-type="float" office:value="-68.902446523097">
                <text:p>-68.902446523097</text:p>
              </table:table-cell>
              <table:table-cell office:value-type="float" office:value="-68.902392183096">
                <text:p>-68.902392183096</text:p>
              </table:table-cell>
              <table:table-cell office:value-type="float" office:value="-68.902332759616">
                <text:p>-68.902332759616</text:p>
              </table:table-cell>
              <table:table-cell office:value-type="float" office:value="-68.902268347188">
                <text:p>-68.902268347188</text:p>
              </table:table-cell>
              <table:table-cell office:value-type="float" office:value="-68.90219903924">
                <text:p>-68.90219903924</text:p>
              </table:table-cell>
              <table:table-cell office:value-type="float" office:value="-68.902124928107">
                <text:p>-68.902124928107</text:p>
              </table:table-cell>
              <table:table-cell office:value-type="float" office:value="-68.902046105036">
                <text:p>-68.902046105036</text:p>
              </table:table-cell>
              <table:table-cell office:value-type="float" office:value="-68.901962660196">
                <text:p>-68.901962660196</text:p>
              </table:table-cell>
              <table:table-cell office:value-type="float" office:value="-68.901874682693">
                <text:p>-68.901874682693</text:p>
              </table:table-cell>
              <table:table-cell office:value-type="float" office:value="-68.901782260571">
                <text:p>-68.901782260571</text:p>
              </table:table-cell>
              <table:table-cell office:value-type="float" office:value="-68.901685480826">
                <text:p>-68.901685480826</text:p>
              </table:table-cell>
              <table:table-cell office:value-type="float" office:value="-68.901584429415">
                <text:p>-68.901584429415</text:p>
              </table:table-cell>
              <table:table-cell office:value-type="float" office:value="-68.901479191262">
                <text:p>-68.901479191262</text:p>
              </table:table-cell>
              <table:table-cell office:value-type="float" office:value="-68.901369850272">
                <text:p>-68.901369850272</text:p>
              </table:table-cell>
              <table:table-cell office:value-type="float" office:value="-68.901256489333">
                <text:p>-68.901256489333</text:p>
              </table:table-cell>
              <table:table-cell office:value-type="float" office:value="-68.901139190331">
                <text:p>-68.901139190331</text:p>
              </table:table-cell>
              <table:table-cell office:value-type="float" office:value="-68.901018034156">
                <text:p>-68.901018034156</text:p>
              </table:table-cell>
              <table:table-cell office:value-type="float" office:value="-68.900893100711">
                <text:p>-68.900893100711</text:p>
              </table:table-cell>
              <table:table-cell office:value-type="float" office:value="-68.900764468922">
                <text:p>-68.900764468922</text:p>
              </table:table-cell>
              <table:table-cell office:value-type="float" office:value="-68.900632216743">
                <text:p>-68.900632216743</text:p>
              </table:table-cell>
              <table:table-cell office:value-type="float" office:value="-68.90049642117">
                <text:p>-68.90049642117</text:p>
              </table:table-cell>
              <table:table-cell office:value-type="float" office:value="-68.900357158244">
                <text:p>-68.900357158244</text:p>
              </table:table-cell>
              <table:table-cell office:value-type="float" office:value="-68.900214503065">
                <text:p>-68.900214503065</text:p>
              </table:table-cell>
              <table:table-cell office:value-type="float" office:value="-68.900068529795">
                <text:p>-68.900068529795</text:p>
              </table:table-cell>
              <table:table-cell office:value-type="float" office:value="-68.899919311671">
                <text:p>-68.899919311671</text:p>
              </table:table-cell>
              <table:table-cell office:value-type="float" office:value="-68.899766921011">
                <text:p>-68.899766921011</text:p>
              </table:table-cell>
              <table:table-cell office:value-type="float" office:value="-68.899611429221">
                <text:p>-68.899611429221</text:p>
              </table:table-cell>
              <table:table-cell office:value-type="float" office:value="-68.899452906808">
                <text:p>-68.899452906808</text:p>
              </table:table-cell>
              <table:table-cell office:value-type="float" office:value="-68.899291423382">
                <text:p>-68.899291423382</text:p>
              </table:table-cell>
              <table:table-cell office:value-type="float" office:value="-68.899127047668">
                <text:p>-68.899127047668</text:p>
              </table:table-cell>
              <table:table-cell office:value-type="float" office:value="-68.898959847516">
                <text:p>-68.898959847516</text:p>
              </table:table-cell>
              <table:table-cell office:value-type="float" office:value="-68.898789889903">
                <text:p>-68.898789889903</text:p>
              </table:table-cell>
              <table:table-cell office:value-type="float" office:value="-68.898617240945">
                <text:p>-68.898617240945</text:p>
              </table:table-cell>
            </table:table-row>
            <table:table-row>
              <table:table-cell office:value-type="string">
                <text:p>Threshold Voltage</text:p>
                <draw:g>
                  <svg:desc>agent0_NNMembraneVoltageTrace1377914484.A6:agent0_NNMembraneVoltageTrace1377914484.A6</svg:desc>
                </draw:g>
              </table:table-cell>
              <table:table-cell office:value-type="float" office:value="-55">
                <text:p>-55</text:p>
                <draw:g>
                  <svg:desc>agent0_NNMembraneVoltageTrace1377914484.B6:agent0_NNMembraneVoltageTrace1377914484.MM6</svg:desc>
                </draw:g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7bc65" draw:fill-color="#77bc65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ong_20_Dash" svg:stroke-width="0.08cm" svg:stroke-color="#cccccc" draw:fill-color="#ccccc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482cm" svg:y="3.715cm" style:legend-expansion="high" chart:style-name="ch2"/>
        <chart:plot-area chart:style-name="ch3" table:cell-range-address="agent0_NNMembraneVoltageTrace1377914484.A1:agent0_NNMembraneVoltageTrace1377914484.MM3" chart:data-source-has-labels="column" svg:x="1.314cm" svg:y="0.18cm" svg:width="7.848cm" svg:height="7.676cm">
          <chart:coordinate-region svg:x="2.077cm" svg:y="0.375cm" svg:width="7.085cm" svg:height="7.286cm"/>
          <chart:axis chart:dimension="x" chart:name="primary-x" chart:style-name="ch4">
            <chart:title svg:x="4.828cm" svg:y="8.037cm" chart:style-name="ch5">
              <text:p>Time</text:p>
            </chart:title>
          </chart:axis>
          <chart:axis chart:dimension="y" chart:name="primary-y" chart:style-name="ch6">
            <chart:title svg:x="0.451cm" svg:y="5.804cm" chart:style-name="ch7">
              <text:p>Membrane Voltage (mV)</text:p>
            </chart:title>
            <chart:grid chart:style-name="ch8" chart:class="major"/>
          </chart:axis>
          <chart:series chart:style-name="ch9" chart:values-cell-range-address="agent0_NNMembraneVoltageTrace1377914484.B1:agent0_NNMembraneVoltageTrace1377914484.MM1" chart:label-cell-address="agent0_NNMembraneVoltageTrace1377914484.A1:agent0_NNMembraneVoltageTrace1377914484.A1" chart:class="chart:line">
            <chart:data-point chart:repeated="350"/>
          </chart:series>
          <chart:series chart:style-name="ch10" chart:values-cell-range-address="agent0_NNMembraneVoltageTrace1377914484.B2:agent0_NNMembraneVoltageTrace1377914484.MM2" chart:label-cell-address="agent0_NNMembraneVoltageTrace1377914484.A2:agent0_NNMembraneVoltageTrace1377914484.A2" chart:class="chart:line">
            <chart:data-point chart:repeated="350"/>
          </chart:series>
          <chart:series chart:style-name="ch11" chart:values-cell-range-address="agent0_NNMembraneVoltageTrace1377914484.B3:agent0_NNMembraneVoltageTrace1377914484.MM3" chart:label-cell-address="agent0_NNMembraneVoltageTrace1377914484.A3:agent0_NNMembraneVoltageTrace1377914484.A3" chart:class="chart:line">
            <chart:data-point chart:repeated="3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</table:table-row>
          </table:table-header-rows>
          <table:table-rows>
            <table:table-row>
              <table:table-cell office:value-type="string">
                <text:p>Membrane Voltage (6.3 C)</text:p>
                <draw:g>
                  <svg:desc>agent0_NNMembraneVoltageTrace1377914484.A1:agent0_NNMembraneVoltageTrace1377914484.A1</svg:desc>
                </draw:g>
              </table:table-cell>
              <table:table-cell office:value-type="float" office:value="-66.329086030313">
                <text:p>-66.329086030313</text:p>
                <draw:g>
                  <svg:desc>agent0_NNMembraneVoltageTrace1377914484.B1:agent0_NNMembraneVoltageTrace1377914484.MM1</svg:desc>
                </draw:g>
              </table:table-cell>
              <table:table-cell office:value-type="float" office:value="-66.112290752029">
                <text:p>-66.112290752029</text:p>
              </table:table-cell>
              <table:table-cell office:value-type="float" office:value="-65.89791793541">
                <text:p>-65.89791793541</text:p>
              </table:table-cell>
              <table:table-cell office:value-type="float" office:value="-65.685849143309">
                <text:p>-65.685849143309</text:p>
              </table:table-cell>
              <table:table-cell office:value-type="float" office:value="-65.475973325801">
                <text:p>-65.475973325801</text:p>
              </table:table-cell>
              <table:table-cell office:value-type="float" office:value="-65.268185210439">
                <text:p>-65.268185210439</text:p>
              </table:table-cell>
              <table:table-cell office:value-type="float" office:value="-65.062384003892">
                <text:p>-65.062384003892</text:p>
              </table:table-cell>
              <table:table-cell office:value-type="float" office:value="-64.858472334107">
                <text:p>-64.858472334107</text:p>
              </table:table-cell>
              <table:table-cell office:value-type="float" office:value="-64.656355379101">
                <text:p>-64.656355379101</text:p>
              </table:table-cell>
              <table:table-cell office:value-type="float" office:value="-64.455940141176">
                <text:p>-64.455940141176</text:p>
              </table:table-cell>
              <table:table-cell office:value-type="float" office:value="-64.257134834713">
                <text:p>-64.257134834713</text:p>
              </table:table-cell>
              <table:table-cell office:value-type="float" office:value="-64.059848362793">
                <text:p>-64.059848362793</text:p>
              </table:table-cell>
              <table:table-cell office:value-type="float" office:value="-63.863989863214">
                <text:p>-63.863989863214</text:p>
              </table:table-cell>
              <table:table-cell office:value-type="float" office:value="-63.669468308494">
                <text:p>-63.669468308494</text:p>
              </table:table-cell>
              <table:table-cell office:value-type="float" office:value="-63.476192147557">
                <text:p>-63.476192147557</text:p>
              </table:table-cell>
              <table:table-cell office:value-type="float" office:value="-63.284068979098">
                <text:p>-63.284068979098</text:p>
              </table:table-cell>
              <table:table-cell office:value-type="float" office:value="-63.09300524847">
                <text:p>-63.09300524847</text:p>
              </table:table-cell>
              <table:table-cell office:value-type="float" office:value="-62.902905961268">
                <text:p>-62.902905961268</text:p>
              </table:table-cell>
              <table:table-cell office:value-type="float" office:value="-62.713674407845">
                <text:p>-62.713674407845</text:p>
              </table:table-cell>
              <table:table-cell office:value-type="float" office:value="-62.525211893785">
                <text:p>-62.525211893785</text:p>
              </table:table-cell>
              <table:table-cell office:value-type="float" office:value="-62.337417471964">
                <text:p>-62.337417471964</text:p>
              </table:table-cell>
              <table:table-cell office:value-type="float" office:value="-62.150187672215">
                <text:p>-62.150187672215</text:p>
              </table:table-cell>
              <table:table-cell office:value-type="float" office:value="-61.963416224971">
                <text:p>-61.963416224971</text:p>
              </table:table-cell>
              <table:table-cell office:value-type="float" office:value="-61.776993775395">
                <text:p>-61.776993775395</text:p>
              </table:table-cell>
              <table:table-cell office:value-type="float" office:value="-61.590807584644">
                <text:p>-61.590807584644</text:p>
              </table:table-cell>
              <table:table-cell office:value-type="float" office:value="-61.404741214906">
                <text:p>-61.404741214906</text:p>
              </table:table-cell>
              <table:table-cell office:value-type="float" office:value="-61.21867419481">
                <text:p>-61.21867419481</text:p>
              </table:table-cell>
              <table:table-cell office:value-type="float" office:value="-61.032481661669">
                <text:p>-61.032481661669</text:p>
              </table:table-cell>
              <table:table-cell office:value-type="float" office:value="-60.846033976839">
                <text:p>-60.846033976839</text:p>
              </table:table-cell>
              <table:table-cell office:value-type="float" office:value="-60.659196310212">
                <text:p>-60.659196310212</text:p>
              </table:table-cell>
              <table:table-cell office:value-type="float" office:value="-60.471828189552">
                <text:p>-60.471828189552</text:p>
              </table:table-cell>
              <table:table-cell office:value-type="float" office:value="-60.28378300995">
                <text:p>-60.28378300995</text:p>
              </table:table-cell>
              <table:table-cell office:value-type="float" office:value="-60.09490749825">
                <text:p>-60.09490749825</text:p>
              </table:table-cell>
              <table:table-cell office:value-type="float" office:value="-59.905041126682">
                <text:p>-59.905041126682</text:p>
              </table:table-cell>
              <table:table-cell office:value-type="float" office:value="-59.714015469315">
                <text:p>-59.714015469315</text:p>
              </table:table-cell>
              <table:table-cell office:value-type="float" office:value="-59.521653494137">
                <text:p>-59.521653494137</text:p>
              </table:table-cell>
              <table:table-cell office:value-type="float" office:value="-59.3277687827">
                <text:p>-59.3277687827</text:p>
              </table:table-cell>
              <table:table-cell office:value-type="float" office:value="-59.132164668188">
                <text:p>-59.132164668188</text:p>
              </table:table-cell>
              <table:table-cell office:value-type="float" office:value="-58.934633281557">
                <text:p>-58.934633281557</text:p>
              </table:table-cell>
              <table:table-cell office:value-type="float" office:value="-58.734954493972">
                <text:p>-58.734954493972</text:p>
              </table:table-cell>
              <table:table-cell office:value-type="float" office:value="-58.532894742115">
                <text:p>-58.532894742115</text:p>
              </table:table-cell>
              <table:table-cell office:value-type="float" office:value="-58.32820572097">
                <text:p>-58.32820572097</text:p>
              </table:table-cell>
              <table:table-cell office:value-type="float" office:value="-58.120622926482">
                <text:p>-58.120622926482</text:p>
              </table:table-cell>
              <table:table-cell office:value-type="float" office:value="-57.90986402778">
                <text:p>-57.90986402778</text:p>
              </table:table-cell>
              <table:table-cell office:value-type="float" office:value="-57.695627045585">
                <text:p>-57.695627045585</text:p>
              </table:table-cell>
              <table:table-cell office:value-type="float" office:value="-57.477588309741">
                <text:p>-57.477588309741</text:p>
              </table:table-cell>
              <table:table-cell office:value-type="float" office:value="-57.255400164506">
                <text:p>-57.255400164506</text:p>
              </table:table-cell>
              <table:table-cell office:value-type="float" office:value="-57.028688385127">
                <text:p>-57.028688385127</text:p>
              </table:table-cell>
              <table:table-cell office:value-type="float" office:value="-56.797049263199">
                <text:p>-56.797049263199</text:p>
              </table:table-cell>
              <table:table-cell office:value-type="float" office:value="-56.560046311094">
                <text:p>-56.560046311094</text:p>
              </table:table-cell>
              <table:table-cell office:value-type="float" office:value="-56.536511166515">
                <text:p>-56.536511166515</text:p>
              </table:table-cell>
              <table:table-cell office:value-type="float" office:value="-56.504245148639">
                <text:p>-56.504245148639</text:p>
              </table:table-cell>
              <table:table-cell office:value-type="float" office:value="-56.463509465411">
                <text:p>-56.463509465411</text:p>
              </table:table-cell>
              <table:table-cell office:value-type="float" office:value="-56.414544041406">
                <text:p>-56.414544041406</text:p>
              </table:table-cell>
              <table:table-cell office:value-type="float" office:value="-56.357563446337">
                <text:p>-56.357563446337</text:p>
              </table:table-cell>
              <table:table-cell office:value-type="float" office:value="-56.292753634295">
                <text:p>-56.292753634295</text:p>
              </table:table-cell>
              <table:table-cell office:value-type="float" office:value="-56.220269337618">
                <text:p>-56.220269337618</text:p>
              </table:table-cell>
              <table:table-cell office:value-type="float" office:value="-56.140231970781">
                <text:p>-56.140231970781</text:p>
              </table:table-cell>
              <table:table-cell office:value-type="float" office:value="-56.052727912321">
                <text:p>-56.052727912321</text:p>
              </table:table-cell>
              <table:table-cell office:value-type="float" office:value="-55.957807045479">
                <text:p>-55.957807045479</text:p>
              </table:table-cell>
              <table:table-cell office:value-type="float" office:value="-55.85548145008">
                <text:p>-55.85548145008</text:p>
              </table:table-cell>
              <table:table-cell office:value-type="float" office:value="-55.745724148723">
                <text:p>-55.745724148723</text:p>
              </table:table-cell>
              <table:table-cell office:value-type="float" office:value="-55.628467819181">
                <text:p>-55.628467819181</text:p>
              </table:table-cell>
              <table:table-cell office:value-type="float" office:value="-55.503603391847">
                <text:p>-55.503603391847</text:p>
              </table:table-cell>
              <table:table-cell office:value-type="float" office:value="-55.370978455933">
                <text:p>-55.370978455933</text:p>
              </table:table-cell>
              <table:table-cell office:value-type="float" office:value="-55.230395400846">
                <text:p>-55.230395400846</text:p>
              </table:table-cell>
              <table:table-cell office:value-type="float" office:value="-55.081609219608">
                <text:p>-55.081609219608</text:p>
              </table:table-cell>
              <table:table-cell office:value-type="float" office:value="-54.924324899332">
                <text:p>-54.924324899332</text:p>
              </table:table-cell>
              <table:table-cell office:value-type="float" office:value="-54.758194319351">
                <text:p>-54.758194319351</text:p>
              </table:table-cell>
              <table:table-cell office:value-type="float" office:value="-54.582812570561">
                <text:p>-54.582812570561</text:p>
              </table:table-cell>
              <table:table-cell office:value-type="float" office:value="-54.397713599465">
                <text:p>-54.397713599465</text:p>
              </table:table-cell>
              <table:table-cell office:value-type="float" office:value="-54.202365067081">
                <text:p>-54.202365067081</text:p>
              </table:table-cell>
              <table:table-cell office:value-type="float" office:value="-53.996162295555">
                <text:p>-53.996162295555</text:p>
              </table:table-cell>
              <table:table-cell office:value-type="float" office:value="-53.778421153645">
                <text:p>-53.778421153645</text:p>
              </table:table-cell>
              <table:table-cell office:value-type="float" office:value="-53.548369704994">
                <text:p>-53.548369704994</text:p>
              </table:table-cell>
              <table:table-cell office:value-type="float" office:value="-53.305138409483">
                <text:p>-53.305138409483</text:p>
              </table:table-cell>
              <table:table-cell office:value-type="float" office:value="-53.047748626266">
                <text:p>-53.047748626266</text:p>
              </table:table-cell>
              <table:table-cell office:value-type="float" office:value="-52.775099115664">
                <text:p>-52.775099115664</text:p>
              </table:table-cell>
              <table:table-cell office:value-type="float" office:value="-52.485950173471">
                <text:p>-52.485950173471</text:p>
              </table:table-cell>
              <table:table-cell office:value-type="float" office:value="-52.178904952483">
                <text:p>-52.178904952483</text:p>
              </table:table-cell>
              <table:table-cell office:value-type="float" office:value="-51.852387428327">
                <text:p>-51.852387428327</text:p>
              </table:table-cell>
              <table:table-cell office:value-type="float" office:value="-51.504616345071">
                <text:p>-51.504616345071</text:p>
              </table:table-cell>
              <table:table-cell office:value-type="float" office:value="-51.133574324425">
                <text:p>-51.133574324425</text:p>
              </table:table-cell>
              <table:table-cell office:value-type="float" office:value="-50.736971132587">
                <text:p>-50.736971132587</text:p>
              </table:table-cell>
              <table:table-cell office:value-type="float" office:value="-50.312199860861">
                <text:p>-50.312199860861</text:p>
              </table:table-cell>
              <table:table-cell office:value-type="float" office:value="-49.856284477089">
                <text:p>-49.856284477089</text:p>
              </table:table-cell>
              <table:table-cell office:value-type="float" office:value="-49.365816828495">
                <text:p>-49.365816828495</text:p>
              </table:table-cell>
              <table:table-cell office:value-type="float" office:value="-48.836880702054">
                <text:p>-48.836880702054</text:p>
              </table:table-cell>
              <table:table-cell office:value-type="float" office:value="-48.264959950804">
                <text:p>-48.264959950804</text:p>
              </table:table-cell>
              <table:table-cell office:value-type="float" office:value="-47.644826942653">
                <text:p>-47.644826942653</text:p>
              </table:table-cell>
              <table:table-cell office:value-type="float" office:value="-46.970406646224">
                <text:p>-46.970406646224</text:p>
              </table:table-cell>
              <table:table-cell office:value-type="float" office:value="-46.234610496482">
                <text:p>-46.234610496482</text:p>
              </table:table-cell>
              <table:table-cell office:value-type="float" office:value="-45.429132742699">
                <text:p>-45.429132742699</text:p>
              </table:table-cell>
              <table:table-cell office:value-type="float" office:value="-44.544200246576">
                <text:p>-44.544200246576</text:p>
              </table:table-cell>
              <table:table-cell office:value-type="float" office:value="-43.568264677948">
                <text:p>-43.568264677948</text:p>
              </table:table-cell>
              <table:table-cell office:value-type="float" office:value="-42.487623839642">
                <text:p>-42.487623839642</text:p>
              </table:table-cell>
              <table:table-cell office:value-type="float" office:value="-41.28595670063">
                <text:p>-41.28595670063</text:p>
              </table:table-cell>
              <table:table-cell office:value-type="float" office:value="-39.943755220144">
                <text:p>-39.943755220144</text:p>
              </table:table-cell>
              <table:table-cell office:value-type="float" office:value="-38.437636435907">
                <text:p>-38.437636435907</text:p>
              </table:table-cell>
              <table:table-cell office:value-type="float" office:value="-36.7395229949">
                <text:p>-36.7395229949</text:p>
              </table:table-cell>
              <table:table-cell office:value-type="float" office:value="-34.815693968929">
                <text:p>-34.815693968929</text:p>
              </table:table-cell>
              <table:table-cell office:value-type="float" office:value="-32.625739131256">
                <text:p>-32.625739131256</text:p>
              </table:table-cell>
              <table:table-cell office:value-type="float" office:value="-30.121514990722">
                <text:p>-30.121514990722</text:p>
              </table:table-cell>
              <table:table-cell office:value-type="float" office:value="-27.246329057614">
                <text:p>-27.246329057614</text:p>
              </table:table-cell>
              <table:table-cell office:value-type="float" office:value="-23.934820992932">
                <text:p>-23.934820992932</text:p>
              </table:table-cell>
              <table:table-cell office:value-type="float" office:value="-20.114444673083">
                <text:p>-20.114444673083</text:p>
              </table:table-cell>
              <table:table-cell office:value-type="float" office:value="-15.710172384111">
                <text:p>-15.710172384111</text:p>
              </table:table-cell>
              <table:table-cell office:value-type="float" office:value="-10.655027260465">
                <text:p>-10.655027260465</text:p>
              </table:table-cell>
              <table:table-cell office:value-type="float" office:value="-4.909864629847">
                <text:p>-4.909864629847</text:p>
              </table:table-cell>
              <table:table-cell office:value-type="float" office:value="1.504953166528">
                <text:p>1.504953166528</text:p>
              </table:table-cell>
              <table:table-cell office:value-type="float" office:value="8.468397747859">
                <text:p>8.468397747859</text:p>
              </table:table-cell>
              <table:table-cell office:value-type="float" office:value="15.722192024833">
                <text:p>15.722192024833</text:p>
              </table:table-cell>
              <table:table-cell office:value-type="float" office:value="22.867571801807">
                <text:p>22.867571801807</text:p>
              </table:table-cell>
              <table:table-cell office:value-type="float" office:value="29.426308438024">
                <text:p>29.426308438024</text:p>
              </table:table-cell>
              <table:table-cell office:value-type="float" office:value="34.966475527691">
                <text:p>34.966475527691</text:p>
              </table:table-cell>
              <table:table-cell office:value-type="float" office:value="39.237883039935">
                <text:p>39.237883039935</text:p>
              </table:table-cell>
              <table:table-cell office:value-type="float" office:value="42.235045979546">
                <text:p>42.235045979546</text:p>
              </table:table-cell>
              <table:table-cell office:value-type="float" office:value="44.151525046662">
                <text:p>44.151525046662</text:p>
              </table:table-cell>
              <table:table-cell office:value-type="float" office:value="45.268963225248">
                <text:p>45.268963225248</text:p>
              </table:table-cell>
              <table:table-cell office:value-type="float" office:value="45.855283964831">
                <text:p>45.855283964831</text:p>
              </table:table-cell>
              <table:table-cell office:value-type="float" office:value="46.113276010674">
                <text:p>46.113276010674</text:p>
              </table:table-cell>
              <table:table-cell office:value-type="float" office:value="46.174954635665">
                <text:p>46.174954635665</text:p>
              </table:table-cell>
              <table:table-cell office:value-type="float" office:value="46.118032907299">
                <text:p>46.118032907299</text:p>
              </table:table-cell>
              <table:table-cell office:value-type="float" office:value="45.985639406721">
                <text:p>45.985639406721</text:p>
              </table:table-cell>
              <table:table-cell office:value-type="float" office:value="45.801258830963">
                <text:p>45.801258830963</text:p>
              </table:table-cell>
              <table:table-cell office:value-type="float" office:value="45.577941700292">
                <text:p>45.577941700292</text:p>
              </table:table-cell>
              <table:table-cell office:value-type="float" office:value="45.323348822464">
                <text:p>45.323348822464</text:p>
              </table:table-cell>
              <table:table-cell office:value-type="float" office:value="45.042335265101">
                <text:p>45.042335265101</text:p>
              </table:table-cell>
              <table:table-cell office:value-type="float" office:value="44.738236833444">
                <text:p>44.738236833444</text:p>
              </table:table-cell>
              <table:table-cell office:value-type="float" office:value="44.413513572584">
                <text:p>44.413513572584</text:p>
              </table:table-cell>
              <table:table-cell office:value-type="float" office:value="44.070082536558">
                <text:p>44.070082536558</text:p>
              </table:table-cell>
              <table:table-cell office:value-type="float" office:value="43.70949951455">
                <text:p>43.70949951455</text:p>
              </table:table-cell>
              <table:table-cell office:value-type="float" office:value="43.333064954301">
                <text:p>43.333064954301</text:p>
              </table:table-cell>
              <table:table-cell office:value-type="float" office:value="42.941889840909">
                <text:p>42.941889840909</text:p>
              </table:table-cell>
              <table:table-cell office:value-type="float" office:value="42.536939089551">
                <text:p>42.536939089551</text:p>
              </table:table-cell>
              <table:table-cell office:value-type="float" office:value="42.119061520275">
                <text:p>42.119061520275</text:p>
              </table:table-cell>
              <table:table-cell office:value-type="float" office:value="41.6890113853">
                <text:p>41.6890113853</text:p>
              </table:table-cell>
              <table:table-cell office:value-type="float" office:value="41.247464339643">
                <text:p>41.247464339643</text:p>
              </table:table-cell>
              <table:table-cell office:value-type="float" office:value="40.795029626387">
                <text:p>40.795029626387</text:p>
              </table:table-cell>
              <table:table-cell office:value-type="float" office:value="40.332259608802">
                <text:p>40.332259608802</text:p>
              </table:table-cell>
              <table:table-cell office:value-type="float" office:value="39.859657397038">
                <text:p>39.859657397038</text:p>
              </table:table-cell>
              <table:table-cell office:value-type="float" office:value="39.377683075877">
                <text:p>39.377683075877</text:p>
              </table:table-cell>
              <table:table-cell office:value-type="float" office:value="38.88675888349">
                <text:p>38.88675888349</text:p>
              </table:table-cell>
              <table:table-cell office:value-type="float" office:value="38.38727358723">
                <text:p>38.38727358723</text:p>
              </table:table-cell>
              <table:table-cell office:value-type="float" office:value="37.879586232043">
                <text:p>37.879586232043</text:p>
              </table:table-cell>
              <table:table-cell office:value-type="float" office:value="37.364029388781">
                <text:p>37.364029388781</text:p>
              </table:table-cell>
              <table:table-cell office:value-type="float" office:value="36.840911996123">
                <text:p>36.840911996123</text:p>
              </table:table-cell>
              <table:table-cell office:value-type="float" office:value="36.310521866229">
                <text:p>36.310521866229</text:p>
              </table:table-cell>
              <table:table-cell office:value-type="float" office:value="35.77312790758">
                <text:p>35.77312790758</text:p>
              </table:table-cell>
              <table:table-cell office:value-type="float" office:value="35.228982106482">
                <text:p>35.228982106482</text:p>
              </table:table-cell>
              <table:table-cell office:value-type="float" office:value="34.678321300075">
                <text:p>34.678321300075</text:p>
              </table:table-cell>
              <table:table-cell office:value-type="float" office:value="34.121368767308">
                <text:p>34.121368767308</text:p>
              </table:table-cell>
              <table:table-cell office:value-type="float" office:value="33.558335659646">
                <text:p>33.558335659646</text:p>
              </table:table-cell>
              <table:table-cell office:value-type="float" office:value="32.989422289676">
                <text:p>32.989422289676</text:p>
              </table:table-cell>
              <table:table-cell office:value-type="float" office:value="32.414819293014">
                <text:p>32.414819293014</text:p>
              </table:table-cell>
              <table:table-cell office:value-type="float" office:value="31.834708676746">
                <text:p>31.834708676746</text:p>
              </table:table-cell>
              <table:table-cell office:value-type="float" office:value="31.249264765905">
                <text:p>31.249264765905</text:p>
              </table:table-cell>
              <table:table-cell office:value-type="float" office:value="30.658655058013">
                <text:p>30.658655058013</text:p>
              </table:table-cell>
              <table:table-cell office:value-type="float" office:value="30.063040994584">
                <text:p>30.063040994584</text:p>
              </table:table-cell>
              <table:table-cell office:value-type="float" office:value="29.462578657417">
                <text:p>29.462578657417</text:p>
              </table:table-cell>
              <table:table-cell office:value-type="float" office:value="28.85741939669">
                <text:p>28.85741939669</text:p>
              </table:table-cell>
              <table:table-cell office:value-type="float" office:value="28.247710397074">
                <text:p>28.247710397074</text:p>
              </table:table-cell>
              <table:table-cell office:value-type="float" office:value="27.633595187463">
                <text:p>27.633595187463</text:p>
              </table:table-cell>
              <table:table-cell office:value-type="float" office:value="27.015214099314">
                <text:p>27.015214099314</text:p>
              </table:table-cell>
              <table:table-cell office:value-type="float" office:value="26.3927046781">
                <text:p>26.3927046781</text:p>
              </table:table-cell>
              <table:table-cell office:value-type="float" office:value="25.76620205191">
                <text:p>25.76620205191</text:p>
              </table:table-cell>
              <table:table-cell office:value-type="float" office:value="25.135839260849">
                <text:p>25.135839260849</text:p>
              </table:table-cell>
              <table:table-cell office:value-type="float" office:value="24.501747550532">
                <text:p>24.501747550532</text:p>
              </table:table-cell>
              <table:table-cell office:value-type="float" office:value="23.864056632639">
                <text:p>23.864056632639</text:p>
              </table:table-cell>
              <table:table-cell office:value-type="float" office:value="23.222894915253">
                <text:p>23.222894915253</text:p>
              </table:table-cell>
              <table:table-cell office:value-type="float" office:value="22.578389705426">
                <text:p>22.578389705426</text:p>
              </table:table-cell>
              <table:table-cell office:value-type="float" office:value="21.930667386227">
                <text:p>21.930667386227</text:p>
              </table:table-cell>
              <table:table-cell office:value-type="float" office:value="21.27985357032">
                <text:p>21.27985357032</text:p>
              </table:table-cell>
              <table:table-cell office:value-type="float" office:value="20.626073231972">
                <text:p>20.626073231972</text:p>
              </table:table-cell>
              <table:table-cell office:value-type="float" office:value="19.969450819221">
                <text:p>19.969450819221</text:p>
              </table:table-cell>
              <table:table-cell office:value-type="float" office:value="19.310110347837">
                <text:p>19.310110347837</text:p>
              </table:table-cell>
              <table:table-cell office:value-type="float" office:value="18.648175478554">
                <text:p>18.648175478554</text:p>
              </table:table-cell>
              <table:table-cell office:value-type="float" office:value="17.983769579003">
                <text:p>17.983769579003</text:p>
              </table:table-cell>
              <table:table-cell office:value-type="float" office:value="17.31701577164">
                <text:p>17.31701577164</text:p>
              </table:table-cell>
              <table:table-cell office:value-type="float" office:value="16.648036968916">
                <text:p>16.648036968916</text:p>
              </table:table-cell>
              <table:table-cell office:value-type="float" office:value="15.976955896865">
                <text:p>15.976955896865</text:p>
              </table:table-cell>
              <table:table-cell office:value-type="float" office:value="15.303895108205">
                <text:p>15.303895108205</text:p>
              </table:table-cell>
              <table:table-cell office:value-type="float" office:value="14.628976986007">
                <text:p>14.628976986007</text:p>
              </table:table-cell>
              <table:table-cell office:value-type="float" office:value="13.952323738943">
                <text:p>13.952323738943</text:p>
              </table:table-cell>
              <table:table-cell office:value-type="float" office:value="13.274057389046">
                <text:p>13.274057389046</text:p>
              </table:table-cell>
              <table:table-cell office:value-type="float" office:value="12.594299752907">
                <text:p>12.594299752907</text:p>
              </table:table-cell>
              <table:table-cell office:value-type="float" office:value="11.913172417153">
                <text:p>11.913172417153</text:p>
              </table:table-cell>
              <table:table-cell office:value-type="float" office:value="11.230796709043">
                <text:p>11.230796709043</text:p>
              </table:table-cell>
              <table:table-cell office:value-type="float" office:value="10.547293662941">
                <text:p>10.547293662941</text:p>
              </table:table-cell>
              <table:table-cell office:value-type="float" office:value="9.862783983404">
                <text:p>9.862783983404</text:p>
              </table:table-cell>
              <table:table-cell office:value-type="float" office:value="9.17738800557">
                <text:p>9.17738800557</text:p>
              </table:table-cell>
              <table:table-cell office:value-type="float" office:value="8.491225653475">
                <text:p>8.491225653475</text:p>
              </table:table-cell>
              <table:table-cell office:value-type="float" office:value="7.8044163969">
                <text:p>7.8044163969</text:p>
              </table:table-cell>
              <table:table-cell office:value-type="float" office:value="7.11707920725">
                <text:p>7.11707920725</text:p>
              </table:table-cell>
              <table:table-cell office:value-type="float" office:value="6.429332512973">
                <text:p>6.429332512973</text:p>
              </table:table-cell>
              <table:table-cell office:value-type="float" office:value="5.741294154903">
                <text:p>5.741294154903</text:p>
              </table:table-cell>
              <table:table-cell office:value-type="float" office:value="5.053081341873">
                <text:p>5.053081341873</text:p>
              </table:table-cell>
              <table:table-cell office:value-type="float" office:value="4.36481060689">
                <text:p>4.36481060689</text:p>
              </table:table-cell>
              <table:table-cell office:value-type="float" office:value="3.676597764037">
                <text:p>3.676597764037</text:p>
              </table:table-cell>
              <table:table-cell office:value-type="float" office:value="2.988557866238">
                <text:p>2.988557866238</text:p>
              </table:table-cell>
              <table:table-cell office:value-type="float" office:value="2.300805163898">
                <text:p>2.300805163898</text:p>
              </table:table-cell>
              <table:table-cell office:value-type="float" office:value="1.613453064345">
                <text:p>1.613453064345</text:p>
              </table:table-cell>
              <table:table-cell office:value-type="float" office:value="0.926614091924">
                <text:p>0.926614091924</text:p>
              </table:table-cell>
              <table:table-cell office:value-type="float" office:value="0.240399848439">
                <text:p>0.240399848439</text:p>
              </table:table-cell>
              <table:table-cell office:value-type="float" office:value="-0.44507902641">
                <text:p>-0.44507902641</text:p>
              </table:table-cell>
              <table:table-cell office:value-type="float" office:value="-1.129712895107">
                <text:p>-1.129712895107</text:p>
              </table:table-cell>
              <table:table-cell office:value-type="float" office:value="-1.813393163538">
                <text:p>-1.813393163538</text:p>
              </table:table-cell>
              <table:table-cell office:value-type="float" office:value="-2.496012324069">
                <text:p>-2.496012324069</text:p>
              </table:table-cell>
              <table:table-cell office:value-type="float" office:value="-3.17746400135">
                <text:p>-3.17746400135</text:p>
              </table:table-cell>
              <table:table-cell office:value-type="float" office:value="-3.857643001838">
                <text:p>-3.857643001838</text:p>
              </table:table-cell>
              <table:table-cell office:value-type="float" office:value="-4.536445368124">
                <text:p>-4.536445368124</text:p>
              </table:table-cell>
              <table:table-cell office:value-type="float" office:value="-5.213768439318">
                <text:p>-5.213768439318</text:p>
              </table:table-cell>
              <table:table-cell office:value-type="float" office:value="-5.889510918812">
                <text:p>-5.889510918812</text:p>
              </table:table-cell>
              <table:table-cell office:value-type="float" office:value="-6.563572950885">
                <text:p>-6.563572950885</text:p>
              </table:table-cell>
              <table:table-cell office:value-type="float" office:value="-7.235856207701">
                <text:p>-7.235856207701</text:p>
              </table:table-cell>
              <table:table-cell office:value-type="float" office:value="-7.906263988334">
                <text:p>-7.906263988334</text:p>
              </table:table-cell>
              <table:table-cell office:value-type="float" office:value="-8.574701331527">
                <text:p>-8.574701331527</text:p>
              </table:table-cell>
              <table:table-cell office:value-type="float" office:value="-9.241075143949">
                <text:p>-9.241075143949</text:p>
              </table:table-cell>
              <table:table-cell office:value-type="float" office:value="-9.90529434574">
                <text:p>-9.90529434574</text:p>
              </table:table-cell>
              <table:table-cell office:value-type="float" office:value="-10.567270035129">
                <text:p>-10.567270035129</text:p>
              </table:table-cell>
              <table:table-cell office:value-type="float" office:value="-11.226915673904">
                <text:p>-11.226915673904</text:p>
              </table:table-cell>
              <table:table-cell office:value-type="float" office:value="-11.884147295426">
                <text:p>-11.884147295426</text:p>
              </table:table-cell>
              <table:table-cell office:value-type="float" office:value="-12.53888373682">
                <text:p>-12.53888373682</text:p>
              </table:table-cell>
              <table:table-cell office:value-type="float" office:value="-13.191046896804">
                <text:p>-13.191046896804</text:p>
              </table:table-cell>
              <table:table-cell office:value-type="float" office:value="-13.840562020487">
                <text:p>-13.840562020487</text:p>
              </table:table-cell>
              <table:table-cell office:value-type="float" office:value="-14.487358012214">
                <text:p>-14.487358012214</text:p>
              </table:table-cell>
              <table:table-cell office:value-type="float" office:value="-15.131367777304">
                <text:p>-15.131367777304</text:p>
              </table:table-cell>
              <table:table-cell office:value-type="float" office:value="-15.772528593247">
                <text:p>-15.772528593247</text:p>
              </table:table-cell>
              <table:table-cell office:value-type="float" office:value="-16.410782510537">
                <text:p>-16.410782510537</text:p>
              </table:table-cell>
              <table:table-cell office:value-type="float" office:value="-17.046076783024">
                <text:p>-17.046076783024</text:p>
              </table:table-cell>
              <table:table-cell office:value-type="float" office:value="-17.67836432721">
                <text:p>-17.67836432721</text:p>
              </table:table-cell>
              <table:table-cell office:value-type="float" office:value="-18.307604209525">
                <text:p>-18.307604209525</text:p>
              </table:table-cell>
              <table:table-cell office:value-type="float" office:value="-18.933762160157">
                <text:p>-18.933762160157</text:p>
              </table:table-cell>
              <table:table-cell office:value-type="float" office:value="-19.556811111595">
                <text:p>-19.556811111595</text:p>
              </table:table-cell>
              <table:table-cell office:value-type="float" office:value="-20.17673175956">
                <text:p>-20.17673175956</text:p>
              </table:table-cell>
              <table:table-cell office:value-type="float" office:value="-20.793513143587">
                <text:p>-20.793513143587</text:p>
              </table:table-cell>
              <table:table-cell office:value-type="float" office:value="-21.407153244105">
                <text:p>-21.407153244105</text:p>
              </table:table-cell>
              <table:table-cell office:value-type="float" office:value="-22.017659592475">
                <text:p>-22.017659592475</text:p>
              </table:table-cell>
              <table:table-cell office:value-type="float" office:value="-22.625049890089">
                <text:p>-22.625049890089</text:p>
              </table:table-cell>
              <table:table-cell office:value-type="float" office:value="-23.229352632372">
                <text:p>-23.229352632372</text:p>
              </table:table-cell>
              <table:table-cell office:value-type="float" office:value="-23.83060773325">
                <text:p>-23.83060773325</text:p>
              </table:table-cell>
              <table:table-cell office:value-type="float" office:value="-24.428867145487">
                <text:p>-24.428867145487</text:p>
              </table:table-cell>
              <table:table-cell office:value-type="float" office:value="-25.024195472155">
                <text:p>-25.024195472155</text:p>
              </table:table-cell>
              <table:table-cell office:value-type="float" office:value="-25.616670564437">
                <text:p>-25.616670564437</text:p>
              </table:table-cell>
              <table:table-cell office:value-type="float" office:value="-26.206384100947">
                <text:p>-26.206384100947</text:p>
              </table:table-cell>
              <table:table-cell office:value-type="float" office:value="-26.793442143747">
                <text:p>-26.793442143747</text:p>
              </table:table-cell>
              <table:table-cell office:value-type="float" office:value="-27.377965666332">
                <text:p>-27.377965666332</text:p>
              </table:table-cell>
              <table:table-cell office:value-type="float" office:value="-27.960091048841">
                <text:p>-27.960091048841</text:p>
              </table:table-cell>
              <table:table-cell office:value-type="float" office:value="-28.539970535869">
                <text:p>-28.539970535869</text:p>
              </table:table-cell>
              <table:table-cell office:value-type="float" office:value="-29.117772652196">
                <text:p>-29.117772652196</text:p>
              </table:table-cell>
              <table:table-cell office:value-type="float" office:value="-29.693682571729">
                <text:p>-29.693682571729</text:p>
              </table:table-cell>
              <table:table-cell office:value-type="float" office:value="-30.267902434767">
                <text:p>-30.267902434767</text:p>
              </table:table-cell>
              <table:table-cell office:value-type="float" office:value="-30.840651608455">
                <text:p>-30.840651608455</text:p>
              </table:table-cell>
              <table:table-cell office:value-type="float" office:value="-31.412166884792">
                <text:p>-31.412166884792</text:p>
              </table:table-cell>
              <table:table-cell office:value-type="float" office:value="-31.982702609982">
                <text:p>-31.982702609982</text:p>
              </table:table-cell>
              <table:table-cell office:value-type="float" office:value="-32.552530737986">
                <text:p>-32.552530737986</text:p>
              </table:table-cell>
              <table:table-cell office:value-type="float" office:value="-33.121940800027">
                <text:p>-33.121940800027</text:p>
              </table:table-cell>
              <table:table-cell office:value-type="float" office:value="-33.691239780344">
                <text:p>-33.691239780344</text:p>
              </table:table-cell>
              <table:table-cell office:value-type="float" office:value="-34.260751886714">
                <text:p>-34.260751886714</text:p>
              </table:table-cell>
              <table:table-cell office:value-type="float" office:value="-34.830818202112">
                <text:p>-34.830818202112</text:p>
              </table:table-cell>
              <table:table-cell office:value-type="float" office:value="-35.401796201349">
                <text:p>-35.401796201349</text:p>
              </table:table-cell>
              <table:table-cell office:value-type="float" office:value="-35.974059113554">
                <text:p>-35.974059113554</text:p>
              </table:table-cell>
              <table:table-cell office:value-type="float" office:value="-36.547995107997">
                <text:p>-36.547995107997</text:p>
              </table:table-cell>
              <table:table-cell office:value-type="float" office:value="-37.124006276935">
                <text:p>-37.124006276935</text:p>
              </table:table-cell>
              <table:table-cell office:value-type="float" office:value="-37.702507384882">
                <text:p>-37.702507384882</text:p>
              </table:table-cell>
              <table:table-cell office:value-type="float" office:value="-38.28392434912">
                <text:p>-38.28392434912</text:p>
              </table:table-cell>
              <table:table-cell office:value-type="float" office:value="-38.868692411247">
                <text:p>-38.868692411247</text:p>
              </table:table-cell>
              <table:table-cell office:value-type="float" office:value="-39.457253954358">
                <text:p>-39.457253954358</text:p>
              </table:table-cell>
              <table:table-cell office:value-type="float" office:value="-40.050055915136">
                <text:p>-40.050055915136</text:p>
              </table:table-cell>
              <table:table-cell office:value-type="float" office:value="-40.647546734859">
                <text:p>-40.647546734859</text:p>
              </table:table-cell>
              <table:table-cell office:value-type="float" office:value="-41.250172788462">
                <text:p>-41.250172788462</text:p>
              </table:table-cell>
              <table:table-cell office:value-type="float" office:value="-41.858374226616">
                <text:p>-41.858374226616</text:p>
              </table:table-cell>
              <table:table-cell office:value-type="float" office:value="-42.472580162779">
                <text:p>-42.472580162779</text:p>
              </table:table-cell>
              <table:table-cell office:value-type="float" office:value="-43.093203135965">
                <text:p>-43.093203135965</text:p>
              </table:table-cell>
              <table:table-cell office:value-type="float" office:value="-43.720632781269">
                <text:p>-43.720632781269</text:p>
              </table:table-cell>
              <table:table-cell office:value-type="float" office:value="-44.355228644913">
                <text:p>-44.355228644913</text:p>
              </table:table-cell>
              <table:table-cell office:value-type="float" office:value="-44.99731208978">
                <text:p>-44.99731208978</text:p>
              </table:table-cell>
              <table:table-cell office:value-type="float" office:value="-45.647157252387">
                <text:p>-45.647157252387</text:p>
              </table:table-cell>
              <table:table-cell office:value-type="float" office:value="-46.304981034251">
                <text:p>-46.304981034251</text:p>
              </table:table-cell>
              <table:table-cell office:value-type="float" office:value="-46.970932141298">
                <text:p>-46.970932141298</text:p>
              </table:table-cell>
              <table:table-cell office:value-type="float" office:value="-47.645079225532">
                <text:p>-47.645079225532</text:p>
              </table:table-cell>
              <table:table-cell office:value-type="float" office:value="-48.327398235231">
                <text:p>-48.327398235231</text:p>
              </table:table-cell>
              <table:table-cell office:value-type="float" office:value="-49.017759144077">
                <text:p>-49.017759144077</text:p>
              </table:table-cell>
              <table:table-cell office:value-type="float" office:value="-49.715912306476">
                <text:p>-49.715912306476</text:p>
              </table:table-cell>
              <table:table-cell office:value-type="float" office:value="-50.421474774956">
                <text:p>-50.421474774956</text:p>
              </table:table-cell>
              <table:table-cell office:value-type="float" office:value="-51.13391701405">
                <text:p>-51.13391701405</text:p>
              </table:table-cell>
              <table:table-cell office:value-type="float" office:value="-51.852550549486">
                <text:p>-51.852550549486</text:p>
              </table:table-cell>
              <table:table-cell office:value-type="float" office:value="-52.576517195742">
                <text:p>-52.576517195742</text:p>
              </table:table-cell>
              <table:table-cell office:value-type="float" office:value="-53.304780600363">
                <text:p>-53.304780600363</text:p>
              </table:table-cell>
              <table:table-cell office:value-type="float" office:value="-54.036120918598">
                <text:p>-54.036120918598</text:p>
              </table:table-cell>
              <table:table-cell office:value-type="float" office:value="-54.769133473142">
                <text:p>-54.769133473142</text:p>
              </table:table-cell>
              <table:table-cell office:value-type="float" office:value="-55.502232246033">
                <text:p>-55.502232246033</text:p>
              </table:table-cell>
              <table:table-cell office:value-type="float" office:value="-56.233658977535">
                <text:p>-56.233658977535</text:p>
              </table:table-cell>
              <table:table-cell office:value-type="float" office:value="-56.961498497124">
                <text:p>-56.961498497124</text:p>
              </table:table-cell>
              <table:table-cell office:value-type="float" office:value="-57.683700675989">
                <text:p>-57.683700675989</text:p>
              </table:table-cell>
              <table:table-cell office:value-type="float" office:value="-58.398109068288">
                <text:p>-58.398109068288</text:p>
              </table:table-cell>
              <table:table-cell office:value-type="float" office:value="-59.102495910194">
                <text:p>-59.102495910194</text:p>
              </table:table-cell>
              <table:table-cell office:value-type="float" office:value="-59.794602694494">
                <text:p>-59.794602694494</text:p>
              </table:table-cell>
              <table:table-cell office:value-type="float" office:value="-60.472185070408">
                <text:p>-60.472185070408</text:p>
              </table:table-cell>
              <table:table-cell office:value-type="float" office:value="-61.133060380326">
                <text:p>-61.133060380326</text:p>
              </table:table-cell>
              <table:table-cell office:value-type="float" office:value="-61.775155790091">
                <text:p>-61.775155790091</text:p>
              </table:table-cell>
              <table:table-cell office:value-type="float" office:value="-62.396554748721">
                <text:p>-62.396554748721</text:p>
              </table:table-cell>
              <table:table-cell office:value-type="float" office:value="-62.995539468049">
                <text:p>-62.995539468049</text:p>
              </table:table-cell>
              <table:table-cell office:value-type="float" office:value="-63.570627264828">
                <text:p>-63.570627264828</text:p>
              </table:table-cell>
              <table:table-cell office:value-type="float" office:value="-64.120598954837">
                <text:p>-64.120598954837</text:p>
              </table:table-cell>
              <table:table-cell office:value-type="float" office:value="-64.644518000836">
                <text:p>-64.644518000836</text:p>
              </table:table-cell>
              <table:table-cell office:value-type="float" office:value="-65.141739740817">
                <text:p>-65.141739740817</text:p>
              </table:table-cell>
              <table:table-cell office:value-type="float" office:value="-65.611910691066">
                <text:p>-65.611910691066</text:p>
              </table:table-cell>
              <table:table-cell office:value-type="float" office:value="-66.054958556853">
                <text:p>-66.054958556853</text:p>
              </table:table-cell>
              <table:table-cell office:value-type="float" office:value="-66.471074126044">
                <text:p>-66.471074126044</text:p>
              </table:table-cell>
              <table:table-cell office:value-type="float" office:value="-66.860686618994">
                <text:p>-66.860686618994</text:p>
              </table:table-cell>
              <table:table-cell office:value-type="float" office:value="-67.224434296017">
                <text:p>-67.224434296017</text:p>
              </table:table-cell>
              <table:table-cell office:value-type="float" office:value="-67.56313218038">
                <text:p>-67.56313218038</text:p>
              </table:table-cell>
              <table:table-cell office:value-type="float" office:value="-67.877738659846">
                <text:p>-67.877738659846</text:p>
              </table:table-cell>
              <table:table-cell office:value-type="float" office:value="-68.169322517667">
                <text:p>-68.169322517667</text:p>
              </table:table-cell>
              <table:table-cell office:value-type="float" office:value="-68.439031656085">
                <text:p>-68.439031656085</text:p>
              </table:table-cell>
              <table:table-cell office:value-type="float" office:value="-68.688064453111">
                <text:p>-68.688064453111</text:p>
              </table:table-cell>
              <table:table-cell office:value-type="float" office:value="-68.917644372554">
                <text:p>-68.917644372554</text:p>
              </table:table-cell>
              <table:table-cell office:value-type="float" office:value="-69.128998154941">
                <text:p>-69.128998154941</text:p>
              </table:table-cell>
              <table:table-cell office:value-type="float" office:value="-69.32333767041">
                <text:p>-69.32333767041</text:p>
              </table:table-cell>
              <table:table-cell office:value-type="float" office:value="-69.501845321987">
                <text:p>-69.501845321987</text:p>
              </table:table-cell>
              <table:table-cell office:value-type="float" office:value="-69.665662749589">
                <text:p>-69.665662749589</text:p>
              </table:table-cell>
              <table:table-cell office:value-type="float" office:value="-69.815882496934">
                <text:p>-69.815882496934</text:p>
              </table:table-cell>
              <table:table-cell office:value-type="float" office:value="-69.95354225778">
                <text:p>-69.95354225778</text:p>
              </table:table-cell>
              <table:table-cell office:value-type="float" office:value="-70.079621305384">
                <text:p>-70.079621305384</text:p>
              </table:table-cell>
              <table:table-cell office:value-type="float" office:value="-70.195038720923">
                <text:p>-70.195038720923</text:p>
              </table:table-cell>
              <table:table-cell office:value-type="float" office:value="-70.300653064744">
                <text:p>-70.300653064744</text:p>
              </table:table-cell>
              <table:table-cell office:value-type="float" office:value="-70.397263172022">
                <text:p>-70.397263172022</text:p>
              </table:table-cell>
              <table:table-cell office:value-type="float" office:value="-70.485609796435">
                <text:p>-70.485609796435</text:p>
              </table:table-cell>
              <table:table-cell office:value-type="float" office:value="-70.566377868073">
                <text:p>-70.566377868073</text:p>
              </table:table-cell>
              <table:table-cell office:value-type="float" office:value="-70.640199172384">
                <text:p>-70.640199172384</text:p>
              </table:table-cell>
              <table:table-cell office:value-type="float" office:value="-70.707655293936">
                <text:p>-70.707655293936</text:p>
              </table:table-cell>
              <table:table-cell office:value-type="float" office:value="-70.769280701448">
                <text:p>-70.769280701448</text:p>
              </table:table-cell>
              <table:table-cell office:value-type="float" office:value="-70.825565878478">
                <text:p>-70.825565878478</text:p>
              </table:table-cell>
              <table:table-cell office:value-type="float" office:value="-70.876960427684">
                <text:p>-70.876960427684</text:p>
              </table:table-cell>
              <table:table-cell office:value-type="float" office:value="-70.923876095856">
                <text:p>-70.923876095856</text:p>
              </table:table-cell>
              <table:table-cell office:value-type="float" office:value="-70.966689682475">
                <text:p>-70.966689682475</text:p>
              </table:table-cell>
              <table:table-cell office:value-type="float" office:value="-71.005745806944">
                <text:p>-71.005745806944</text:p>
              </table:table-cell>
              <table:table-cell office:value-type="float" office:value="-71.041359519251">
                <text:p>-71.041359519251</text:p>
              </table:table-cell>
              <table:table-cell office:value-type="float" office:value="-71.073818746184">
                <text:p>-71.073818746184</text:p>
              </table:table-cell>
              <table:table-cell office:value-type="float" office:value="-71.103386570801">
                <text:p>-71.103386570801</text:p>
              </table:table-cell>
              <table:table-cell office:value-type="float" office:value="-71.13030334687">
                <text:p>-71.13030334687</text:p>
              </table:table-cell>
              <table:table-cell office:value-type="float" office:value="-71.154788652928">
                <text:p>-71.154788652928</text:p>
              </table:table-cell>
              <table:table-cell office:value-type="float" office:value="-71.177043092572">
                <text:p>-71.177043092572</text:p>
              </table:table-cell>
              <table:table-cell office:value-type="float" office:value="-71.197249948881">
                <text:p>-71.197249948881</text:p>
              </table:table-cell>
              <table:table-cell office:value-type="float" office:value="-71.215576701612">
                <text:p>-71.215576701612</text:p>
              </table:table-cell>
              <table:table-cell office:value-type="float" office:value="-71.232176416173">
                <text:p>-71.232176416173</text:p>
              </table:table-cell>
              <table:table-cell office:value-type="float" office:value="-71.247189013413">
                <text:p>-71.247189013413</text:p>
              </table:table-cell>
              <table:table-cell office:value-type="float" office:value="-71.260742429151">
                <text:p>-71.260742429151</text:p>
              </table:table-cell>
              <table:table-cell office:value-type="float" office:value="-71.272953672017">
                <text:p>-71.272953672017</text:p>
              </table:table-cell>
            </table:table-row>
            <table:table-row>
              <table:table-cell office:value-type="string">
                <text:p>Membrane Voltage (16.3 C)</text:p>
                <draw:g>
                  <svg:desc>agent0_NNMembraneVoltageTrace1377914484.A2:agent0_NNMembraneVoltageTrace1377914484.A2</svg:desc>
                </draw:g>
              </table:table-cell>
              <table:table-cell office:value-type="float" office:value="-68.657597489801">
                <text:p>-68.657597489801</text:p>
                <draw:g>
                  <svg:desc>agent0_NNMembraneVoltageTrace1377914484.B2:agent0_NNMembraneVoltageTrace1377914484.MM2</svg:desc>
                </draw:g>
              </table:table-cell>
              <table:table-cell office:value-type="float" office:value="-68.439936507571">
                <text:p>-68.439936507571</text:p>
              </table:table-cell>
              <table:table-cell office:value-type="float" office:value="-68.224248974873">
                <text:p>-68.224248974873</text:p>
              </table:table-cell>
              <table:table-cell office:value-type="float" office:value="-68.010417974515">
                <text:p>-68.010417974515</text:p>
              </table:table-cell>
              <table:table-cell office:value-type="float" office:value="-67.798346576077">
                <text:p>-67.798346576077</text:p>
              </table:table-cell>
              <table:table-cell office:value-type="float" office:value="-67.587951090452">
                <text:p>-67.587951090452</text:p>
              </table:table-cell>
              <table:table-cell office:value-type="float" office:value="-67.379156678763">
                <text:p>-67.379156678763</text:p>
              </table:table-cell>
              <table:table-cell office:value-type="float" office:value="-67.171894387941">
                <text:p>-67.171894387941</text:p>
              </table:table-cell>
              <table:table-cell office:value-type="float" office:value="-66.966099084753">
                <text:p>-66.966099084753</text:p>
              </table:table-cell>
              <table:table-cell office:value-type="float" office:value="-66.761707974583">
                <text:p>-66.761707974583</text:p>
              </table:table-cell>
              <table:table-cell office:value-type="float" office:value="-66.558659511171">
                <text:p>-66.558659511171</text:p>
              </table:table-cell>
              <table:table-cell office:value-type="float" office:value="-66.35689257319">
                <text:p>-66.35689257319</text:p>
              </table:table-cell>
              <table:table-cell office:value-type="float" office:value="-66.156345825631">
                <text:p>-66.156345825631</text:p>
              </table:table-cell>
              <table:table-cell office:value-type="float" office:value="-65.956957210232">
                <text:p>-65.956957210232</text:p>
              </table:table-cell>
              <table:table-cell office:value-type="float" office:value="-65.758663526088">
                <text:p>-65.758663526088</text:p>
              </table:table-cell>
              <table:table-cell office:value-type="float" office:value="-65.561400072777">
                <text:p>-65.561400072777</text:p>
              </table:table-cell>
              <table:table-cell office:value-type="float" office:value="-65.365100335885">
                <text:p>-65.365100335885</text:p>
              </table:table-cell>
              <table:table-cell office:value-type="float" office:value="-65.169695699951">
                <text:p>-65.169695699951</text:p>
              </table:table-cell>
              <table:table-cell office:value-type="float" office:value="-64.975115177452">
                <text:p>-64.975115177452</text:p>
              </table:table-cell>
              <table:table-cell office:value-type="float" office:value="-64.781285144923">
                <text:p>-64.781285144923</text:p>
              </table:table-cell>
              <table:table-cell office:value-type="float" office:value="-64.588129079002">
                <text:p>-64.588129079002</text:p>
              </table:table-cell>
              <table:table-cell office:value-type="float" office:value="-64.395567286358">
                <text:p>-64.395567286358</text:p>
              </table:table-cell>
              <table:table-cell office:value-type="float" office:value="-64.203516622208">
                <text:p>-64.203516622208</text:p>
              </table:table-cell>
              <table:table-cell office:value-type="float" office:value="-64.011890192569">
                <text:p>-64.011890192569</text:p>
              </table:table-cell>
              <table:table-cell office:value-type="float" office:value="-63.820597035603">
                <text:p>-63.820597035603</text:p>
              </table:table-cell>
              <table:table-cell office:value-type="float" office:value="-63.62954177741">
                <text:p>-63.62954177741</text:p>
              </table:table-cell>
              <table:table-cell office:value-type="float" office:value="-63.438624257484">
                <text:p>-63.438624257484</text:p>
              </table:table-cell>
              <table:table-cell office:value-type="float" office:value="-63.247739118729">
                <text:p>-63.247739118729</text:p>
              </table:table-cell>
              <table:table-cell office:value-type="float" office:value="-63.056775356503">
                <text:p>-63.056775356503</text:p>
              </table:table-cell>
              <table:table-cell office:value-type="float" office:value="-62.865615820535">
                <text:p>-62.865615820535</text:p>
              </table:table-cell>
              <table:table-cell office:value-type="float" office:value="-62.674136662874">
                <text:p>-62.674136662874</text:p>
              </table:table-cell>
              <table:table-cell office:value-type="float" office:value="-62.482206724057">
                <text:p>-62.482206724057</text:p>
              </table:table-cell>
              <table:table-cell office:value-type="float" office:value="-62.289686848645">
                <text:p>-62.289686848645</text:p>
              </table:table-cell>
              <table:table-cell office:value-type="float" office:value="-62.096429119919">
                <text:p>-62.096429119919</text:p>
              </table:table-cell>
              <table:table-cell office:value-type="float" office:value="-61.902276002004">
                <text:p>-61.902276002004</text:p>
              </table:table-cell>
              <table:table-cell office:value-type="float" office:value="-61.707059375761">
                <text:p>-61.707059375761</text:p>
              </table:table-cell>
              <table:table-cell office:value-type="float" office:value="-61.510599452618">
                <text:p>-61.510599452618</text:p>
              </table:table-cell>
              <table:table-cell office:value-type="float" office:value="-61.312703547783">
                <text:p>-61.312703547783</text:p>
              </table:table-cell>
              <table:table-cell office:value-type="float" office:value="-61.113164691102">
                <text:p>-61.113164691102</text:p>
              </table:table-cell>
              <table:table-cell office:value-type="float" office:value="-60.911760049964">
                <text:p>-60.911760049964</text:p>
              </table:table-cell>
              <table:table-cell office:value-type="float" office:value="-60.708249133999">
                <text:p>-60.708249133999</text:p>
              </table:table-cell>
              <table:table-cell office:value-type="float" office:value="-60.502371745682">
                <text:p>-60.502371745682</text:p>
              </table:table-cell>
              <table:table-cell office:value-type="float" office:value="-60.293845634084">
                <text:p>-60.293845634084</text:p>
              </table:table-cell>
              <table:table-cell office:value-type="float" office:value="-60.082363800679">
                <text:p>-60.082363800679</text:p>
              </table:table-cell>
              <table:table-cell office:value-type="float" office:value="-59.867591395804">
                <text:p>-59.867591395804</text:p>
              </table:table-cell>
              <table:table-cell office:value-type="float" office:value="-59.649162131785">
                <text:p>-59.649162131785</text:p>
              </table:table-cell>
              <table:table-cell office:value-type="float" office:value="-59.426674123062">
                <text:p>-59.426674123062</text:p>
              </table:table-cell>
              <table:table-cell office:value-type="float" office:value="-59.199685044202">
                <text:p>-59.199685044202</text:p>
              </table:table-cell>
              <table:table-cell office:value-type="float" office:value="-58.967706472374">
                <text:p>-58.967706472374</text:p>
              </table:table-cell>
              <table:table-cell office:value-type="float" office:value="-58.730197250291">
                <text:p>-58.730197250291</text:p>
              </table:table-cell>
              <table:table-cell office:value-type="float" office:value="-58.70609317365">
                <text:p>-58.70609317365</text:p>
              </table:table-cell>
              <table:table-cell office:value-type="float" office:value="-58.674420599884">
                <text:p>-58.674420599884</text:p>
              </table:table-cell>
              <table:table-cell office:value-type="float" office:value="-58.636488666636">
                <text:p>-58.636488666636</text:p>
              </table:table-cell>
              <table:table-cell office:value-type="float" office:value="-58.593365224307">
                <text:p>-58.593365224307</text:p>
              </table:table-cell>
              <table:table-cell office:value-type="float" office:value="-58.5459069148">
                <text:p>-58.5459069148</text:p>
              </table:table-cell>
              <table:table-cell office:value-type="float" office:value="-58.494790907569">
                <text:p>-58.494790907569</text:p>
              </table:table-cell>
              <table:table-cell office:value-type="float" office:value="-58.440544864459">
                <text:p>-58.440544864459</text:p>
              </table:table-cell>
              <table:table-cell office:value-type="float" office:value="-58.383573540906">
                <text:p>-58.383573540906</text:p>
              </table:table-cell>
              <table:table-cell office:value-type="float" office:value="-58.324181501868">
                <text:p>-58.324181501868</text:p>
              </table:table-cell>
              <table:table-cell office:value-type="float" office:value="-58.262592012732">
                <text:p>-58.262592012732</text:p>
              </table:table-cell>
              <table:table-cell office:value-type="float" office:value="-58.198962449116">
                <text:p>-58.198962449116</text:p>
              </table:table-cell>
              <table:table-cell office:value-type="float" office:value="-58.13339667979">
                <text:p>-58.13339667979</text:p>
              </table:table-cell>
              <table:table-cell office:value-type="float" office:value="-58.065954892003">
                <text:p>-58.065954892003</text:p>
              </table:table-cell>
              <table:table-cell office:value-type="float" office:value="-57.996661295521">
                <text:p>-57.996661295521</text:p>
              </table:table-cell>
              <table:table-cell office:value-type="float" office:value="-57.925510087948">
                <text:p>-57.925510087948</text:p>
              </table:table-cell>
              <table:table-cell office:value-type="float" office:value="-57.852470004681">
                <text:p>-57.852470004681</text:p>
              </table:table-cell>
              <table:table-cell office:value-type="float" office:value="-57.777487719709">
                <text:p>-57.777487719709</text:p>
              </table:table-cell>
              <table:table-cell office:value-type="float" office:value="-57.700490312211">
                <text:p>-57.700490312211</text:p>
              </table:table-cell>
              <table:table-cell office:value-type="float" office:value="-57.621386969504">
                <text:p>-57.621386969504</text:p>
              </table:table-cell>
              <table:table-cell office:value-type="float" office:value="-57.540070059369">
                <text:p>-57.540070059369</text:p>
              </table:table-cell>
              <table:table-cell office:value-type="float" office:value="-57.456415673497">
                <text:p>-57.456415673497</text:p>
              </table:table-cell>
              <table:table-cell office:value-type="float" office:value="-57.370283717719">
                <text:p>-57.370283717719</text:p>
              </table:table-cell>
              <table:table-cell office:value-type="float" office:value="-57.28151760298">
                <text:p>-57.28151760298</text:p>
              </table:table-cell>
              <table:table-cell office:value-type="float" office:value="-57.189943572692">
                <text:p>-57.189943572692</text:p>
              </table:table-cell>
              <table:table-cell office:value-type="float" office:value="-57.095369686346">
                <text:p>-57.095369686346</text:p>
              </table:table-cell>
              <table:table-cell office:value-type="float" office:value="-56.99758446531">
                <text:p>-56.99758446531</text:p>
              </table:table-cell>
              <table:table-cell office:value-type="float" office:value="-56.896355193914">
                <text:p>-56.896355193914</text:p>
              </table:table-cell>
              <table:table-cell office:value-type="float" office:value="-56.791425856619">
                <text:p>-56.791425856619</text:p>
              </table:table-cell>
              <table:table-cell office:value-type="float" office:value="-56.682514679626">
                <text:p>-56.682514679626</text:p>
              </table:table-cell>
              <table:table-cell office:value-type="float" office:value="-56.569311232137">
                <text:p>-56.569311232137</text:p>
              </table:table-cell>
              <table:table-cell office:value-type="float" office:value="-56.451473028024">
                <text:p>-56.451473028024</text:p>
              </table:table-cell>
              <table:table-cell office:value-type="float" office:value="-56.328621552022">
                <text:p>-56.328621552022</text:p>
              </table:table-cell>
              <table:table-cell office:value-type="float" office:value="-56.200337615155">
                <text:p>-56.200337615155</text:p>
              </table:table-cell>
              <table:table-cell office:value-type="float" office:value="-56.066155920598">
                <text:p>-56.066155920598</text:p>
              </table:table-cell>
              <table:table-cell office:value-type="float" office:value="-55.92555869257">
                <text:p>-55.92555869257</text:p>
              </table:table-cell>
              <table:table-cell office:value-type="float" office:value="-55.777968185314">
                <text:p>-55.777968185314</text:p>
              </table:table-cell>
              <table:table-cell office:value-type="float" office:value="-55.622737844762">
                <text:p>-55.622737844762</text:p>
              </table:table-cell>
              <table:table-cell office:value-type="float" office:value="-55.459141839202">
                <text:p>-55.459141839202</text:p>
              </table:table-cell>
              <table:table-cell office:value-type="float" office:value="-55.286362603576">
                <text:p>-55.286362603576</text:p>
              </table:table-cell>
              <table:table-cell office:value-type="float" office:value="-55.103475949884">
                <text:p>-55.103475949884</text:p>
              </table:table-cell>
              <table:table-cell office:value-type="float" office:value="-54.909433176806">
                <text:p>-54.909433176806</text:p>
              </table:table-cell>
              <table:table-cell office:value-type="float" office:value="-54.703039455987">
                <text:p>-54.703039455987</text:p>
              </table:table-cell>
              <table:table-cell office:value-type="float" office:value="-54.482927567639">
                <text:p>-54.482927567639</text:p>
              </table:table-cell>
              <table:table-cell office:value-type="float" office:value="-54.24752578664">
                <text:p>-54.24752578664</text:p>
              </table:table-cell>
              <table:table-cell office:value-type="float" office:value="-53.99501835744">
                <text:p>-53.99501835744</text:p>
              </table:table-cell>
              <table:table-cell office:value-type="float" office:value="-53.723296506696">
                <text:p>-53.723296506696</text:p>
              </table:table-cell>
              <table:table-cell office:value-type="float" office:value="-53.429897276625">
                <text:p>-53.429897276625</text:p>
              </table:table-cell>
              <table:table-cell office:value-type="float" office:value="-53.111926547237">
                <text:p>-53.111926547237</text:p>
              </table:table-cell>
              <table:table-cell office:value-type="float" office:value="-52.765961346315">
                <text:p>-52.765961346315</text:p>
              </table:table-cell>
              <table:table-cell office:value-type="float" office:value="-52.387924766772">
                <text:p>-52.387924766772</text:p>
              </table:table-cell>
              <table:table-cell office:value-type="float" office:value="-51.972924290159">
                <text:p>-51.972924290159</text:p>
              </table:table-cell>
              <table:table-cell office:value-type="float" office:value="-51.515040704179">
                <text:p>-51.515040704179</text:p>
              </table:table-cell>
              <table:table-cell office:value-type="float" office:value="-51.007049571468">
                <text:p>-51.007049571468</text:p>
              </table:table-cell>
              <table:table-cell office:value-type="float" office:value="-50.440049545064">
                <text:p>-50.440049545064</text:p>
              </table:table-cell>
              <table:table-cell office:value-type="float" office:value="-49.802960479382">
                <text:p>-49.802960479382</text:p>
              </table:table-cell>
              <table:table-cell office:value-type="float" office:value="-49.081837310839">
                <text:p>-49.081837310839</text:p>
              </table:table-cell>
              <table:table-cell office:value-type="float" office:value="-48.258920069435">
                <text:p>-48.258920069435</text:p>
              </table:table-cell>
              <table:table-cell office:value-type="float" office:value="-47.311301518967">
                <text:p>-47.311301518967</text:p>
              </table:table-cell>
              <table:table-cell office:value-type="float" office:value="-46.209034945817">
                <text:p>-46.209034945817</text:p>
              </table:table-cell>
              <table:table-cell office:value-type="float" office:value="-44.912416007812">
                <text:p>-44.912416007812</text:p>
              </table:table-cell>
              <table:table-cell office:value-type="float" office:value="-43.368043389055">
                <text:p>-43.368043389055</text:p>
              </table:table-cell>
              <table:table-cell office:value-type="float" office:value="-41.503088420692">
                <text:p>-41.503088420692</text:p>
              </table:table-cell>
              <table:table-cell office:value-type="float" office:value="-39.217012501737">
                <text:p>-39.217012501737</text:p>
              </table:table-cell>
              <table:table-cell office:value-type="float" office:value="-36.369911440497">
                <text:p>-36.369911440497</text:p>
              </table:table-cell>
              <table:table-cell office:value-type="float" office:value="-32.767250292754">
                <text:p>-32.767250292754</text:p>
              </table:table-cell>
              <table:table-cell office:value-type="float" office:value="-28.143488925772">
                <text:p>-28.143488925772</text:p>
              </table:table-cell>
              <table:table-cell office:value-type="float" office:value="-22.155928226831">
                <text:p>-22.155928226831</text:p>
              </table:table-cell>
              <table:table-cell office:value-type="float" office:value="-14.423697376388">
                <text:p>-14.423697376388</text:p>
              </table:table-cell>
              <table:table-cell office:value-type="float" office:value="-4.694071266897">
                <text:p>-4.694071266897</text:p>
              </table:table-cell>
              <table:table-cell office:value-type="float" office:value="6.760709011372">
                <text:p>6.760709011372</text:p>
              </table:table-cell>
              <table:table-cell office:value-type="float" office:value="18.669903809847">
                <text:p>18.669903809847</text:p>
              </table:table-cell>
              <table:table-cell office:value-type="float" office:value="28.982919760524">
                <text:p>28.982919760524</text:p>
              </table:table-cell>
              <table:table-cell office:value-type="float" office:value="36.170276430442">
                <text:p>36.170276430442</text:p>
              </table:table-cell>
              <table:table-cell office:value-type="float" office:value="40.152519935366">
                <text:p>40.152519935366</text:p>
              </table:table-cell>
              <table:table-cell office:value-type="float" office:value="41.785200918383">
                <text:p>41.785200918383</text:p>
              </table:table-cell>
              <table:table-cell office:value-type="float" office:value="41.979227428201">
                <text:p>41.979227428201</text:p>
              </table:table-cell>
              <table:table-cell office:value-type="float" office:value="41.352215342814">
                <text:p>41.352215342814</text:p>
              </table:table-cell>
              <table:table-cell office:value-type="float" office:value="40.25519049746">
                <text:p>40.25519049746</text:p>
              </table:table-cell>
              <table:table-cell office:value-type="float" office:value="38.87624815542">
                <text:p>38.87624815542</text:p>
              </table:table-cell>
              <table:table-cell office:value-type="float" office:value="37.316505632455">
                <text:p>37.316505632455</text:p>
              </table:table-cell>
              <table:table-cell office:value-type="float" office:value="35.632401807514">
                <text:p>35.632401807514</text:p>
              </table:table-cell>
              <table:table-cell office:value-type="float" office:value="33.857257302483">
                <text:p>33.857257302483</text:p>
              </table:table-cell>
              <table:table-cell office:value-type="float" office:value="32.01206885581">
                <text:p>32.01206885581</text:p>
              </table:table-cell>
              <table:table-cell office:value-type="float" office:value="30.110998172618">
                <text:p>30.110998172618</text:p>
              </table:table-cell>
              <table:table-cell office:value-type="float" office:value="28.164253800605">
                <text:p>28.164253800605</text:p>
              </table:table-cell>
              <table:table-cell office:value-type="float" office:value="26.179664768168">
                <text:p>26.179664768168</text:p>
              </table:table-cell>
              <table:table-cell office:value-type="float" office:value="24.163575401092">
                <text:p>24.163575401092</text:p>
              </table:table-cell>
              <table:table-cell office:value-type="float" office:value="22.121373734264">
                <text:p>22.121373734264</text:p>
              </table:table-cell>
              <table:table-cell office:value-type="float" office:value="20.057813763918">
                <text:p>20.057813763918</text:p>
              </table:table-cell>
              <table:table-cell office:value-type="float" office:value="17.977216869775">
                <text:p>17.977216869775</text:p>
              </table:table-cell>
              <table:table-cell office:value-type="float" office:value="15.8835996859">
                <text:p>15.8835996859</text:p>
              </table:table-cell>
              <table:table-cell office:value-type="float" office:value="13.780755709913">
                <text:p>13.780755709913</text:p>
              </table:table-cell>
              <table:table-cell office:value-type="float" office:value="11.672307069201">
                <text:p>11.672307069201</text:p>
              </table:table-cell>
              <table:table-cell office:value-type="float" office:value="9.561736736224">
                <text:p>9.561736736224</text:p>
              </table:table-cell>
              <table:table-cell office:value-type="float" office:value="7.452407895789">
                <text:p>7.452407895789</text:p>
              </table:table-cell>
              <table:table-cell office:value-type="float" office:value="5.347574964594">
                <text:p>5.347574964594</text:p>
              </table:table-cell>
              <table:table-cell office:value-type="float" office:value="3.250389327901">
                <text:p>3.250389327901</text:p>
              </table:table-cell>
              <table:table-cell office:value-type="float" office:value="1.163901846671">
                <text:p>1.163901846671</text:p>
              </table:table-cell>
              <table:table-cell office:value-type="float" office:value="-0.908936592671">
                <text:p>-0.908936592671</text:p>
              </table:table-cell>
              <table:table-cell office:value-type="float" office:value="-2.965275872983">
                <text:p>-2.965275872983</text:p>
              </table:table-cell>
              <table:table-cell office:value-type="float" office:value="-5.002368765597">
                <text:p>-5.002368765597</text:p>
              </table:table-cell>
              <table:table-cell office:value-type="float" office:value="-7.017574898372">
                <text:p>-7.017574898372</text:p>
              </table:table-cell>
              <table:table-cell office:value-type="float" office:value="-9.00836758145">
                <text:p>-9.00836758145</text:p>
              </table:table-cell>
              <table:table-cell office:value-type="float" office:value="-10.972344885798">
                <text:p>-10.972344885798</text:p>
              </table:table-cell>
              <table:table-cell office:value-type="float" office:value="-12.907246597402">
                <text:p>-12.907246597402</text:p>
              </table:table-cell>
              <table:table-cell office:value-type="float" office:value="-14.810978664432">
                <text:p>-14.810978664432</text:p>
              </table:table-cell>
              <table:table-cell office:value-type="float" office:value="-16.681646441388">
                <text:p>-16.681646441388</text:p>
              </table:table-cell>
              <table:table-cell office:value-type="float" office:value="-18.517597360467">
                <text:p>-18.517597360467</text:p>
              </table:table-cell>
              <table:table-cell office:value-type="float" office:value="-20.317472623046">
                <text:p>-20.317472623046</text:p>
              </table:table-cell>
              <table:table-cell office:value-type="float" office:value="-22.080266173497">
                <text:p>-22.080266173497</text:p>
              </table:table-cell>
              <table:table-cell office:value-type="float" office:value="-23.805387748821">
                <text:p>-23.805387748821</text:p>
              </table:table-cell>
              <table:table-cell office:value-type="float" office:value="-25.492725416383">
                <text:p>-25.492725416383</text:p>
              </table:table-cell>
              <table:table-cell office:value-type="float" office:value="-27.142701970031">
                <text:p>-27.142701970031</text:p>
              </table:table-cell>
              <table:table-cell office:value-type="float" office:value="-28.756319062419">
                <text:p>-28.756319062419</text:p>
              </table:table-cell>
              <table:table-cell office:value-type="float" office:value="-30.335183108574">
                <text:p>-30.335183108574</text:p>
              </table:table-cell>
              <table:table-cell office:value-type="float" office:value="-31.881507750685">
                <text:p>-31.881507750685</text:p>
              </table:table-cell>
              <table:table-cell office:value-type="float" office:value="-33.398088828501">
                <text:p>-33.398088828501</text:p>
              </table:table-cell>
              <table:table-cell office:value-type="float" office:value="-34.88824906666">
                <text:p>-34.88824906666</text:p>
              </table:table-cell>
              <table:table-cell office:value-type="float" office:value="-36.35575078543">
                <text:p>-36.35575078543</text:p>
              </table:table-cell>
              <table:table-cell office:value-type="float" office:value="-37.804675679444">
                <text:p>-37.804675679444</text:p>
              </table:table-cell>
              <table:table-cell office:value-type="float" office:value="-39.239271079094">
                <text:p>-39.239271079094</text:p>
              </table:table-cell>
              <table:table-cell office:value-type="float" office:value="-40.663762315891">
                <text:p>-40.663762315891</text:p>
              </table:table-cell>
              <table:table-cell office:value-type="float" office:value="-42.082131282373">
                <text:p>-42.082131282373</text:p>
              </table:table-cell>
              <table:table-cell office:value-type="float" office:value="-43.4978626288">
                <text:p>-43.4978626288</text:p>
              </table:table-cell>
              <table:table-cell office:value-type="float" office:value="-44.913662013394">
                <text:p>-44.913662013394</text:p>
              </table:table-cell>
              <table:table-cell office:value-type="float" office:value="-46.331156134721">
                <text:p>-46.331156134721</text:p>
              </table:table-cell>
              <table:table-cell office:value-type="float" office:value="-47.750592344057">
                <text:p>-47.750592344057</text:p>
              </table:table-cell>
              <table:table-cell office:value-type="float" office:value="-49.170566166131">
                <text:p>-49.170566166131</text:p>
              </table:table-cell>
              <table:table-cell office:value-type="float" office:value="-50.587816494252">
                <text:p>-50.587816494252</text:p>
              </table:table-cell>
              <table:table-cell office:value-type="float" office:value="-51.997137291252">
                <text:p>-51.997137291252</text:p>
              </table:table-cell>
              <table:table-cell office:value-type="float" office:value="-53.391456337518">
                <text:p>-53.391456337518</text:p>
              </table:table-cell>
              <table:table-cell office:value-type="float" office:value="-54.762120312722">
                <text:p>-54.762120312722</text:p>
              </table:table-cell>
              <table:table-cell office:value-type="float" office:value="-56.099397550886">
                <text:p>-56.099397550886</text:p>
              </table:table-cell>
              <table:table-cell office:value-type="float" office:value="-57.393166781249">
                <text:p>-57.393166781249</text:p>
              </table:table-cell>
              <table:table-cell office:value-type="float" office:value="-58.633711585553">
                <text:p>-58.633711585553</text:p>
              </table:table-cell>
              <table:table-cell office:value-type="float" office:value="-59.812502564594">
                <text:p>-59.812502564594</text:p>
              </table:table-cell>
              <table:table-cell office:value-type="float" office:value="-60.922839361891">
                <text:p>-60.922839361891</text:p>
              </table:table-cell>
              <table:table-cell office:value-type="float" office:value="-61.960251132335">
                <text:p>-61.960251132335</text:p>
              </table:table-cell>
              <table:table-cell office:value-type="float" office:value="-62.922609993408">
                <text:p>-62.922609993408</text:p>
              </table:table-cell>
              <table:table-cell office:value-type="float" office:value="-63.809977383188">
                <text:p>-63.809977383188</text:p>
              </table:table-cell>
              <table:table-cell office:value-type="float" office:value="-64.624254832359">
                <text:p>-64.624254832359</text:p>
              </table:table-cell>
              <table:table-cell office:value-type="float" office:value="-65.368733723323">
                <text:p>-65.368733723323</text:p>
              </table:table-cell>
              <table:table-cell office:value-type="float" office:value="-66.047632469171">
                <text:p>-66.047632469171</text:p>
              </table:table-cell>
              <table:table-cell office:value-type="float" office:value="-66.665684465362">
                <text:p>-66.665684465362</text:p>
              </table:table-cell>
              <table:table-cell office:value-type="float" office:value="-67.227809679868">
                <text:p>-67.227809679868</text:p>
              </table:table-cell>
              <table:table-cell office:value-type="float" office:value="-67.738877075353">
                <text:p>-67.738877075353</text:p>
              </table:table-cell>
              <table:table-cell office:value-type="float" office:value="-68.203548641024">
                <text:p>-68.203548641024</text:p>
              </table:table-cell>
              <table:table-cell office:value-type="float" office:value="-68.626188362641">
                <text:p>-68.626188362641</text:p>
              </table:table-cell>
              <table:table-cell office:value-type="float" office:value="-69.010818358169">
                <text:p>-69.010818358169</text:p>
              </table:table-cell>
              <table:table-cell office:value-type="float" office:value="-69.361106724773">
                <text:p>-69.361106724773</text:p>
              </table:table-cell>
              <table:table-cell office:value-type="float" office:value="-69.68037516911">
                <text:p>-69.68037516911</text:p>
              </table:table-cell>
              <table:table-cell office:value-type="float" office:value="-69.971617944803">
                <text:p>-69.971617944803</text:p>
              </table:table-cell>
              <table:table-cell office:value-type="float" office:value="-70.237526446293">
                <text:p>-70.237526446293</text:p>
              </table:table-cell>
              <table:table-cell office:value-type="float" office:value="-70.480515893444">
                <text:p>-70.480515893444</text:p>
              </table:table-cell>
              <table:table-cell office:value-type="float" office:value="-70.702751977078">
                <text:p>-70.702751977078</text:p>
              </table:table-cell>
              <table:table-cell office:value-type="float" office:value="-70.906176275334">
                <text:p>-70.906176275334</text:p>
              </table:table-cell>
              <table:table-cell office:value-type="float" office:value="-71.092529841184">
                <text:p>-71.092529841184</text:p>
              </table:table-cell>
              <table:table-cell office:value-type="float" office:value="-71.263374718969">
                <text:p>-71.263374718969</text:p>
              </table:table-cell>
              <table:table-cell office:value-type="float" office:value="-71.420113355938">
                <text:p>-71.420113355938</text:p>
              </table:table-cell>
              <table:table-cell office:value-type="float" office:value="-71.564005989698">
                <text:p>-71.564005989698</text:p>
              </table:table-cell>
              <table:table-cell office:value-type="float" office:value="-71.696186150871">
                <text:p>-71.696186150871</text:p>
              </table:table-cell>
              <table:table-cell office:value-type="float" office:value="-71.817674445024">
                <text:p>-71.817674445024</text:p>
              </table:table-cell>
              <table:table-cell office:value-type="float" office:value="-71.929390783409">
                <text:p>-71.929390783409</text:p>
              </table:table-cell>
              <table:table-cell office:value-type="float" office:value="-72.032165226812">
                <text:p>-72.032165226812</text:p>
              </table:table-cell>
              <table:table-cell office:value-type="float" office:value="-72.126747596103">
                <text:p>-72.126747596103</text:p>
              </table:table-cell>
              <table:table-cell office:value-type="float" office:value="-72.213815989938">
                <text:p>-72.213815989938</text:p>
              </table:table-cell>
              <table:table-cell office:value-type="float" office:value="-72.293984336205">
                <text:p>-72.293984336205</text:p>
              </table:table-cell>
              <table:table-cell office:value-type="float" office:value="-72.367809090328">
                <text:p>-72.367809090328</text:p>
              </table:table-cell>
              <table:table-cell office:value-type="float" office:value="-72.435795180809">
                <text:p>-72.435795180809</text:p>
              </table:table-cell>
              <table:table-cell office:value-type="float" office:value="-72.498401290746">
                <text:p>-72.498401290746</text:p>
              </table:table-cell>
              <table:table-cell office:value-type="float" office:value="-72.556044553575">
                <text:p>-72.556044553575</text:p>
              </table:table-cell>
              <table:table-cell office:value-type="float" office:value="-72.609104731867">
                <text:p>-72.609104731867</text:p>
              </table:table-cell>
              <table:table-cell office:value-type="float" office:value="-72.657927939701">
                <text:p>-72.657927939701</text:p>
              </table:table-cell>
              <table:table-cell office:value-type="float" office:value="-72.702829961801">
                <text:p>-72.702829961801</text:p>
              </table:table-cell>
              <table:table-cell office:value-type="float" office:value="-72.744099216119">
                <text:p>-72.744099216119</text:p>
              </table:table-cell>
              <table:table-cell office:value-type="float" office:value="-72.781999400924">
                <text:p>-72.781999400924</text:p>
              </table:table-cell>
              <table:table-cell office:value-type="float" office:value="-72.816771862446">
                <text:p>-72.816771862446</text:p>
              </table:table-cell>
              <table:table-cell office:value-type="float" office:value="-72.848637714785">
                <text:p>-72.848637714785</text:p>
              </table:table-cell>
              <table:table-cell office:value-type="float" office:value="-72.877799739999">
                <text:p>-72.877799739999</text:p>
              </table:table-cell>
              <table:table-cell office:value-type="float" office:value="-72.904444092917">
                <text:p>-72.904444092917</text:p>
              </table:table-cell>
              <table:table-cell office:value-type="float" office:value="-72.928741832337">
                <text:p>-72.928741832337</text:p>
              </table:table-cell>
              <table:table-cell office:value-type="float" office:value="-72.950850297698">
                <text:p>-72.950850297698</text:p>
              </table:table-cell>
              <table:table-cell office:value-type="float" office:value="-72.97091434807">
                <text:p>-72.97091434807</text:p>
              </table:table-cell>
              <table:table-cell office:value-type="float" office:value="-72.989067478361">
                <text:p>-72.989067478361</text:p>
              </table:table-cell>
              <table:table-cell office:value-type="float" office:value="-73.005432825908">
                <text:p>-73.005432825908</text:p>
              </table:table-cell>
              <table:table-cell office:value-type="float" office:value="-73.020124079099">
                <text:p>-73.020124079099</text:p>
              </table:table-cell>
              <table:table-cell office:value-type="float" office:value="-73.033246298371">
                <text:p>-73.033246298371</text:p>
              </table:table-cell>
              <table:table-cell office:value-type="float" office:value="-73.044896658739">
                <text:p>-73.044896658739</text:p>
              </table:table-cell>
              <table:table-cell office:value-type="float" office:value="-73.055165121985">
                <text:p>-73.055165121985</text:p>
              </table:table-cell>
              <table:table-cell office:value-type="float" office:value="-73.064135045751">
                <text:p>-73.064135045751</text:p>
              </table:table-cell>
              <table:table-cell office:value-type="float" office:value="-73.071883735954">
                <text:p>-73.071883735954</text:p>
              </table:table-cell>
              <table:table-cell office:value-type="float" office:value="-73.078482948261">
                <text:p>-73.078482948261</text:p>
              </table:table-cell>
              <table:table-cell office:value-type="float" office:value="-73.083999343721">
                <text:p>-73.083999343721</text:p>
              </table:table-cell>
              <table:table-cell office:value-type="float" office:value="-73.088494903122">
                <text:p>-73.088494903122</text:p>
              </table:table-cell>
              <table:table-cell office:value-type="float" office:value="-73.092027304118">
                <text:p>-73.092027304118</text:p>
              </table:table-cell>
              <table:table-cell office:value-type="float" office:value="-73.094650264794">
                <text:p>-73.094650264794</text:p>
              </table:table-cell>
              <table:table-cell office:value-type="float" office:value="-73.096413856894">
                <text:p>-73.096413856894</text:p>
              </table:table-cell>
              <table:table-cell office:value-type="float" office:value="-73.097364791641">
                <text:p>-73.097364791641</text:p>
              </table:table-cell>
              <table:table-cell office:value-type="float" office:value="-73.097546680765">
                <text:p>-73.097546680765</text:p>
              </table:table-cell>
              <table:table-cell office:value-type="float" office:value="-73.097000275069">
                <text:p>-73.097000275069</text:p>
              </table:table-cell>
              <table:table-cell office:value-type="float" office:value="-73.095763682651">
                <text:p>-73.095763682651</text:p>
              </table:table-cell>
              <table:table-cell office:value-type="float" office:value="-73.093872568666">
                <text:p>-73.093872568666</text:p>
              </table:table-cell>
              <table:table-cell office:value-type="float" office:value="-73.091360338336">
                <text:p>-73.091360338336</text:p>
              </table:table-cell>
              <table:table-cell office:value-type="float" office:value="-73.088258304741">
                <text:p>-73.088258304741</text:p>
              </table:table-cell>
              <table:table-cell office:value-type="float" office:value="-73.084595842758">
                <text:p>-73.084595842758</text:p>
              </table:table-cell>
              <table:table-cell office:value-type="float" office:value="-73.080400530422">
                <text:p>-73.080400530422</text:p>
              </table:table-cell>
              <table:table-cell office:value-type="float" office:value="-73.075698278806">
                <text:p>-73.075698278806</text:p>
              </table:table-cell>
              <table:table-cell office:value-type="float" office:value="-73.070513451448">
                <text:p>-73.070513451448</text:p>
              </table:table-cell>
              <table:table-cell office:value-type="float" office:value="-73.064868974253">
                <text:p>-73.064868974253</text:p>
              </table:table-cell>
              <table:table-cell office:value-type="float" office:value="-73.058786436681">
                <text:p>-73.058786436681</text:p>
              </table:table-cell>
              <table:table-cell office:value-type="float" office:value="-73.052286184988">
                <text:p>-73.052286184988</text:p>
              </table:table-cell>
              <table:table-cell office:value-type="float" office:value="-73.045387408207">
                <text:p>-73.045387408207</text:p>
              </table:table-cell>
              <table:table-cell office:value-type="float" office:value="-73.038108217473">
                <text:p>-73.038108217473</text:p>
              </table:table-cell>
              <table:table-cell office:value-type="float" office:value="-73.030465719263">
                <text:p>-73.030465719263</text:p>
              </table:table-cell>
              <table:table-cell office:value-type="float" office:value="-73.022476083062">
                <text:p>-73.022476083062</text:p>
              </table:table-cell>
              <table:table-cell office:value-type="float" office:value="-73.014154603923">
                <text:p>-73.014154603923</text:p>
              </table:table-cell>
              <table:table-cell office:value-type="float" office:value="-73.005515760325">
                <text:p>-73.005515760325</text:p>
              </table:table-cell>
              <table:table-cell office:value-type="float" office:value="-72.996573267744">
                <text:p>-72.996573267744</text:p>
              </table:table-cell>
              <table:table-cell office:value-type="float" office:value="-72.987340128254">
                <text:p>-72.987340128254</text:p>
              </table:table-cell>
              <table:table-cell office:value-type="float" office:value="-72.977828676507">
                <text:p>-72.977828676507</text:p>
              </table:table-cell>
              <table:table-cell office:value-type="float" office:value="-72.968050622361">
                <text:p>-72.968050622361</text:p>
              </table:table-cell>
              <table:table-cell office:value-type="float" office:value="-72.958017090434">
                <text:p>-72.958017090434</text:p>
              </table:table-cell>
              <table:table-cell office:value-type="float" office:value="-72.947738656829">
                <text:p>-72.947738656829</text:p>
              </table:table-cell>
              <table:table-cell office:value-type="float" office:value="-72.937225383242">
                <text:p>-72.937225383242</text:p>
              </table:table-cell>
              <table:table-cell office:value-type="float" office:value="-72.926486848665">
                <text:p>-72.926486848665</text:p>
              </table:table-cell>
              <table:table-cell office:value-type="float" office:value="-72.915532178869">
                <text:p>-72.915532178869</text:p>
              </table:table-cell>
              <table:table-cell office:value-type="float" office:value="-72.904370073832">
                <text:p>-72.904370073832</text:p>
              </table:table-cell>
              <table:table-cell office:value-type="float" office:value="-72.893008833279">
                <text:p>-72.893008833279</text:p>
              </table:table-cell>
              <table:table-cell office:value-type="float" office:value="-72.881456380464">
                <text:p>-72.881456380464</text:p>
              </table:table-cell>
              <table:table-cell office:value-type="float" office:value="-72.86972028434">
                <text:p>-72.86972028434</text:p>
              </table:table-cell>
              <table:table-cell office:value-type="float" office:value="-72.857807780225">
                <text:p>-72.857807780225</text:p>
              </table:table-cell>
              <table:table-cell office:value-type="float" office:value="-72.845725789084">
                <text:p>-72.845725789084</text:p>
              </table:table-cell>
              <table:table-cell office:value-type="float" office:value="-72.833480935526">
                <text:p>-72.833480935526</text:p>
              </table:table-cell>
              <table:table-cell office:value-type="float" office:value="-72.821079564607">
                <text:p>-72.821079564607</text:p>
              </table:table-cell>
              <table:table-cell office:value-type="float" office:value="-72.808527757537">
                <text:p>-72.808527757537</text:p>
              </table:table-cell>
              <table:table-cell office:value-type="float" office:value="-72.795831346349">
                <text:p>-72.795831346349</text:p>
              </table:table-cell>
              <table:table-cell office:value-type="float" office:value="-72.782995927633">
                <text:p>-72.782995927633</text:p>
              </table:table-cell>
              <table:table-cell office:value-type="float" office:value="-72.77002687537">
                <text:p>-72.77002687537</text:p>
              </table:table-cell>
              <table:table-cell office:value-type="float" office:value="-72.756929352963">
                <text:p>-72.756929352963</text:p>
              </table:table-cell>
              <table:table-cell office:value-type="float" office:value="-72.743708324487">
                <text:p>-72.743708324487</text:p>
              </table:table-cell>
              <table:table-cell office:value-type="float" office:value="-72.730368565246">
                <text:p>-72.730368565246</text:p>
              </table:table-cell>
              <table:table-cell office:value-type="float" office:value="-72.716914671656">
                <text:p>-72.716914671656</text:p>
              </table:table-cell>
              <table:table-cell office:value-type="float" office:value="-72.703351070521">
                <text:p>-72.703351070521</text:p>
              </table:table-cell>
              <table:table-cell office:value-type="float" office:value="-72.689682027738">
                <text:p>-72.689682027738</text:p>
              </table:table-cell>
              <table:table-cell office:value-type="float" office:value="-72.675911656459">
                <text:p>-72.675911656459</text:p>
              </table:table-cell>
              <table:table-cell office:value-type="float" office:value="-72.662043924763">
                <text:p>-72.662043924763</text:p>
              </table:table-cell>
              <table:table-cell office:value-type="float" office:value="-72.648082662866">
                <text:p>-72.648082662866</text:p>
              </table:table-cell>
              <table:table-cell office:value-type="float" office:value="-72.634031569891">
                <text:p>-72.634031569891</text:p>
              </table:table-cell>
              <table:table-cell office:value-type="float" office:value="-72.619894220239">
                <text:p>-72.619894220239</text:p>
              </table:table-cell>
              <table:table-cell office:value-type="float" office:value="-72.605674069578">
                <text:p>-72.605674069578</text:p>
              </table:table-cell>
              <table:table-cell office:value-type="float" office:value="-72.591374460488">
                <text:p>-72.591374460488</text:p>
              </table:table-cell>
              <table:table-cell office:value-type="float" office:value="-72.576998627765">
                <text:p>-72.576998627765</text:p>
              </table:table-cell>
              <table:table-cell office:value-type="float" office:value="-72.562549703427">
                <text:p>-72.562549703427</text:p>
              </table:table-cell>
              <table:table-cell office:value-type="float" office:value="-72.548030721425">
                <text:p>-72.548030721425</text:p>
              </table:table-cell>
              <table:table-cell office:value-type="float" office:value="-72.533444622087">
                <text:p>-72.533444622087</text:p>
              </table:table-cell>
              <table:table-cell office:value-type="float" office:value="-72.518794256311">
                <text:p>-72.518794256311</text:p>
              </table:table-cell>
              <table:table-cell office:value-type="float" office:value="-72.504082389515">
                <text:p>-72.504082389515</text:p>
              </table:table-cell>
              <table:table-cell office:value-type="float" office:value="-72.489311705377">
                <text:p>-72.489311705377</text:p>
              </table:table-cell>
              <table:table-cell office:value-type="float" office:value="-72.474484809354">
                <text:p>-72.474484809354</text:p>
              </table:table-cell>
              <table:table-cell office:value-type="float" office:value="-72.459604232017">
                <text:p>-72.459604232017</text:p>
              </table:table-cell>
              <table:table-cell office:value-type="float" office:value="-72.444672432195">
                <text:p>-72.444672432195</text:p>
              </table:table-cell>
              <table:table-cell office:value-type="float" office:value="-72.429691799957">
                <text:p>-72.429691799957</text:p>
              </table:table-cell>
              <table:table-cell office:value-type="float" office:value="-72.414664659423">
                <text:p>-72.414664659423</text:p>
              </table:table-cell>
              <table:table-cell office:value-type="float" office:value="-72.399593271433">
                <text:p>-72.399593271433</text:p>
              </table:table-cell>
              <table:table-cell office:value-type="float" office:value="-72.384479836066">
                <text:p>-72.384479836066</text:p>
              </table:table-cell>
              <table:table-cell office:value-type="float" office:value="-72.369326495033">
                <text:p>-72.369326495033</text:p>
              </table:table-cell>
              <table:table-cell office:value-type="float" office:value="-72.35413533394">
                <text:p>-72.35413533394</text:p>
              </table:table-cell>
              <table:table-cell office:value-type="float" office:value="-72.338908384436">
                <text:p>-72.338908384436</text:p>
              </table:table-cell>
              <table:table-cell office:value-type="float" office:value="-72.323647626248">
                <text:p>-72.323647626248</text:p>
              </table:table-cell>
              <table:table-cell office:value-type="float" office:value="-72.308354989112">
                <text:p>-72.308354989112</text:p>
              </table:table-cell>
              <table:table-cell office:value-type="float" office:value="-72.29303235461">
                <text:p>-72.29303235461</text:p>
              </table:table-cell>
              <table:table-cell office:value-type="float" office:value="-72.277681557908">
                <text:p>-72.277681557908</text:p>
              </table:table-cell>
              <table:table-cell office:value-type="float" office:value="-72.262304389411">
                <text:p>-72.262304389411</text:p>
              </table:table-cell>
              <table:table-cell office:value-type="float" office:value="-72.246902596338">
                <text:p>-72.246902596338</text:p>
              </table:table-cell>
              <table:table-cell office:value-type="float" office:value="-72.231477884211">
                <text:p>-72.231477884211</text:p>
              </table:table-cell>
              <table:table-cell office:value-type="float" office:value="-72.216031918288">
                <text:p>-72.216031918288</text:p>
              </table:table-cell>
              <table:table-cell office:value-type="float" office:value="-72.200566324904">
                <text:p>-72.200566324904</text:p>
              </table:table-cell>
              <table:table-cell office:value-type="float" office:value="-72.185082692772">
                <text:p>-72.185082692772</text:p>
              </table:table-cell>
              <table:table-cell office:value-type="float" office:value="-72.169582574201">
                <text:p>-72.169582574201</text:p>
              </table:table-cell>
              <table:table-cell office:value-type="float" office:value="-72.154067486274">
                <text:p>-72.154067486274</text:p>
              </table:table-cell>
              <table:table-cell office:value-type="float" office:value="-72.138538911959">
                <text:p>-72.138538911959</text:p>
              </table:table-cell>
              <table:table-cell office:value-type="float" office:value="-72.122998301174">
                <text:p>-72.122998301174</text:p>
              </table:table-cell>
              <table:table-cell office:value-type="float" office:value="-72.107447071806">
                <text:p>-72.107447071806</text:p>
              </table:table-cell>
              <table:table-cell office:value-type="float" office:value="-72.091886610676">
                <text:p>-72.091886610676</text:p>
              </table:table-cell>
              <table:table-cell office:value-type="float" office:value="-72.07631827447">
                <text:p>-72.07631827447</text:p>
              </table:table-cell>
              <table:table-cell office:value-type="float" office:value="-72.06074339062">
                <text:p>-72.06074339062</text:p>
              </table:table-cell>
              <table:table-cell office:value-type="float" office:value="-72.045163258155">
                <text:p>-72.045163258155</text:p>
              </table:table-cell>
              <table:table-cell office:value-type="float" office:value="-72.029579148509">
                <text:p>-72.029579148509</text:p>
              </table:table-cell>
              <table:table-cell office:value-type="float" office:value="-72.013992306293">
                <text:p>-72.013992306293</text:p>
              </table:table-cell>
              <table:table-cell office:value-type="float" office:value="-71.998403950043">
                <text:p>-71.998403950043</text:p>
              </table:table-cell>
              <table:table-cell office:value-type="float" office:value="-71.982815272925">
                <text:p>-71.982815272925</text:p>
              </table:table-cell>
              <table:table-cell office:value-type="float" office:value="-71.967227443421">
                <text:p>-71.967227443421</text:p>
              </table:table-cell>
              <table:table-cell office:value-type="float" office:value="-71.95164160598">
                <text:p>-71.95164160598</text:p>
              </table:table-cell>
              <table:table-cell office:value-type="float" office:value="-71.936058881643">
                <text:p>-71.936058881643</text:p>
              </table:table-cell>
              <table:table-cell office:value-type="float" office:value="-71.920480368651">
                <text:p>-71.920480368651</text:p>
              </table:table-cell>
              <table:table-cell office:value-type="float" office:value="-71.904907143014">
                <text:p>-71.904907143014</text:p>
              </table:table-cell>
              <table:table-cell office:value-type="float" office:value="-71.889340259074">
                <text:p>-71.889340259074</text:p>
              </table:table-cell>
              <table:table-cell office:value-type="float" office:value="-71.873780750033">
                <text:p>-71.873780750033</text:p>
              </table:table-cell>
              <table:table-cell office:value-type="float" office:value="-71.858229628469">
                <text:p>-71.858229628469</text:p>
              </table:table-cell>
              <table:table-cell office:value-type="float" office:value="-71.842687886829">
                <text:p>-71.842687886829</text:p>
              </table:table-cell>
            </table:table-row>
            <table:table-row>
              <table:table-cell office:value-type="string">
                <text:p>Threshold Voltage</text:p>
                <draw:g>
                  <svg:desc>agent0_NNMembraneVoltageTrace1377914484.A3:agent0_NNMembraneVoltageTrace1377914484.A3</svg:desc>
                </draw:g>
              </table:table-cell>
              <table:table-cell office:value-type="float" office:value="-55">
                <text:p>-55</text:p>
                <draw:g>
                  <svg:desc>agent0_NNMembraneVoltageTrace1377914484.B3:agent0_NNMembraneVoltageTrace1377914484.MM3</svg:desc>
                </draw:g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</office:styles>
</office:document-styles>
</file>